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453in"/>
    </style:style>
    <style:style style:name="co3" style:family="table-column">
      <style:table-column-properties fo:break-before="auto" style:column-width="0.6138in"/>
    </style:style>
    <style:style style:name="co4" style:family="table-column">
      <style:table-column-properties fo:break-before="auto" style:column-width="0.5965in"/>
    </style:style>
    <style:style style:name="co5" style:family="table-column">
      <style:table-column-properties fo:break-before="auto" style:column-width="0.5783in"/>
    </style:style>
    <style:style style:name="co6" style:family="table-column">
      <style:table-column-properties fo:break-before="auto" style:column-width="0.5161in"/>
    </style:style>
    <style:style style:name="co7" style:family="table-column">
      <style:table-column-properties fo:break-before="auto" style:column-width="0.9091in"/>
    </style:style>
    <style:style style:name="co8" style:family="table-column">
      <style:table-column-properties fo:break-before="auto" style:column-width="1.5555in"/>
    </style:style>
    <style:style style:name="co9" style:family="table-column">
      <style:table-column-properties fo:break-before="auto" style:column-width="0.8646in"/>
    </style:style>
    <style:style style:name="co10" style:family="table-column">
      <style:table-column-properties fo:break-before="auto" style:column-width="1.0791in"/>
    </style:style>
    <style:style style:name="co11" style:family="table-column">
      <style:table-column-properties fo:break-before="auto" style:column-width="1.1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1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2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5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6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7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8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9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10" style:family="table-cell" style:parent-style-name="Pivot_20_Table_20_Value">
      <style:table-cell-properties fo:border-bottom="none" fo:border-left="0.99pt solid #000000" fo:border-right="none" fo:border-top="none"/>
    </style:style>
    <style:style style:name="ce11" style:family="table-cell" style:parent-style-name="Pivot_20_Table_20_Value">
      <style:table-cell-properties fo:border-bottom="0.99pt solid #000000" fo:border-left="0.99pt solid #000000" fo:border-right="none" fo:border-top="none"/>
    </style:style>
    <style:style style:name="ce12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13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14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15" style:family="table-cell" style:parent-style-name="Pivot_20_Table_20_Value">
      <style:table-cell-properties fo:border-bottom="none" fo:border-left="none" fo:border-right="none" fo:border-top="0.99pt solid #000000"/>
    </style:style>
    <style:style style:name="ce16" style:family="table-cell" style:parent-style-name="Pivot_20_Table_20_Value" style:data-style-name="N0"/>
    <style:style style:name="ce17" style:family="table-cell" style:parent-style-name="Pivot_20_Table_20_Value">
      <style:table-cell-properties fo:border-bottom="0.99pt solid #000000" fo:border-left="none" fo:border-right="none" fo:border-top="none"/>
    </style:style>
    <style:style style:name="ce18" style:family="table-cell" style:parent-style-name="Pivot_20_Table_20_Result" style:data-style-name="N0">
      <style:table-cell-properties fo:border-bottom="2.01pt solid #000000" fo:border-left="none" fo:border-right="none" fo:border-top="0.99pt solid #000000"/>
    </style:style>
    <style:style style:name="ce19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20" style:family="table-cell" style:parent-style-name="Pivot_20_Table_20_Value">
      <style:table-cell-properties fo:border-bottom="none" fo:border-left="none" fo:border-right="0.99pt solid #000000" fo:border-top="0.99pt solid #000000"/>
    </style:style>
    <style:style style:name="ce21" style:family="table-cell" style:parent-style-name="Pivot_20_Table_20_Value">
      <style:table-cell-properties fo:border-bottom="none" fo:border-left="none" fo:border-right="0.99pt solid #000000" fo:border-top="none"/>
    </style:style>
    <style:style style:name="ce22" style:family="table-cell" style:parent-style-name="Pivot_20_Table_20_Value" style:data-style-name="N0">
      <style:table-cell-properties fo:border-bottom="none" fo:border-left="none" fo:border-right="0.99pt solid #000000" fo:border-top="none"/>
    </style:style>
    <style:style style:name="ce23" style:family="table-cell" style:parent-style-name="Pivot_20_Table_20_Value">
      <style:table-cell-properties fo:border-bottom="0.99pt solid #000000" fo:border-left="none" fo:border-right="0.99pt solid #000000" fo:border-top="none"/>
    </style:style>
    <style:style style:name="ce24" style:family="table-cell" style:parent-style-name="Pivot_20_Table_20_Result" style:data-style-name="N0">
      <style:table-cell-properties fo:border-bottom="2.01pt solid #000000" fo:border-left="none" fo:border-right="0.99pt solid #000000" fo:border-top="0.99pt solid #000000"/>
    </style:style>
    <style:style style:name="ce25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26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27" style:family="table-cell" style:parent-style-name="Pivot_20_Table_20_Result" style:data-style-name="N0">
      <style:table-cell-properties fo:border-bottom="none" fo:border-left="0.99pt solid #000000" fo:border-right="2.01pt solid #000000" fo:border-top="0.99pt solid #000000"/>
    </style:style>
    <style:style style:name="ce28" style:family="table-cell" style:parent-style-name="Pivot_20_Table_20_Result" style:data-style-name="N0">
      <style:table-cell-properties fo:border-bottom="none" fo:border-left="0.99pt solid #000000" fo:border-right="2.01pt solid #000000" fo:border-top="none"/>
    </style:style>
    <style:style style:name="ce29" style:family="table-cell" style:parent-style-name="Pivot_20_Table_20_Result" style:data-style-name="N0">
      <style:table-cell-properties fo:border-bottom="0.99pt solid #000000" fo:border-left="0.99pt solid #000000" fo:border-right="2.01pt solid #000000" fo:border-top="none"/>
    </style:style>
    <style:style style:name="ce30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31" style:family="table-cell" style:parent-style-name="Pivot_20_Table_20_Value" style:data-style-name="N121">
      <style:table-cell-properties fo:border="none"/>
    </style:style>
    <style:style style:name="ce32" style:family="table-cell" style:parent-style-name="Pivot_20_Table_20_Value" style:data-style-name="N121">
      <style:table-cell-properties fo:border-bottom="none" fo:border-left="0.99pt solid #000000" fo:border-right="none" fo:border-top="none"/>
    </style:style>
    <style:style style:name="ce33" style:family="table-cell" style:parent-style-name="Pivot_20_Table_20_Value" style:data-style-name="N121">
      <style:table-cell-properties fo:border-bottom="0.99pt solid #000000" fo:border-left="0.99pt solid #000000" fo:border-right="none" fo:border-top="none"/>
    </style:style>
    <style:style style:name="ce34" style:family="table-cell" style:parent-style-name="Pivot_20_Table_20_Value" style:data-style-name="N121"/>
    <style:style style:name="ce35" style:family="table-cell" style:parent-style-name="Pivot_20_Table_20_Value" style:data-style-name="N121">
      <style:table-cell-properties fo:border-bottom="0.99pt solid #000000" fo:border-left="none" fo:border-right="none" fo:border-top="none"/>
    </style:style>
    <style:style style:name="ce36" style:family="table-cell" style:parent-style-name="Pivot_20_Table_20_Value" style:data-style-name="N121">
      <style:table-cell-properties fo:border-bottom="none" fo:border-left="none" fo:border-right="none" fo:border-top="0.99pt solid #000000"/>
    </style:style>
    <style:style style:name="ce37" style:family="table-cell" style:parent-style-name="Pivot_20_Table_20_Value" style:data-style-name="N121">
      <style:table-cell-properties fo:border-bottom="none" fo:border-left="none" fo:border-right="0.99pt solid #000000" fo:border-top="0.99pt solid #000000"/>
    </style:style>
    <style:style style:name="ce38" style:family="table-cell" style:parent-style-name="Pivot_20_Table_20_Value" style:data-style-name="N121">
      <style:table-cell-properties fo:border-bottom="none" fo:border-left="none" fo:border-right="0.99pt solid #000000" fo:border-top="none"/>
    </style:style>
    <style:style style:name="ce39" style:family="table-cell" style:parent-style-name="Pivot_20_Table_20_Value" style:data-style-name="N121">
      <style:table-cell-properties fo:border-bottom="0.99pt solid #000000" fo:border-left="none" fo:border-right="0.99pt solid #000000" fo:border-top="none"/>
    </style:style>
    <style:style style:name="ce40" style:family="table-cell" style:parent-style-name="Pivot_20_Table_20_Result" style:data-style-name="N3">
      <style:table-cell-properties fo:border-bottom="none" fo:border-left="0.06pt solid #000000" fo:border-right="2.01pt solid #000000" fo:border-top="0.99pt solid #000000"/>
    </style:style>
    <style:style style:name="ce41" style:family="table-cell" style:parent-style-name="Pivot_20_Table_20_Result" style:data-style-name="N3">
      <style:table-cell-properties fo:border-bottom="2.01pt solid #000000" fo:border-left="none" fo:border-right="0.99pt solid #000000" fo:border-top="0.99pt solid #000000"/>
    </style:style>
    <style:style style:name="ce42" style:family="table-cell" style:parent-style-name="Default" style:data-style-name="N60"/>
    <style:style style:name="ce43" style:family="table-cell" style:parent-style-name="Default">
      <style:text-properties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DATA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EMPTY</text:p>
          </table:table-cell>
          <table:table-cell office:value-type="string" calcext:value-type="string">
            <text:p>MOBILITY</text:p>
          </table:table-cell>
          <table:table-cell office:value-type="string" calcext:value-type="string">
            <text:p>FREQUENCY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float" office:value="100000" calcext:value-type="float">
            <text:p>10000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float" office:value="33574" calcext:value-type="float">
            <text:p>3357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float" office:value="66426" calcext:value-type="float">
            <text:p>6642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8413" calcext:value-type="float">
            <text:p>841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office:value-type="float" office:value="19940" calcext:value-type="float">
            <text:p>1994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office:value-type="float" office:value="20195" calcext:value-type="float">
            <text:p>2019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float" office:value="29915" calcext:value-type="float">
            <text:p>2991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21537" calcext:value-type="float">
            <text:p>2153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2778" calcext:value-type="float">
            <text:p>277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float" office:value="11744" calcext:value-type="float">
            <text:p>1174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float" office:value="30485" calcext:value-type="float">
            <text:p>3048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24347" calcext:value-type="float">
            <text:p>2434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20860" calcext:value-type="float">
            <text:p>2086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373" calcext:value-type="float">
            <text:p>137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8413" calcext:value-type="float">
            <text:p>841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7734" calcext:value-type="float">
            <text:p>773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float" office:value="10108" calcext:value-type="float">
            <text:p>1010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19173" calcext:value-type="float">
            <text:p>1917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float" office:value="26613" calcext:value-type="float">
            <text:p>2661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office:value-type="float" office:value="22508" calcext:value-type="float">
            <text:p>2250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0433" calcext:value-type="float">
            <text:p>1043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 office:value-type="float" office:value="1984" calcext:value-type="float">
            <text:p>198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1403" calcext:value-type="float">
            <text:p>140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office:value-type="float" office:value="5802" calcext:value-type="float">
            <text:p>580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float" office:value="14976" calcext:value-type="float">
            <text:p>1497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23264" calcext:value-type="float">
            <text:p>2326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23342" calcext:value-type="float">
            <text:p>2334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8" calcext:value-type="float">
            <text:p>8</text:p>
          </table:table-cell>
          <table:table-cell office:value-type="float" office:value="14135" calcext:value-type="float">
            <text:p>1413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2633" calcext:value-type="float">
            <text:p>1263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 office:value-type="float" office:value="2798" calcext:value-type="float">
            <text:p>279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008" calcext:value-type="float">
            <text:p>100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690" calcext:value-type="float">
            <text:p>269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office:value-type="float" office:value="6016" calcext:value-type="float">
            <text:p>601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13030" calcext:value-type="float">
            <text:p>1303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7534" calcext:value-type="float">
            <text:p>1753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  <table:table-cell office:value-type="float" office:value="22830" calcext:value-type="float">
            <text:p>2283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office:value-type="float" office:value="17648" calcext:value-type="float">
            <text:p>1764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9" calcext:value-type="float">
            <text:p>9</text:p>
          </table:table-cell>
          <table:table-cell office:value-type="float" office:value="11318" calcext:value-type="float">
            <text:p>1131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office:value-type="float" office:value="5849" calcext:value-type="float">
            <text:p>584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1" calcext:value-type="float">
            <text:p>11</text:p>
          </table:table-cell>
          <table:table-cell office:value-type="float" office:value="1916" calcext:value-type="float">
            <text:p>191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float" office:value="1090" calcext:value-type="float">
            <text:p>109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3544" calcext:value-type="float">
            <text:p>354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office:value-type="float" office:value="8267" calcext:value-type="float">
            <text:p>826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office:value-type="float" office:value="17104" calcext:value-type="float">
            <text:p>1710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7" calcext:value-type="float">
            <text:p>7</text:p>
          </table:table-cell>
          <table:table-cell office:value-type="float" office:value="20268" calcext:value-type="float">
            <text:p>2026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8327" calcext:value-type="float">
            <text:p>1832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14109" calcext:value-type="float">
            <text:p>1410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office:value-type="float" office:value="9815" calcext:value-type="float">
            <text:p>981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4617" calcext:value-type="float">
            <text:p>461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office:value-type="float" office:value="1780" calcext:value-type="float">
            <text:p>178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3" calcext:value-type="float">
            <text:p>13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4" calcext:value-type="float">
            <text:p>14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float" office:value="1408" calcext:value-type="float">
            <text:p>140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office:value-type="float" office:value="3442" calcext:value-type="float">
            <text:p>344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7292" calcext:value-type="float">
            <text:p>72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office:value-type="float" office:value="12913" calcext:value-type="float">
            <text:p>1291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office:value-type="float" office:value="17710" calcext:value-type="float">
            <text:p>1771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8" calcext:value-type="float">
            <text:p>8</text:p>
          </table:table-cell>
          <table:table-cell office:value-type="float" office:value="18550" calcext:value-type="float">
            <text:p>1855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5622" calcext:value-type="float">
            <text:p>1562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1440" calcext:value-type="float">
            <text:p>1144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office:value-type="float" office:value="6680" calcext:value-type="float">
            <text:p>668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3141" calcext:value-type="float">
            <text:p>314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3" calcext:value-type="float">
            <text:p>13</text:p>
          </table:table-cell>
          <table:table-cell office:value-type="float" office:value="1027" calcext:value-type="float">
            <text:p>102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4" calcext:value-type="float">
            <text:p>14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764" calcext:value-type="float">
            <text:p>76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2141" calcext:value-type="float">
            <text:p>214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5604" calcext:value-type="float">
            <text:p>560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10847" calcext:value-type="float">
            <text:p>1084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15959" calcext:value-type="float">
            <text:p>1595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7816" calcext:value-type="float">
            <text:p>1781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16671" calcext:value-type="float">
            <text:p>1667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3227" calcext:value-type="float">
            <text:p>1322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8782" calcext:value-type="float">
            <text:p>878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4669" calcext:value-type="float">
            <text:p>466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3" calcext:value-type="float">
            <text:p>13</text:p>
          </table:table-cell>
          <table:table-cell office:value-type="float" office:value="2118" calcext:value-type="float">
            <text:p>211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float" office:value="875" calcext:value-type="float">
            <text:p>87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float" office:value="1961" calcext:value-type="float">
            <text:p>196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4595" calcext:value-type="float">
            <text:p>459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float" office:value="8750" calcext:value-type="float">
            <text:p>875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13469" calcext:value-type="float">
            <text:p>1346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8" calcext:value-type="float">
            <text:p>8</text:p>
          </table:table-cell>
          <table:table-cell office:value-type="float" office:value="16520" calcext:value-type="float">
            <text:p>1652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6666" calcext:value-type="float">
            <text:p>1666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4550" calcext:value-type="float">
            <text:p>1455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office:value-type="float" office:value="10617" calcext:value-type="float">
            <text:p>1061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float" office:value="6399" calcext:value-type="float">
            <text:p>639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3335" calcext:value-type="float">
            <text:p>333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1389" calcext:value-type="float">
            <text:p>138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6" calcext:value-type="float">
            <text:p>16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1479" calcext:value-type="float">
            <text:p>147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3749" calcext:value-type="float">
            <text:p>374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7378" calcext:value-type="float">
            <text:p>737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float" office:value="12084" calcext:value-type="float">
            <text:p>1208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15830" calcext:value-type="float">
            <text:p>1583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16718" calcext:value-type="float">
            <text:p>1671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14865" calcext:value-type="float">
            <text:p>1486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11590" calcext:value-type="float">
            <text:p>1159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7707" calcext:value-type="float">
            <text:p>770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3" calcext:value-type="float">
            <text:p>13</text:p>
          </table:table-cell>
          <table:table-cell office:value-type="float" office:value="4468" calcext:value-type="float">
            <text:p>446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office:value-type="float" office:value="2131" calcext:value-type="float">
            <text:p>213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office:value-type="float" office:value="867" calcext:value-type="float">
            <text:p>86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7" calcext:value-type="float">
            <text:p>1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float" office:value="1341" calcext:value-type="float">
            <text:p>134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2973" calcext:value-type="float">
            <text:p>297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office:value-type="float" office:value="6126" calcext:value-type="float">
            <text:p>612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office:value-type="float" office:value="10103" calcext:value-type="float">
            <text:p>1010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office:value-type="float" office:value="13878" calcext:value-type="float">
            <text:p>1387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9" calcext:value-type="float">
            <text:p>9</text:p>
          </table:table-cell>
          <table:table-cell office:value-type="float" office:value="15794" calcext:value-type="float">
            <text:p>1579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float" office:value="15286" calcext:value-type="float">
            <text:p>1528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12802" calcext:value-type="float">
            <text:p>1280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9461" calcext:value-type="float">
            <text:p>946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3" calcext:value-type="float">
            <text:p>13</text:p>
          </table:table-cell>
          <table:table-cell office:value-type="float" office:value="6039" calcext:value-type="float">
            <text:p>603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3208" calcext:value-type="float">
            <text:p>320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office:value-type="float" office:value="1526" calcext:value-type="float">
            <text:p>152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7" calcext:value-type="float">
            <text:p>17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float" office:value="1079" calcext:value-type="float">
            <text:p>107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float" office:value="2544" calcext:value-type="float">
            <text:p>254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office:value-type="float" office:value="5499" calcext:value-type="float">
            <text:p>549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office:value-type="float" office:value="9074" calcext:value-type="float">
            <text:p>907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032" calcext:value-type="float">
            <text:p>1303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15377" calcext:value-type="float">
            <text:p>1537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471" calcext:value-type="float">
            <text:p>1547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3330" calcext:value-type="float">
            <text:p>1333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2" calcext:value-type="float">
            <text:p>12</text:p>
          </table:table-cell>
          <table:table-cell office:value-type="float" office:value="10187" calcext:value-type="float">
            <text:p>1018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3" calcext:value-type="float">
            <text:p>13</text:p>
          </table:table-cell>
          <table:table-cell office:value-type="float" office:value="6778" calcext:value-type="float">
            <text:p>677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" calcext:value-type="float">
            <text:p>14</text:p>
          </table:table-cell>
          <table:table-cell office:value-type="float" office:value="3929" calcext:value-type="float">
            <text:p>392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5" calcext:value-type="float">
            <text:p>15</text:p>
          </table:table-cell>
          <table:table-cell office:value-type="float" office:value="1898" calcext:value-type="float">
            <text:p>189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807" calcext:value-type="float">
            <text:p>80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8" calcext:value-type="float">
            <text:p>18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890" calcext:value-type="float">
            <text:p>89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2160" calcext:value-type="float">
            <text:p>216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4444" calcext:value-type="float">
            <text:p>444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office:value-type="float" office:value="7591" calcext:value-type="float">
            <text:p>759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437" calcext:value-type="float">
            <text:p>1143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office:value-type="float" office:value="14350" calcext:value-type="float">
            <text:p>1435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14824" calcext:value-type="float">
            <text:p>1482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office:value-type="float" office:value="14120" calcext:value-type="float">
            <text:p>1412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1558" calcext:value-type="float">
            <text:p>1155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3" calcext:value-type="float">
            <text:p>13</text:p>
          </table:table-cell>
          <table:table-cell office:value-type="float" office:value="8114" calcext:value-type="float">
            <text:p>811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5236" calcext:value-type="float">
            <text:p>523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2829" calcext:value-type="float">
            <text:p>282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float" office:value="1278" calcext:value-type="float">
            <text:p>127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787" calcext:value-type="float">
            <text:p>78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1866" calcext:value-type="float">
            <text:p>186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float" office:value="4192" calcext:value-type="float">
            <text:p>419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float" office:value="7371" calcext:value-type="float">
            <text:p>737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10816" calcext:value-type="float">
            <text:p>1081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office:value-type="float" office:value="13630" calcext:value-type="float">
            <text:p>1363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office:value-type="float" office:value="14866" calcext:value-type="float">
            <text:p>1486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office:value-type="float" office:value="13994" calcext:value-type="float">
            <text:p>1399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2" calcext:value-type="float">
            <text:p>12</text:p>
          </table:table-cell>
          <table:table-cell office:value-type="float" office:value="11859" calcext:value-type="float">
            <text:p>1185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8714" calcext:value-type="float">
            <text:p>871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5636" calcext:value-type="float">
            <text:p>563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3262" calcext:value-type="float">
            <text:p>326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6" calcext:value-type="float">
            <text:p>16</text:p>
          </table:table-cell>
          <table:table-cell office:value-type="float" office:value="1543" calcext:value-type="float">
            <text:p>154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8" calcext:value-type="float">
            <text:p>18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9" calcext:value-type="float">
            <text:p>19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float" office:value="1605" calcext:value-type="float">
            <text:p>160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3424" calcext:value-type="float">
            <text:p>342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float" office:value="6181" calcext:value-type="float">
            <text:p>618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9312" calcext:value-type="float">
            <text:p>931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office:value-type="float" office:value="12424" calcext:value-type="float">
            <text:p>1242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4148" calcext:value-type="float">
            <text:p>1414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4238" calcext:value-type="float">
            <text:p>1423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office:value-type="float" office:value="12598" calcext:value-type="float">
            <text:p>1259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0028" calcext:value-type="float">
            <text:p>1002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office:value-type="float" office:value="6933" calcext:value-type="float">
            <text:p>693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office:value-type="float" office:value="4242" calcext:value-type="float">
            <text:p>424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  <table:table-cell office:value-type="float" office:value="2219" calcext:value-type="float">
            <text:p>221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7" calcext:value-type="float">
            <text:p>17</text:p>
          </table:table-cell>
          <table:table-cell office:value-type="float" office:value="1056" calcext:value-type="float">
            <text:p>105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8" calcext:value-type="float">
            <text:p>18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9" calcext:value-type="float">
            <text:p>19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1548" calcext:value-type="float">
            <text:p>154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3298" calcext:value-type="float">
            <text:p>329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5726" calcext:value-type="float">
            <text:p>572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9220" calcext:value-type="float">
            <text:p>922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office:value-type="float" office:value="12126" calcext:value-type="float">
            <text:p>1212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4059" calcext:value-type="float">
            <text:p>1405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14108" calcext:value-type="float">
            <text:p>1410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12687" calcext:value-type="float">
            <text:p>1268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office:value-type="float" office:value="10200" calcext:value-type="float">
            <text:p>1020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7189" calcext:value-type="float">
            <text:p>718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5" calcext:value-type="float">
            <text:p>15</text:p>
          </table:table-cell>
          <table:table-cell office:value-type="float" office:value="4520" calcext:value-type="float">
            <text:p>452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office:value-type="float" office:value="2426" calcext:value-type="float">
            <text:p>242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7" calcext:value-type="float">
            <text:p>17</text:p>
          </table:table-cell>
          <table:table-cell office:value-type="float" office:value="1136" calcext:value-type="float">
            <text:p>113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float" office:value="1258" calcext:value-type="float">
            <text:p>125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float" office:value="2684" calcext:value-type="float">
            <text:p>268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float" office:value="4977" calcext:value-type="float">
            <text:p>497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7982" calcext:value-type="float">
            <text:p>798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11069" calcext:value-type="float">
            <text:p>1106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office:value-type="float" office:value="13163" calcext:value-type="float">
            <text:p>1316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  <table:table-cell office:value-type="float" office:value="14003" calcext:value-type="float">
            <text:p>1400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office:value-type="float" office:value="13060" calcext:value-type="float">
            <text:p>1306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float" office:value="10930" calcext:value-type="float">
            <text:p>1093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office:value-type="float" office:value="8292" calcext:value-type="float">
            <text:p>829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float" office:value="5481" calcext:value-type="float">
            <text:p>548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office:value-type="float" office:value="3297" calcext:value-type="float">
            <text:p>329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float" office:value="1735" calcext:value-type="float">
            <text:p>173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8" calcext:value-type="float">
            <text:p>18</text:p>
          </table:table-cell>
          <table:table-cell office:value-type="float" office:value="854" calcext:value-type="float">
            <text:p>85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1270" calcext:value-type="float">
            <text:p>127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2626" calcext:value-type="float">
            <text:p>262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4930" calcext:value-type="float">
            <text:p>493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7783" calcext:value-type="float">
            <text:p>778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float" office:value="10845" calcext:value-type="float">
            <text:p>1084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2959" calcext:value-type="float">
            <text:p>1295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13845" calcext:value-type="float">
            <text:p>1384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13298" calcext:value-type="float">
            <text:p>1329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0909" calcext:value-type="float">
            <text:p>1090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8334" calcext:value-type="float">
            <text:p>833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5659" calcext:value-type="float">
            <text:p>565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3439" calcext:value-type="float">
            <text:p>343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float" office:value="1810" calcext:value-type="float">
            <text:p>181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  <table:table-cell office:value-type="float" office:value="881" calcext:value-type="float">
            <text:p>88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9" calcext:value-type="float">
            <text:p>19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2257" calcext:value-type="float">
            <text:p>225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4276" calcext:value-type="float">
            <text:p>427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6835" calcext:value-type="float">
            <text:p>683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9993" calcext:value-type="float">
            <text:p>999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12183" calcext:value-type="float">
            <text:p>1218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3542" calcext:value-type="float">
            <text:p>1354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office:value-type="float" office:value="13344" calcext:value-type="float">
            <text:p>1334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office:value-type="float" office:value="11656" calcext:value-type="float">
            <text:p>1165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9144" calcext:value-type="float">
            <text:p>914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5" calcext:value-type="float">
            <text:p>15</text:p>
          </table:table-cell>
          <table:table-cell office:value-type="float" office:value="6606" calcext:value-type="float">
            <text:p>660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office:value-type="float" office:value="4159" calcext:value-type="float">
            <text:p>415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float" office:value="2357" calcext:value-type="float">
            <text:p>235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1195" calcext:value-type="float">
            <text:p>119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float" office:value="2276" calcext:value-type="float">
            <text:p>227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6998" calcext:value-type="float">
            <text:p>699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9829" calcext:value-type="float">
            <text:p>982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12046" calcext:value-type="float">
            <text:p>1204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13548" calcext:value-type="float">
            <text:p>1354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float" office:value="13079" calcext:value-type="float">
            <text:p>1307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11752" calcext:value-type="float">
            <text:p>1175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9167" calcext:value-type="float">
            <text:p>916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office:value-type="float" office:value="6529" calcext:value-type="float">
            <text:p>652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4224" calcext:value-type="float">
            <text:p>422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7" calcext:value-type="float">
            <text:p>17</text:p>
          </table:table-cell>
          <table:table-cell office:value-type="float" office:value="2403" calcext:value-type="float">
            <text:p>240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8" calcext:value-type="float">
            <text:p>18</text:p>
          </table:table-cell>
          <table:table-cell office:value-type="float" office:value="1186" calcext:value-type="float">
            <text:p>118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1" calcext:value-type="float">
            <text:p>21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915" calcext:value-type="float">
            <text:p>91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1978" calcext:value-type="float">
            <text:p>197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3898" calcext:value-type="float">
            <text:p>389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6128" calcext:value-type="float">
            <text:p>612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float" office:value="8838" calcext:value-type="float">
            <text:p>883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11520" calcext:value-type="float">
            <text:p>1152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12963" calcext:value-type="float">
            <text:p>1296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office:value-type="float" office:value="13489" calcext:value-type="float">
            <text:p>1348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office:value-type="float" office:value="12009" calcext:value-type="float">
            <text:p>1200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9797" calcext:value-type="float">
            <text:p>979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float" office:value="7278" calcext:value-type="float">
            <text:p>727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4903" calcext:value-type="float">
            <text:p>490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office:value-type="float" office:value="2928" calcext:value-type="float">
            <text:p>292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office:value-type="float" office:value="1547" calcext:value-type="float">
            <text:p>154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723" calcext:value-type="float">
            <text:p>72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1035" calcext:value-type="float">
            <text:p>103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2050" calcext:value-type="float">
            <text:p>205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3917" calcext:value-type="float">
            <text:p>391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6358" calcext:value-type="float">
            <text:p>635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9115" calcext:value-type="float">
            <text:p>911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11331" calcext:value-type="float">
            <text:p>1133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13011" calcext:value-type="float">
            <text:p>1301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13201" calcext:value-type="float">
            <text:p>1320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11977" calcext:value-type="float">
            <text:p>1197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9943" calcext:value-type="float">
            <text:p>994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7087" calcext:value-type="float">
            <text:p>708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float" office:value="4819" calcext:value-type="float">
            <text:p>481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2838" calcext:value-type="float">
            <text:p>283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1450" calcext:value-type="float">
            <text:p>145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1" calcext:value-type="float">
            <text:p>21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891" calcext:value-type="float">
            <text:p>89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1861" calcext:value-type="float">
            <text:p>186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3442" calcext:value-type="float">
            <text:p>344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5735" calcext:value-type="float">
            <text:p>573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8319" calcext:value-type="float">
            <text:p>831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11023" calcext:value-type="float">
            <text:p>1102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2727" calcext:value-type="float">
            <text:p>1272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13070" calcext:value-type="float">
            <text:p>1307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2257" calcext:value-type="float">
            <text:p>1225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10372" calcext:value-type="float">
            <text:p>1037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7780" calcext:value-type="float">
            <text:p>778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5350" calcext:value-type="float">
            <text:p>535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3301" calcext:value-type="float">
            <text:p>330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1819" calcext:value-type="float">
            <text:p>181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892" calcext:value-type="float">
            <text:p>89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971" calcext:value-type="float">
            <text:p>97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1941" calcext:value-type="float">
            <text:p>194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3656" calcext:value-type="float">
            <text:p>365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float" office:value="6001" calcext:value-type="float">
            <text:p>600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8505" calcext:value-type="float">
            <text:p>850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11125" calcext:value-type="float">
            <text:p>1112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office:value-type="float" office:value="12871" calcext:value-type="float">
            <text:p>1287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office:value-type="float" office:value="13151" calcext:value-type="float">
            <text:p>1315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office:value-type="float" office:value="12240" calcext:value-type="float">
            <text:p>1224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10175" calcext:value-type="float">
            <text:p>1017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7470" calcext:value-type="float">
            <text:p>747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5070" calcext:value-type="float">
            <text:p>507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3072" calcext:value-type="float">
            <text:p>307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1648" calcext:value-type="float">
            <text:p>164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  <table:table-cell office:value-type="float" office:value="784" calcext:value-type="float">
            <text:p>78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848" calcext:value-type="float">
            <text:p>84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1839" calcext:value-type="float">
            <text:p>183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3335" calcext:value-type="float">
            <text:p>333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5563" calcext:value-type="float">
            <text:p>556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8125" calcext:value-type="float">
            <text:p>812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10548" calcext:value-type="float">
            <text:p>1054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office:value-type="float" office:value="12301" calcext:value-type="float">
            <text:p>1230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3150" calcext:value-type="float">
            <text:p>1315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2225" calcext:value-type="float">
            <text:p>1222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float" office:value="10620" calcext:value-type="float">
            <text:p>1062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8077" calcext:value-type="float">
            <text:p>807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office:value-type="float" office:value="5693" calcext:value-type="float">
            <text:p>569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3549" calcext:value-type="float">
            <text:p>354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1919" calcext:value-type="float">
            <text:p>191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953" calcext:value-type="float">
            <text:p>95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1005" calcext:value-type="float">
            <text:p>100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1896" calcext:value-type="float">
            <text:p>189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3445" calcext:value-type="float">
            <text:p>344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5825" calcext:value-type="float">
            <text:p>582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8311" calcext:value-type="float">
            <text:p>831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10929" calcext:value-type="float">
            <text:p>1092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12764" calcext:value-type="float">
            <text:p>1276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2996" calcext:value-type="float">
            <text:p>1299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2294" calcext:value-type="float">
            <text:p>1229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10295" calcext:value-type="float">
            <text:p>1029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7841" calcext:value-type="float">
            <text:p>784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5238" calcext:value-type="float">
            <text:p>523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3177" calcext:value-type="float">
            <text:p>317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1786" calcext:value-type="float">
            <text:p>178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850" calcext:value-type="float">
            <text:p>85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904" calcext:value-type="float">
            <text:p>90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1840" calcext:value-type="float">
            <text:p>184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3284" calcext:value-type="float">
            <text:p>328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5534" calcext:value-type="float">
            <text:p>553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8183" calcext:value-type="float">
            <text:p>818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10508" calcext:value-type="float">
            <text:p>1050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12259" calcext:value-type="float">
            <text:p>1225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13237" calcext:value-type="float">
            <text:p>1323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float" office:value="12159" calcext:value-type="float">
            <text:p>1215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10541" calcext:value-type="float">
            <text:p>1054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8075" calcext:value-type="float">
            <text:p>807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5721" calcext:value-type="float">
            <text:p>572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3578" calcext:value-type="float">
            <text:p>357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1920" calcext:value-type="float">
            <text:p>192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949" calcext:value-type="float">
            <text:p>94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063" calcext:value-type="float">
            <text:p>106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1963" calcext:value-type="float">
            <text:p>196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3676" calcext:value-type="float">
            <text:p>367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5814" calcext:value-type="float">
            <text:p>581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8475" calcext:value-type="float">
            <text:p>847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0978" calcext:value-type="float">
            <text:p>1097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12528" calcext:value-type="float">
            <text:p>1252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13089" calcext:value-type="float">
            <text:p>1308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12246" calcext:value-type="float">
            <text:p>1224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10206" calcext:value-type="float">
            <text:p>1020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7702" calcext:value-type="float">
            <text:p>770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5232" calcext:value-type="float">
            <text:p>523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3132" calcext:value-type="float">
            <text:p>313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1710" calcext:value-type="float">
            <text:p>171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823" calcext:value-type="float">
            <text:p>82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995" calcext:value-type="float">
            <text:p>99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1951" calcext:value-type="float">
            <text:p>195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3470" calcext:value-type="float">
            <text:p>347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5702" calcext:value-type="float">
            <text:p>570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8215" calcext:value-type="float">
            <text:p>821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0770" calcext:value-type="float">
            <text:p>1077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12392" calcext:value-type="float">
            <text:p>1239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13083" calcext:value-type="float">
            <text:p>1308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12375" calcext:value-type="float">
            <text:p>1237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10441" calcext:value-type="float">
            <text:p>1044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7974" calcext:value-type="float">
            <text:p>797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5394" calcext:value-type="float">
            <text:p>539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3331" calcext:value-type="float">
            <text:p>333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1777" calcext:value-type="float">
            <text:p>177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539" calcext:value-type="float">
            <text:p>53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1125" calcext:value-type="float">
            <text:p>112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249" calcext:value-type="float">
            <text:p>224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3896" calcext:value-type="float">
            <text:p>389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6058" calcext:value-type="float">
            <text:p>605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8677" calcext:value-type="float">
            <text:p>867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1107" calcext:value-type="float">
            <text:p>1110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12687" calcext:value-type="float">
            <text:p>1268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3203" calcext:value-type="float">
            <text:p>1320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12197" calcext:value-type="float">
            <text:p>1219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10085" calcext:value-type="float">
            <text:p>1008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7385" calcext:value-type="float">
            <text:p>738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4915" calcext:value-type="float">
            <text:p>491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2874" calcext:value-type="float">
            <text:p>287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545" calcext:value-type="float">
            <text:p>154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478" calcext:value-type="float">
            <text:p>47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1102" calcext:value-type="float">
            <text:p>110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2244" calcext:value-type="float">
            <text:p>224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3740" calcext:value-type="float">
            <text:p>374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5925" calcext:value-type="float">
            <text:p>592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719" calcext:value-type="float">
            <text:p>871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11131" calcext:value-type="float">
            <text:p>1113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12733" calcext:value-type="float">
            <text:p>1273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13232" calcext:value-type="float">
            <text:p>1323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12303" calcext:value-type="float">
            <text:p>1230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104" calcext:value-type="float">
            <text:p>1010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7547" calcext:value-type="float">
            <text:p>754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872" calcext:value-type="float">
            <text:p>487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2882" calcext:value-type="float">
            <text:p>288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563" calcext:value-type="float">
            <text:p>156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1310" calcext:value-type="float">
            <text:p>131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2553" calcext:value-type="float">
            <text:p>255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4254" calcext:value-type="float">
            <text:p>425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6568" calcext:value-type="float">
            <text:p>656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9069" calcext:value-type="float">
            <text:p>906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11706" calcext:value-type="float">
            <text:p>1170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13249" calcext:value-type="float">
            <text:p>1324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13012" calcext:value-type="float">
            <text:p>1301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2044" calcext:value-type="float">
            <text:p>1204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9537" calcext:value-type="float">
            <text:p>953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6904" calcext:value-type="float">
            <text:p>690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4290" calcext:value-type="float">
            <text:p>429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2509" calcext:value-type="float">
            <text:p>250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1195" calcext:value-type="float">
            <text:p>119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196" calcext:value-type="float">
            <text:p>119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2505" calcext:value-type="float">
            <text:p>250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4311" calcext:value-type="float">
            <text:p>431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6628" calcext:value-type="float">
            <text:p>662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9226" calcext:value-type="float">
            <text:p>922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1968" calcext:value-type="float">
            <text:p>1196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13264" calcext:value-type="float">
            <text:p>1326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13289" calcext:value-type="float">
            <text:p>1328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1998" calcext:value-type="float">
            <text:p>1199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9574" calcext:value-type="float">
            <text:p>957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6667" calcext:value-type="float">
            <text:p>666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4173" calcext:value-type="float">
            <text:p>417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2332" calcext:value-type="float">
            <text:p>233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1135" calcext:value-type="float">
            <text:p>113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1506" calcext:value-type="float">
            <text:p>150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2839" calcext:value-type="float">
            <text:p>283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4956" calcext:value-type="float">
            <text:p>495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7351" calcext:value-type="float">
            <text:p>735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0084" calcext:value-type="float">
            <text:p>1008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12295" calcext:value-type="float">
            <text:p>1229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13285" calcext:value-type="float">
            <text:p>1328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13212" calcext:value-type="float">
            <text:p>1321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621" calcext:value-type="float">
            <text:p>1162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8887" calcext:value-type="float">
            <text:p>888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6026" calcext:value-type="float">
            <text:p>602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3478" calcext:value-type="float">
            <text:p>347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1880" calcext:value-type="float">
            <text:p>188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844" calcext:value-type="float">
            <text:p>84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565" calcext:value-type="float">
            <text:p>156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2943" calcext:value-type="float">
            <text:p>294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4938" calcext:value-type="float">
            <text:p>493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530" calcext:value-type="float">
            <text:p>753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10505" calcext:value-type="float">
            <text:p>1050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12732" calcext:value-type="float">
            <text:p>1273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13626" calcext:value-type="float">
            <text:p>1362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13262" calcext:value-type="float">
            <text:p>1326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11436" calcext:value-type="float">
            <text:p>1143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8414" calcext:value-type="float">
            <text:p>841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5840" calcext:value-type="float">
            <text:p>584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3250" calcext:value-type="float">
            <text:p>325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667" calcext:value-type="float">
            <text:p>166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929" calcext:value-type="float">
            <text:p>92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1817" calcext:value-type="float">
            <text:p>181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3479" calcext:value-type="float">
            <text:p>347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5625" calcext:value-type="float">
            <text:p>562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8339" calcext:value-type="float">
            <text:p>833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11110" calcext:value-type="float">
            <text:p>1111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13233" calcext:value-type="float">
            <text:p>1323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14198" calcext:value-type="float">
            <text:p>1419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12968" calcext:value-type="float">
            <text:p>1296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10549" calcext:value-type="float">
            <text:p>1054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7652" calcext:value-type="float">
            <text:p>765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4976" calcext:value-type="float">
            <text:p>497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2625" calcext:value-type="float">
            <text:p>262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1213" calcext:value-type="float">
            <text:p>121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949" calcext:value-type="float">
            <text:p>94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3628" calcext:value-type="float">
            <text:p>362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5864" calcext:value-type="float">
            <text:p>586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8793" calcext:value-type="float">
            <text:p>879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11811" calcext:value-type="float">
            <text:p>1181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3705" calcext:value-type="float">
            <text:p>1370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14159" calcext:value-type="float">
            <text:p>1415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3075" calcext:value-type="float">
            <text:p>1307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10255" calcext:value-type="float">
            <text:p>1025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7266" calcext:value-type="float">
            <text:p>726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4301" calcext:value-type="float">
            <text:p>430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2154" calcext:value-type="float">
            <text:p>215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917" calcext:value-type="float">
            <text:p>91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31" calcext:value-type="float">
            <text:p>53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126" calcext:value-type="float">
            <text:p>112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336" calcext:value-type="float">
            <text:p>233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4276" calcext:value-type="float">
            <text:p>427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6903" calcext:value-type="float">
            <text:p>690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9859" calcext:value-type="float">
            <text:p>985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4183" calcext:value-type="float">
            <text:p>1418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4228" calcext:value-type="float">
            <text:p>1422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2318" calcext:value-type="float">
            <text:p>123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9309" calcext:value-type="float">
            <text:p>930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6272" calcext:value-type="float">
            <text:p>627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3383" calcext:value-type="float">
            <text:p>338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597" calcext:value-type="float">
            <text:p>159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312" calcext:value-type="float">
            <text:p>131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2567" calcext:value-type="float">
            <text:p>256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4667" calcext:value-type="float">
            <text:p>466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7309" calcext:value-type="float">
            <text:p>730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0625" calcext:value-type="float">
            <text:p>1062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3251" calcext:value-type="float">
            <text:p>1325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4845" calcext:value-type="float">
            <text:p>1484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4183" calcext:value-type="float">
            <text:p>1418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2046" calcext:value-type="float">
            <text:p>1204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8707" calcext:value-type="float">
            <text:p>870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5212" calcext:value-type="float">
            <text:p>521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2750" calcext:value-type="float">
            <text:p>275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167" calcext:value-type="float">
            <text:p>116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table:number-columns-repeated="2"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742" calcext:value-type="float">
            <text:p>74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543" calcext:value-type="float">
            <text:p>154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3231" calcext:value-type="float">
            <text:p>323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5457" calcext:value-type="float">
            <text:p>545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8465" calcext:value-type="float">
            <text:p>846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1807" calcext:value-type="float">
            <text:p>1180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4244" calcext:value-type="float">
            <text:p>1424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5102" calcext:value-type="float">
            <text:p>1510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3891" calcext:value-type="float">
            <text:p>1389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0967" calcext:value-type="float">
            <text:p>1096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7256" calcext:value-type="float">
            <text:p>725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4143" calcext:value-type="float">
            <text:p>414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table:number-columns-repeated="2"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801" calcext:value-type="float">
            <text:p>80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819" calcext:value-type="float">
            <text:p>181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3543" calcext:value-type="float">
            <text:p>354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6065" calcext:value-type="float">
            <text:p>606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9705" calcext:value-type="float">
            <text:p>970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12821" calcext:value-type="float">
            <text:p>1282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5010" calcext:value-type="float">
            <text:p>1501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5389" calcext:value-type="float">
            <text:p>1538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3527" calcext:value-type="float">
            <text:p>1352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9981" calcext:value-type="float">
            <text:p>998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092" calcext:value-type="float">
            <text:p>609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3184" calcext:value-type="float">
            <text:p>318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246" calcext:value-type="float">
            <text:p>124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043" calcext:value-type="float">
            <text:p>104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277" calcext:value-type="float">
            <text:p>227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4422" calcext:value-type="float">
            <text:p>442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7454" calcext:value-type="float">
            <text:p>745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0719" calcext:value-type="float">
            <text:p>1071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3958" calcext:value-type="float">
            <text:p>1395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5727" calcext:value-type="float">
            <text:p>1572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5413" calcext:value-type="float">
            <text:p>1541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2483" calcext:value-type="float">
            <text:p>1248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8513" calcext:value-type="float">
            <text:p>851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4741" calcext:value-type="float">
            <text:p>474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214" calcext:value-type="float">
            <text:p>12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2721" calcext:value-type="float">
            <text:p>272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5078" calcext:value-type="float">
            <text:p>507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8534" calcext:value-type="float">
            <text:p>853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2277" calcext:value-type="float">
            <text:p>1227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5202" calcext:value-type="float">
            <text:p>1520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6524" calcext:value-type="float">
            <text:p>1652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5066" calcext:value-type="float">
            <text:p>1506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1279" calcext:value-type="float">
            <text:p>1127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936" calcext:value-type="float">
            <text:p>693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3256" calcext:value-type="float">
            <text:p>325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091" calcext:value-type="float">
            <text:p>1091</text:p>
          </table:table-cell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576" calcext:value-type="float">
            <text:p>157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3380" calcext:value-type="float">
            <text:p>338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6297" calcext:value-type="float">
            <text:p>629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0128" calcext:value-type="float">
            <text:p>1012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3938" calcext:value-type="float">
            <text:p>1393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6621" calcext:value-type="float">
            <text:p>1662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6667" calcext:value-type="float">
            <text:p>1666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3825" calcext:value-type="float">
            <text:p>1382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9578" calcext:value-type="float">
            <text:p>957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4899" calcext:value-type="float">
            <text:p>489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899" calcext:value-type="float">
            <text:p>1899</text:p>
          </table:table-cell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755" calcext:value-type="float">
            <text:p>75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4071" calcext:value-type="float">
            <text:p>407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7499" calcext:value-type="float">
            <text:p>749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2009" calcext:value-type="float">
            <text:p>1200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5805" calcext:value-type="float">
            <text:p>1580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7627" calcext:value-type="float">
            <text:p>1762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6557" calcext:value-type="float">
            <text:p>1655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2378" calcext:value-type="float">
            <text:p>1237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7340" calcext:value-type="float">
            <text:p>734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073" calcext:value-type="float">
            <text:p>107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656" calcext:value-type="float">
            <text:p>265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5425" calcext:value-type="float">
            <text:p>542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9535" calcext:value-type="float">
            <text:p>953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4047" calcext:value-type="float">
            <text:p>1404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7411" calcext:value-type="float">
            <text:p>174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8364" calcext:value-type="float">
            <text:p>1836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5222" calcext:value-type="float">
            <text:p>1522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0113" calcext:value-type="float">
            <text:p>1011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4593" calcext:value-type="float">
            <text:p>4593</text:p>
          </table:table-cell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float" office:value="1225" calcext:value-type="float">
            <text:p>122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352" calcext:value-type="float">
            <text:p>135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3378" calcext:value-type="float">
            <text:p>337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902" calcext:value-type="float">
            <text:p>690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1751" calcext:value-type="float">
            <text:p>1175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6404" calcext:value-type="float">
            <text:p>1640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9296" calcext:value-type="float">
            <text:p>1929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8206" calcext:value-type="float">
            <text:p>1820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3406" calcext:value-type="float">
            <text:p>1340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6775" calcext:value-type="float">
            <text:p>6775</text:p>
          </table:table-cell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float" office:value="2061" calcext:value-type="float">
            <text:p>206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961" calcext:value-type="float">
            <text:p>196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603" calcext:value-type="float">
            <text:p>460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8790" calcext:value-type="float">
            <text:p>879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4512" calcext:value-type="float">
            <text:p>145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9108" calcext:value-type="float">
            <text:p>1910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0448" calcext:value-type="float">
            <text:p>2044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6802" calcext:value-type="float">
            <text:p>1680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838" calcext:value-type="float">
            <text:p>9838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3283" calcext:value-type="float">
            <text:p>328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85" calcext:value-type="float">
            <text:p>98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2638" calcext:value-type="float">
            <text:p>263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210" calcext:value-type="float">
            <text:p>62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1600" calcext:value-type="float">
            <text:p>116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7759" calcext:value-type="float">
            <text:p>1775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1895" calcext:value-type="float">
            <text:p>2189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0325" calcext:value-type="float">
            <text:p>2032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3423" calcext:value-type="float">
            <text:p>13423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5284" calcext:value-type="float">
            <text:p>528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570" calcext:value-type="float">
            <text:p>157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833" calcext:value-type="float">
            <text:p>383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567" calcext:value-type="float">
            <text:p>85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5419" calcext:value-type="float">
            <text:p>154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1491" calcext:value-type="float">
            <text:p>2149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3395" calcext:value-type="float">
            <text:p>2339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7913" calcext:value-type="float">
            <text:p>17913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8035" calcext:value-type="float">
            <text:p>803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308" calcext:value-type="float">
            <text:p>230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473" calcext:value-type="float">
            <text:p>547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2100" calcext:value-type="float">
            <text:p>121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0011" calcext:value-type="float">
            <text:p>200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5688" calcext:value-type="float">
            <text:p>2568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2677" calcext:value-type="float">
            <text:p>22677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12133" calcext:value-type="float">
            <text:p>121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821" calcext:value-type="float">
            <text:p>382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484" calcext:value-type="float">
            <text:p>848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7244" calcext:value-type="float">
            <text:p>1724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6012" calcext:value-type="float">
            <text:p>260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7577" calcext:value-type="float">
            <text:p>27577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17527" calcext:value-type="float">
            <text:p>1752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326" calcext:value-type="float">
            <text:p>632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3179" calcext:value-type="float">
            <text:p>1317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4591" calcext:value-type="float">
            <text:p>2459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1987" calcext:value-type="float">
            <text:p>31987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25100" calcext:value-type="float">
            <text:p>251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1187" calcext:value-type="float">
            <text:p>1118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1194" calcext:value-type="float">
            <text:p>2119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4814" calcext:value-type="float">
            <text:p>3481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4998" calcext:value-type="float">
            <text:p>3499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566" calcext:value-type="float">
            <text:p>2056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5359" calcext:value-type="float">
            <text:p>35359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48433" calcext:value-type="float">
            <text:p>484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2125" calcext:value-type="float">
            <text:p>42125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67341" calcext:value-type="float">
            <text:p>673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71" calcext:value-type="float">
            <text:p>87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23896" calcext:value-type="float">
            <text:p>12389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99042" calcext:value-type="float">
            <text:p>99042</text:p>
          </table:table-cell>
        </table:table-row>
      </table:table>
      <table:table table:name="Pivot Table_DATA" table:style-name="ta1">
        <table:shapes>
          <draw:frame draw:z-index="0" draw:style-name="gr1" draw:text-style-name="P1" svg:width="9.5402in" svg:height="6.0449in" svg:x="7.8854in" svg:y="0.9598in">
            <draw:object draw:notify-on-update-of-ranges="'Pivot Table_DATA'.B4:'Pivot Table_DATA'.AA4 'Pivot Table_DATA'.B3:'Pivot Table_DATA'.B3 'Pivot Table_DATA'.B36:'Pivot Table_DATA'.AA3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default-cell-style-name="ce4"/>
        <table:table-column table:style-name="co3" table:default-cell-style-name="ce10"/>
        <table:table-column table:style-name="co4" table:number-columns-repeated="4" table:default-cell-style-name="ce16"/>
        <table:table-column table:style-name="co5" table:default-cell-style-name="ce16"/>
        <table:table-column table:style-name="co4" table:number-columns-repeated="3" table:default-cell-style-name="ce16"/>
        <table:table-column table:style-name="co5" table:default-cell-style-name="ce16"/>
        <table:table-column table:style-name="co4" table:number-columns-repeated="2" table:default-cell-style-name="ce16"/>
        <table:table-column table:style-name="co5" table:default-cell-style-name="ce16"/>
        <table:table-column table:style-name="co4" table:default-cell-style-name="ce16"/>
        <table:table-column table:style-name="co6" table:number-columns-repeated="6" table:default-cell-style-name="ce16"/>
        <table:table-column table:style-name="co6" table:number-columns-repeated="5" table:default-cell-style-name="Pivot_20_Table_20_Value"/>
        <table:table-column table:style-name="co6" table:default-cell-style-name="ce21"/>
        <table:table-column table:style-name="co7" table:default-cell-style-name="ce28"/>
        <table:table-column table:style-name="co6" table:number-columns-repeated="23" table:default-cell-style-name="Default"/>
        <table:table-column table:style-name="co5" table:default-cell-style-name="Default"/>
        <table:table-column table:style-name="co4" table:number-columns-repeated="10" table:default-cell-style-name="Default"/>
        <table:table-column table:style-name="co7" table:default-cell-style-name="Default"/>
        <table:table-row table:style-name="ro2">
          <table:table-cell table:style-name="Default" office:value-type="string" calcext:value-type="string">
            <text:p>Filter</text:p>
          </table:table-cell>
          <table:table-cell table:style-name="Default" table:number-columns-repeated="27"/>
          <table:table-cell table:number-columns-repeated="35"/>
        </table:table-row>
        <table:table-row table:style-name="ro2">
          <table:table-cell table:style-name="Default" table:number-columns-repeated="28"/>
          <table:table-cell table:number-columns-repeated="35"/>
        </table:table-row>
        <table:table-row table:style-name="ro2">
          <table:table-cell table:style-name="ce1" office:value-type="string" calcext:value-type="string">
            <text:p>Sum - FREQUENCY</text:p>
          </table:table-cell>
          <table:table-cell table:style-name="ce6" office:value-type="string" calcext:value-type="string">
            <text:p>MOBILITY</text:p>
          </table:table-cell>
          <table:table-cell table:style-name="ce13" table:number-columns-repeated="25"/>
          <table:table-cell table:style-name="ce25"/>
          <table:table-cell table:number-columns-repeated="35"/>
        </table:table-row>
        <table:table-row table:style-name="ro2">
          <table:table-cell table:style-name="ce2" office:value-type="string" calcext:value-type="string">
            <text:p>EMPTY</text:p>
          </table:table-cell>
          <table:table-cell table:style-name="ce7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21" calcext:value-type="float">
            <text:p>2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23" calcext:value-type="float">
            <text:p>23</text:p>
          </table:table-cell>
          <table:table-cell table:style-name="ce14" office:value-type="float" office:value="24" calcext:value-type="float">
            <text:p>24</text:p>
          </table:table-cell>
          <table:table-cell table:style-name="ce14" office:value-type="float" office:value="25" calcext:value-type="float">
            <text:p>25</text:p>
          </table:table-cell>
          <table:table-cell table:style-name="ce26" office:value-type="string" calcext:value-type="string">
            <text:p>Total Result</text:p>
          </table:table-cell>
          <table:table-cell table:number-columns-repeated="35"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style-name="ce8" office:value-type="float" office:value="99042" calcext:value-type="float">
            <text:p>99042</text:p>
          </table:table-cell>
          <table:table-cell table:style-name="ce15" table:number-columns-repeated="24"/>
          <table:table-cell table:style-name="ce20"/>
          <table:table-cell table:style-name="ce27" office:value-type="float" office:value="99042" calcext:value-type="float">
            <text:p>99042</text:p>
          </table:table-cell>
          <table:table-cell table:number-columns-repeated="3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float" office:value="871" calcext:value-type="float">
            <text:p>871</text:p>
          </table:table-cell>
          <table:table-cell office:value-type="float" office:value="123896" calcext:value-type="float">
            <text:p>123896</text:p>
          </table:table-cell>
          <table:table-cell table:style-name="Pivot_20_Table_20_Value" table:number-columns-repeated="18"/>
          <table:table-cell table:number-columns-repeated="6"/>
          <table:table-cell office:value-type="float" office:value="124767" calcext:value-type="float">
            <text:p>124767</text:p>
          </table:table-cell>
          <table:table-cell table:number-columns-repeated="3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" office:value-type="float" office:value="36" calcext:value-type="float">
            <text:p>36</text:p>
          </table:table-cell>
          <table:table-cell office:value-type="float" office:value="42125" calcext:value-type="float">
            <text:p>42125</text:p>
          </table:table-cell>
          <table:table-cell office:value-type="float" office:value="67341" calcext:value-type="float">
            <text:p>67341</text:p>
          </table:table-cell>
          <table:table-cell table:style-name="Pivot_20_Table_20_Value" table:number-columns-repeated="17"/>
          <table:table-cell table:number-columns-repeated="6"/>
          <table:table-cell office:value-type="float" office:value="109502" calcext:value-type="float">
            <text:p>109502</text:p>
          </table:table-cell>
          <table:table-cell table:number-columns-repeated="3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20566" calcext:value-type="float">
            <text:p>20566</text:p>
          </table:table-cell>
          <table:table-cell office:value-type="float" office:value="35359" calcext:value-type="float">
            <text:p>35359</text:p>
          </table:table-cell>
          <table:table-cell office:value-type="float" office:value="48433" calcext:value-type="float">
            <text:p>48433</text:p>
          </table:table-cell>
          <table:table-cell table:style-name="Pivot_20_Table_20_Value" table:number-columns-repeated="16"/>
          <table:table-cell table:number-columns-repeated="6"/>
          <table:table-cell office:value-type="float" office:value="104360" calcext:value-type="float">
            <text:p>104360</text:p>
          </table:table-cell>
          <table:table-cell table:number-columns-repeated="3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11187" calcext:value-type="float">
            <text:p>11187</text:p>
          </table:table-cell>
          <table:table-cell office:value-type="float" office:value="21194" calcext:value-type="float">
            <text:p>21194</text:p>
          </table:table-cell>
          <table:table-cell office:value-type="float" office:value="34814" calcext:value-type="float">
            <text:p>34814</text:p>
          </table:table-cell>
          <table:table-cell office:value-type="float" office:value="34998" calcext:value-type="float">
            <text:p>34998</text:p>
          </table:table-cell>
          <table:table-cell table:style-name="Pivot_20_Table_20_Value" table:number-columns-repeated="15"/>
          <table:table-cell table:number-columns-repeated="6"/>
          <table:table-cell office:value-type="float" office:value="102195" calcext:value-type="float">
            <text:p>102195</text:p>
          </table:table-cell>
          <table:table-cell table:number-columns-repeated="35"/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float" office:value="6326" calcext:value-type="float">
            <text:p>6326</text:p>
          </table:table-cell>
          <table:table-cell office:value-type="float" office:value="13179" calcext:value-type="float">
            <text:p>13179</text:p>
          </table:table-cell>
          <table:table-cell office:value-type="float" office:value="24591" calcext:value-type="float">
            <text:p>24591</text:p>
          </table:table-cell>
          <table:table-cell office:value-type="float" office:value="31987" calcext:value-type="float">
            <text:p>31987</text:p>
          </table:table-cell>
          <table:table-cell office:value-type="float" office:value="25100" calcext:value-type="float">
            <text:p>25100</text:p>
          </table:table-cell>
          <table:table-cell table:style-name="Pivot_20_Table_20_Value" table:number-columns-repeated="14"/>
          <table:table-cell table:number-columns-repeated="6"/>
          <table:table-cell office:value-type="float" office:value="101183" calcext:value-type="float">
            <text:p>101183</text:p>
          </table:table-cell>
          <table:table-cell table:number-columns-repeated="35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3821" calcext:value-type="float">
            <text:p>3821</text:p>
          </table:table-cell>
          <table:table-cell office:value-type="float" office:value="8484" calcext:value-type="float">
            <text:p>8484</text:p>
          </table:table-cell>
          <table:table-cell office:value-type="float" office:value="17244" calcext:value-type="float">
            <text:p>17244</text:p>
          </table:table-cell>
          <table:table-cell office:value-type="float" office:value="26012" calcext:value-type="float">
            <text:p>26012</text:p>
          </table:table-cell>
          <table:table-cell office:value-type="float" office:value="27577" calcext:value-type="float">
            <text:p>27577</text:p>
          </table:table-cell>
          <table:table-cell office:value-type="float" office:value="17527" calcext:value-type="float">
            <text:p>17527</text:p>
          </table:table-cell>
          <table:table-cell table:style-name="Pivot_20_Table_20_Value" table:number-columns-repeated="13"/>
          <table:table-cell table:number-columns-repeated="6"/>
          <table:table-cell office:value-type="float" office:value="100665" calcext:value-type="float">
            <text:p>100665</text:p>
          </table:table-cell>
          <table:table-cell table:number-columns-repeated="35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2308" calcext:value-type="float">
            <text:p>2308</text:p>
          </table:table-cell>
          <table:table-cell office:value-type="float" office:value="5473" calcext:value-type="float">
            <text:p>5473</text:p>
          </table:table-cell>
          <table:table-cell office:value-type="float" office:value="12100" calcext:value-type="float">
            <text:p>12100</text:p>
          </table:table-cell>
          <table:table-cell office:value-type="float" office:value="20011" calcext:value-type="float">
            <text:p>20011</text:p>
          </table:table-cell>
          <table:table-cell office:value-type="float" office:value="25688" calcext:value-type="float">
            <text:p>25688</text:p>
          </table:table-cell>
          <table:table-cell office:value-type="float" office:value="22677" calcext:value-type="float">
            <text:p>22677</text:p>
          </table:table-cell>
          <table:table-cell office:value-type="float" office:value="12133" calcext:value-type="float">
            <text:p>12133</text:p>
          </table:table-cell>
          <table:table-cell table:style-name="Pivot_20_Table_20_Value" table:number-columns-repeated="12"/>
          <table:table-cell table:number-columns-repeated="6"/>
          <table:table-cell office:value-type="float" office:value="100390" calcext:value-type="float">
            <text:p>100390</text:p>
          </table:table-cell>
          <table:table-cell table:number-columns-repeated="35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1570" calcext:value-type="float">
            <text:p>1570</text:p>
          </table:table-cell>
          <table:table-cell office:value-type="float" office:value="3833" calcext:value-type="float">
            <text:p>3833</text:p>
          </table:table-cell>
          <table:table-cell office:value-type="float" office:value="8567" calcext:value-type="float">
            <text:p>8567</text:p>
          </table:table-cell>
          <table:table-cell office:value-type="float" office:value="15419" calcext:value-type="float">
            <text:p>15419</text:p>
          </table:table-cell>
          <table:table-cell office:value-type="float" office:value="21491" calcext:value-type="float">
            <text:p>21491</text:p>
          </table:table-cell>
          <table:table-cell office:value-type="float" office:value="23395" calcext:value-type="float">
            <text:p>23395</text:p>
          </table:table-cell>
          <table:table-cell office:value-type="float" office:value="17913" calcext:value-type="float">
            <text:p>17913</text:p>
          </table:table-cell>
          <table:table-cell office:value-type="float" office:value="8035" calcext:value-type="float">
            <text:p>8035</text:p>
          </table:table-cell>
          <table:table-cell table:style-name="Pivot_20_Table_20_Value" table:number-columns-repeated="11"/>
          <table:table-cell table:number-columns-repeated="6"/>
          <table:table-cell office:value-type="float" office:value="100224" calcext:value-type="float">
            <text:p>100224</text:p>
          </table:table-cell>
          <table:table-cell table:number-columns-repeated="35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985" calcext:value-type="float">
            <text:p>985</text:p>
          </table:table-cell>
          <table:table-cell office:value-type="float" office:value="2638" calcext:value-type="float">
            <text:p>2638</text:p>
          </table:table-cell>
          <table:table-cell office:value-type="float" office:value="6210" calcext:value-type="float">
            <text:p>6210</text:p>
          </table:table-cell>
          <table:table-cell office:value-type="float" office:value="11600" calcext:value-type="float">
            <text:p>11600</text:p>
          </table:table-cell>
          <table:table-cell office:value-type="float" office:value="17759" calcext:value-type="float">
            <text:p>17759</text:p>
          </table:table-cell>
          <table:table-cell office:value-type="float" office:value="21895" calcext:value-type="float">
            <text:p>21895</text:p>
          </table:table-cell>
          <table:table-cell office:value-type="float" office:value="20325" calcext:value-type="float">
            <text:p>20325</text:p>
          </table:table-cell>
          <table:table-cell office:value-type="float" office:value="13423" calcext:value-type="float">
            <text:p>13423</text:p>
          </table:table-cell>
          <table:table-cell office:value-type="float" office:value="5284" calcext:value-type="float">
            <text:p>5284</text:p>
          </table:table-cell>
          <table:table-cell table:style-name="Pivot_20_Table_20_Value" table:number-columns-repeated="10"/>
          <table:table-cell table:number-columns-repeated="6"/>
          <table:table-cell office:value-type="float" office:value="100119" calcext:value-type="float">
            <text:p>100119</text:p>
          </table:table-cell>
          <table:table-cell table:number-columns-repeated="35"/>
        </table:table-row>
        <table:table-row table:style-name="ro2">
          <table:table-cell office:value-type="float" office:value="10" calcext:value-type="float">
            <text:p>10</text:p>
          </table:table-cell>
          <table:table-cell/>
          <table:table-cell office:value-type="float" office:value="732" calcext:value-type="float">
            <text:p>732</text:p>
          </table:table-cell>
          <table:table-cell office:value-type="float" office:value="1961" calcext:value-type="float">
            <text:p>1961</text:p>
          </table:table-cell>
          <table:table-cell office:value-type="float" office:value="4603" calcext:value-type="float">
            <text:p>4603</text:p>
          </table:table-cell>
          <table:table-cell office:value-type="float" office:value="8790" calcext:value-type="float">
            <text:p>8790</text:p>
          </table:table-cell>
          <table:table-cell office:value-type="float" office:value="14512" calcext:value-type="float">
            <text:p>14512</text:p>
          </table:table-cell>
          <table:table-cell office:value-type="float" office:value="19108" calcext:value-type="float">
            <text:p>19108</text:p>
          </table:table-cell>
          <table:table-cell office:value-type="float" office:value="20448" calcext:value-type="float">
            <text:p>20448</text:p>
          </table:table-cell>
          <table:table-cell office:value-type="float" office:value="16802" calcext:value-type="float">
            <text:p>16802</text:p>
          </table:table-cell>
          <table:table-cell office:value-type="float" office:value="9838" calcext:value-type="float">
            <text:p>9838</text:p>
          </table:table-cell>
          <table:table-cell office:value-type="float" office:value="3283" calcext:value-type="float">
            <text:p>3283</text:p>
          </table:table-cell>
          <table:table-cell table:style-name="Pivot_20_Table_20_Value" table:number-columns-repeated="9"/>
          <table:table-cell table:number-columns-repeated="6"/>
          <table:table-cell office:value-type="float" office:value="100077" calcext:value-type="float">
            <text:p>100077</text:p>
          </table:table-cell>
          <table:table-cell table:number-columns-repeated="35"/>
        </table:table-row>
        <table:table-row table:style-name="ro2">
          <table:table-cell office:value-type="float" office:value="11" calcext:value-type="float">
            <text:p>11</text:p>
          </table:table-cell>
          <table:table-cell/>
          <table:table-cell office:value-type="float" office:value="503" calcext:value-type="float">
            <text:p>503</text:p>
          </table:table-cell>
          <table:table-cell office:value-type="float" office:value="1352" calcext:value-type="float">
            <text:p>1352</text:p>
          </table:table-cell>
          <table:table-cell office:value-type="float" office:value="3378" calcext:value-type="float">
            <text:p>3378</text:p>
          </table:table-cell>
          <table:table-cell office:value-type="float" office:value="6902" calcext:value-type="float">
            <text:p>6902</text:p>
          </table:table-cell>
          <table:table-cell office:value-type="float" office:value="11751" calcext:value-type="float">
            <text:p>11751</text:p>
          </table:table-cell>
          <table:table-cell office:value-type="float" office:value="16404" calcext:value-type="float">
            <text:p>16404</text:p>
          </table:table-cell>
          <table:table-cell office:value-type="float" office:value="19296" calcext:value-type="float">
            <text:p>19296</text:p>
          </table:table-cell>
          <table:table-cell office:value-type="float" office:value="18206" calcext:value-type="float">
            <text:p>18206</text:p>
          </table:table-cell>
          <table:table-cell office:value-type="float" office:value="13406" calcext:value-type="float">
            <text:p>13406</text:p>
          </table:table-cell>
          <table:table-cell office:value-type="float" office:value="6775" calcext:value-type="float">
            <text:p>6775</text:p>
          </table:table-cell>
          <table:table-cell office:value-type="float" office:value="2061" calcext:value-type="float">
            <text:p>2061</text:p>
          </table:table-cell>
          <table:table-cell table:style-name="Pivot_20_Table_20_Value" table:number-columns-repeated="8"/>
          <table:table-cell table:number-columns-repeated="6"/>
          <table:table-cell office:value-type="float" office:value="100034" calcext:value-type="float">
            <text:p>100034</text:p>
          </table:table-cell>
          <table:table-cell table:number-columns-repeated="35"/>
        </table:table-row>
        <table:table-row table:style-name="ro2">
          <table:table-cell office:value-type="float" office:value="12" calcext:value-type="float">
            <text:p>12</text:p>
          </table:table-cell>
          <table:table-cell/>
          <table:table-cell office:value-type="float" office:value="347" calcext:value-type="float">
            <text:p>347</text:p>
          </table:table-cell>
          <table:table-cell office:value-type="float" office:value="1073" calcext:value-type="float">
            <text:p>1073</text:p>
          </table:table-cell>
          <table:table-cell office:value-type="float" office:value="2656" calcext:value-type="float">
            <text:p>2656</text:p>
          </table:table-cell>
          <table:table-cell office:value-type="float" office:value="5425" calcext:value-type="float">
            <text:p>5425</text:p>
          </table:table-cell>
          <table:table-cell office:value-type="float" office:value="9535" calcext:value-type="float">
            <text:p>9535</text:p>
          </table:table-cell>
          <table:table-cell office:value-type="float" office:value="14047" calcext:value-type="float">
            <text:p>14047</text:p>
          </table:table-cell>
          <table:table-cell office:value-type="float" office:value="17411" calcext:value-type="float">
            <text:p>17411</text:p>
          </table:table-cell>
          <table:table-cell office:value-type="float" office:value="18364" calcext:value-type="float">
            <text:p>18364</text:p>
          </table:table-cell>
          <table:table-cell office:value-type="float" office:value="15222" calcext:value-type="float">
            <text:p>15222</text:p>
          </table:table-cell>
          <table:table-cell office:value-type="float" office:value="10113" calcext:value-type="float">
            <text:p>10113</text:p>
          </table:table-cell>
          <table:table-cell office:value-type="float" office:value="4593" calcext:value-type="float">
            <text:p>4593</text:p>
          </table:table-cell>
          <table:table-cell office:value-type="float" office:value="1225" calcext:value-type="float">
            <text:p>1225</text:p>
          </table:table-cell>
          <table:table-cell table:style-name="Pivot_20_Table_20_Value" table:number-columns-repeated="7"/>
          <table:table-cell table:number-columns-repeated="6"/>
          <table:table-cell office:value-type="float" office:value="100011" calcext:value-type="float">
            <text:p>100011</text:p>
          </table:table-cell>
          <table:table-cell table:number-columns-repeated="35"/>
        </table:table-row>
        <table:table-row table:style-name="ro2">
          <table:table-cell office:value-type="float" office:value="13" calcext:value-type="float">
            <text:p>13</text:p>
          </table:table-cell>
          <table:table-cell/>
          <table:table-cell office:value-type="float" office:value="259" calcext:value-type="float">
            <text:p>259</text:p>
          </table:table-cell>
          <table:table-cell office:value-type="float" office:value="755" calcext:value-type="float">
            <text:p>755</text:p>
          </table:table-cell>
          <table:table-cell office:value-type="float" office:value="2020" calcext:value-type="float">
            <text:p>2020</text:p>
          </table:table-cell>
          <table:table-cell office:value-type="float" office:value="4071" calcext:value-type="float">
            <text:p>4071</text:p>
          </table:table-cell>
          <table:table-cell office:value-type="float" office:value="7499" calcext:value-type="float">
            <text:p>7499</text:p>
          </table:table-cell>
          <table:table-cell office:value-type="float" office:value="12009" calcext:value-type="float">
            <text:p>12009</text:p>
          </table:table-cell>
          <table:table-cell office:value-type="float" office:value="15805" calcext:value-type="float">
            <text:p>15805</text:p>
          </table:table-cell>
          <table:table-cell office:value-type="float" office:value="17627" calcext:value-type="float">
            <text:p>17627</text:p>
          </table:table-cell>
          <table:table-cell office:value-type="float" office:value="16557" calcext:value-type="float">
            <text:p>16557</text:p>
          </table:table-cell>
          <table:table-cell office:value-type="float" office:value="12378" calcext:value-type="float">
            <text:p>12378</text:p>
          </table:table-cell>
          <table:table-cell office:value-type="float" office:value="7340" calcext:value-type="float">
            <text:p>7340</text:p>
          </table:table-cell>
          <table:table-cell office:value-type="float" office:value="3000" calcext:value-type="float">
            <text:p>3000</text:p>
          </table:table-cell>
          <table:table-cell office:value-type="float" office:value="681" calcext:value-type="float">
            <text:p>681</text:p>
          </table:table-cell>
          <table:table-cell table:style-name="Pivot_20_Table_20_Value" table:number-columns-repeated="6"/>
          <table:table-cell table:number-columns-repeated="6"/>
          <table:table-cell office:value-type="float" office:value="100001" calcext:value-type="float">
            <text:p>100001</text:p>
          </table:table-cell>
          <table:table-cell table:number-columns-repeated="35"/>
        </table:table-row>
        <table:table-row table:style-name="ro2">
          <table:table-cell office:value-type="float" office:value="14" calcext:value-type="float">
            <text:p>14</text:p>
          </table:table-cell>
          <table:table-cell/>
          <table:table-cell office:value-type="float" office:value="219" calcext:value-type="float">
            <text:p>219</text:p>
          </table:table-cell>
          <table:table-cell office:value-type="float" office:value="594" calcext:value-type="float">
            <text:p>594</text:p>
          </table:table-cell>
          <table:table-cell office:value-type="float" office:value="1576" calcext:value-type="float">
            <text:p>1576</text:p>
          </table:table-cell>
          <table:table-cell office:value-type="float" office:value="3380" calcext:value-type="float">
            <text:p>3380</text:p>
          </table:table-cell>
          <table:table-cell office:value-type="float" office:value="6297" calcext:value-type="float">
            <text:p>6297</text:p>
          </table:table-cell>
          <table:table-cell office:value-type="float" office:value="10128" calcext:value-type="float">
            <text:p>10128</text:p>
          </table:table-cell>
          <table:table-cell office:value-type="float" office:value="13938" calcext:value-type="float">
            <text:p>13938</text:p>
          </table:table-cell>
          <table:table-cell office:value-type="float" office:value="16621" calcext:value-type="float">
            <text:p>16621</text:p>
          </table:table-cell>
          <table:table-cell office:value-type="float" office:value="16667" calcext:value-type="float">
            <text:p>16667</text:p>
          </table:table-cell>
          <table:table-cell office:value-type="float" office:value="13825" calcext:value-type="float">
            <text:p>13825</text:p>
          </table:table-cell>
          <table:table-cell office:value-type="float" office:value="9578" calcext:value-type="float">
            <text:p>9578</text:p>
          </table:table-cell>
          <table:table-cell office:value-type="float" office:value="4899" calcext:value-type="float">
            <text:p>4899</text:p>
          </table:table-cell>
          <table:table-cell office:value-type="float" office:value="1899" calcext:value-type="float">
            <text:p>1899</text:p>
          </table:table-cell>
          <table:table-cell office:value-type="float" office:value="369" calcext:value-type="float">
            <text:p>369</text:p>
          </table:table-cell>
          <table:table-cell table:style-name="Pivot_20_Table_20_Value" table:number-columns-repeated="5"/>
          <table:table-cell table:number-columns-repeated="6"/>
          <table:table-cell office:value-type="float" office:value="99990" calcext:value-type="float">
            <text:p>99990</text:p>
          </table:table-cell>
          <table:table-cell table:number-columns-repeated="35"/>
        </table:table-row>
        <table:table-row table:style-name="ro2">
          <table:table-cell office:value-type="float" office:value="15" calcext:value-type="float">
            <text:p>15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455" calcext:value-type="float">
            <text:p>455</text:p>
          </table:table-cell>
          <table:table-cell office:value-type="float" office:value="1214" calcext:value-type="float">
            <text:p>1214</text:p>
          </table:table-cell>
          <table:table-cell office:value-type="float" office:value="2721" calcext:value-type="float">
            <text:p>2721</text:p>
          </table:table-cell>
          <table:table-cell office:value-type="float" office:value="5078" calcext:value-type="float">
            <text:p>5078</text:p>
          </table:table-cell>
          <table:table-cell office:value-type="float" office:value="8534" calcext:value-type="float">
            <text:p>8534</text:p>
          </table:table-cell>
          <table:table-cell office:value-type="float" office:value="12277" calcext:value-type="float">
            <text:p>12277</text:p>
          </table:table-cell>
          <table:table-cell office:value-type="float" office:value="15202" calcext:value-type="float">
            <text:p>15202</text:p>
          </table:table-cell>
          <table:table-cell office:value-type="float" office:value="16524" calcext:value-type="float">
            <text:p>16524</text:p>
          </table:table-cell>
          <table:table-cell office:value-type="float" office:value="15066" calcext:value-type="float">
            <text:p>15066</text:p>
          </table:table-cell>
          <table:table-cell office:value-type="float" office:value="11279" calcext:value-type="float">
            <text:p>11279</text:p>
          </table:table-cell>
          <table:table-cell office:value-type="float" office:value="6936" calcext:value-type="float">
            <text:p>6936</text:p>
          </table:table-cell>
          <table:table-cell office:value-type="float" office:value="3256" calcext:value-type="float">
            <text:p>3256</text:p>
          </table:table-cell>
          <table:table-cell office:value-type="float" office:value="1091" calcext:value-type="float">
            <text:p>1091</text:p>
          </table:table-cell>
          <table:table-cell office:value-type="float" office:value="190" calcext:value-type="float">
            <text:p>190</text:p>
          </table:table-cell>
          <table:table-cell table:style-name="Pivot_20_Table_20_Value" table:number-columns-repeated="4"/>
          <table:table-cell table:number-columns-repeated="6"/>
          <table:table-cell office:value-type="float" office:value="99987" calcext:value-type="float">
            <text:p>99987</text:p>
          </table:table-cell>
          <table:table-cell table:number-columns-repeated="35"/>
        </table:table-row>
        <table:table-row table:style-name="ro2">
          <table:table-cell office:value-type="float" office:value="16" calcext:value-type="float">
            <text:p>16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358" calcext:value-type="float">
            <text:p>358</text:p>
          </table:table-cell>
          <table:table-cell office:value-type="float" office:value="1043" calcext:value-type="float">
            <text:p>1043</text:p>
          </table:table-cell>
          <table:table-cell office:value-type="float" office:value="2277" calcext:value-type="float">
            <text:p>2277</text:p>
          </table:table-cell>
          <table:table-cell office:value-type="float" office:value="4422" calcext:value-type="float">
            <text:p>4422</text:p>
          </table:table-cell>
          <table:table-cell office:value-type="float" office:value="7454" calcext:value-type="float">
            <text:p>7454</text:p>
          </table:table-cell>
          <table:table-cell office:value-type="float" office:value="10719" calcext:value-type="float">
            <text:p>10719</text:p>
          </table:table-cell>
          <table:table-cell office:value-type="float" office:value="13958" calcext:value-type="float">
            <text:p>13958</text:p>
          </table:table-cell>
          <table:table-cell office:value-type="float" office:value="15727" calcext:value-type="float">
            <text:p>15727</text:p>
          </table:table-cell>
          <table:table-cell office:value-type="float" office:value="15413" calcext:value-type="float">
            <text:p>15413</text:p>
          </table:table-cell>
          <table:table-cell office:value-type="float" office:value="12483" calcext:value-type="float">
            <text:p>12483</text:p>
          </table:table-cell>
          <table:table-cell office:value-type="float" office:value="8513" calcext:value-type="float">
            <text:p>8513</text:p>
          </table:table-cell>
          <table:table-cell office:value-type="float" office:value="4741" calcext:value-type="float">
            <text:p>4741</text:p>
          </table:table-cell>
          <table:table-cell office:value-type="float" office:value="2017" calcext:value-type="float">
            <text:p>2017</text:p>
          </table:table-cell>
          <table:table-cell office:value-type="float" office:value="600" calcext:value-type="float">
            <text:p>600</text:p>
          </table:table-cell>
          <table:table-cell office:value-type="float" office:value="105" calcext:value-type="float">
            <text:p>105</text:p>
          </table:table-cell>
          <table:table-cell table:style-name="Pivot_20_Table_20_Value" table:number-columns-repeated="3"/>
          <table:table-cell table:number-columns-repeated="6"/>
          <table:table-cell office:value-type="float" office:value="99979" calcext:value-type="float">
            <text:p>99979</text:p>
          </table:table-cell>
          <table:table-cell table:number-columns-repeated="35"/>
        </table:table-row>
        <table:table-row table:style-name="ro2">
          <table:table-cell office:value-type="float" office:value="17" calcext:value-type="float">
            <text:p>17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278" calcext:value-type="float">
            <text:p>278</text:p>
          </table:table-cell>
          <table:table-cell office:value-type="float" office:value="801" calcext:value-type="float">
            <text:p>801</text:p>
          </table:table-cell>
          <table:table-cell office:value-type="float" office:value="1819" calcext:value-type="float">
            <text:p>1819</text:p>
          </table:table-cell>
          <table:table-cell office:value-type="float" office:value="3543" calcext:value-type="float">
            <text:p>3543</text:p>
          </table:table-cell>
          <table:table-cell office:value-type="float" office:value="6065" calcext:value-type="float">
            <text:p>6065</text:p>
          </table:table-cell>
          <table:table-cell office:value-type="float" office:value="9705" calcext:value-type="float">
            <text:p>9705</text:p>
          </table:table-cell>
          <table:table-cell office:value-type="float" office:value="12821" calcext:value-type="float">
            <text:p>12821</text:p>
          </table:table-cell>
          <table:table-cell office:value-type="float" office:value="15010" calcext:value-type="float">
            <text:p>15010</text:p>
          </table:table-cell>
          <table:table-cell office:value-type="float" office:value="15389" calcext:value-type="float">
            <text:p>15389</text:p>
          </table:table-cell>
          <table:table-cell office:value-type="float" office:value="13527" calcext:value-type="float">
            <text:p>13527</text:p>
          </table:table-cell>
          <table:table-cell office:value-type="float" office:value="9981" calcext:value-type="float">
            <text:p>9981</text:p>
          </table:table-cell>
          <table:table-cell office:value-type="float" office:value="6092" calcext:value-type="float">
            <text:p>6092</text:p>
          </table:table-cell>
          <table:table-cell office:value-type="float" office:value="3184" calcext:value-type="float">
            <text:p>3184</text:p>
          </table:table-cell>
          <table:table-cell office:value-type="float" office:value="1246" calcext:value-type="float">
            <text:p>1246</text:p>
          </table:table-cell>
          <table:table-cell office:value-type="float" office:value="336" calcext:value-type="float">
            <text:p>336</text:p>
          </table:table-cell>
          <table:table-cell office:value-type="float" office:value="55" calcext:value-type="float">
            <text:p>55</text:p>
          </table:table-cell>
          <table:table-cell table:style-name="Pivot_20_Table_20_Value" table:number-columns-repeated="2"/>
          <table:table-cell table:number-columns-repeated="6"/>
          <table:table-cell office:value-type="float" office:value="99979" calcext:value-type="float">
            <text:p>99979</text:p>
          </table:table-cell>
          <table:table-cell table:number-columns-repeated="35"/>
        </table:table-row>
        <table:table-row table:style-name="ro2">
          <table:table-cell office:value-type="float" office:value="18" calcext:value-type="float">
            <text:p>18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249" calcext:value-type="float">
            <text:p>249</text:p>
          </table:table-cell>
          <table:table-cell office:value-type="float" office:value="742" calcext:value-type="float">
            <text:p>742</text:p>
          </table:table-cell>
          <table:table-cell office:value-type="float" office:value="1543" calcext:value-type="float">
            <text:p>1543</text:p>
          </table:table-cell>
          <table:table-cell office:value-type="float" office:value="3231" calcext:value-type="float">
            <text:p>3231</text:p>
          </table:table-cell>
          <table:table-cell office:value-type="float" office:value="5457" calcext:value-type="float">
            <text:p>5457</text:p>
          </table:table-cell>
          <table:table-cell office:value-type="float" office:value="8465" calcext:value-type="float">
            <text:p>8465</text:p>
          </table:table-cell>
          <table:table-cell office:value-type="float" office:value="11807" calcext:value-type="float">
            <text:p>11807</text:p>
          </table:table-cell>
          <table:table-cell office:value-type="float" office:value="14244" calcext:value-type="float">
            <text:p>14244</text:p>
          </table:table-cell>
          <table:table-cell office:value-type="float" office:value="15102" calcext:value-type="float">
            <text:p>15102</text:p>
          </table:table-cell>
          <table:table-cell office:value-type="float" office:value="13891" calcext:value-type="float">
            <text:p>13891</text:p>
          </table:table-cell>
          <table:table-cell office:value-type="float" office:value="10967" calcext:value-type="float">
            <text:p>10967</text:p>
          </table:table-cell>
          <table:table-cell office:value-type="float" office:value="7256" calcext:value-type="float">
            <text:p>7256</text:p>
          </table:table-cell>
          <table:table-cell office:value-type="float" office:value="4143" calcext:value-type="float">
            <text:p>4143</text:p>
          </table:table-cell>
          <table:table-cell office:value-type="float" office:value="1946" calcext:value-type="float">
            <text:p>1946</text:p>
          </table:table-cell>
          <table:table-cell office:value-type="float" office:value="650" calcext:value-type="float">
            <text:p>650</text:p>
          </table:table-cell>
          <table:table-cell office:value-type="float" office:value="152" calcext:value-type="float">
            <text:p>152</text:p>
          </table:table-cell>
          <table:table-cell office:value-type="float" office:value="27" calcext:value-type="float">
            <text:p>27</text:p>
          </table:table-cell>
          <table:table-cell table:style-name="Pivot_20_Table_20_Value"/>
          <table:table-cell table:number-columns-repeated="6"/>
          <table:table-cell office:value-type="float" office:value="99971" calcext:value-type="float">
            <text:p>99971</text:p>
          </table:table-cell>
          <table:table-cell table:number-columns-repeated="35"/>
        </table:table-row>
        <table:table-row table:style-name="ro2">
          <table:table-cell office:value-type="float" office:value="19" calcext:value-type="float">
            <text:p>19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207" calcext:value-type="float">
            <text:p>207</text:p>
          </table:table-cell>
          <table:table-cell office:value-type="float" office:value="552" calcext:value-type="float">
            <text:p>552</text:p>
          </table:table-cell>
          <table:table-cell office:value-type="float" office:value="1312" calcext:value-type="float">
            <text:p>1312</text:p>
          </table:table-cell>
          <table:table-cell office:value-type="float" office:value="2567" calcext:value-type="float">
            <text:p>2567</text:p>
          </table:table-cell>
          <table:table-cell office:value-type="float" office:value="4667" calcext:value-type="float">
            <text:p>4667</text:p>
          </table:table-cell>
          <table:table-cell office:value-type="float" office:value="7309" calcext:value-type="float">
            <text:p>7309</text:p>
          </table:table-cell>
          <table:table-cell office:value-type="float" office:value="10625" calcext:value-type="float">
            <text:p>10625</text:p>
          </table:table-cell>
          <table:table-cell office:value-type="float" office:value="13251" calcext:value-type="float">
            <text:p>13251</text:p>
          </table:table-cell>
          <table:table-cell office:value-type="float" office:value="14845" calcext:value-type="float">
            <text:p>14845</text:p>
          </table:table-cell>
          <table:table-cell office:value-type="float" office:value="14183" calcext:value-type="float">
            <text:p>14183</text:p>
          </table:table-cell>
          <table:table-cell office:value-type="float" office:value="12046" calcext:value-type="float">
            <text:p>12046</text:p>
          </table:table-cell>
          <table:table-cell office:value-type="float" office:value="8707" calcext:value-type="float">
            <text:p>8707</text:p>
          </table:table-cell>
          <table:table-cell office:value-type="float" office:value="5212" calcext:value-type="float">
            <text:p>5212</text:p>
          </table:table-cell>
          <table:table-cell office:value-type="float" office:value="2750" calcext:value-type="float">
            <text:p>2750</text:p>
          </table:table-cell>
          <table:table-cell office:value-type="float" office:value="1167" calcext:value-type="float">
            <text:p>1167</text:p>
          </table:table-cell>
          <table:table-cell office:value-type="float" office:value="374" calcext:value-type="float">
            <text:p>374</text:p>
          </table:table-cell>
          <table:table-cell office:value-type="float" office:value="86" calcext:value-type="float">
            <text:p>86</text:p>
          </table:table-cell>
          <table:table-cell office:value-type="float" office:value="11" calcext:value-type="float">
            <text:p>11</text:p>
          </table:table-cell>
          <table:table-cell table:number-columns-repeated="6"/>
          <table:table-cell office:value-type="float" office:value="99964" calcext:value-type="float">
            <text:p>99964</text:p>
          </table:table-cell>
          <table:table-cell table:number-columns-repeated="35"/>
        </table:table-row>
        <table:table-row table:style-name="ro2">
          <table:table-cell office:value-type="float" office:value="20" calcext:value-type="float">
            <text:p>20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177" calcext:value-type="float">
            <text:p>177</text:p>
          </table:table-cell>
          <table:table-cell office:value-type="float" office:value="531" calcext:value-type="float">
            <text:p>531</text:p>
          </table:table-cell>
          <table:table-cell office:value-type="float" office:value="1126" calcext:value-type="float">
            <text:p>1126</text:p>
          </table:table-cell>
          <table:table-cell office:value-type="float" office:value="2336" calcext:value-type="float">
            <text:p>2336</text:p>
          </table:table-cell>
          <table:table-cell office:value-type="float" office:value="4276" calcext:value-type="float">
            <text:p>4276</text:p>
          </table:table-cell>
          <table:table-cell office:value-type="float" office:value="6903" calcext:value-type="float">
            <text:p>6903</text:p>
          </table:table-cell>
          <table:table-cell office:value-type="float" office:value="9859" calcext:value-type="float">
            <text:p>9859</text:p>
          </table:table-cell>
          <table:table-cell office:value-type="float" office:value="12597" calcext:value-type="float">
            <text:p>12597</text:p>
          </table:table-cell>
          <table:table-cell office:value-type="float" office:value="14183" calcext:value-type="float">
            <text:p>14183</text:p>
          </table:table-cell>
          <table:table-cell office:value-type="float" office:value="14228" calcext:value-type="float">
            <text:p>14228</text:p>
          </table:table-cell>
          <table:table-cell office:value-type="float" office:value="12318" calcext:value-type="float">
            <text:p>12318</text:p>
          </table:table-cell>
          <table:table-cell office:value-type="float" office:value="9309" calcext:value-type="float">
            <text:p>9309</text:p>
          </table:table-cell>
          <table:table-cell office:value-type="float" office:value="6272" calcext:value-type="float">
            <text:p>6272</text:p>
          </table:table-cell>
          <table:table-cell office:value-type="float" office:value="3383" calcext:value-type="float">
            <text:p>3383</text:p>
          </table:table-cell>
          <table:table-cell office:value-type="float" office:value="1597" calcext:value-type="float">
            <text:p>1597</text:p>
          </table:table-cell>
          <table:table-cell office:value-type="float" office:value="588" calcext:value-type="float">
            <text:p>588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5"/>
          <table:table-cell office:value-type="float" office:value="99968" calcext:value-type="float">
            <text:p>99968</text:p>
          </table:table-cell>
          <table:table-cell table:number-columns-repeated="35"/>
        </table:table-row>
        <table:table-row table:style-name="ro2">
          <table:table-cell office:value-type="float" office:value="21" calcext:value-type="float">
            <text:p>21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149" calcext:value-type="float">
            <text:p>149</text:p>
          </table:table-cell>
          <table:table-cell office:value-type="float" office:value="428" calcext:value-type="float">
            <text:p>428</text:p>
          </table:table-cell>
          <table:table-cell office:value-type="float" office:value="949" calcext:value-type="float">
            <text:p>949</text:p>
          </table:table-cell>
          <table:table-cell office:value-type="float" office:value="2000" calcext:value-type="float">
            <text:p>2000</text:p>
          </table:table-cell>
          <table:table-cell office:value-type="float" office:value="3628" calcext:value-type="float">
            <text:p>3628</text:p>
          </table:table-cell>
          <table:table-cell office:value-type="float" office:value="5864" calcext:value-type="float">
            <text:p>5864</text:p>
          </table:table-cell>
          <table:table-cell office:value-type="float" office:value="8793" calcext:value-type="float">
            <text:p>8793</text:p>
          </table:table-cell>
          <table:table-cell office:value-type="float" office:value="11811" calcext:value-type="float">
            <text:p>11811</text:p>
          </table:table-cell>
          <table:table-cell office:value-type="float" office:value="13705" calcext:value-type="float">
            <text:p>13705</text:p>
          </table:table-cell>
          <table:table-cell office:value-type="float" office:value="14159" calcext:value-type="float">
            <text:p>14159</text:p>
          </table:table-cell>
          <table:table-cell office:value-type="float" office:value="13075" calcext:value-type="float">
            <text:p>13075</text:p>
          </table:table-cell>
          <table:table-cell office:value-type="float" office:value="10255" calcext:value-type="float">
            <text:p>10255</text:p>
          </table:table-cell>
          <table:table-cell office:value-type="float" office:value="7266" calcext:value-type="float">
            <text:p>7266</text:p>
          </table:table-cell>
          <table:table-cell office:value-type="float" office:value="4301" calcext:value-type="float">
            <text:p>4301</text:p>
          </table:table-cell>
          <table:table-cell office:value-type="float" office:value="2154" calcext:value-type="float">
            <text:p>2154</text:p>
          </table:table-cell>
          <table:table-cell office:value-type="float" office:value="917" calcext:value-type="float">
            <text:p>917</text:p>
          </table:table-cell>
          <table:table-cell office:value-type="float" office:value="340" calcext:value-type="float">
            <text:p>340</text:p>
          </table:table-cell>
          <table:table-cell office:value-type="float" office:value="94" calcext:value-type="float">
            <text:p>9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7" calcext:value-type="float">
            <text:p>7</text:p>
          </table:table-cell>
          <table:table-cell table:number-columns-repeated="4"/>
          <table:table-cell office:value-type="float" office:value="99960" calcext:value-type="float">
            <text:p>99960</text:p>
          </table:table-cell>
          <table:table-cell table:number-columns-repeated="35"/>
        </table:table-row>
        <table:table-row table:style-name="ro2">
          <table:table-cell office:value-type="float" office:value="22" calcext:value-type="float">
            <text:p>22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120" calcext:value-type="float">
            <text:p>120</text:p>
          </table:table-cell>
          <table:table-cell office:value-type="float" office:value="383" calcext:value-type="float">
            <text:p>383</text:p>
          </table:table-cell>
          <table:table-cell office:value-type="float" office:value="929" calcext:value-type="float">
            <text:p>929</text:p>
          </table:table-cell>
          <table:table-cell office:value-type="float" office:value="1817" calcext:value-type="float">
            <text:p>1817</text:p>
          </table:table-cell>
          <table:table-cell office:value-type="float" office:value="3479" calcext:value-type="float">
            <text:p>3479</text:p>
          </table:table-cell>
          <table:table-cell office:value-type="float" office:value="5625" calcext:value-type="float">
            <text:p>5625</text:p>
          </table:table-cell>
          <table:table-cell office:value-type="float" office:value="8339" calcext:value-type="float">
            <text:p>8339</text:p>
          </table:table-cell>
          <table:table-cell office:value-type="float" office:value="11110" calcext:value-type="float">
            <text:p>11110</text:p>
          </table:table-cell>
          <table:table-cell office:value-type="float" office:value="13233" calcext:value-type="float">
            <text:p>13233</text:p>
          </table:table-cell>
          <table:table-cell office:value-type="float" office:value="14198" calcext:value-type="float">
            <text:p>14198</text:p>
          </table:table-cell>
          <table:table-cell office:value-type="float" office:value="12968" calcext:value-type="float">
            <text:p>12968</text:p>
          </table:table-cell>
          <table:table-cell office:value-type="float" office:value="10549" calcext:value-type="float">
            <text:p>10549</text:p>
          </table:table-cell>
          <table:table-cell office:value-type="float" office:value="7652" calcext:value-type="float">
            <text:p>7652</text:p>
          </table:table-cell>
          <table:table-cell office:value-type="float" office:value="4976" calcext:value-type="float">
            <text:p>4976</text:p>
          </table:table-cell>
          <table:table-cell office:value-type="float" office:value="2625" calcext:value-type="float">
            <text:p>2625</text:p>
          </table:table-cell>
          <table:table-cell office:value-type="float" office:value="1213" calcext:value-type="float">
            <text:p>1213</text:p>
          </table:table-cell>
          <table:table-cell office:value-type="float" office:value="490" calcext:value-type="float">
            <text:p>490</text:p>
          </table:table-cell>
          <table:table-cell office:value-type="float" office:value="167" calcext:value-type="float">
            <text:p>167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5" calcext:value-type="float">
            <text:p>5</text:p>
          </table:table-cell>
          <table:table-cell table:number-columns-repeated="4"/>
          <table:table-cell office:value-type="float" office:value="99964" calcext:value-type="float">
            <text:p>99964</text:p>
          </table:table-cell>
          <table:table-cell table:number-columns-repeated="35"/>
        </table:table-row>
        <table:table-row table:style-name="ro2">
          <table:table-cell office:value-type="float" office:value="23" calcext:value-type="float">
            <text:p>23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27" calcext:value-type="float">
            <text:p>127</text:p>
          </table:table-cell>
          <table:table-cell office:value-type="float" office:value="326" calcext:value-type="float">
            <text:p>326</text:p>
          </table:table-cell>
          <table:table-cell office:value-type="float" office:value="729" calcext:value-type="float">
            <text:p>729</text:p>
          </table:table-cell>
          <table:table-cell office:value-type="float" office:value="1565" calcext:value-type="float">
            <text:p>1565</text:p>
          </table:table-cell>
          <table:table-cell office:value-type="float" office:value="2943" calcext:value-type="float">
            <text:p>2943</text:p>
          </table:table-cell>
          <table:table-cell office:value-type="float" office:value="4938" calcext:value-type="float">
            <text:p>4938</text:p>
          </table:table-cell>
          <table:table-cell office:value-type="float" office:value="7530" calcext:value-type="float">
            <text:p>7530</text:p>
          </table:table-cell>
          <table:table-cell office:value-type="float" office:value="10505" calcext:value-type="float">
            <text:p>10505</text:p>
          </table:table-cell>
          <table:table-cell office:value-type="float" office:value="12732" calcext:value-type="float">
            <text:p>12732</text:p>
          </table:table-cell>
          <table:table-cell office:value-type="float" office:value="13626" calcext:value-type="float">
            <text:p>13626</text:p>
          </table:table-cell>
          <table:table-cell office:value-type="float" office:value="13262" calcext:value-type="float">
            <text:p>13262</text:p>
          </table:table-cell>
          <table:table-cell office:value-type="float" office:value="11436" calcext:value-type="float">
            <text:p>11436</text:p>
          </table:table-cell>
          <table:table-cell office:value-type="float" office:value="8414" calcext:value-type="float">
            <text:p>8414</text:p>
          </table:table-cell>
          <table:table-cell office:value-type="float" office:value="5840" calcext:value-type="float">
            <text:p>5840</text:p>
          </table:table-cell>
          <table:table-cell office:value-type="float" office:value="3250" calcext:value-type="float">
            <text:p>3250</text:p>
          </table:table-cell>
          <table:table-cell office:value-type="float" office:value="1667" calcext:value-type="float">
            <text:p>1667</text:p>
          </table:table-cell>
          <table:table-cell office:value-type="float" office:value="683" calcext:value-type="float">
            <text:p>683</text:p>
          </table:table-cell>
          <table:table-cell office:value-type="float" office:value="264" calcext:value-type="float">
            <text:p>264</text:p>
          </table:table-cell>
          <table:table-cell table:style-name="ce16" office:value-type="float" office:value="65" calcext:value-type="float">
            <text:p>6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3"/>
          <table:table-cell office:value-type="float" office:value="99961" calcext:value-type="float">
            <text:p>99961</text:p>
          </table:table-cell>
          <table:table-cell table:number-columns-repeated="35"/>
        </table:table-row>
        <table:table-row table:style-name="ro2">
          <table:table-cell office:value-type="float" office:value="24" calcext:value-type="float">
            <text:p>24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24" calcext:value-type="float">
            <text:p>124</text:p>
          </table:table-cell>
          <table:table-cell office:value-type="float" office:value="317" calcext:value-type="float">
            <text:p>317</text:p>
          </table:table-cell>
          <table:table-cell office:value-type="float" office:value="705" calcext:value-type="float">
            <text:p>705</text:p>
          </table:table-cell>
          <table:table-cell office:value-type="float" office:value="1506" calcext:value-type="float">
            <text:p>1506</text:p>
          </table:table-cell>
          <table:table-cell office:value-type="float" office:value="2839" calcext:value-type="float">
            <text:p>2839</text:p>
          </table:table-cell>
          <table:table-cell office:value-type="float" office:value="4956" calcext:value-type="float">
            <text:p>4956</text:p>
          </table:table-cell>
          <table:table-cell office:value-type="float" office:value="7351" calcext:value-type="float">
            <text:p>7351</text:p>
          </table:table-cell>
          <table:table-cell office:value-type="float" office:value="10084" calcext:value-type="float">
            <text:p>10084</text:p>
          </table:table-cell>
          <table:table-cell office:value-type="float" office:value="12295" calcext:value-type="float">
            <text:p>12295</text:p>
          </table:table-cell>
          <table:table-cell office:value-type="float" office:value="13285" calcext:value-type="float">
            <text:p>13285</text:p>
          </table:table-cell>
          <table:table-cell office:value-type="float" office:value="13212" calcext:value-type="float">
            <text:p>13212</text:p>
          </table:table-cell>
          <table:table-cell office:value-type="float" office:value="11621" calcext:value-type="float">
            <text:p>11621</text:p>
          </table:table-cell>
          <table:table-cell office:value-type="float" office:value="8887" calcext:value-type="float">
            <text:p>8887</text:p>
          </table:table-cell>
          <table:table-cell office:value-type="float" office:value="6026" calcext:value-type="float">
            <text:p>6026</text:p>
          </table:table-cell>
          <table:table-cell office:value-type="float" office:value="3478" calcext:value-type="float">
            <text:p>3478</text:p>
          </table:table-cell>
          <table:table-cell office:value-type="float" office:value="1880" calcext:value-type="float">
            <text:p>1880</text:p>
          </table:table-cell>
          <table:table-cell office:value-type="float" office:value="844" calcext:value-type="float">
            <text:p>844</text:p>
          </table:table-cell>
          <table:table-cell office:value-type="float" office:value="348" calcext:value-type="float">
            <text:p>348</text:p>
          </table:table-cell>
          <table:table-cell table:style-name="ce16" office:value-type="float" office:value="133" calcext:value-type="float">
            <text:p>13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5" calcext:value-type="float">
            <text:p>5</text:p>
          </table:table-cell>
          <table:table-cell table:number-columns-repeated="3"/>
          <table:table-cell office:value-type="float" office:value="99960" calcext:value-type="float">
            <text:p>99960</text:p>
          </table:table-cell>
          <table:table-cell table:number-columns-repeated="35"/>
        </table:table-row>
        <table:table-row table:style-name="ro2">
          <table:table-cell office:value-type="float" office:value="25" calcext:value-type="float">
            <text:p>25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97" calcext:value-type="float">
            <text:p>97</text:p>
          </table:table-cell>
          <table:table-cell office:value-type="float" office:value="289" calcext:value-type="float">
            <text:p>289</text:p>
          </table:table-cell>
          <table:table-cell office:value-type="float" office:value="603" calcext:value-type="float">
            <text:p>603</text:p>
          </table:table-cell>
          <table:table-cell office:value-type="float" office:value="1196" calcext:value-type="float">
            <text:p>1196</text:p>
          </table:table-cell>
          <table:table-cell office:value-type="float" office:value="2505" calcext:value-type="float">
            <text:p>2505</text:p>
          </table:table-cell>
          <table:table-cell office:value-type="float" office:value="4311" calcext:value-type="float">
            <text:p>4311</text:p>
          </table:table-cell>
          <table:table-cell office:value-type="float" office:value="6628" calcext:value-type="float">
            <text:p>6628</text:p>
          </table:table-cell>
          <table:table-cell office:value-type="float" office:value="9226" calcext:value-type="float">
            <text:p>9226</text:p>
          </table:table-cell>
          <table:table-cell office:value-type="float" office:value="11968" calcext:value-type="float">
            <text:p>11968</text:p>
          </table:table-cell>
          <table:table-cell office:value-type="float" office:value="13264" calcext:value-type="float">
            <text:p>13264</text:p>
          </table:table-cell>
          <table:table-cell office:value-type="float" office:value="13289" calcext:value-type="float">
            <text:p>13289</text:p>
          </table:table-cell>
          <table:table-cell office:value-type="float" office:value="11998" calcext:value-type="float">
            <text:p>11998</text:p>
          </table:table-cell>
          <table:table-cell office:value-type="float" office:value="9574" calcext:value-type="float">
            <text:p>9574</text:p>
          </table:table-cell>
          <table:table-cell office:value-type="float" office:value="6667" calcext:value-type="float">
            <text:p>6667</text:p>
          </table:table-cell>
          <table:table-cell office:value-type="float" office:value="4173" calcext:value-type="float">
            <text:p>4173</text:p>
          </table:table-cell>
          <table:table-cell office:value-type="float" office:value="2332" calcext:value-type="float">
            <text:p>2332</text:p>
          </table:table-cell>
          <table:table-cell office:value-type="float" office:value="1135" calcext:value-type="float">
            <text:p>1135</text:p>
          </table:table-cell>
          <table:table-cell office:value-type="float" office:value="445" calcext:value-type="float">
            <text:p>445</text:p>
          </table:table-cell>
          <table:table-cell table:style-name="ce16" office:value-type="float" office:value="170" calcext:value-type="float">
            <text:p>170</text:p>
          </table:table-cell>
          <table:table-cell table:style-name="ce16" office:value-type="float" office:value="40" calcext:value-type="float">
            <text:p>40</text:p>
          </table:table-cell>
          <table:table-cell table:style-name="ce16" office:value-type="float" office:value="14" calcext:value-type="float">
            <text:p>14</text:p>
          </table:table-cell>
          <table:table-cell table:number-columns-repeated="3"/>
          <table:table-cell office:value-type="float" office:value="99963" calcext:value-type="float">
            <text:p>99963</text:p>
          </table:table-cell>
          <table:table-cell table:number-columns-repeated="35"/>
        </table:table-row>
        <table:table-row table:style-name="ro2">
          <table:table-cell office:value-type="float" office:value="26" calcext:value-type="float">
            <text:p>26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09" calcext:value-type="float">
            <text:p>109</text:p>
          </table:table-cell>
          <table:table-cell office:value-type="float" office:value="255" calcext:value-type="float">
            <text:p>255</text:p>
          </table:table-cell>
          <table:table-cell office:value-type="float" office:value="599" calcext:value-type="float">
            <text:p>599</text:p>
          </table:table-cell>
          <table:table-cell office:value-type="float" office:value="1310" calcext:value-type="float">
            <text:p>1310</text:p>
          </table:table-cell>
          <table:table-cell office:value-type="float" office:value="2553" calcext:value-type="float">
            <text:p>2553</text:p>
          </table:table-cell>
          <table:table-cell office:value-type="float" office:value="4254" calcext:value-type="float">
            <text:p>4254</text:p>
          </table:table-cell>
          <table:table-cell office:value-type="float" office:value="6568" calcext:value-type="float">
            <text:p>6568</text:p>
          </table:table-cell>
          <table:table-cell office:value-type="float" office:value="9069" calcext:value-type="float">
            <text:p>9069</text:p>
          </table:table-cell>
          <table:table-cell office:value-type="float" office:value="11706" calcext:value-type="float">
            <text:p>11706</text:p>
          </table:table-cell>
          <table:table-cell office:value-type="float" office:value="13249" calcext:value-type="float">
            <text:p>13249</text:p>
          </table:table-cell>
          <table:table-cell office:value-type="float" office:value="13012" calcext:value-type="float">
            <text:p>13012</text:p>
          </table:table-cell>
          <table:table-cell office:value-type="float" office:value="12044" calcext:value-type="float">
            <text:p>12044</text:p>
          </table:table-cell>
          <table:table-cell office:value-type="float" office:value="9537" calcext:value-type="float">
            <text:p>9537</text:p>
          </table:table-cell>
          <table:table-cell office:value-type="float" office:value="6904" calcext:value-type="float">
            <text:p>6904</text:p>
          </table:table-cell>
          <table:table-cell office:value-type="float" office:value="4290" calcext:value-type="float">
            <text:p>4290</text:p>
          </table:table-cell>
          <table:table-cell office:value-type="float" office:value="2509" calcext:value-type="float">
            <text:p>2509</text:p>
          </table:table-cell>
          <table:table-cell office:value-type="float" office:value="1195" calcext:value-type="float">
            <text:p>1195</text:p>
          </table:table-cell>
          <table:table-cell office:value-type="float" office:value="507" calcext:value-type="float">
            <text:p>507</text:p>
          </table:table-cell>
          <table:table-cell table:style-name="ce16" office:value-type="float" office:value="180" calcext:value-type="float">
            <text:p>180</text:p>
          </table:table-cell>
          <table:table-cell table:style-name="ce16" office:value-type="float" office:value="63" calcext:value-type="float">
            <text:p>6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5" calcext:value-type="float">
            <text:p>5</text:p>
          </table:table-cell>
          <table:table-cell table:number-columns-repeated="2"/>
          <table:table-cell office:value-type="float" office:value="99960" calcext:value-type="float">
            <text:p>99960</text:p>
          </table:table-cell>
          <table:table-cell table:number-columns-repeated="35"/>
        </table:table-row>
        <table:table-row table:style-name="ro2">
          <table:table-cell office:value-type="float" office:value="27" calcext:value-type="float">
            <text:p>27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85" calcext:value-type="float">
            <text:p>85</text:p>
          </table:table-cell>
          <table:table-cell office:value-type="float" office:value="221" calcext:value-type="float">
            <text:p>221</text:p>
          </table:table-cell>
          <table:table-cell office:value-type="float" office:value="478" calcext:value-type="float">
            <text:p>478</text:p>
          </table:table-cell>
          <table:table-cell office:value-type="float" office:value="1102" calcext:value-type="float">
            <text:p>1102</text:p>
          </table:table-cell>
          <table:table-cell office:value-type="float" office:value="2244" calcext:value-type="float">
            <text:p>2244</text:p>
          </table:table-cell>
          <table:table-cell office:value-type="float" office:value="3740" calcext:value-type="float">
            <text:p>3740</text:p>
          </table:table-cell>
          <table:table-cell office:value-type="float" office:value="5925" calcext:value-type="float">
            <text:p>5925</text:p>
          </table:table-cell>
          <table:table-cell office:value-type="float" office:value="8719" calcext:value-type="float">
            <text:p>8719</text:p>
          </table:table-cell>
          <table:table-cell office:value-type="float" office:value="11131" calcext:value-type="float">
            <text:p>11131</text:p>
          </table:table-cell>
          <table:table-cell office:value-type="float" office:value="12733" calcext:value-type="float">
            <text:p>12733</text:p>
          </table:table-cell>
          <table:table-cell office:value-type="float" office:value="13232" calcext:value-type="float">
            <text:p>13232</text:p>
          </table:table-cell>
          <table:table-cell office:value-type="float" office:value="12303" calcext:value-type="float">
            <text:p>12303</text:p>
          </table:table-cell>
          <table:table-cell office:value-type="float" office:value="10104" calcext:value-type="float">
            <text:p>10104</text:p>
          </table:table-cell>
          <table:table-cell office:value-type="float" office:value="7547" calcext:value-type="float">
            <text:p>7547</text:p>
          </table:table-cell>
          <table:table-cell office:value-type="float" office:value="4872" calcext:value-type="float">
            <text:p>4872</text:p>
          </table:table-cell>
          <table:table-cell office:value-type="float" office:value="2882" calcext:value-type="float">
            <text:p>2882</text:p>
          </table:table-cell>
          <table:table-cell office:value-type="float" office:value="1563" calcext:value-type="float">
            <text:p>1563</text:p>
          </table:table-cell>
          <table:table-cell office:value-type="float" office:value="655" calcext:value-type="float">
            <text:p>655</text:p>
          </table:table-cell>
          <table:table-cell table:style-name="ce16" office:value-type="float" office:value="267" calcext:value-type="float">
            <text:p>267</text:p>
          </table:table-cell>
          <table:table-cell table:style-name="ce16" office:value-type="float" office:value="95" calcext:value-type="float">
            <text:p>9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6" calcext:value-type="float">
            <text:p>6</text:p>
          </table:table-cell>
          <table:table-cell table:number-columns-repeated="2"/>
          <table:table-cell office:value-type="float" office:value="99956" calcext:value-type="float">
            <text:p>99956</text:p>
          </table:table-cell>
          <table:table-cell table:number-columns-repeated="35"/>
        </table:table-row>
        <table:table-row table:style-name="ro2">
          <table:table-cell office:value-type="float" office:value="28" calcext:value-type="float">
            <text:p>28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94" calcext:value-type="float">
            <text:p>94</text:p>
          </table:table-cell>
          <table:table-cell office:value-type="float" office:value="213" calcext:value-type="float">
            <text:p>213</text:p>
          </table:table-cell>
          <table:table-cell office:value-type="float" office:value="539" calcext:value-type="float">
            <text:p>539</text:p>
          </table:table-cell>
          <table:table-cell office:value-type="float" office:value="1125" calcext:value-type="float">
            <text:p>1125</text:p>
          </table:table-cell>
          <table:table-cell office:value-type="float" office:value="2249" calcext:value-type="float">
            <text:p>2249</text:p>
          </table:table-cell>
          <table:table-cell office:value-type="float" office:value="3896" calcext:value-type="float">
            <text:p>3896</text:p>
          </table:table-cell>
          <table:table-cell office:value-type="float" office:value="6058" calcext:value-type="float">
            <text:p>6058</text:p>
          </table:table-cell>
          <table:table-cell office:value-type="float" office:value="8677" calcext:value-type="float">
            <text:p>8677</text:p>
          </table:table-cell>
          <table:table-cell office:value-type="float" office:value="11107" calcext:value-type="float">
            <text:p>11107</text:p>
          </table:table-cell>
          <table:table-cell office:value-type="float" office:value="12687" calcext:value-type="float">
            <text:p>12687</text:p>
          </table:table-cell>
          <table:table-cell office:value-type="float" office:value="13203" calcext:value-type="float">
            <text:p>13203</text:p>
          </table:table-cell>
          <table:table-cell office:value-type="float" office:value="12197" calcext:value-type="float">
            <text:p>12197</text:p>
          </table:table-cell>
          <table:table-cell office:value-type="float" office:value="10085" calcext:value-type="float">
            <text:p>10085</text:p>
          </table:table-cell>
          <table:table-cell office:value-type="float" office:value="7385" calcext:value-type="float">
            <text:p>7385</text:p>
          </table:table-cell>
          <table:table-cell office:value-type="float" office:value="4915" calcext:value-type="float">
            <text:p>4915</text:p>
          </table:table-cell>
          <table:table-cell office:value-type="float" office:value="2874" calcext:value-type="float">
            <text:p>2874</text:p>
          </table:table-cell>
          <table:table-cell office:value-type="float" office:value="1545" calcext:value-type="float">
            <text:p>1545</text:p>
          </table:table-cell>
          <table:table-cell office:value-type="float" office:value="701" calcext:value-type="float">
            <text:p>701</text:p>
          </table:table-cell>
          <table:table-cell table:style-name="ce16" office:value-type="float" office:value="248" calcext:value-type="float">
            <text:p>248</text:p>
          </table:table-cell>
          <table:table-cell table:style-name="ce16" office:value-type="float" office:value="91" calcext:value-type="float">
            <text:p>91</text:p>
          </table:table-cell>
          <table:table-cell table:style-name="ce16" office:value-type="float" office:value="36" calcext:value-type="float">
            <text:p>3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" calcext:value-type="float">
            <text:p>1</text:p>
          </table:table-cell>
          <table:table-cell/>
          <table:table-cell office:value-type="float" office:value="99963" calcext:value-type="float">
            <text:p>99963</text:p>
          </table:table-cell>
          <table:table-cell table:number-columns-repeated="35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63" calcext:value-type="float">
            <text:p>63</text:p>
          </table:table-cell>
          <table:table-cell office:value-type="float" office:value="150" calcext:value-type="float">
            <text:p>150</text:p>
          </table:table-cell>
          <table:table-cell office:value-type="float" office:value="454" calcext:value-type="float">
            <text:p>454</text:p>
          </table:table-cell>
          <table:table-cell office:value-type="float" office:value="995" calcext:value-type="float">
            <text:p>995</text:p>
          </table:table-cell>
          <table:table-cell office:value-type="float" office:value="1951" calcext:value-type="float">
            <text:p>1951</text:p>
          </table:table-cell>
          <table:table-cell office:value-type="float" office:value="3470" calcext:value-type="float">
            <text:p>3470</text:p>
          </table:table-cell>
          <table:table-cell office:value-type="float" office:value="5702" calcext:value-type="float">
            <text:p>5702</text:p>
          </table:table-cell>
          <table:table-cell office:value-type="float" office:value="8215" calcext:value-type="float">
            <text:p>8215</text:p>
          </table:table-cell>
          <table:table-cell office:value-type="float" office:value="10770" calcext:value-type="float">
            <text:p>10770</text:p>
          </table:table-cell>
          <table:table-cell office:value-type="float" office:value="12392" calcext:value-type="float">
            <text:p>12392</text:p>
          </table:table-cell>
          <table:table-cell office:value-type="float" office:value="13083" calcext:value-type="float">
            <text:p>13083</text:p>
          </table:table-cell>
          <table:table-cell office:value-type="float" office:value="12375" calcext:value-type="float">
            <text:p>12375</text:p>
          </table:table-cell>
          <table:table-cell office:value-type="float" office:value="10441" calcext:value-type="float">
            <text:p>10441</text:p>
          </table:table-cell>
          <table:table-cell office:value-type="float" office:value="7974" calcext:value-type="float">
            <text:p>7974</text:p>
          </table:table-cell>
          <table:table-cell office:value-type="float" office:value="5394" calcext:value-type="float">
            <text:p>5394</text:p>
          </table:table-cell>
          <table:table-cell office:value-type="float" office:value="3331" calcext:value-type="float">
            <text:p>3331</text:p>
          </table:table-cell>
          <table:table-cell office:value-type="float" office:value="1777" calcext:value-type="float">
            <text:p>1777</text:p>
          </table:table-cell>
          <table:table-cell office:value-type="float" office:value="840" calcext:value-type="float">
            <text:p>840</text:p>
          </table:table-cell>
          <table:table-cell table:style-name="ce16" office:value-type="float" office:value="369" calcext:value-type="float">
            <text:p>369</text:p>
          </table:table-cell>
          <table:table-cell table:style-name="ce16" office:value-type="float" office:value="135" calcext:value-type="float">
            <text:p>135</text:p>
          </table:table-cell>
          <table:table-cell table:style-name="ce16" office:value-type="float" office:value="52" calcext:value-type="float">
            <text:p>52</text:p>
          </table:table-cell>
          <table:table-cell table:style-name="ce16" office:value-type="float" office:value="9" calcext:value-type="float">
            <text:p>9</text:p>
          </table:table-cell>
          <table:table-cell table:number-columns-repeated="2"/>
          <table:table-cell office:value-type="float" office:value="99962" calcext:value-type="float">
            <text:p>99962</text:p>
          </table:table-cell>
          <table:table-cell table:number-columns-repeated="35"/>
        </table:table-row>
        <table:table-row table:style-name="ro2">
          <table:table-cell office:value-type="float" office:value="30" calcext:value-type="float">
            <text:p>30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1" calcext:value-type="float">
            <text:p>91</text:p>
          </table:table-cell>
          <table:table-cell office:value-type="float" office:value="206" calcext:value-type="float">
            <text:p>206</text:p>
          </table:table-cell>
          <table:table-cell office:value-type="float" office:value="458" calcext:value-type="float">
            <text:p>458</text:p>
          </table:table-cell>
          <table:table-cell office:value-type="float" office:value="1063" calcext:value-type="float">
            <text:p>1063</text:p>
          </table:table-cell>
          <table:table-cell office:value-type="float" office:value="1963" calcext:value-type="float">
            <text:p>1963</text:p>
          </table:table-cell>
          <table:table-cell office:value-type="float" office:value="3676" calcext:value-type="float">
            <text:p>3676</text:p>
          </table:table-cell>
          <table:table-cell office:value-type="float" office:value="5814" calcext:value-type="float">
            <text:p>5814</text:p>
          </table:table-cell>
          <table:table-cell office:value-type="float" office:value="8475" calcext:value-type="float">
            <text:p>8475</text:p>
          </table:table-cell>
          <table:table-cell office:value-type="float" office:value="10978" calcext:value-type="float">
            <text:p>10978</text:p>
          </table:table-cell>
          <table:table-cell office:value-type="float" office:value="12528" calcext:value-type="float">
            <text:p>12528</text:p>
          </table:table-cell>
          <table:table-cell office:value-type="float" office:value="13089" calcext:value-type="float">
            <text:p>13089</text:p>
          </table:table-cell>
          <table:table-cell office:value-type="float" office:value="12246" calcext:value-type="float">
            <text:p>12246</text:p>
          </table:table-cell>
          <table:table-cell office:value-type="float" office:value="10206" calcext:value-type="float">
            <text:p>10206</text:p>
          </table:table-cell>
          <table:table-cell office:value-type="float" office:value="7702" calcext:value-type="float">
            <text:p>7702</text:p>
          </table:table-cell>
          <table:table-cell office:value-type="float" office:value="5232" calcext:value-type="float">
            <text:p>5232</text:p>
          </table:table-cell>
          <table:table-cell office:value-type="float" office:value="3132" calcext:value-type="float">
            <text:p>3132</text:p>
          </table:table-cell>
          <table:table-cell office:value-type="float" office:value="1710" calcext:value-type="float">
            <text:p>1710</text:p>
          </table:table-cell>
          <table:table-cell office:value-type="float" office:value="823" calcext:value-type="float">
            <text:p>823</text:p>
          </table:table-cell>
          <table:table-cell table:style-name="ce16" office:value-type="float" office:value="368" calcext:value-type="float">
            <text:p>368</text:p>
          </table:table-cell>
          <table:table-cell table:style-name="ce16" office:value-type="float" office:value="113" calcext:value-type="float">
            <text:p>113</text:p>
          </table:table-cell>
          <table:table-cell table:style-name="ce16" office:value-type="float" office:value="37" calcext:value-type="float">
            <text:p>3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" calcext:value-type="float">
            <text:p>1</text:p>
          </table:table-cell>
          <table:table-cell/>
          <table:table-cell office:value-type="float" office:value="99956" calcext:value-type="float">
            <text:p>99956</text:p>
          </table:table-cell>
          <table:table-cell table:number-columns-repeated="35"/>
        </table:table-row>
        <table:table-row table:style-name="ro2">
          <table:table-cell office:value-type="float" office:value="31" calcext:value-type="float">
            <text:p>31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56" calcext:value-type="float">
            <text:p>56</text:p>
          </table:table-cell>
          <table:table-cell office:value-type="float" office:value="140" calcext:value-type="float">
            <text:p>140</text:p>
          </table:table-cell>
          <table:table-cell office:value-type="float" office:value="412" calcext:value-type="float">
            <text:p>412</text:p>
          </table:table-cell>
          <table:table-cell office:value-type="float" office:value="904" calcext:value-type="float">
            <text:p>904</text:p>
          </table:table-cell>
          <table:table-cell office:value-type="float" office:value="1840" calcext:value-type="float">
            <text:p>1840</text:p>
          </table:table-cell>
          <table:table-cell office:value-type="float" office:value="3284" calcext:value-type="float">
            <text:p>3284</text:p>
          </table:table-cell>
          <table:table-cell office:value-type="float" office:value="5534" calcext:value-type="float">
            <text:p>5534</text:p>
          </table:table-cell>
          <table:table-cell office:value-type="float" office:value="8183" calcext:value-type="float">
            <text:p>8183</text:p>
          </table:table-cell>
          <table:table-cell office:value-type="float" office:value="10508" calcext:value-type="float">
            <text:p>10508</text:p>
          </table:table-cell>
          <table:table-cell office:value-type="float" office:value="12259" calcext:value-type="float">
            <text:p>12259</text:p>
          </table:table-cell>
          <table:table-cell office:value-type="float" office:value="13237" calcext:value-type="float">
            <text:p>13237</text:p>
          </table:table-cell>
          <table:table-cell office:value-type="float" office:value="12159" calcext:value-type="float">
            <text:p>12159</text:p>
          </table:table-cell>
          <table:table-cell office:value-type="float" office:value="10541" calcext:value-type="float">
            <text:p>10541</text:p>
          </table:table-cell>
          <table:table-cell office:value-type="float" office:value="8075" calcext:value-type="float">
            <text:p>8075</text:p>
          </table:table-cell>
          <table:table-cell office:value-type="float" office:value="5721" calcext:value-type="float">
            <text:p>5721</text:p>
          </table:table-cell>
          <table:table-cell office:value-type="float" office:value="3578" calcext:value-type="float">
            <text:p>3578</text:p>
          </table:table-cell>
          <table:table-cell office:value-type="float" office:value="1920" calcext:value-type="float">
            <text:p>1920</text:p>
          </table:table-cell>
          <table:table-cell office:value-type="float" office:value="949" calcext:value-type="float">
            <text:p>949</text:p>
          </table:table-cell>
          <table:table-cell table:style-name="ce16" office:value-type="float" office:value="431" calcext:value-type="float">
            <text:p>431</text:p>
          </table:table-cell>
          <table:table-cell table:style-name="ce16" office:value-type="float" office:value="142" calcext:value-type="float">
            <text:p>142</text:p>
          </table:table-cell>
          <table:table-cell table:style-name="ce16" office:value-type="float" office:value="53" calcext:value-type="float">
            <text:p>5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99958" calcext:value-type="float">
            <text:p>99958</text:p>
          </table:table-cell>
          <table:table-cell table:number-columns-repeated="35"/>
        </table:table-row>
        <table:table-row table:style-name="ro2">
          <table:table-cell office:value-type="float" office:value="32" calcext:value-type="float">
            <text:p>32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58" calcext:value-type="float">
            <text:p>58</text:p>
          </table:table-cell>
          <table:table-cell office:value-type="float" office:value="198" calcext:value-type="float">
            <text:p>198</text:p>
          </table:table-cell>
          <table:table-cell office:value-type="float" office:value="451" calcext:value-type="float">
            <text:p>451</text:p>
          </table:table-cell>
          <table:table-cell office:value-type="float" office:value="1005" calcext:value-type="float">
            <text:p>1005</text:p>
          </table:table-cell>
          <table:table-cell office:value-type="float" office:value="1896" calcext:value-type="float">
            <text:p>1896</text:p>
          </table:table-cell>
          <table:table-cell office:value-type="float" office:value="3445" calcext:value-type="float">
            <text:p>3445</text:p>
          </table:table-cell>
          <table:table-cell office:value-type="float" office:value="5825" calcext:value-type="float">
            <text:p>5825</text:p>
          </table:table-cell>
          <table:table-cell office:value-type="float" office:value="8311" calcext:value-type="float">
            <text:p>8311</text:p>
          </table:table-cell>
          <table:table-cell office:value-type="float" office:value="10929" calcext:value-type="float">
            <text:p>10929</text:p>
          </table:table-cell>
          <table:table-cell office:value-type="float" office:value="12764" calcext:value-type="float">
            <text:p>12764</text:p>
          </table:table-cell>
          <table:table-cell office:value-type="float" office:value="12996" calcext:value-type="float">
            <text:p>12996</text:p>
          </table:table-cell>
          <table:table-cell office:value-type="float" office:value="12294" calcext:value-type="float">
            <text:p>12294</text:p>
          </table:table-cell>
          <table:table-cell office:value-type="float" office:value="10295" calcext:value-type="float">
            <text:p>10295</text:p>
          </table:table-cell>
          <table:table-cell office:value-type="float" office:value="7841" calcext:value-type="float">
            <text:p>7841</text:p>
          </table:table-cell>
          <table:table-cell office:value-type="float" office:value="5238" calcext:value-type="float">
            <text:p>5238</text:p>
          </table:table-cell>
          <table:table-cell office:value-type="float" office:value="3177" calcext:value-type="float">
            <text:p>3177</text:p>
          </table:table-cell>
          <table:table-cell office:value-type="float" office:value="1786" calcext:value-type="float">
            <text:p>1786</text:p>
          </table:table-cell>
          <table:table-cell office:value-type="float" office:value="850" calcext:value-type="float">
            <text:p>850</text:p>
          </table:table-cell>
          <table:table-cell table:style-name="ce16" office:value-type="float" office:value="359" calcext:value-type="float">
            <text:p>359</text:p>
          </table:table-cell>
          <table:table-cell table:style-name="ce16" office:value-type="float" office:value="156" calcext:value-type="float">
            <text:p>156</text:p>
          </table:table-cell>
          <table:table-cell table:style-name="ce16" office:value-type="float" office:value="40" calcext:value-type="float">
            <text:p>4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" calcext:value-type="float">
            <text:p>1</text:p>
          </table:table-cell>
          <table:table-cell/>
          <table:table-cell office:value-type="float" office:value="99956" calcext:value-type="float">
            <text:p>99956</text:p>
          </table:table-cell>
          <table:table-cell table:number-columns-repeated="35"/>
        </table:table-row>
        <table:table-row table:style-name="ro2">
          <table:table-cell office:value-type="float" office:value="33" calcext:value-type="float">
            <text:p>3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61" calcext:value-type="float">
            <text:p>61</text:p>
          </table:table-cell>
          <table:table-cell office:value-type="float" office:value="128" calcext:value-type="float">
            <text:p>128</text:p>
          </table:table-cell>
          <table:table-cell office:value-type="float" office:value="359" calcext:value-type="float">
            <text:p>359</text:p>
          </table:table-cell>
          <table:table-cell office:value-type="float" office:value="848" calcext:value-type="float">
            <text:p>848</text:p>
          </table:table-cell>
          <table:table-cell office:value-type="float" office:value="1839" calcext:value-type="float">
            <text:p>1839</text:p>
          </table:table-cell>
          <table:table-cell office:value-type="float" office:value="3335" calcext:value-type="float">
            <text:p>3335</text:p>
          </table:table-cell>
          <table:table-cell office:value-type="float" office:value="5563" calcext:value-type="float">
            <text:p>5563</text:p>
          </table:table-cell>
          <table:table-cell office:value-type="float" office:value="8125" calcext:value-type="float">
            <text:p>8125</text:p>
          </table:table-cell>
          <table:table-cell office:value-type="float" office:value="10548" calcext:value-type="float">
            <text:p>10548</text:p>
          </table:table-cell>
          <table:table-cell office:value-type="float" office:value="12301" calcext:value-type="float">
            <text:p>12301</text:p>
          </table:table-cell>
          <table:table-cell office:value-type="float" office:value="13150" calcext:value-type="float">
            <text:p>13150</text:p>
          </table:table-cell>
          <table:table-cell office:value-type="float" office:value="12225" calcext:value-type="float">
            <text:p>12225</text:p>
          </table:table-cell>
          <table:table-cell office:value-type="float" office:value="10620" calcext:value-type="float">
            <text:p>10620</text:p>
          </table:table-cell>
          <table:table-cell office:value-type="float" office:value="8077" calcext:value-type="float">
            <text:p>8077</text:p>
          </table:table-cell>
          <table:table-cell office:value-type="float" office:value="5693" calcext:value-type="float">
            <text:p>5693</text:p>
          </table:table-cell>
          <table:table-cell office:value-type="float" office:value="3549" calcext:value-type="float">
            <text:p>3549</text:p>
          </table:table-cell>
          <table:table-cell office:value-type="float" office:value="1919" calcext:value-type="float">
            <text:p>1919</text:p>
          </table:table-cell>
          <table:table-cell office:value-type="float" office:value="953" calcext:value-type="float">
            <text:p>953</text:p>
          </table:table-cell>
          <table:table-cell table:style-name="ce16" office:value-type="float" office:value="409" calcext:value-type="float">
            <text:p>409</text:p>
          </table:table-cell>
          <table:table-cell table:style-name="ce16" office:value-type="float" office:value="168" calcext:value-type="float">
            <text:p>168</text:p>
          </table:table-cell>
          <table:table-cell table:style-name="ce16" office:value-type="float" office:value="52" calcext:value-type="float">
            <text:p>5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" calcext:value-type="float">
            <text:p>3</text:p>
          </table:table-cell>
          <table:table-cell/>
          <table:table-cell office:value-type="float" office:value="99957" calcext:value-type="float">
            <text:p>99957</text:p>
          </table:table-cell>
          <table:table-cell table:number-columns-repeated="35"/>
        </table:table-row>
        <table:table-row table:style-name="ro2">
          <table:table-cell office:value-type="float" office:value="34" calcext:value-type="float">
            <text:p>34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61" calcext:value-type="float">
            <text:p>61</text:p>
          </table:table-cell>
          <table:table-cell office:value-type="float" office:value="186" calcext:value-type="float">
            <text:p>186</text:p>
          </table:table-cell>
          <table:table-cell office:value-type="float" office:value="436" calcext:value-type="float">
            <text:p>436</text:p>
          </table:table-cell>
          <table:table-cell office:value-type="float" office:value="971" calcext:value-type="float">
            <text:p>971</text:p>
          </table:table-cell>
          <table:table-cell office:value-type="float" office:value="1941" calcext:value-type="float">
            <text:p>1941</text:p>
          </table:table-cell>
          <table:table-cell office:value-type="float" office:value="3656" calcext:value-type="float">
            <text:p>3656</text:p>
          </table:table-cell>
          <table:table-cell office:value-type="float" office:value="6001" calcext:value-type="float">
            <text:p>6001</text:p>
          </table:table-cell>
          <table:table-cell office:value-type="float" office:value="8505" calcext:value-type="float">
            <text:p>8505</text:p>
          </table:table-cell>
          <table:table-cell office:value-type="float" office:value="11125" calcext:value-type="float">
            <text:p>11125</text:p>
          </table:table-cell>
          <table:table-cell office:value-type="float" office:value="12871" calcext:value-type="float">
            <text:p>12871</text:p>
          </table:table-cell>
          <table:table-cell office:value-type="float" office:value="13151" calcext:value-type="float">
            <text:p>13151</text:p>
          </table:table-cell>
          <table:table-cell office:value-type="float" office:value="12240" calcext:value-type="float">
            <text:p>12240</text:p>
          </table:table-cell>
          <table:table-cell office:value-type="float" office:value="10175" calcext:value-type="float">
            <text:p>10175</text:p>
          </table:table-cell>
          <table:table-cell office:value-type="float" office:value="7470" calcext:value-type="float">
            <text:p>7470</text:p>
          </table:table-cell>
          <table:table-cell office:value-type="float" office:value="5070" calcext:value-type="float">
            <text:p>5070</text:p>
          </table:table-cell>
          <table:table-cell office:value-type="float" office:value="3072" calcext:value-type="float">
            <text:p>3072</text:p>
          </table:table-cell>
          <table:table-cell office:value-type="float" office:value="1648" calcext:value-type="float">
            <text:p>1648</text:p>
          </table:table-cell>
          <table:table-cell office:value-type="float" office:value="784" calcext:value-type="float">
            <text:p>784</text:p>
          </table:table-cell>
          <table:table-cell table:style-name="ce16" office:value-type="float" office:value="357" calcext:value-type="float">
            <text:p>357</text:p>
          </table:table-cell>
          <table:table-cell table:style-name="ce16" office:value-type="float" office:value="152" calcext:value-type="float">
            <text:p>152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99964" calcext:value-type="float">
            <text:p>99964</text:p>
          </table:table-cell>
          <table:table-cell table:number-columns-repeated="35"/>
        </table:table-row>
        <table:table-row table:style-name="ro2">
          <table:table-cell office:value-type="float" office:value="35" calcext:value-type="float">
            <text:p>3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51" calcext:value-type="float">
            <text:p>51</text:p>
          </table:table-cell>
          <table:table-cell office:value-type="float" office:value="138" calcext:value-type="float">
            <text:p>138</text:p>
          </table:table-cell>
          <table:table-cell office:value-type="float" office:value="339" calcext:value-type="float">
            <text:p>339</text:p>
          </table:table-cell>
          <table:table-cell office:value-type="float" office:value="891" calcext:value-type="float">
            <text:p>891</text:p>
          </table:table-cell>
          <table:table-cell office:value-type="float" office:value="1861" calcext:value-type="float">
            <text:p>1861</text:p>
          </table:table-cell>
          <table:table-cell office:value-type="float" office:value="3442" calcext:value-type="float">
            <text:p>3442</text:p>
          </table:table-cell>
          <table:table-cell office:value-type="float" office:value="5735" calcext:value-type="float">
            <text:p>5735</text:p>
          </table:table-cell>
          <table:table-cell office:value-type="float" office:value="8319" calcext:value-type="float">
            <text:p>8319</text:p>
          </table:table-cell>
          <table:table-cell office:value-type="float" office:value="11023" calcext:value-type="float">
            <text:p>11023</text:p>
          </table:table-cell>
          <table:table-cell office:value-type="float" office:value="12727" calcext:value-type="float">
            <text:p>12727</text:p>
          </table:table-cell>
          <table:table-cell office:value-type="float" office:value="13070" calcext:value-type="float">
            <text:p>13070</text:p>
          </table:table-cell>
          <table:table-cell office:value-type="float" office:value="12257" calcext:value-type="float">
            <text:p>12257</text:p>
          </table:table-cell>
          <table:table-cell office:value-type="float" office:value="10372" calcext:value-type="float">
            <text:p>10372</text:p>
          </table:table-cell>
          <table:table-cell office:value-type="float" office:value="7780" calcext:value-type="float">
            <text:p>7780</text:p>
          </table:table-cell>
          <table:table-cell office:value-type="float" office:value="5350" calcext:value-type="float">
            <text:p>5350</text:p>
          </table:table-cell>
          <table:table-cell office:value-type="float" office:value="3301" calcext:value-type="float">
            <text:p>3301</text:p>
          </table:table-cell>
          <table:table-cell office:value-type="float" office:value="1819" calcext:value-type="float">
            <text:p>1819</text:p>
          </table:table-cell>
          <table:table-cell office:value-type="float" office:value="892" calcext:value-type="float">
            <text:p>892</text:p>
          </table:table-cell>
          <table:table-cell table:style-name="ce16" office:value-type="float" office:value="389" calcext:value-type="float">
            <text:p>389</text:p>
          </table:table-cell>
          <table:table-cell table:style-name="ce16" office:value-type="float" office:value="122" calcext:value-type="float">
            <text:p>122</text:p>
          </table:table-cell>
          <table:table-cell table:style-name="ce16" office:value-type="float" office:value="40" calcext:value-type="float">
            <text:p>4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4" calcext:value-type="float">
            <text:p>4</text:p>
          </table:table-cell>
          <table:table-cell/>
          <table:table-cell office:value-type="float" office:value="99961" calcext:value-type="float">
            <text:p>99961</text:p>
          </table:table-cell>
          <table:table-cell table:number-columns-repeated="35"/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67" calcext:value-type="float">
            <text:p>67</text:p>
          </table:table-cell>
          <table:table-cell office:value-type="float" office:value="183" calcext:value-type="float">
            <text:p>183</text:p>
          </table:table-cell>
          <table:table-cell office:value-type="float" office:value="436" calcext:value-type="float">
            <text:p>436</text:p>
          </table:table-cell>
          <table:table-cell office:value-type="float" office:value="1035" calcext:value-type="float">
            <text:p>1035</text:p>
          </table:table-cell>
          <table:table-cell office:value-type="float" office:value="2050" calcext:value-type="float">
            <text:p>2050</text:p>
          </table:table-cell>
          <table:table-cell office:value-type="float" office:value="3917" calcext:value-type="float">
            <text:p>3917</text:p>
          </table:table-cell>
          <table:table-cell office:value-type="float" office:value="6358" calcext:value-type="float">
            <text:p>6358</text:p>
          </table:table-cell>
          <table:table-cell office:value-type="float" office:value="9115" calcext:value-type="float">
            <text:p>9115</text:p>
          </table:table-cell>
          <table:table-cell office:value-type="float" office:value="11331" calcext:value-type="float">
            <text:p>11331</text:p>
          </table:table-cell>
          <table:table-cell office:value-type="float" office:value="13011" calcext:value-type="float">
            <text:p>13011</text:p>
          </table:table-cell>
          <table:table-cell office:value-type="float" office:value="13201" calcext:value-type="float">
            <text:p>13201</text:p>
          </table:table-cell>
          <table:table-cell office:value-type="float" office:value="11977" calcext:value-type="float">
            <text:p>11977</text:p>
          </table:table-cell>
          <table:table-cell office:value-type="float" office:value="9943" calcext:value-type="float">
            <text:p>9943</text:p>
          </table:table-cell>
          <table:table-cell office:value-type="float" office:value="7087" calcext:value-type="float">
            <text:p>7087</text:p>
          </table:table-cell>
          <table:table-cell office:value-type="float" office:value="4819" calcext:value-type="float">
            <text:p>4819</text:p>
          </table:table-cell>
          <table:table-cell office:value-type="float" office:value="2838" calcext:value-type="float">
            <text:p>2838</text:p>
          </table:table-cell>
          <table:table-cell office:value-type="float" office:value="1450" calcext:value-type="float">
            <text:p>1450</text:p>
          </table:table-cell>
          <table:table-cell office:value-type="float" office:value="668" calcext:value-type="float">
            <text:p>668</text:p>
          </table:table-cell>
          <table:table-cell table:style-name="ce16" office:value-type="float" office:value="307" calcext:value-type="float">
            <text:p>307</text:p>
          </table:table-cell>
          <table:table-cell table:style-name="ce16" office:value-type="float" office:value="87" calcext:value-type="float">
            <text:p>87</text:p>
          </table:table-cell>
          <table:table-cell table:style-name="ce16" office:value-type="float" office:value="38" calcext:value-type="float">
            <text:p>38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office:value-type="float" office:value="99960" calcext:value-type="float">
            <text:p>99960</text:p>
          </table:table-cell>
          <table:table-cell table:number-columns-repeated="35"/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63" calcext:value-type="float">
            <text:p>63</text:p>
          </table:table-cell>
          <table:table-cell office:value-type="float" office:value="148" calcext:value-type="float">
            <text:p>148</text:p>
          </table:table-cell>
          <table:table-cell office:value-type="float" office:value="368" calcext:value-type="float">
            <text:p>368</text:p>
          </table:table-cell>
          <table:table-cell office:value-type="float" office:value="915" calcext:value-type="float">
            <text:p>915</text:p>
          </table:table-cell>
          <table:table-cell office:value-type="float" office:value="1978" calcext:value-type="float">
            <text:p>1978</text:p>
          </table:table-cell>
          <table:table-cell office:value-type="float" office:value="3898" calcext:value-type="float">
            <text:p>3898</text:p>
          </table:table-cell>
          <table:table-cell office:value-type="float" office:value="6128" calcext:value-type="float">
            <text:p>6128</text:p>
          </table:table-cell>
          <table:table-cell office:value-type="float" office:value="8838" calcext:value-type="float">
            <text:p>8838</text:p>
          </table:table-cell>
          <table:table-cell office:value-type="float" office:value="11520" calcext:value-type="float">
            <text:p>11520</text:p>
          </table:table-cell>
          <table:table-cell office:value-type="float" office:value="12963" calcext:value-type="float">
            <text:p>12963</text:p>
          </table:table-cell>
          <table:table-cell office:value-type="float" office:value="13489" calcext:value-type="float">
            <text:p>13489</text:p>
          </table:table-cell>
          <table:table-cell office:value-type="float" office:value="12009" calcext:value-type="float">
            <text:p>12009</text:p>
          </table:table-cell>
          <table:table-cell office:value-type="float" office:value="9797" calcext:value-type="float">
            <text:p>9797</text:p>
          </table:table-cell>
          <table:table-cell office:value-type="float" office:value="7278" calcext:value-type="float">
            <text:p>7278</text:p>
          </table:table-cell>
          <table:table-cell office:value-type="float" office:value="4903" calcext:value-type="float">
            <text:p>4903</text:p>
          </table:table-cell>
          <table:table-cell office:value-type="float" office:value="2928" calcext:value-type="float">
            <text:p>2928</text:p>
          </table:table-cell>
          <table:table-cell office:value-type="float" office:value="1547" calcext:value-type="float">
            <text:p>1547</text:p>
          </table:table-cell>
          <table:table-cell office:value-type="float" office:value="723" calcext:value-type="float">
            <text:p>723</text:p>
          </table:table-cell>
          <table:table-cell table:style-name="ce16" office:value-type="float" office:value="314" calcext:value-type="float">
            <text:p>314</text:p>
          </table:table-cell>
          <table:table-cell table:style-name="ce16" office:value-type="float" office:value="96" calcext:value-type="float">
            <text:p>9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" calcext:value-type="float">
            <text:p>2</text:p>
          </table:table-cell>
          <table:table-cell/>
          <table:table-cell office:value-type="float" office:value="99961" calcext:value-type="float">
            <text:p>99961</text:p>
          </table:table-cell>
          <table:table-cell table:number-columns-repeated="35"/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office:value-type="float" office:value="190" calcext:value-type="float">
            <text:p>190</text:p>
          </table:table-cell>
          <table:table-cell office:value-type="float" office:value="465" calcext:value-type="float">
            <text:p>465</text:p>
          </table:table-cell>
          <table:table-cell office:value-type="float" office:value="1140" calcext:value-type="float">
            <text:p>1140</text:p>
          </table:table-cell>
          <table:table-cell office:value-type="float" office:value="2276" calcext:value-type="float">
            <text:p>2276</text:p>
          </table:table-cell>
          <table:table-cell office:value-type="float" office:value="4232" calcext:value-type="float">
            <text:p>4232</text:p>
          </table:table-cell>
          <table:table-cell office:value-type="float" office:value="6998" calcext:value-type="float">
            <text:p>6998</text:p>
          </table:table-cell>
          <table:table-cell office:value-type="float" office:value="9829" calcext:value-type="float">
            <text:p>9829</text:p>
          </table:table-cell>
          <table:table-cell office:value-type="float" office:value="12046" calcext:value-type="float">
            <text:p>12046</text:p>
          </table:table-cell>
          <table:table-cell office:value-type="float" office:value="13548" calcext:value-type="float">
            <text:p>13548</text:p>
          </table:table-cell>
          <table:table-cell office:value-type="float" office:value="13079" calcext:value-type="float">
            <text:p>13079</text:p>
          </table:table-cell>
          <table:table-cell office:value-type="float" office:value="11752" calcext:value-type="float">
            <text:p>11752</text:p>
          </table:table-cell>
          <table:table-cell office:value-type="float" office:value="9167" calcext:value-type="float">
            <text:p>9167</text:p>
          </table:table-cell>
          <table:table-cell office:value-type="float" office:value="6529" calcext:value-type="float">
            <text:p>6529</text:p>
          </table:table-cell>
          <table:table-cell office:value-type="float" office:value="4224" calcext:value-type="float">
            <text:p>4224</text:p>
          </table:table-cell>
          <table:table-cell office:value-type="float" office:value="2403" calcext:value-type="float">
            <text:p>2403</text:p>
          </table:table-cell>
          <table:table-cell office:value-type="float" office:value="1186" calcext:value-type="float">
            <text:p>1186</text:p>
          </table:table-cell>
          <table:table-cell office:value-type="float" office:value="534" calcext:value-type="float">
            <text:p>534</text:p>
          </table:table-cell>
          <table:table-cell table:style-name="ce16" office:value-type="float" office:value="190" calcext:value-type="float">
            <text:p>190</text:p>
          </table:table-cell>
          <table:table-cell table:style-name="ce16" office:value-type="float" office:value="65" calcext:value-type="float">
            <text:p>6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/>
          <table:table-cell office:value-type="float" office:value="99967" calcext:value-type="float">
            <text:p>99967</text:p>
          </table:table-cell>
          <table:table-cell table:number-columns-repeated="35"/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office:value-type="float" office:value="165" calcext:value-type="float">
            <text:p>165</text:p>
          </table:table-cell>
          <table:table-cell office:value-type="float" office:value="400" calcext:value-type="float">
            <text:p>400</text:p>
          </table:table-cell>
          <table:table-cell office:value-type="float" office:value="990" calcext:value-type="float">
            <text:p>990</text:p>
          </table:table-cell>
          <table:table-cell office:value-type="float" office:value="2257" calcext:value-type="float">
            <text:p>2257</text:p>
          </table:table-cell>
          <table:table-cell office:value-type="float" office:value="4276" calcext:value-type="float">
            <text:p>4276</text:p>
          </table:table-cell>
          <table:table-cell office:value-type="float" office:value="6835" calcext:value-type="float">
            <text:p>6835</text:p>
          </table:table-cell>
          <table:table-cell office:value-type="float" office:value="9993" calcext:value-type="float">
            <text:p>9993</text:p>
          </table:table-cell>
          <table:table-cell office:value-type="float" office:value="12183" calcext:value-type="float">
            <text:p>12183</text:p>
          </table:table-cell>
          <table:table-cell office:value-type="float" office:value="13542" calcext:value-type="float">
            <text:p>13542</text:p>
          </table:table-cell>
          <table:table-cell office:value-type="float" office:value="13344" calcext:value-type="float">
            <text:p>13344</text:p>
          </table:table-cell>
          <table:table-cell office:value-type="float" office:value="11656" calcext:value-type="float">
            <text:p>11656</text:p>
          </table:table-cell>
          <table:table-cell office:value-type="float" office:value="9144" calcext:value-type="float">
            <text:p>9144</text:p>
          </table:table-cell>
          <table:table-cell office:value-type="float" office:value="6606" calcext:value-type="float">
            <text:p>6606</text:p>
          </table:table-cell>
          <table:table-cell office:value-type="float" office:value="4159" calcext:value-type="float">
            <text:p>4159</text:p>
          </table:table-cell>
          <table:table-cell office:value-type="float" office:value="2357" calcext:value-type="float">
            <text:p>2357</text:p>
          </table:table-cell>
          <table:table-cell office:value-type="float" office:value="1195" calcext:value-type="float">
            <text:p>1195</text:p>
          </table:table-cell>
          <table:table-cell office:value-type="float" office:value="509" calcext:value-type="float">
            <text:p>509</text:p>
          </table:table-cell>
          <table:table-cell table:style-name="ce16" office:value-type="float" office:value="219" calcext:value-type="float">
            <text:p>219</text:p>
          </table:table-cell>
          <table:table-cell table:style-name="ce16" office:value-type="float" office:value="58" calcext:value-type="float">
            <text:p>58</text:p>
          </table:table-cell>
          <table:table-cell table:style-name="ce16" office:value-type="float" office:value="18" calcext:value-type="float">
            <text:p>18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/>
          <table:table-cell office:value-type="float" office:value="99964" calcext:value-type="float">
            <text:p>99964</text:p>
          </table:table-cell>
          <table:table-cell table:number-columns-repeated="35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88" calcext:value-type="float">
            <text:p>88</text:p>
          </table:table-cell>
          <table:table-cell office:value-type="float" office:value="217" calcext:value-type="float">
            <text:p>217</text:p>
          </table:table-cell>
          <table:table-cell office:value-type="float" office:value="523" calcext:value-type="float">
            <text:p>523</text:p>
          </table:table-cell>
          <table:table-cell office:value-type="float" office:value="1270" calcext:value-type="float">
            <text:p>1270</text:p>
          </table:table-cell>
          <table:table-cell office:value-type="float" office:value="2626" calcext:value-type="float">
            <text:p>2626</text:p>
          </table:table-cell>
          <table:table-cell office:value-type="float" office:value="4930" calcext:value-type="float">
            <text:p>4930</text:p>
          </table:table-cell>
          <table:table-cell office:value-type="float" office:value="7783" calcext:value-type="float">
            <text:p>7783</text:p>
          </table:table-cell>
          <table:table-cell office:value-type="float" office:value="10845" calcext:value-type="float">
            <text:p>10845</text:p>
          </table:table-cell>
          <table:table-cell office:value-type="float" office:value="12959" calcext:value-type="float">
            <text:p>12959</text:p>
          </table:table-cell>
          <table:table-cell office:value-type="float" office:value="13845" calcext:value-type="float">
            <text:p>13845</text:p>
          </table:table-cell>
          <table:table-cell office:value-type="float" office:value="13298" calcext:value-type="float">
            <text:p>13298</text:p>
          </table:table-cell>
          <table:table-cell office:value-type="float" office:value="10909" calcext:value-type="float">
            <text:p>10909</text:p>
          </table:table-cell>
          <table:table-cell office:value-type="float" office:value="8334" calcext:value-type="float">
            <text:p>8334</text:p>
          </table:table-cell>
          <table:table-cell office:value-type="float" office:value="5659" calcext:value-type="float">
            <text:p>5659</text:p>
          </table:table-cell>
          <table:table-cell office:value-type="float" office:value="3439" calcext:value-type="float">
            <text:p>3439</text:p>
          </table:table-cell>
          <table:table-cell office:value-type="float" office:value="1810" calcext:value-type="float">
            <text:p>1810</text:p>
          </table:table-cell>
          <table:table-cell office:value-type="float" office:value="881" calcext:value-type="float">
            <text:p>881</text:p>
          </table:table-cell>
          <table:table-cell office:value-type="float" office:value="347" calcext:value-type="float">
            <text:p>347</text:p>
          </table:table-cell>
          <table:table-cell table:style-name="ce16" office:value-type="float" office:value="114" calcext:value-type="float">
            <text:p>114</text:p>
          </table:table-cell>
          <table:table-cell table:style-name="ce16" office:value-type="float" office:value="48" calcext:value-type="float">
            <text:p>48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/>
          <table:table-cell office:value-type="float" office:value="99967" calcext:value-type="float">
            <text:p>99967</text:p>
          </table:table-cell>
          <table:table-cell table:number-columns-repeated="35"/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61" calcext:value-type="float">
            <text:p>61</text:p>
          </table:table-cell>
          <table:table-cell office:value-type="float" office:value="170" calcext:value-type="float">
            <text:p>170</text:p>
          </table:table-cell>
          <table:table-cell office:value-type="float" office:value="501" calcext:value-type="float">
            <text:p>501</text:p>
          </table:table-cell>
          <table:table-cell office:value-type="float" office:value="1258" calcext:value-type="float">
            <text:p>1258</text:p>
          </table:table-cell>
          <table:table-cell office:value-type="float" office:value="2684" calcext:value-type="float">
            <text:p>2684</text:p>
          </table:table-cell>
          <table:table-cell office:value-type="float" office:value="4977" calcext:value-type="float">
            <text:p>4977</text:p>
          </table:table-cell>
          <table:table-cell office:value-type="float" office:value="7982" calcext:value-type="float">
            <text:p>7982</text:p>
          </table:table-cell>
          <table:table-cell office:value-type="float" office:value="11069" calcext:value-type="float">
            <text:p>11069</text:p>
          </table:table-cell>
          <table:table-cell office:value-type="float" office:value="13163" calcext:value-type="float">
            <text:p>13163</text:p>
          </table:table-cell>
          <table:table-cell office:value-type="float" office:value="14003" calcext:value-type="float">
            <text:p>14003</text:p>
          </table:table-cell>
          <table:table-cell office:value-type="float" office:value="13060" calcext:value-type="float">
            <text:p>13060</text:p>
          </table:table-cell>
          <table:table-cell office:value-type="float" office:value="10930" calcext:value-type="float">
            <text:p>10930</text:p>
          </table:table-cell>
          <table:table-cell office:value-type="float" office:value="8292" calcext:value-type="float">
            <text:p>8292</text:p>
          </table:table-cell>
          <table:table-cell office:value-type="float" office:value="5481" calcext:value-type="float">
            <text:p>5481</text:p>
          </table:table-cell>
          <table:table-cell office:value-type="float" office:value="3297" calcext:value-type="float">
            <text:p>3297</text:p>
          </table:table-cell>
          <table:table-cell office:value-type="float" office:value="1735" calcext:value-type="float">
            <text:p>1735</text:p>
          </table:table-cell>
          <table:table-cell office:value-type="float" office:value="854" calcext:value-type="float">
            <text:p>854</text:p>
          </table:table-cell>
          <table:table-cell office:value-type="float" office:value="297" calcext:value-type="float">
            <text:p>297</text:p>
          </table:table-cell>
          <table:table-cell table:style-name="ce16" office:value-type="float" office:value="99" calcext:value-type="float">
            <text:p>99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7" calcext:value-type="float">
            <text:p>7</text:p>
          </table:table-cell>
          <table:table-cell table:number-columns-repeated="3"/>
          <table:table-cell office:value-type="float" office:value="99965" calcext:value-type="float">
            <text:p>99965</text:p>
          </table:table-cell>
          <table:table-cell table:number-columns-repeated="35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83" calcext:value-type="float">
            <text:p>83</text:p>
          </table:table-cell>
          <table:table-cell office:value-type="float" office:value="246" calcext:value-type="float">
            <text:p>246</text:p>
          </table:table-cell>
          <table:table-cell office:value-type="float" office:value="629" calcext:value-type="float">
            <text:p>629</text:p>
          </table:table-cell>
          <table:table-cell office:value-type="float" office:value="1548" calcext:value-type="float">
            <text:p>1548</text:p>
          </table:table-cell>
          <table:table-cell office:value-type="float" office:value="3298" calcext:value-type="float">
            <text:p>3298</text:p>
          </table:table-cell>
          <table:table-cell office:value-type="float" office:value="5726" calcext:value-type="float">
            <text:p>5726</text:p>
          </table:table-cell>
          <table:table-cell office:value-type="float" office:value="9220" calcext:value-type="float">
            <text:p>9220</text:p>
          </table:table-cell>
          <table:table-cell office:value-type="float" office:value="12126" calcext:value-type="float">
            <text:p>12126</text:p>
          </table:table-cell>
          <table:table-cell office:value-type="float" office:value="14059" calcext:value-type="float">
            <text:p>14059</text:p>
          </table:table-cell>
          <table:table-cell office:value-type="float" office:value="14108" calcext:value-type="float">
            <text:p>14108</text:p>
          </table:table-cell>
          <table:table-cell office:value-type="float" office:value="12687" calcext:value-type="float">
            <text:p>12687</text:p>
          </table:table-cell>
          <table:table-cell office:value-type="float" office:value="10200" calcext:value-type="float">
            <text:p>10200</text:p>
          </table:table-cell>
          <table:table-cell office:value-type="float" office:value="7189" calcext:value-type="float">
            <text:p>7189</text:p>
          </table:table-cell>
          <table:table-cell office:value-type="float" office:value="4520" calcext:value-type="float">
            <text:p>4520</text:p>
          </table:table-cell>
          <table:table-cell office:value-type="float" office:value="2426" calcext:value-type="float">
            <text:p>2426</text:p>
          </table:table-cell>
          <table:table-cell office:value-type="float" office:value="1136" calcext:value-type="float">
            <text:p>1136</text:p>
          </table:table-cell>
          <table:table-cell office:value-type="float" office:value="485" calcext:value-type="float">
            <text:p>485</text:p>
          </table:table-cell>
          <table:table-cell office:value-type="float" office:value="176" calcext:value-type="float">
            <text:p>176</text:p>
          </table:table-cell>
          <table:table-cell table:style-name="ce16" office:value-type="float" office:value="55" calcext:value-type="float">
            <text:p>55</text:p>
          </table:table-cell>
          <table:table-cell table:style-name="ce16" office:value-type="float" office:value="14" calcext:value-type="float">
            <text:p>1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number-columns-repeated="2"/>
          <table:table-cell office:value-type="float" office:value="99975" calcext:value-type="float">
            <text:p>99975</text:p>
          </table:table-cell>
          <table:table-cell table:number-columns-repeated="35"/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239" calcext:value-type="float">
            <text:p>239</text:p>
          </table:table-cell>
          <table:table-cell office:value-type="float" office:value="616" calcext:value-type="float">
            <text:p>616</text:p>
          </table:table-cell>
          <table:table-cell office:value-type="float" office:value="1605" calcext:value-type="float">
            <text:p>1605</text:p>
          </table:table-cell>
          <table:table-cell office:value-type="float" office:value="3424" calcext:value-type="float">
            <text:p>3424</text:p>
          </table:table-cell>
          <table:table-cell office:value-type="float" office:value="6181" calcext:value-type="float">
            <text:p>6181</text:p>
          </table:table-cell>
          <table:table-cell office:value-type="float" office:value="9312" calcext:value-type="float">
            <text:p>9312</text:p>
          </table:table-cell>
          <table:table-cell office:value-type="float" office:value="12424" calcext:value-type="float">
            <text:p>12424</text:p>
          </table:table-cell>
          <table:table-cell office:value-type="float" office:value="14148" calcext:value-type="float">
            <text:p>14148</text:p>
          </table:table-cell>
          <table:table-cell office:value-type="float" office:value="14238" calcext:value-type="float">
            <text:p>14238</text:p>
          </table:table-cell>
          <table:table-cell office:value-type="float" office:value="12598" calcext:value-type="float">
            <text:p>12598</text:p>
          </table:table-cell>
          <table:table-cell office:value-type="float" office:value="10028" calcext:value-type="float">
            <text:p>10028</text:p>
          </table:table-cell>
          <table:table-cell office:value-type="float" office:value="6933" calcext:value-type="float">
            <text:p>6933</text:p>
          </table:table-cell>
          <table:table-cell office:value-type="float" office:value="4242" calcext:value-type="float">
            <text:p>4242</text:p>
          </table:table-cell>
          <table:table-cell office:value-type="float" office:value="2219" calcext:value-type="float">
            <text:p>2219</text:p>
          </table:table-cell>
          <table:table-cell office:value-type="float" office:value="1056" calcext:value-type="float">
            <text:p>1056</text:p>
          </table:table-cell>
          <table:table-cell office:value-type="float" office:value="425" calcext:value-type="float">
            <text:p>425</text:p>
          </table:table-cell>
          <table:table-cell office:value-type="float" office:value="135" calcext:value-type="float">
            <text:p>13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3"/>
          <table:table-cell office:value-type="float" office:value="99968" calcext:value-type="float">
            <text:p>99968</text:p>
          </table:table-cell>
          <table:table-cell table:number-columns-repeated="35"/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107" calcext:value-type="float">
            <text:p>107</text:p>
          </table:table-cell>
          <table:table-cell office:value-type="float" office:value="287" calcext:value-type="float">
            <text:p>287</text:p>
          </table:table-cell>
          <table:table-cell office:value-type="float" office:value="787" calcext:value-type="float">
            <text:p>787</text:p>
          </table:table-cell>
          <table:table-cell office:value-type="float" office:value="1866" calcext:value-type="float">
            <text:p>1866</text:p>
          </table:table-cell>
          <table:table-cell office:value-type="float" office:value="4192" calcext:value-type="float">
            <text:p>4192</text:p>
          </table:table-cell>
          <table:table-cell office:value-type="float" office:value="7371" calcext:value-type="float">
            <text:p>7371</text:p>
          </table:table-cell>
          <table:table-cell office:value-type="float" office:value="10816" calcext:value-type="float">
            <text:p>10816</text:p>
          </table:table-cell>
          <table:table-cell office:value-type="float" office:value="13630" calcext:value-type="float">
            <text:p>13630</text:p>
          </table:table-cell>
          <table:table-cell office:value-type="float" office:value="14866" calcext:value-type="float">
            <text:p>14866</text:p>
          </table:table-cell>
          <table:table-cell office:value-type="float" office:value="13994" calcext:value-type="float">
            <text:p>13994</text:p>
          </table:table-cell>
          <table:table-cell office:value-type="float" office:value="11859" calcext:value-type="float">
            <text:p>11859</text:p>
          </table:table-cell>
          <table:table-cell office:value-type="float" office:value="8714" calcext:value-type="float">
            <text:p>8714</text:p>
          </table:table-cell>
          <table:table-cell office:value-type="float" office:value="5636" calcext:value-type="float">
            <text:p>5636</text:p>
          </table:table-cell>
          <table:table-cell office:value-type="float" office:value="3262" calcext:value-type="float">
            <text:p>3262</text:p>
          </table:table-cell>
          <table:table-cell office:value-type="float" office:value="1543" calcext:value-type="float">
            <text:p>1543</text:p>
          </table:table-cell>
          <table:table-cell office:value-type="float" office:value="680" calcext:value-type="float">
            <text:p>680</text:p>
          </table:table-cell>
          <table:table-cell office:value-type="float" office:value="236" calcext:value-type="float">
            <text:p>236</text:p>
          </table:table-cell>
          <table:table-cell office:value-type="float" office:value="61" calcext:value-type="float">
            <text:p>6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4"/>
          <table:table-cell office:value-type="float" office:value="99979" calcext:value-type="float">
            <text:p>99979</text:p>
          </table:table-cell>
          <table:table-cell table:number-columns-repeated="35"/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98" calcext:value-type="float">
            <text:p>98</text:p>
          </table:table-cell>
          <table:table-cell office:value-type="float" office:value="324" calcext:value-type="float">
            <text:p>324</text:p>
          </table:table-cell>
          <table:table-cell office:value-type="float" office:value="890" calcext:value-type="float">
            <text:p>890</text:p>
          </table:table-cell>
          <table:table-cell office:value-type="float" office:value="2160" calcext:value-type="float">
            <text:p>2160</text:p>
          </table:table-cell>
          <table:table-cell office:value-type="float" office:value="4444" calcext:value-type="float">
            <text:p>4444</text:p>
          </table:table-cell>
          <table:table-cell office:value-type="float" office:value="7591" calcext:value-type="float">
            <text:p>7591</text:p>
          </table:table-cell>
          <table:table-cell office:value-type="float" office:value="11437" calcext:value-type="float">
            <text:p>11437</text:p>
          </table:table-cell>
          <table:table-cell office:value-type="float" office:value="14350" calcext:value-type="float">
            <text:p>14350</text:p>
          </table:table-cell>
          <table:table-cell office:value-type="float" office:value="14824" calcext:value-type="float">
            <text:p>14824</text:p>
          </table:table-cell>
          <table:table-cell office:value-type="float" office:value="14120" calcext:value-type="float">
            <text:p>14120</text:p>
          </table:table-cell>
          <table:table-cell office:value-type="float" office:value="11558" calcext:value-type="float">
            <text:p>11558</text:p>
          </table:table-cell>
          <table:table-cell office:value-type="float" office:value="8114" calcext:value-type="float">
            <text:p>8114</text:p>
          </table:table-cell>
          <table:table-cell office:value-type="float" office:value="5236" calcext:value-type="float">
            <text:p>5236</text:p>
          </table:table-cell>
          <table:table-cell office:value-type="float" office:value="2829" calcext:value-type="float">
            <text:p>2829</text:p>
          </table:table-cell>
          <table:table-cell office:value-type="float" office:value="1278" calcext:value-type="float">
            <text:p>1278</text:p>
          </table:table-cell>
          <table:table-cell office:value-type="float" office:value="508" calcext:value-type="float">
            <text:p>508</text:p>
          </table:table-cell>
          <table:table-cell office:value-type="float" office:value="142" calcext:value-type="float">
            <text:p>142</text:p>
          </table:table-cell>
          <table:table-cell office:value-type="float" office:value="35" calcext:value-type="float">
            <text:p>35</text:p>
          </table:table-cell>
          <table:table-cell table:style-name="ce16" office:value-type="float" office:value="7" calcext:value-type="float">
            <text:p>7</text:p>
          </table:table-cell>
          <table:table-cell table:number-columns-repeated="5"/>
          <table:table-cell office:value-type="float" office:value="99978" calcext:value-type="float">
            <text:p>99978</text:p>
          </table:table-cell>
          <table:table-cell table:number-columns-repeated="35"/>
        </table:table-row>
        <table:table-row table:style-name="ro2">
          <table:table-cell office:value-type="float" office:value="46" calcext:value-type="float">
            <text:p>46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141" calcext:value-type="float">
            <text:p>141</text:p>
          </table:table-cell>
          <table:table-cell office:value-type="float" office:value="427" calcext:value-type="float">
            <text:p>427</text:p>
          </table:table-cell>
          <table:table-cell office:value-type="float" office:value="1079" calcext:value-type="float">
            <text:p>1079</text:p>
          </table:table-cell>
          <table:table-cell office:value-type="float" office:value="2544" calcext:value-type="float">
            <text:p>2544</text:p>
          </table:table-cell>
          <table:table-cell office:value-type="float" office:value="5499" calcext:value-type="float">
            <text:p>5499</text:p>
          </table:table-cell>
          <table:table-cell office:value-type="float" office:value="9074" calcext:value-type="float">
            <text:p>9074</text:p>
          </table:table-cell>
          <table:table-cell office:value-type="float" office:value="13032" calcext:value-type="float">
            <text:p>13032</text:p>
          </table:table-cell>
          <table:table-cell office:value-type="float" office:value="15377" calcext:value-type="float">
            <text:p>15377</text:p>
          </table:table-cell>
          <table:table-cell office:value-type="float" office:value="15471" calcext:value-type="float">
            <text:p>15471</text:p>
          </table:table-cell>
          <table:table-cell office:value-type="float" office:value="13330" calcext:value-type="float">
            <text:p>13330</text:p>
          </table:table-cell>
          <table:table-cell office:value-type="float" office:value="10187" calcext:value-type="float">
            <text:p>10187</text:p>
          </table:table-cell>
          <table:table-cell office:value-type="float" office:value="6778" calcext:value-type="float">
            <text:p>6778</text:p>
          </table:table-cell>
          <table:table-cell office:value-type="float" office:value="3929" calcext:value-type="float">
            <text:p>3929</text:p>
          </table:table-cell>
          <table:table-cell office:value-type="float" office:value="1898" calcext:value-type="float">
            <text:p>1898</text:p>
          </table:table-cell>
          <table:table-cell office:value-type="float" office:value="807" calcext:value-type="float">
            <text:p>807</text:p>
          </table:table-cell>
          <table:table-cell office:value-type="float" office:value="264" calcext:value-type="float">
            <text:p>264</text:p>
          </table:table-cell>
          <table:table-cell office:value-type="float" office:value="69" calcext:value-type="float">
            <text:p>69</text:p>
          </table:table-cell>
          <table:table-cell office:value-type="float" office:value="12" calcext:value-type="float">
            <text:p>12</text:p>
          </table:table-cell>
          <table:table-cell table:style-name="ce16" office:value-type="float" office:value="6" calcext:value-type="float">
            <text:p>6</text:p>
          </table:table-cell>
          <table:table-cell table:number-columns-repeated="5"/>
          <table:table-cell office:value-type="float" office:value="99987" calcext:value-type="float">
            <text:p>99987</text:p>
          </table:table-cell>
          <table:table-cell table:number-columns-repeated="35"/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9"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175" calcext:value-type="float">
            <text:p>175</text:p>
          </table:table-cell>
          <table:table-cell office:value-type="float" office:value="483" calcext:value-type="float">
            <text:p>483</text:p>
          </table:table-cell>
          <table:table-cell office:value-type="float" office:value="1341" calcext:value-type="float">
            <text:p>1341</text:p>
          </table:table-cell>
          <table:table-cell office:value-type="float" office:value="2973" calcext:value-type="float">
            <text:p>2973</text:p>
          </table:table-cell>
          <table:table-cell office:value-type="float" office:value="6126" calcext:value-type="float">
            <text:p>6126</text:p>
          </table:table-cell>
          <table:table-cell office:value-type="float" office:value="10103" calcext:value-type="float">
            <text:p>10103</text:p>
          </table:table-cell>
          <table:table-cell office:value-type="float" office:value="13878" calcext:value-type="float">
            <text:p>13878</text:p>
          </table:table-cell>
          <table:table-cell office:value-type="float" office:value="15794" calcext:value-type="float">
            <text:p>15794</text:p>
          </table:table-cell>
          <table:table-cell office:value-type="float" office:value="15286" calcext:value-type="float">
            <text:p>15286</text:p>
          </table:table-cell>
          <table:table-cell office:value-type="float" office:value="12802" calcext:value-type="float">
            <text:p>12802</text:p>
          </table:table-cell>
          <table:table-cell office:value-type="float" office:value="9461" calcext:value-type="float">
            <text:p>9461</text:p>
          </table:table-cell>
          <table:table-cell office:value-type="float" office:value="6039" calcext:value-type="float">
            <text:p>6039</text:p>
          </table:table-cell>
          <table:table-cell office:value-type="float" office:value="3208" calcext:value-type="float">
            <text:p>3208</text:p>
          </table:table-cell>
          <table:table-cell office:value-type="float" office:value="1526" calcext:value-type="float">
            <text:p>1526</text:p>
          </table:table-cell>
          <table:table-cell office:value-type="float" office:value="553" calcext:value-type="float">
            <text:p>553</text:p>
          </table:table-cell>
          <table:table-cell office:value-type="float" office:value="153" calcext:value-type="float">
            <text:p>153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99984" calcext:value-type="float">
            <text:p>99984</text:p>
          </table:table-cell>
          <table:table-cell table:number-columns-repeated="35"/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208" calcext:value-type="float">
            <text:p>208</text:p>
          </table:table-cell>
          <table:table-cell office:value-type="float" office:value="511" calcext:value-type="float">
            <text:p>511</text:p>
          </table:table-cell>
          <table:table-cell office:value-type="float" office:value="1479" calcext:value-type="float">
            <text:p>1479</text:p>
          </table:table-cell>
          <table:table-cell office:value-type="float" office:value="3749" calcext:value-type="float">
            <text:p>3749</text:p>
          </table:table-cell>
          <table:table-cell office:value-type="float" office:value="7378" calcext:value-type="float">
            <text:p>7378</text:p>
          </table:table-cell>
          <table:table-cell office:value-type="float" office:value="12084" calcext:value-type="float">
            <text:p>12084</text:p>
          </table:table-cell>
          <table:table-cell office:value-type="float" office:value="15830" calcext:value-type="float">
            <text:p>15830</text:p>
          </table:table-cell>
          <table:table-cell office:value-type="float" office:value="16718" calcext:value-type="float">
            <text:p>16718</text:p>
          </table:table-cell>
          <table:table-cell office:value-type="float" office:value="14865" calcext:value-type="float">
            <text:p>14865</text:p>
          </table:table-cell>
          <table:table-cell office:value-type="float" office:value="11590" calcext:value-type="float">
            <text:p>11590</text:p>
          </table:table-cell>
          <table:table-cell office:value-type="float" office:value="7707" calcext:value-type="float">
            <text:p>7707</text:p>
          </table:table-cell>
          <table:table-cell office:value-type="float" office:value="4468" calcext:value-type="float">
            <text:p>4468</text:p>
          </table:table-cell>
          <table:table-cell office:value-type="float" office:value="2131" calcext:value-type="float">
            <text:p>2131</text:p>
          </table:table-cell>
          <table:table-cell office:value-type="float" office:value="867" calcext:value-type="float">
            <text:p>867</text:p>
          </table:table-cell>
          <table:table-cell office:value-type="float" office:value="265" calcext:value-type="float">
            <text:p>265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5"/>
          <table:table-cell office:value-type="float" office:value="99999" calcext:value-type="float">
            <text:p>99999</text:p>
          </table:table-cell>
          <table:table-cell table:number-columns-repeated="35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254" calcext:value-type="float">
            <text:p>254</text:p>
          </table:table-cell>
          <table:table-cell office:value-type="float" office:value="875" calcext:value-type="float">
            <text:p>875</text:p>
          </table:table-cell>
          <table:table-cell office:value-type="float" office:value="1961" calcext:value-type="float">
            <text:p>1961</text:p>
          </table:table-cell>
          <table:table-cell office:value-type="float" office:value="4595" calcext:value-type="float">
            <text:p>4595</text:p>
          </table:table-cell>
          <table:table-cell office:value-type="float" office:value="8750" calcext:value-type="float">
            <text:p>8750</text:p>
          </table:table-cell>
          <table:table-cell office:value-type="float" office:value="13469" calcext:value-type="float">
            <text:p>13469</text:p>
          </table:table-cell>
          <table:table-cell office:value-type="float" office:value="16520" calcext:value-type="float">
            <text:p>16520</text:p>
          </table:table-cell>
          <table:table-cell office:value-type="float" office:value="16666" calcext:value-type="float">
            <text:p>16666</text:p>
          </table:table-cell>
          <table:table-cell office:value-type="float" office:value="14550" calcext:value-type="float">
            <text:p>14550</text:p>
          </table:table-cell>
          <table:table-cell office:value-type="float" office:value="10617" calcext:value-type="float">
            <text:p>10617</text:p>
          </table:table-cell>
          <table:table-cell office:value-type="float" office:value="6399" calcext:value-type="float">
            <text:p>6399</text:p>
          </table:table-cell>
          <table:table-cell office:value-type="float" office:value="3335" calcext:value-type="float">
            <text:p>3335</text:p>
          </table:table-cell>
          <table:table-cell office:value-type="float" office:value="1389" calcext:value-type="float">
            <text:p>1389</text:p>
          </table:table-cell>
          <table:table-cell office:value-type="float" office:value="428" calcext:value-type="float">
            <text:p>428</text:p>
          </table:table-cell>
          <table:table-cell office:value-type="float" office:value="117" calcext:value-type="float">
            <text:p>117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Pivot_20_Table_20_Value"/>
          <table:table-cell table:number-columns-repeated="6"/>
          <table:table-cell office:value-type="float" office:value="99985" calcext:value-type="float">
            <text:p>99985</text:p>
          </table:table-cell>
          <table:table-cell table:number-columns-repeated="35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85" calcext:value-type="float">
            <text:p>85</text:p>
          </table:table-cell>
          <table:table-cell office:value-type="float" office:value="310" calcext:value-type="float">
            <text:p>310</text:p>
          </table:table-cell>
          <table:table-cell office:value-type="float" office:value="764" calcext:value-type="float">
            <text:p>764</text:p>
          </table:table-cell>
          <table:table-cell office:value-type="float" office:value="2141" calcext:value-type="float">
            <text:p>2141</text:p>
          </table:table-cell>
          <table:table-cell office:value-type="float" office:value="5604" calcext:value-type="float">
            <text:p>5604</text:p>
          </table:table-cell>
          <table:table-cell office:value-type="float" office:value="10847" calcext:value-type="float">
            <text:p>10847</text:p>
          </table:table-cell>
          <table:table-cell office:value-type="float" office:value="15959" calcext:value-type="float">
            <text:p>15959</text:p>
          </table:table-cell>
          <table:table-cell office:value-type="float" office:value="17816" calcext:value-type="float">
            <text:p>17816</text:p>
          </table:table-cell>
          <table:table-cell office:value-type="float" office:value="16671" calcext:value-type="float">
            <text:p>16671</text:p>
          </table:table-cell>
          <table:table-cell office:value-type="float" office:value="13227" calcext:value-type="float">
            <text:p>13227</text:p>
          </table:table-cell>
          <table:table-cell office:value-type="float" office:value="8782" calcext:value-type="float">
            <text:p>8782</text:p>
          </table:table-cell>
          <table:table-cell office:value-type="float" office:value="4669" calcext:value-type="float">
            <text:p>4669</text:p>
          </table:table-cell>
          <table:table-cell office:value-type="float" office:value="2118" calcext:value-type="float">
            <text:p>2118</text:p>
          </table:table-cell>
          <table:table-cell office:value-type="float" office:value="772" calcext:value-type="float">
            <text:p>772</text:p>
          </table:table-cell>
          <table:table-cell office:value-type="float" office:value="201" calcext:value-type="float">
            <text:p>201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Pivot_20_Table_20_Value"/>
          <table:table-cell table:number-columns-repeated="6"/>
          <table:table-cell office:value-type="float" office:value="100011" calcext:value-type="float">
            <text:p>100011</text:p>
          </table:table-cell>
          <table:table-cell table:number-columns-repeated="35"/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ce9"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398" calcext:value-type="float">
            <text:p>398</text:p>
          </table:table-cell>
          <table:table-cell office:value-type="float" office:value="1408" calcext:value-type="float">
            <text:p>1408</text:p>
          </table:table-cell>
          <table:table-cell office:value-type="float" office:value="3442" calcext:value-type="float">
            <text:p>3442</text:p>
          </table:table-cell>
          <table:table-cell office:value-type="float" office:value="7292" calcext:value-type="float">
            <text:p>7292</text:p>
          </table:table-cell>
          <table:table-cell office:value-type="float" office:value="12913" calcext:value-type="float">
            <text:p>12913</text:p>
          </table:table-cell>
          <table:table-cell office:value-type="float" office:value="17710" calcext:value-type="float">
            <text:p>17710</text:p>
          </table:table-cell>
          <table:table-cell office:value-type="float" office:value="18550" calcext:value-type="float">
            <text:p>18550</text:p>
          </table:table-cell>
          <table:table-cell office:value-type="float" office:value="15622" calcext:value-type="float">
            <text:p>15622</text:p>
          </table:table-cell>
          <table:table-cell office:value-type="float" office:value="11440" calcext:value-type="float">
            <text:p>11440</text:p>
          </table:table-cell>
          <table:table-cell office:value-type="float" office:value="6680" calcext:value-type="float">
            <text:p>6680</text:p>
          </table:table-cell>
          <table:table-cell office:value-type="float" office:value="3141" calcext:value-type="float">
            <text:p>3141</text:p>
          </table:table-cell>
          <table:table-cell office:value-type="float" office:value="1027" calcext:value-type="float">
            <text:p>1027</text:p>
          </table:table-cell>
          <table:table-cell office:value-type="float" office:value="253" calcext:value-type="float">
            <text:p>253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style-name="Pivot_20_Table_20_Value" table:number-columns-repeated="3"/>
          <table:table-cell table:number-columns-repeated="6"/>
          <table:table-cell office:value-type="float" office:value="100000" calcext:value-type="float">
            <text:p>100000</text:p>
          </table:table-cell>
          <table:table-cell table:number-columns-repeated="35"/>
        </table:table-row>
        <table:table-row table:style-name="ro2">
          <table:table-cell office:value-type="float" office:value="52" calcext:value-type="float">
            <text:p>52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388" calcext:value-type="float">
            <text:p>388</text:p>
          </table:table-cell>
          <table:table-cell office:value-type="float" office:value="1090" calcext:value-type="float">
            <text:p>1090</text:p>
          </table:table-cell>
          <table:table-cell office:value-type="float" office:value="3544" calcext:value-type="float">
            <text:p>3544</text:p>
          </table:table-cell>
          <table:table-cell office:value-type="float" office:value="8267" calcext:value-type="float">
            <text:p>8267</text:p>
          </table:table-cell>
          <table:table-cell office:value-type="float" office:value="17104" calcext:value-type="float">
            <text:p>17104</text:p>
          </table:table-cell>
          <table:table-cell office:value-type="float" office:value="20268" calcext:value-type="float">
            <text:p>20268</text:p>
          </table:table-cell>
          <table:table-cell office:value-type="float" office:value="18327" calcext:value-type="float">
            <text:p>18327</text:p>
          </table:table-cell>
          <table:table-cell office:value-type="float" office:value="14109" calcext:value-type="float">
            <text:p>14109</text:p>
          </table:table-cell>
          <table:table-cell office:value-type="float" office:value="9815" calcext:value-type="float">
            <text:p>9815</text:p>
          </table:table-cell>
          <table:table-cell office:value-type="float" office:value="4617" calcext:value-type="float">
            <text:p>4617</text:p>
          </table:table-cell>
          <table:table-cell office:value-type="float" office:value="1780" calcext:value-type="float">
            <text:p>1780</text:p>
          </table:table-cell>
          <table:table-cell office:value-type="float" office:value="494" calcext:value-type="float">
            <text:p>494</text:p>
          </table:table-cell>
          <table:table-cell office:value-type="float" office:value="115" calcext:value-type="float">
            <text:p>115</text:p>
          </table:table-cell>
          <table:table-cell office:value-type="float" office:value="18" calcext:value-type="float">
            <text:p>18</text:p>
          </table:table-cell>
          <table:table-cell table:style-name="Pivot_20_Table_20_Value" table:number-columns-repeated="4"/>
          <table:table-cell table:number-columns-repeated="6"/>
          <table:table-cell office:value-type="float" office:value="100073" calcext:value-type="float">
            <text:p>100073</text:p>
          </table:table-cell>
          <table:table-cell table:number-columns-repeated="35"/>
        </table:table-row>
        <table:table-row table:style-name="ro2">
          <table:table-cell office:value-type="float" office:value="53" calcext:value-type="float">
            <text:p>5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614" calcext:value-type="float">
            <text:p>614</text:p>
          </table:table-cell>
          <table:table-cell office:value-type="float" office:value="2690" calcext:value-type="float">
            <text:p>2690</text:p>
          </table:table-cell>
          <table:table-cell office:value-type="float" office:value="6016" calcext:value-type="float">
            <text:p>6016</text:p>
          </table:table-cell>
          <table:table-cell office:value-type="float" office:value="13030" calcext:value-type="float">
            <text:p>13030</text:p>
          </table:table-cell>
          <table:table-cell office:value-type="float" office:value="17534" calcext:value-type="float">
            <text:p>17534</text:p>
          </table:table-cell>
          <table:table-cell office:value-type="float" office:value="22830" calcext:value-type="float">
            <text:p>22830</text:p>
          </table:table-cell>
          <table:table-cell office:value-type="float" office:value="17648" calcext:value-type="float">
            <text:p>17648</text:p>
          </table:table-cell>
          <table:table-cell office:value-type="float" office:value="11318" calcext:value-type="float">
            <text:p>11318</text:p>
          </table:table-cell>
          <table:table-cell office:value-type="float" office:value="5849" calcext:value-type="float">
            <text:p>5849</text:p>
          </table:table-cell>
          <table:table-cell office:value-type="float" office:value="1916" calcext:value-type="float">
            <text:p>1916</text:p>
          </table:table-cell>
          <table:table-cell office:value-type="float" office:value="515" calcext:value-type="float">
            <text:p>515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style-name="Pivot_20_Table_20_Value" table:number-columns-repeated="5"/>
          <table:table-cell table:number-columns-repeated="6"/>
          <table:table-cell office:value-type="float" office:value="100000" calcext:value-type="float">
            <text:p>100000</text:p>
          </table:table-cell>
          <table:table-cell table:number-columns-repeated="35"/>
        </table:table-row>
        <table:table-row table:style-name="ro2">
          <table:table-cell office:value-type="float" office:value="54" calcext:value-type="float">
            <text:p>54</text:p>
          </table:table-cell>
          <table:table-cell/>
          <table:table-cell table:style-name="Pivot_20_Table_20_Value"/>
          <table:table-cell office:value-type="float" office:value="515" calcext:value-type="float">
            <text:p>515</text:p>
          </table:table-cell>
          <table:table-cell office:value-type="float" office:value="1403" calcext:value-type="float">
            <text:p>1403</text:p>
          </table:table-cell>
          <table:table-cell office:value-type="float" office:value="5802" calcext:value-type="float">
            <text:p>5802</text:p>
          </table:table-cell>
          <table:table-cell office:value-type="float" office:value="14976" calcext:value-type="float">
            <text:p>14976</text:p>
          </table:table-cell>
          <table:table-cell office:value-type="float" office:value="23264" calcext:value-type="float">
            <text:p>23264</text:p>
          </table:table-cell>
          <table:table-cell office:value-type="float" office:value="23342" calcext:value-type="float">
            <text:p>23342</text:p>
          </table:table-cell>
          <table:table-cell office:value-type="float" office:value="14135" calcext:value-type="float">
            <text:p>14135</text:p>
          </table:table-cell>
          <table:table-cell office:value-type="float" office:value="12633" calcext:value-type="float">
            <text:p>12633</text:p>
          </table:table-cell>
          <table:table-cell office:value-type="float" office:value="2798" calcext:value-type="float">
            <text:p>2798</text:p>
          </table:table-cell>
          <table:table-cell office:value-type="float" office:value="1008" calcext:value-type="float">
            <text:p>1008</text:p>
          </table:table-cell>
          <table:table-cell office:value-type="float" office:value="124" calcext:value-type="float">
            <text:p>124</text:p>
          </table:table-cell>
          <table:table-cell table:style-name="Pivot_20_Table_20_Value" table:number-columns-repeated="7"/>
          <table:table-cell table:number-columns-repeated="6"/>
          <table:table-cell office:value-type="float" office:value="100000" calcext:value-type="float">
            <text:p>100000</text:p>
          </table:table-cell>
          <table:table-cell table:number-columns-repeated="35"/>
        </table:table-row>
        <table:table-row table:style-name="ro2">
          <table:table-cell office:value-type="float" office:value="55" calcext:value-type="float">
            <text:p>55</text:p>
          </table:table-cell>
          <table:table-cell/>
          <table:table-cell office:value-type="float" office:value="349" calcext:value-type="float">
            <text:p>349</text:p>
          </table:table-cell>
          <table:table-cell office:value-type="float" office:value="756" calcext:value-type="float">
            <text:p>756</text:p>
          </table:table-cell>
          <table:table-cell office:value-type="float" office:value="7734" calcext:value-type="float">
            <text:p>7734</text:p>
          </table:table-cell>
          <table:table-cell office:value-type="float" office:value="10108" calcext:value-type="float">
            <text:p>10108</text:p>
          </table:table-cell>
          <table:table-cell office:value-type="float" office:value="19173" calcext:value-type="float">
            <text:p>19173</text:p>
          </table:table-cell>
          <table:table-cell office:value-type="float" office:value="26613" calcext:value-type="float">
            <text:p>26613</text:p>
          </table:table-cell>
          <table:table-cell office:value-type="float" office:value="22508" calcext:value-type="float">
            <text:p>22508</text:p>
          </table:table-cell>
          <table:table-cell office:value-type="float" office:value="10433" calcext:value-type="float">
            <text:p>10433</text:p>
          </table:table-cell>
          <table:table-cell office:value-type="float" office:value="1984" calcext:value-type="float">
            <text:p>1984</text:p>
          </table:table-cell>
          <table:table-cell table:style-name="Pivot_20_Table_20_Value"/>
          <table:table-cell office:value-type="float" office:value="342" calcext:value-type="float">
            <text:p>342</text:p>
          </table:table-cell>
          <table:table-cell table:style-name="Pivot_20_Table_20_Value" table:number-columns-repeated="8"/>
          <table:table-cell table:number-columns-repeated="6"/>
          <table:table-cell office:value-type="float" office:value="100000" calcext:value-type="float">
            <text:p>100000</text:p>
          </table:table-cell>
          <table:table-cell table:number-columns-repeated="35"/>
        </table:table-row>
        <table:table-row table:style-name="ro2">
          <table:table-cell office:value-type="float" office:value="56" calcext:value-type="float">
            <text:p>56</text:p>
          </table:table-cell>
          <table:table-cell/>
          <table:table-cell table:style-name="Pivot_20_Table_20_Value" table:number-columns-repeated="2"/>
          <table:table-cell office:value-type="float" office:value="2778" calcext:value-type="float">
            <text:p>2778</text:p>
          </table:table-cell>
          <table:table-cell office:value-type="float" office:value="11744" calcext:value-type="float">
            <text:p>11744</text:p>
          </table:table-cell>
          <table:table-cell office:value-type="float" office:value="30485" calcext:value-type="float">
            <text:p>30485</text:p>
          </table:table-cell>
          <table:table-cell office:value-type="float" office:value="24347" calcext:value-type="float">
            <text:p>24347</text:p>
          </table:table-cell>
          <table:table-cell office:value-type="float" office:value="20860" calcext:value-type="float">
            <text:p>20860</text:p>
          </table:table-cell>
          <table:table-cell office:value-type="float" office:value="1373" calcext:value-type="float">
            <text:p>1373</text:p>
          </table:table-cell>
          <table:table-cell office:value-type="float" office:value="8413" calcext:value-type="float">
            <text:p>8413</text:p>
          </table:table-cell>
          <table:table-cell table:style-name="Pivot_20_Table_20_Value" table:number-columns-repeated="10"/>
          <table:table-cell table:number-columns-repeated="6"/>
          <table:table-cell office:value-type="float" office:value="100000" calcext:value-type="float">
            <text:p>100000</text:p>
          </table:table-cell>
          <table:table-cell table:number-columns-repeated="35"/>
        </table:table-row>
        <table:table-row table:style-name="ro2">
          <table:table-cell office:value-type="float" office:value="57" calcext:value-type="float">
            <text:p>57</text:p>
          </table:table-cell>
          <table:table-cell/>
          <table:table-cell table:style-name="Pivot_20_Table_20_Value"/>
          <table:table-cell office:value-type="float" office:value="8413" calcext:value-type="float">
            <text:p>8413</text:p>
          </table:table-cell>
          <table:table-cell office:value-type="float" office:value="19940" calcext:value-type="float">
            <text:p>19940</text:p>
          </table:table-cell>
          <table:table-cell office:value-type="float" office:value="20195" calcext:value-type="float">
            <text:p>20195</text:p>
          </table:table-cell>
          <table:table-cell office:value-type="float" office:value="29915" calcext:value-type="float">
            <text:p>29915</text:p>
          </table:table-cell>
          <table:table-cell office:value-type="float" office:value="21537" calcext:value-type="float">
            <text:p>21537</text:p>
          </table:table-cell>
          <table:table-cell table:style-name="Pivot_20_Table_20_Value" table:number-columns-repeated="13"/>
          <table:table-cell table:number-columns-repeated="6"/>
          <table:table-cell office:value-type="float" office:value="100000" calcext:value-type="float">
            <text:p>100000</text:p>
          </table:table-cell>
          <table:table-cell table:number-columns-repeated="35"/>
        </table:table-row>
        <table:table-row table:style-name="ro2">
          <table:table-cell office:value-type="float" office:value="58" calcext:value-type="float">
            <text:p>58</text:p>
          </table:table-cell>
          <table:table-cell/>
          <table:table-cell table:style-name="Pivot_20_Table_20_Value" table:number-columns-repeated="3"/>
          <table:table-cell office:value-type="float" office:value="33574" calcext:value-type="float">
            <text:p>33574</text:p>
          </table:table-cell>
          <table:table-cell office:value-type="float" office:value="66426" calcext:value-type="float">
            <text:p>66426</text:p>
          </table:table-cell>
          <table:table-cell table:style-name="Pivot_20_Table_20_Value" table:number-columns-repeated="14"/>
          <table:table-cell table:number-columns-repeated="6"/>
          <table:table-cell office:value-type="float" office:value="100000" calcext:value-type="float">
            <text:p>100000</text:p>
          </table:table-cell>
          <table:table-cell table:number-columns-repeated="35"/>
        </table:table-row>
        <table:table-row table:style-name="ro2">
          <table:table-cell office:value-type="float" office:value="59" calcext:value-type="float">
            <text:p>59</text:p>
          </table:table-cell>
          <table:table-cell/>
          <table:table-cell table:style-name="Pivot_20_Table_20_Value" table:number-columns-repeated="2"/>
          <table:table-cell office:value-type="float" office:value="100000" calcext:value-type="float">
            <text:p>100000</text:p>
          </table:table-cell>
          <table:table-cell table:style-name="Pivot_20_Table_20_Value" table:number-columns-repeated="16"/>
          <table:table-cell table:number-columns-repeated="6"/>
          <table:table-cell office:value-type="float" office:value="100000" calcext:value-type="float">
            <text:p>100000</text:p>
          </table:table-cell>
          <table:table-cell table:number-columns-repeated="35"/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ce11"/>
          <table:table-cell table:style-name="ce17" table:number-columns-repeated="3"/>
          <table:table-cell table:style-name="ce19" office:value-type="float" office:value="100000" calcext:value-type="float">
            <text:p>100000</text:p>
          </table:table-cell>
          <table:table-cell table:style-name="ce17" table:number-columns-repeated="20"/>
          <table:table-cell table:style-name="ce23"/>
          <table:table-cell table:style-name="ce29" office:value-type="float" office:value="100000" calcext:value-type="float">
            <text:p>100000</text:p>
          </table:table-cell>
          <table:table-cell table:number-columns-repeated="35"/>
        </table:table-row>
        <table:table-row table:style-name="ro2">
          <table:table-cell table:style-name="ce5" office:value-type="string" calcext:value-type="string">
            <text:p>Total Result</text:p>
          </table:table-cell>
          <table:table-cell table:style-name="ce12" office:value-type="float" office:value="100000" calcext:value-type="float">
            <text:p>100000</text:p>
          </table:table-cell>
          <table:table-cell table:style-name="ce18" office:value-type="float" office:value="217185" calcext:value-type="float">
            <text:p>217185</text:p>
          </table:table-cell>
          <table:table-cell table:style-name="ce18" office:value-type="float" office:value="179233" calcext:value-type="float">
            <text:p>179233</text:p>
          </table:table-cell>
          <table:table-cell table:style-name="ce18" office:value-type="float" office:value="316925" calcext:value-type="float">
            <text:p>316925</text:p>
          </table:table-cell>
          <table:table-cell table:style-name="ce18" office:value-type="float" office:value="395874" calcext:value-type="float">
            <text:p>395874</text:p>
          </table:table-cell>
          <table:table-cell table:style-name="ce18" office:value-type="float" office:value="429500" calcext:value-type="float">
            <text:p>429500</text:p>
          </table:table-cell>
          <table:table-cell table:style-name="ce18" office:value-type="float" office:value="440515" calcext:value-type="float">
            <text:p>440515</text:p>
          </table:table-cell>
          <table:table-cell table:style-name="ce18" office:value-type="float" office:value="495845" calcext:value-type="float">
            <text:p>495845</text:p>
          </table:table-cell>
          <table:table-cell table:style-name="ce18" office:value-type="float" office:value="521127" calcext:value-type="float">
            <text:p>521127</text:p>
          </table:table-cell>
          <table:table-cell table:style-name="ce18" office:value-type="float" office:value="559185" calcext:value-type="float">
            <text:p>559185</text:p>
          </table:table-cell>
          <table:table-cell table:style-name="ce18" office:value-type="float" office:value="544530" calcext:value-type="float">
            <text:p>544530</text:p>
          </table:table-cell>
          <table:table-cell table:style-name="ce18" office:value-type="float" office:value="507262" calcext:value-type="float">
            <text:p>507262</text:p>
          </table:table-cell>
          <table:table-cell table:style-name="ce18" office:value-type="float" office:value="439070" calcext:value-type="float">
            <text:p>439070</text:p>
          </table:table-cell>
          <table:table-cell table:style-name="ce18" office:value-type="float" office:value="350713" calcext:value-type="float">
            <text:p>350713</text:p>
          </table:table-cell>
          <table:table-cell table:style-name="ce18" office:value-type="float" office:value="257930" calcext:value-type="float">
            <text:p>257930</text:p>
          </table:table-cell>
          <table:table-cell table:style-name="ce18" office:value-type="float" office:value="173136" calcext:value-type="float">
            <text:p>173136</text:p>
          </table:table-cell>
          <table:table-cell table:style-name="ce18" office:value-type="float" office:value="105402" calcext:value-type="float">
            <text:p>105402</text:p>
          </table:table-cell>
          <table:table-cell table:style-name="ce18" office:value-type="float" office:value="58531" calcext:value-type="float">
            <text:p>58531</text:p>
          </table:table-cell>
          <table:table-cell table:style-name="ce18" office:value-type="float" office:value="29176" calcext:value-type="float">
            <text:p>29176</text:p>
          </table:table-cell>
          <table:table-cell table:style-name="ce18" office:value-type="float" office:value="12815" calcext:value-type="float">
            <text:p>12815</text:p>
          </table:table-cell>
          <table:table-cell table:style-name="ce18" office:value-type="float" office:value="5153" calcext:value-type="float">
            <text:p>5153</text:p>
          </table:table-cell>
          <table:table-cell table:style-name="ce18" office:value-type="float" office:value="1741" calcext:value-type="float">
            <text:p>1741</text:p>
          </table:table-cell>
          <table:table-cell table:style-name="ce18" office:value-type="float" office:value="535" calcext:value-type="float">
            <text:p>535</text:p>
          </table:table-cell>
          <table:table-cell table:style-name="ce18" office:value-type="float" office:value="127" calcext:value-type="float">
            <text:p>127</text:p>
          </table:table-cell>
          <table:table-cell table:style-name="ce18" office:value-type="float" office:value="18" calcext:value-type="float">
            <text:p>18</text:p>
          </table:table-cell>
          <table:table-cell table:style-name="ce24" office:value-type="float" office:value="4" calcext:value-type="float">
            <text:p>4</text:p>
          </table:table-cell>
          <table:table-cell table:style-name="ce30" office:value-type="float" office:value="6141532" calcext:value-type="float">
            <text:p>6141532</text:p>
          </table:table-cell>
          <table:table-cell table:number-columns-repeated="35"/>
        </table:table-row>
      </table:table>
      <table:table table:name="Pivot_Table_Percentage" table:style-name="ta1"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number-columns-repeated="12" table:default-cell-style-name="Default"/>
        <table:table-column table:style-name="co7" table:default-cell-style-name="Default"/>
        <table:table-column table:style-name="co6" table:number-columns-repeated="23" table:default-cell-style-name="Default"/>
        <table:table-column table:style-name="co5" table:default-cell-style-name="Default"/>
        <table:table-column table:style-name="co4" table:number-columns-repeated="10" table:default-cell-style-name="Default"/>
        <table:table-column table:style-name="co7" table:default-cell-style-name="Default"/>
        <table:table-row table:style-name="ro1" table:number-rows-repeated="2">
          <table:table-cell table:number-columns-repeated="63"/>
        </table:table-row>
        <table:table-row table:style-name="ro1">
          <table:table-cell table:style-name="ce1" office:value-type="string" calcext:value-type="string">
            <text:p>Sum - FREQUENCY</text:p>
          </table:table-cell>
          <table:table-cell table:style-name="ce6" office:value-type="string" calcext:value-type="string">
            <text:p>MOBILITY</text:p>
          </table:table-cell>
          <table:table-cell table:style-name="ce13" table:number-columns-repeated="25"/>
          <table:table-cell table:style-name="ce25"/>
          <table:table-cell table:number-columns-repeated="35"/>
        </table:table-row>
        <table:table-row table:style-name="ro1">
          <table:table-cell table:style-name="ce2" office:value-type="string" calcext:value-type="string">
            <text:p>EMPTY</text:p>
          </table:table-cell>
          <table:table-cell table:style-name="ce7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21" calcext:value-type="float">
            <text:p>2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23" calcext:value-type="float">
            <text:p>23</text:p>
          </table:table-cell>
          <table:table-cell table:style-name="ce14" office:value-type="float" office:value="24" calcext:value-type="float">
            <text:p>24</text:p>
          </table:table-cell>
          <table:table-cell table:style-name="ce14" office:value-type="float" office:value="25" calcext:value-type="float">
            <text:p>25</text:p>
          </table:table-cell>
          <table:table-cell table:style-name="ce26" office:value-type="string" calcext:value-type="string">
            <text:p>Total Count</text:p>
          </table:table-cell>
          <table:table-cell table:number-columns-repeated="35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31" table:formula="of:=['Pivot Table_DATA'.B5]/[.$AB5]" office:value-type="float" office:value="1" calcext:value-type="float">
            <text:p>1.000</text:p>
          </table:table-cell>
          <table:table-cell table:style-name="ce31"/>
          <table:table-cell table:style-name="ce36" table:number-columns-repeated="23"/>
          <table:table-cell table:style-name="ce37"/>
          <table:table-cell table:style-name="ce40" table:formula="of:=['Pivot Table_DATA'.AB5]" office:value-type="float" office:value="99042" calcext:value-type="float">
            <text:p>99,042</text:p>
          </table:table-cell>
          <table:table-cell table:formula="of:=SUM([.B5:.AA5])"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31" table:formula="of:=['Pivot Table_DATA'.B6]/[.$AB6]" office:value-type="float" office:value="0.00698101260750038" calcext:value-type="float">
            <text:p>0.007</text:p>
          </table:table-cell>
          <table:table-cell table:style-name="ce31" table:formula="of:=['Pivot Table_DATA'.C6]/[.$AB6]" office:value-type="float" office:value="0.9930189873925" calcext:value-type="float">
            <text:p>0.993</text:p>
          </table:table-cell>
          <table:table-cell table:style-name="ce34" table:number-columns-repeated="23"/>
          <table:table-cell table:style-name="ce38"/>
          <table:table-cell table:style-name="ce40" table:formula="of:=['Pivot Table_DATA'.AB6]" office:value-type="float" office:value="124767" calcext:value-type="float">
            <text:p>124,767</text:p>
          </table:table-cell>
          <table:table-cell table:formula="of:=SUM([.B6:.AA6])"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31" table:formula="of:=['Pivot Table_DATA'.B7]/[.$AB7]" office:value-type="float" office:value="0.000328761118518383" calcext:value-type="float">
            <text:p>0.000</text:p>
          </table:table-cell>
          <table:table-cell table:style-name="ce31" table:formula="of:=['Pivot Table_DATA'.C7]/[.$AB7]" office:value-type="float" office:value="0.384696169932969" calcext:value-type="float">
            <text:p>0.385</text:p>
          </table:table-cell>
          <table:table-cell table:style-name="ce31" table:formula="of:=['Pivot Table_DATA'.D7]/[.$AB7]" office:value-type="float" office:value="0.614975068948512" calcext:value-type="float">
            <text:p>0.615</text:p>
          </table:table-cell>
          <table:table-cell table:style-name="ce34" table:number-columns-repeated="22"/>
          <table:table-cell table:style-name="ce38"/>
          <table:table-cell table:style-name="ce40" table:formula="of:=['Pivot Table_DATA'.AB7]" office:value-type="float" office:value="109502" calcext:value-type="float">
            <text:p>109,502</text:p>
          </table:table-cell>
          <table:table-cell table:formula="of:=SUM([.B7:.AA7])"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31" table:formula="of:=['Pivot Table_DATA'.B8]/[.$AB8]" office:value-type="float" office:value="0.0000191644308164048" calcext:value-type="float">
            <text:p>0.000</text:p>
          </table:table-cell>
          <table:table-cell table:style-name="ce31" table:formula="of:=['Pivot Table_DATA'.C8]/[.$AB8]" office:value-type="float" office:value="0.19706784208509" calcext:value-type="float">
            <text:p>0.197</text:p>
          </table:table-cell>
          <table:table-cell table:style-name="ce31" table:formula="of:=['Pivot Table_DATA'.D8]/[.$AB8]" office:value-type="float" office:value="0.338817554618628" calcext:value-type="float">
            <text:p>0.339</text:p>
          </table:table-cell>
          <table:table-cell table:style-name="ce31" table:formula="of:=['Pivot Table_DATA'.E8]/[.$AB8]" office:value-type="float" office:value="0.464095438865466" calcext:value-type="float">
            <text:p>0.464</text:p>
          </table:table-cell>
          <table:table-cell table:style-name="ce34" table:number-columns-repeated="21"/>
          <table:table-cell table:style-name="ce38"/>
          <table:table-cell table:style-name="ce40" table:formula="of:=['Pivot Table_DATA'.AB8]" office:value-type="float" office:value="104360" calcext:value-type="float">
            <text:p>104,360</text:p>
          </table:table-cell>
          <table:table-cell table:formula="of:=SUM([.B8:.AA8])"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31" table:formula="of:=['Pivot Table_DATA'.B9]/[.$AB9]" office:value-type="float" office:value="0.0000195704290816576" calcext:value-type="float">
            <text:p>0.000</text:p>
          </table:table-cell>
          <table:table-cell table:style-name="ce31" table:formula="of:=['Pivot Table_DATA'.C9]/[.$AB9]" office:value-type="float" office:value="0.109467195068252" calcext:value-type="float">
            <text:p>0.109</text:p>
          </table:table-cell>
          <table:table-cell table:style-name="ce31" table:formula="of:=['Pivot Table_DATA'.D9]/[.$AB9]" office:value-type="float" office:value="0.207387836978326" calcext:value-type="float">
            <text:p>0.207</text:p>
          </table:table-cell>
          <table:table-cell table:style-name="ce31" table:formula="of:=['Pivot Table_DATA'.E9]/[.$AB9]" office:value-type="float" office:value="0.340662459024414" calcext:value-type="float">
            <text:p>0.341</text:p>
          </table:table-cell>
          <table:table-cell table:style-name="ce31" table:formula="of:=['Pivot Table_DATA'.F9]/[.$AB9]" office:value-type="float" office:value="0.342462938499927" calcext:value-type="float">
            <text:p>0.342</text:p>
          </table:table-cell>
          <table:table-cell table:style-name="ce34" table:number-columns-repeated="20"/>
          <table:table-cell table:style-name="ce38"/>
          <table:table-cell table:style-name="ce40" table:formula="of:=['Pivot Table_DATA'.AB9]" office:value-type="float" office:value="102195" calcext:value-type="float">
            <text:p>102,195</text:p>
          </table:table-cell>
          <table:table-cell table:formula="of:=SUM([.B9:.AA9])"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32"/>
          <table:table-cell table:style-name="ce31" table:formula="of:=['Pivot Table_DATA'.C10]/[.$AB10]" office:value-type="float" office:value="0.0625203838589486" calcext:value-type="float">
            <text:p>0.063</text:p>
          </table:table-cell>
          <table:table-cell table:style-name="ce31" table:formula="of:=['Pivot Table_DATA'.D10]/[.$AB10]" office:value-type="float" office:value="0.130249152525622" calcext:value-type="float">
            <text:p>0.130</text:p>
          </table:table-cell>
          <table:table-cell table:style-name="ce31" table:formula="of:=['Pivot Table_DATA'.E10]/[.$AB10]" office:value-type="float" office:value="0.24303489716652" calcext:value-type="float">
            <text:p>0.243</text:p>
          </table:table-cell>
          <table:table-cell table:style-name="ce31" table:formula="of:=['Pivot Table_DATA'.F10]/[.$AB10]" office:value-type="float" office:value="0.316130179970944" calcext:value-type="float">
            <text:p>0.316</text:p>
          </table:table-cell>
          <table:table-cell table:style-name="ce31" table:formula="of:=['Pivot Table_DATA'.G10]/[.$AB10]" office:value-type="float" office:value="0.248065386477966" calcext:value-type="float">
            <text:p>0.248</text:p>
          </table:table-cell>
          <table:table-cell table:style-name="ce34" table:number-columns-repeated="19"/>
          <table:table-cell table:style-name="ce38"/>
          <table:table-cell table:style-name="ce40" table:formula="of:=['Pivot Table_DATA'.AB10]" office:value-type="float" office:value="101183" calcext:value-type="float">
            <text:p>101,183</text:p>
          </table:table-cell>
          <table:table-cell table:formula="of:=SUM([.B10:.AA10])"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32"/>
          <table:table-cell table:style-name="ce31" table:formula="of:=['Pivot Table_DATA'.C11]/[.$AB11]" office:value-type="float" office:value="0.0379575820791735" calcext:value-type="float">
            <text:p>0.038</text:p>
          </table:table-cell>
          <table:table-cell table:style-name="ce31" table:formula="of:=['Pivot Table_DATA'.D11]/[.$AB11]" office:value-type="float" office:value="0.0842795410520042" calcext:value-type="float">
            <text:p>0.084</text:p>
          </table:table-cell>
          <table:table-cell table:style-name="ce31" table:formula="of:=['Pivot Table_DATA'.E11]/[.$AB11]" office:value-type="float" office:value="0.17130084935181" calcext:value-type="float">
            <text:p>0.171</text:p>
          </table:table-cell>
          <table:table-cell table:style-name="ce31" table:formula="of:=['Pivot Table_DATA'.F11]/[.$AB11]" office:value-type="float" office:value="0.258401629166046" calcext:value-type="float">
            <text:p>0.258</text:p>
          </table:table-cell>
          <table:table-cell table:style-name="ce31" table:formula="of:=['Pivot Table_DATA'.G11]/[.$AB11]" office:value-type="float" office:value="0.273948244176228" calcext:value-type="float">
            <text:p>0.274</text:p>
          </table:table-cell>
          <table:table-cell table:style-name="ce31" table:formula="of:=['Pivot Table_DATA'.H11]/[.$AB11]" office:value-type="float" office:value="0.174112154174738" calcext:value-type="float">
            <text:p>0.174</text:p>
          </table:table-cell>
          <table:table-cell table:style-name="ce34" table:number-columns-repeated="18"/>
          <table:table-cell table:style-name="ce38"/>
          <table:table-cell table:style-name="ce40" table:formula="of:=['Pivot Table_DATA'.AB11]" office:value-type="float" office:value="100665" calcext:value-type="float">
            <text:p>100,665</text:p>
          </table:table-cell>
          <table:table-cell table:formula="of:=SUM([.B11:.AA11])"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32"/>
          <table:table-cell table:style-name="ce31" table:formula="of:=['Pivot Table_DATA'.C12]/[.$AB12]" office:value-type="float" office:value="0.0229903376830362" calcext:value-type="float">
            <text:p>0.023</text:p>
          </table:table-cell>
          <table:table-cell table:style-name="ce31" table:formula="of:=['Pivot Table_DATA'.D12]/[.$AB12]" office:value-type="float" office:value="0.0545173822093834" calcext:value-type="float">
            <text:p>0.055</text:p>
          </table:table-cell>
          <table:table-cell table:style-name="ce31" table:formula="of:=['Pivot Table_DATA'.E12]/[.$AB12]" office:value-type="float" office:value="0.120529933260285" calcext:value-type="float">
            <text:p>0.121</text:p>
          </table:table-cell>
          <table:table-cell table:style-name="ce31" table:formula="of:=['Pivot Table_DATA'.F12]/[.$AB12]" office:value-type="float" office:value="0.199332602848889" calcext:value-type="float">
            <text:p>0.199</text:p>
          </table:table-cell>
          <table:table-cell table:style-name="ce31" table:formula="of:=['Pivot Table_DATA'.G12]/[.$AB12]" office:value-type="float" office:value="0.255882059966132" calcext:value-type="float">
            <text:p>0.256</text:p>
          </table:table-cell>
          <table:table-cell table:style-name="ce31" table:formula="of:=['Pivot Table_DATA'.H12]/[.$AB12]" office:value-type="float" office:value="0.225889032772188" calcext:value-type="float">
            <text:p>0.226</text:p>
          </table:table-cell>
          <table:table-cell table:style-name="ce31" table:formula="of:=['Pivot Table_DATA'.I12]/[.$AB12]" office:value-type="float" office:value="0.120858651260086" calcext:value-type="float">
            <text:p>0.121</text:p>
          </table:table-cell>
          <table:table-cell table:style-name="ce34" table:number-columns-repeated="17"/>
          <table:table-cell table:style-name="ce38"/>
          <table:table-cell table:style-name="ce40" table:formula="of:=['Pivot Table_DATA'.AB12]" office:value-type="float" office:value="100390" calcext:value-type="float">
            <text:p>100,390</text:p>
          </table:table-cell>
          <table:table-cell table:formula="of:=SUM([.B12:.AA12])"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31" table:formula="of:=['Pivot Table_DATA'.B13]/[.$AB13]" office:value-type="float" office:value="0.00000997765006385696" calcext:value-type="float">
            <text:p>0.000</text:p>
          </table:table-cell>
          <table:table-cell table:style-name="ce31" table:formula="of:=['Pivot Table_DATA'.C13]/[.$AB13]" office:value-type="float" office:value="0.0156649106002554" calcext:value-type="float">
            <text:p>0.016</text:p>
          </table:table-cell>
          <table:table-cell table:style-name="ce31" table:formula="of:=['Pivot Table_DATA'.D13]/[.$AB13]" office:value-type="float" office:value="0.0382443326947637" calcext:value-type="float">
            <text:p>0.038</text:p>
          </table:table-cell>
          <table:table-cell table:style-name="ce31" table:formula="of:=['Pivot Table_DATA'.E13]/[.$AB13]" office:value-type="float" office:value="0.0854785280970626" calcext:value-type="float">
            <text:p>0.085</text:p>
          </table:table-cell>
          <table:table-cell table:style-name="ce31" table:formula="of:=['Pivot Table_DATA'.F13]/[.$AB13]" office:value-type="float" office:value="0.15384538633461" calcext:value-type="float">
            <text:p>0.154</text:p>
          </table:table-cell>
          <table:table-cell table:style-name="ce31" table:formula="of:=['Pivot Table_DATA'.G13]/[.$AB13]" office:value-type="float" office:value="0.21442967752235" calcext:value-type="float">
            <text:p>0.214</text:p>
          </table:table-cell>
          <table:table-cell table:style-name="ce31" table:formula="of:=['Pivot Table_DATA'.H13]/[.$AB13]" office:value-type="float" office:value="0.233427123243934" calcext:value-type="float">
            <text:p>0.233</text:p>
          </table:table-cell>
          <table:table-cell table:style-name="ce31" table:formula="of:=['Pivot Table_DATA'.I13]/[.$AB13]" office:value-type="float" office:value="0.17872964559387" calcext:value-type="float">
            <text:p>0.179</text:p>
          </table:table-cell>
          <table:table-cell table:style-name="ce31" table:formula="of:=['Pivot Table_DATA'.J13]/[.$AB13]" office:value-type="float" office:value="0.0801704182630907" calcext:value-type="float">
            <text:p>0.080</text:p>
          </table:table-cell>
          <table:table-cell table:style-name="ce34" table:number-columns-repeated="16"/>
          <table:table-cell table:style-name="ce38"/>
          <table:table-cell table:style-name="ce40" table:formula="of:=['Pivot Table_DATA'.AB13]" office:value-type="float" office:value="100224" calcext:value-type="float">
            <text:p>100,224</text:p>
          </table:table-cell>
          <table:table-cell table:formula="of:=SUM([.B13:.AA13])"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32"/>
          <table:table-cell table:style-name="ce31" table:formula="of:=['Pivot Table_DATA'.C14]/[.$AB14]" office:value-type="float" office:value="0.00983829243200591" calcext:value-type="float">
            <text:p>0.010</text:p>
          </table:table-cell>
          <table:table-cell table:style-name="ce31" table:formula="of:=['Pivot Table_DATA'.D14]/[.$AB14]" office:value-type="float" office:value="0.0263486451123163" calcext:value-type="float">
            <text:p>0.026</text:p>
          </table:table-cell>
          <table:table-cell table:style-name="ce31" table:formula="of:=['Pivot Table_DATA'.E14]/[.$AB14]" office:value-type="float" office:value="0.062026188835286" calcext:value-type="float">
            <text:p>0.062</text:p>
          </table:table-cell>
          <table:table-cell table:style-name="ce31" table:formula="of:=['Pivot Table_DATA'.F14]/[.$AB14]" office:value-type="float" office:value="0.115862124072354" calcext:value-type="float">
            <text:p>0.116</text:p>
          </table:table-cell>
          <table:table-cell table:style-name="ce31" table:formula="of:=['Pivot Table_DATA'.G14]/[.$AB14]" office:value-type="float" office:value="0.177378919086287" calcext:value-type="float">
            <text:p>0.177</text:p>
          </table:table-cell>
          <table:table-cell table:style-name="ce31" table:formula="of:=['Pivot Table_DATA'.H14]/[.$AB14]" office:value-type="float" office:value="0.218689759186568" calcext:value-type="float">
            <text:p>0.219</text:p>
          </table:table-cell>
          <table:table-cell table:style-name="ce31" table:formula="of:=['Pivot Table_DATA'.I14]/[.$AB14]" office:value-type="float" office:value="0.203008419980224" calcext:value-type="float">
            <text:p>0.203</text:p>
          </table:table-cell>
          <table:table-cell table:style-name="ce31" table:formula="of:=['Pivot Table_DATA'.J14]/[.$AB14]" office:value-type="float" office:value="0.134070456157173" calcext:value-type="float">
            <text:p>0.134</text:p>
          </table:table-cell>
          <table:table-cell table:style-name="ce31" table:formula="of:=['Pivot Table_DATA'.K14]/[.$AB14]" office:value-type="float" office:value="0.052777195137786" calcext:value-type="float">
            <text:p>0.053</text:p>
          </table:table-cell>
          <table:table-cell table:style-name="ce34" table:number-columns-repeated="15"/>
          <table:table-cell table:style-name="ce38"/>
          <table:table-cell table:style-name="ce40" table:formula="of:=['Pivot Table_DATA'.AB14]" office:value-type="float" office:value="100119" calcext:value-type="float">
            <text:p>100,119</text:p>
          </table:table-cell>
          <table:table-cell table:formula="of:=SUM([.B14:.AA14])"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32"/>
          <table:table-cell table:style-name="ce31" table:formula="of:=['Pivot Table_DATA'.C15]/[.$AB15]" office:value-type="float" office:value="0.00731436793668875" calcext:value-type="float">
            <text:p>0.007</text:p>
          </table:table-cell>
          <table:table-cell table:style-name="ce31" table:formula="of:=['Pivot Table_DATA'.D15]/[.$AB15]" office:value-type="float" office:value="0.0195949119178233" calcext:value-type="float">
            <text:p>0.020</text:p>
          </table:table-cell>
          <table:table-cell table:style-name="ce31" table:formula="of:=['Pivot Table_DATA'.E15]/[.$AB15]" office:value-type="float" office:value="0.045994584170189" calcext:value-type="float">
            <text:p>0.046</text:p>
          </table:table-cell>
          <table:table-cell table:style-name="ce31" table:formula="of:=['Pivot Table_DATA'.F15]/[.$AB15]" office:value-type="float" office:value="0.0878323690758116" calcext:value-type="float">
            <text:p>0.088</text:p>
          </table:table-cell>
          <table:table-cell table:style-name="ce31" table:formula="of:=['Pivot Table_DATA'.G15]/[.$AB15]" office:value-type="float" office:value="0.145008343575447" calcext:value-type="float">
            <text:p>0.145</text:p>
          </table:table-cell>
          <table:table-cell table:style-name="ce31" table:formula="of:=['Pivot Table_DATA'.H15]/[.$AB15]" office:value-type="float" office:value="0.190932981604165" calcext:value-type="float">
            <text:p>0.191</text:p>
          </table:table-cell>
          <table:table-cell table:style-name="ce31" table:formula="of:=['Pivot Table_DATA'.I15]/[.$AB15]" office:value-type="float" office:value="0.204322671542912" calcext:value-type="float">
            <text:p>0.204</text:p>
          </table:table-cell>
          <table:table-cell table:style-name="ce31" table:formula="of:=['Pivot Table_DATA'.J15]/[.$AB15]" office:value-type="float" office:value="0.16789072414241" calcext:value-type="float">
            <text:p>0.168</text:p>
          </table:table-cell>
          <table:table-cell table:style-name="ce31" table:formula="of:=['Pivot Table_DATA'.K15]/[.$AB15]" office:value-type="float" office:value="0.0983043056846228" calcext:value-type="float">
            <text:p>0.098</text:p>
          </table:table-cell>
          <table:table-cell table:style-name="ce31" table:formula="of:=['Pivot Table_DATA'.L15]/[.$AB15]" office:value-type="float" office:value="0.0328047403499306" calcext:value-type="float">
            <text:p>0.033</text:p>
          </table:table-cell>
          <table:table-cell table:style-name="ce34" table:number-columns-repeated="14"/>
          <table:table-cell table:style-name="ce38"/>
          <table:table-cell table:style-name="ce40" table:formula="of:=['Pivot Table_DATA'.AB15]" office:value-type="float" office:value="100077" calcext:value-type="float">
            <text:p>100,077</text:p>
          </table:table-cell>
          <table:table-cell table:formula="of:=SUM([.B15:.AA15])"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32"/>
          <table:table-cell table:style-name="ce31" table:formula="of:=['Pivot Table_DATA'.C16]/[.$AB16]" office:value-type="float" office:value="0.00502829038127037" calcext:value-type="float">
            <text:p>0.005</text:p>
          </table:table-cell>
          <table:table-cell table:style-name="ce31" table:formula="of:=['Pivot Table_DATA'.D16]/[.$AB16]" office:value-type="float" office:value="0.0135154047623808" calcext:value-type="float">
            <text:p>0.014</text:p>
          </table:table-cell>
          <table:table-cell table:style-name="ce31" table:formula="of:=['Pivot Table_DATA'.E16]/[.$AB16]" office:value-type="float" office:value="0.0337685187036408" calcext:value-type="float">
            <text:p>0.034</text:p>
          </table:table-cell>
          <table:table-cell table:style-name="ce31" table:formula="of:=['Pivot Table_DATA'.F16]/[.$AB16]" office:value-type="float" office:value="0.0689965411760002" calcext:value-type="float">
            <text:p>0.069</text:p>
          </table:table-cell>
          <table:table-cell table:style-name="ce31" table:formula="of:=['Pivot Table_DATA'.G16]/[.$AB16]" office:value-type="float" office:value="0.117470060179539" calcext:value-type="float">
            <text:p>0.117</text:p>
          </table:table-cell>
          <table:table-cell table:style-name="ce31" table:formula="of:=['Pivot Table_DATA'.H16]/[.$AB16]" office:value-type="float" office:value="0.163984245356579" calcext:value-type="float">
            <text:p>0.164</text:p>
          </table:table-cell>
          <table:table-cell table:style-name="ce31" table:formula="of:=['Pivot Table_DATA'.I16]/[.$AB16]" office:value-type="float" office:value="0.192894415898594" calcext:value-type="float">
            <text:p>0.193</text:p>
          </table:table-cell>
          <table:table-cell table:style-name="ce31" table:formula="of:=['Pivot Table_DATA'.J16]/[.$AB16]" office:value-type="float" office:value="0.181998120638983" calcext:value-type="float">
            <text:p>0.182</text:p>
          </table:table-cell>
          <table:table-cell table:style-name="ce31" table:formula="of:=['Pivot Table_DATA'.K16]/[.$AB16]" office:value-type="float" office:value="0.134014435092069" calcext:value-type="float">
            <text:p>0.134</text:p>
          </table:table-cell>
          <table:table-cell table:style-name="ce31" table:formula="of:=['Pivot Table_DATA'.L16]/[.$AB16]" office:value-type="float" office:value="0.0677269728292381" calcext:value-type="float">
            <text:p>0.068</text:p>
          </table:table-cell>
          <table:table-cell table:style-name="ce31" table:formula="of:=['Pivot Table_DATA'.M16]/[.$AB16]" office:value-type="float" office:value="0.0206029949817062" calcext:value-type="float">
            <text:p>0.021</text:p>
          </table:table-cell>
          <table:table-cell table:style-name="ce34" table:number-columns-repeated="13"/>
          <table:table-cell table:style-name="ce38"/>
          <table:table-cell table:style-name="ce40" table:formula="of:=['Pivot Table_DATA'.AB16]" office:value-type="float" office:value="100034" calcext:value-type="float">
            <text:p>100,034</text:p>
          </table:table-cell>
          <table:table-cell table:formula="of:=SUM([.B16:.AA16])"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32"/>
          <table:table-cell table:style-name="ce31" table:formula="of:=['Pivot Table_DATA'.C17]/[.$AB17]" office:value-type="float" office:value="0.00346961834198238" calcext:value-type="float">
            <text:p>0.003</text:p>
          </table:table-cell>
          <table:table-cell table:style-name="ce31" table:formula="of:=['Pivot Table_DATA'.D17]/[.$AB17]" office:value-type="float" office:value="0.0107288198298187" calcext:value-type="float">
            <text:p>0.011</text:p>
          </table:table-cell>
          <table:table-cell table:style-name="ce31" table:formula="of:=['Pivot Table_DATA'.E17]/[.$AB17]" office:value-type="float" office:value="0.0265570787213406" calcext:value-type="float">
            <text:p>0.027</text:p>
          </table:table-cell>
          <table:table-cell table:style-name="ce31" table:formula="of:=['Pivot Table_DATA'.F17]/[.$AB17]" office:value-type="float" office:value="0.0542440331563528" calcext:value-type="float">
            <text:p>0.054</text:p>
          </table:table-cell>
          <table:table-cell table:style-name="ce31" table:formula="of:=['Pivot Table_DATA'.G17]/[.$AB17]" office:value-type="float" office:value="0.0953395126536081" calcext:value-type="float">
            <text:p>0.095</text:p>
          </table:table-cell>
          <table:table-cell table:style-name="ce31" table:formula="of:=['Pivot Table_DATA'.H17]/[.$AB17]" office:value-type="float" office:value="0.1404545499995" calcext:value-type="float">
            <text:p>0.140</text:p>
          </table:table-cell>
          <table:table-cell table:style-name="ce31" table:formula="of:=['Pivot Table_DATA'.I17]/[.$AB17]" office:value-type="float" office:value="0.174090850006499" calcext:value-type="float">
            <text:p>0.174</text:p>
          </table:table-cell>
          <table:table-cell table:style-name="ce31" table:formula="of:=['Pivot Table_DATA'.J17]/[.$AB17]" office:value-type="float" office:value="0.1836198018218" calcext:value-type="float">
            <text:p>0.184</text:p>
          </table:table-cell>
          <table:table-cell table:style-name="ce31" table:formula="of:=['Pivot Table_DATA'.K17]/[.$AB17]" office:value-type="float" office:value="0.152203257641659" calcext:value-type="float">
            <text:p>0.152</text:p>
          </table:table-cell>
          <table:table-cell table:style-name="ce31" table:formula="of:=['Pivot Table_DATA'.L17]/[.$AB17]" office:value-type="float" office:value="0.101118876923538" calcext:value-type="float">
            <text:p>0.101</text:p>
          </table:table-cell>
          <table:table-cell table:style-name="ce31" table:formula="of:=['Pivot Table_DATA'.M17]/[.$AB17]" office:value-type="float" office:value="0.0459249482556919" calcext:value-type="float">
            <text:p>0.046</text:p>
          </table:table-cell>
          <table:table-cell table:style-name="ce31" table:formula="of:=['Pivot Table_DATA'.N17]/[.$AB17]" office:value-type="float" office:value="0.0122486526482087" calcext:value-type="float">
            <text:p>0.012</text:p>
          </table:table-cell>
          <table:table-cell table:style-name="ce34" table:number-columns-repeated="12"/>
          <table:table-cell table:style-name="ce38"/>
          <table:table-cell table:style-name="ce40" table:formula="of:=['Pivot Table_DATA'.AB17]" office:value-type="float" office:value="100011" calcext:value-type="float">
            <text:p>100,011</text:p>
          </table:table-cell>
          <table:table-cell table:formula="of:=SUM([.B17:.AA17])"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32"/>
          <table:table-cell table:style-name="ce31" table:formula="of:=['Pivot Table_DATA'.C18]/[.$AB18]" office:value-type="float" office:value="0.002589974100259" calcext:value-type="float">
            <text:p>0.003</text:p>
          </table:table-cell>
          <table:table-cell table:style-name="ce31" table:formula="of:=['Pivot Table_DATA'.D18]/[.$AB18]" office:value-type="float" office:value="0.00754992450075499" calcext:value-type="float">
            <text:p>0.008</text:p>
          </table:table-cell>
          <table:table-cell table:style-name="ce31" table:formula="of:=['Pivot Table_DATA'.E18]/[.$AB18]" office:value-type="float" office:value="0.02019979800202" calcext:value-type="float">
            <text:p>0.020</text:p>
          </table:table-cell>
          <table:table-cell table:style-name="ce31" table:formula="of:=['Pivot Table_DATA'.F18]/[.$AB18]" office:value-type="float" office:value="0.040709592904071" calcext:value-type="float">
            <text:p>0.041</text:p>
          </table:table-cell>
          <table:table-cell table:style-name="ce31" table:formula="of:=['Pivot Table_DATA'.G18]/[.$AB18]" office:value-type="float" office:value="0.0749892501074989" calcext:value-type="float">
            <text:p>0.075</text:p>
          </table:table-cell>
          <table:table-cell table:style-name="ce31" table:formula="of:=['Pivot Table_DATA'.H18]/[.$AB18]" office:value-type="float" office:value="0.120088799112009" calcext:value-type="float">
            <text:p>0.120</text:p>
          </table:table-cell>
          <table:table-cell table:style-name="ce31" table:formula="of:=['Pivot Table_DATA'.I18]/[.$AB18]" office:value-type="float" office:value="0.158048419515805" calcext:value-type="float">
            <text:p>0.158</text:p>
          </table:table-cell>
          <table:table-cell table:style-name="ce31" table:formula="of:=['Pivot Table_DATA'.J18]/[.$AB18]" office:value-type="float" office:value="0.176268237317627" calcext:value-type="float">
            <text:p>0.176</text:p>
          </table:table-cell>
          <table:table-cell table:style-name="ce31" table:formula="of:=['Pivot Table_DATA'.K18]/[.$AB18]" office:value-type="float" office:value="0.165568344316557" calcext:value-type="float">
            <text:p>0.166</text:p>
          </table:table-cell>
          <table:table-cell table:style-name="ce31" table:formula="of:=['Pivot Table_DATA'.L18]/[.$AB18]" office:value-type="float" office:value="0.123778762212378" calcext:value-type="float">
            <text:p>0.124</text:p>
          </table:table-cell>
          <table:table-cell table:style-name="ce31" table:formula="of:=['Pivot Table_DATA'.M18]/[.$AB18]" office:value-type="float" office:value="0.0733992660073399" calcext:value-type="float">
            <text:p>0.073</text:p>
          </table:table-cell>
          <table:table-cell table:style-name="ce31" table:formula="of:=['Pivot Table_DATA'.N18]/[.$AB18]" office:value-type="float" office:value="0.029999700003" calcext:value-type="float">
            <text:p>0.030</text:p>
          </table:table-cell>
          <table:table-cell table:style-name="ce31" table:formula="of:=['Pivot Table_DATA'.O18]/[.$AB18]" office:value-type="float" office:value="0.00680993190068099" calcext:value-type="float">
            <text:p>0.007</text:p>
          </table:table-cell>
          <table:table-cell table:style-name="ce34" table:number-columns-repeated="11"/>
          <table:table-cell table:style-name="ce38"/>
          <table:table-cell table:style-name="ce40" table:formula="of:=['Pivot Table_DATA'.AB18]" office:value-type="float" office:value="100001" calcext:value-type="float">
            <text:p>100,001</text:p>
          </table:table-cell>
          <table:table-cell table:formula="of:=SUM([.B18:.AA18])"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32"/>
          <table:table-cell table:style-name="ce31" table:formula="of:=['Pivot Table_DATA'.C19]/[.$AB19]" office:value-type="float" office:value="0.00219021902190219" calcext:value-type="float">
            <text:p>0.002</text:p>
          </table:table-cell>
          <table:table-cell table:style-name="ce31" table:formula="of:=['Pivot Table_DATA'.D19]/[.$AB19]" office:value-type="float" office:value="0.00594059405940594" calcext:value-type="float">
            <text:p>0.006</text:p>
          </table:table-cell>
          <table:table-cell table:style-name="ce31" table:formula="of:=['Pivot Table_DATA'.E19]/[.$AB19]" office:value-type="float" office:value="0.0157615761576158" calcext:value-type="float">
            <text:p>0.016</text:p>
          </table:table-cell>
          <table:table-cell table:style-name="ce31" table:formula="of:=['Pivot Table_DATA'.F19]/[.$AB19]" office:value-type="float" office:value="0.0338033803380338" calcext:value-type="float">
            <text:p>0.034</text:p>
          </table:table-cell>
          <table:table-cell table:style-name="ce31" table:formula="of:=['Pivot Table_DATA'.G19]/[.$AB19]" office:value-type="float" office:value="0.062976297629763" calcext:value-type="float">
            <text:p>0.063</text:p>
          </table:table-cell>
          <table:table-cell table:style-name="ce31" table:formula="of:=['Pivot Table_DATA'.H19]/[.$AB19]" office:value-type="float" office:value="0.101290129012901" calcext:value-type="float">
            <text:p>0.101</text:p>
          </table:table-cell>
          <table:table-cell table:style-name="ce31" table:formula="of:=['Pivot Table_DATA'.I19]/[.$AB19]" office:value-type="float" office:value="0.139393939393939" calcext:value-type="float">
            <text:p>0.139</text:p>
          </table:table-cell>
          <table:table-cell table:style-name="ce31" table:formula="of:=['Pivot Table_DATA'.J19]/[.$AB19]" office:value-type="float" office:value="0.166226622662266" calcext:value-type="float">
            <text:p>0.166</text:p>
          </table:table-cell>
          <table:table-cell table:style-name="ce31" table:formula="of:=['Pivot Table_DATA'.K19]/[.$AB19]" office:value-type="float" office:value="0.166686668666867" calcext:value-type="float">
            <text:p>0.167</text:p>
          </table:table-cell>
          <table:table-cell table:style-name="ce31" table:formula="of:=['Pivot Table_DATA'.L19]/[.$AB19]" office:value-type="float" office:value="0.138263826382638" calcext:value-type="float">
            <text:p>0.138</text:p>
          </table:table-cell>
          <table:table-cell table:style-name="ce31" table:formula="of:=['Pivot Table_DATA'.M19]/[.$AB19]" office:value-type="float" office:value="0.0957895789578958" calcext:value-type="float">
            <text:p>0.096</text:p>
          </table:table-cell>
          <table:table-cell table:style-name="ce31" table:formula="of:=['Pivot Table_DATA'.N19]/[.$AB19]" office:value-type="float" office:value="0.048994899489949" calcext:value-type="float">
            <text:p>0.049</text:p>
          </table:table-cell>
          <table:table-cell table:style-name="ce31" table:formula="of:=['Pivot Table_DATA'.O19]/[.$AB19]" office:value-type="float" office:value="0.018991899189919" calcext:value-type="float">
            <text:p>0.019</text:p>
          </table:table-cell>
          <table:table-cell table:style-name="ce31" table:formula="of:=['Pivot Table_DATA'.P19]/[.$AB19]" office:value-type="float" office:value="0.00369036903690369" calcext:value-type="float">
            <text:p>0.004</text:p>
          </table:table-cell>
          <table:table-cell table:style-name="ce34" table:number-columns-repeated="10"/>
          <table:table-cell table:style-name="ce38"/>
          <table:table-cell table:style-name="ce40" table:formula="of:=['Pivot Table_DATA'.AB19]" office:value-type="float" office:value="99990" calcext:value-type="float">
            <text:p>99,990</text:p>
          </table:table-cell>
          <table:table-cell table:formula="of:=SUM([.B19:.AA19])"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32"/>
          <table:table-cell table:style-name="ce31" table:formula="of:=['Pivot Table_DATA'.C20]/[.$AB20]" office:value-type="float" office:value="0.0016402132277196" calcext:value-type="float">
            <text:p>0.002</text:p>
          </table:table-cell>
          <table:table-cell table:style-name="ce31" table:formula="of:=['Pivot Table_DATA'.D20]/[.$AB20]" office:value-type="float" office:value="0.004550591576905" calcext:value-type="float">
            <text:p>0.005</text:p>
          </table:table-cell>
          <table:table-cell table:style-name="ce31" table:formula="of:=['Pivot Table_DATA'.E20]/[.$AB20]" office:value-type="float" office:value="0.0121415784051927" calcext:value-type="float">
            <text:p>0.012</text:p>
          </table:table-cell>
          <table:table-cell table:style-name="ce31" table:formula="of:=['Pivot Table_DATA'.F20]/[.$AB20]" office:value-type="float" office:value="0.0272135377599088" calcext:value-type="float">
            <text:p>0.027</text:p>
          </table:table-cell>
          <table:table-cell table:style-name="ce31" table:formula="of:=['Pivot Table_DATA'.G20]/[.$AB20]" office:value-type="float" office:value="0.0507866022582936" calcext:value-type="float">
            <text:p>0.051</text:p>
          </table:table-cell>
          <table:table-cell table:style-name="ce31" table:formula="of:=['Pivot Table_DATA'.H20]/[.$AB20]" office:value-type="float" office:value="0.0853510956424335" calcext:value-type="float">
            <text:p>0.085</text:p>
          </table:table-cell>
          <table:table-cell table:style-name="ce31" table:formula="of:=['Pivot Table_DATA'.I20]/[.$AB20]" office:value-type="float" office:value="0.122785962175083" calcext:value-type="float">
            <text:p>0.123</text:p>
          </table:table-cell>
          <table:table-cell table:style-name="ce31" table:formula="of:=['Pivot Table_DATA'.J20]/[.$AB20]" office:value-type="float" office:value="0.152039765169472" calcext:value-type="float">
            <text:p>0.152</text:p>
          </table:table-cell>
          <table:table-cell table:style-name="ce31" table:formula="of:=['Pivot Table_DATA'.K20]/[.$AB20]" office:value-type="float" office:value="0.165261483992919" calcext:value-type="float">
            <text:p>0.165</text:p>
          </table:table-cell>
          <table:table-cell table:style-name="ce31" table:formula="of:=['Pivot Table_DATA'.L20]/[.$AB20]" office:value-type="float" office:value="0.150679588346485" calcext:value-type="float">
            <text:p>0.151</text:p>
          </table:table-cell>
          <table:table-cell table:style-name="ce31" table:formula="of:=['Pivot Table_DATA'.M20]/[.$AB20]" office:value-type="float" office:value="0.112804664606399" calcext:value-type="float">
            <text:p>0.113</text:p>
          </table:table-cell>
          <table:table-cell table:style-name="ce31" table:formula="of:=['Pivot Table_DATA'.N20]/[.$AB20]" office:value-type="float" office:value="0.0693690179723364" calcext:value-type="float">
            <text:p>0.069</text:p>
          </table:table-cell>
          <table:table-cell table:style-name="ce31" table:formula="of:=['Pivot Table_DATA'.O20]/[.$AB20]" office:value-type="float" office:value="0.0325642333503355" calcext:value-type="float">
            <text:p>0.033</text:p>
          </table:table-cell>
          <table:table-cell table:style-name="ce31" table:formula="of:=['Pivot Table_DATA'.P20]/[.$AB20]" office:value-type="float" office:value="0.010911418484403" calcext:value-type="float">
            <text:p>0.011</text:p>
          </table:table-cell>
          <table:table-cell table:style-name="ce31" table:formula="of:=['Pivot Table_DATA'.Q20]/[.$AB20]" office:value-type="float" office:value="0.00190024703211418" calcext:value-type="float">
            <text:p>0.002</text:p>
          </table:table-cell>
          <table:table-cell table:style-name="ce34" table:number-columns-repeated="9"/>
          <table:table-cell table:style-name="ce38"/>
          <table:table-cell table:style-name="ce40" table:formula="of:=['Pivot Table_DATA'.AB20]" office:value-type="float" office:value="99987" calcext:value-type="float">
            <text:p>99,987</text:p>
          </table:table-cell>
          <table:table-cell table:formula="of:=SUM([.B20:.AA20])"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32"/>
          <table:table-cell table:style-name="ce31" table:formula="of:=['Pivot Table_DATA'.C21]/[.$AB21]" office:value-type="float" office:value="0.0014903129657228" calcext:value-type="float">
            <text:p>0.001</text:p>
          </table:table-cell>
          <table:table-cell table:style-name="ce31" table:formula="of:=['Pivot Table_DATA'.D21]/[.$AB21]" office:value-type="float" office:value="0.00358075195791116" calcext:value-type="float">
            <text:p>0.004</text:p>
          </table:table-cell>
          <table:table-cell table:style-name="ce31" table:formula="of:=['Pivot Table_DATA'.E21]/[.$AB21]" office:value-type="float" office:value="0.0104321907600596" calcext:value-type="float">
            <text:p>0.010</text:p>
          </table:table-cell>
          <table:table-cell table:style-name="ce31" table:formula="of:=['Pivot Table_DATA'.F21]/[.$AB21]" office:value-type="float" office:value="0.0227747827043679" calcext:value-type="float">
            <text:p>0.023</text:p>
          </table:table-cell>
          <table:table-cell table:style-name="ce31" table:formula="of:=['Pivot Table_DATA'.G21]/[.$AB21]" office:value-type="float" office:value="0.0442292881505116" calcext:value-type="float">
            <text:p>0.044</text:p>
          </table:table-cell>
          <table:table-cell table:style-name="ce31" table:formula="of:=['Pivot Table_DATA'.H21]/[.$AB21]" office:value-type="float" office:value="0.0745556566879045" calcext:value-type="float">
            <text:p>0.075</text:p>
          </table:table-cell>
          <table:table-cell table:style-name="ce31" table:formula="of:=['Pivot Table_DATA'.I21]/[.$AB21]" office:value-type="float" office:value="0.107212514628072" calcext:value-type="float">
            <text:p>0.107</text:p>
          </table:table-cell>
          <table:table-cell table:style-name="ce31" table:formula="of:=['Pivot Table_DATA'.J21]/[.$AB21]" office:value-type="float" office:value="0.139609317956771" calcext:value-type="float">
            <text:p>0.140</text:p>
          </table:table-cell>
          <table:table-cell table:style-name="ce31" table:formula="of:=['Pivot Table_DATA'.K21]/[.$AB21]" office:value-type="float" office:value="0.157303033637064" calcext:value-type="float">
            <text:p>0.157</text:p>
          </table:table-cell>
          <table:table-cell table:style-name="ce31" table:formula="of:=['Pivot Table_DATA'.L21]/[.$AB21]" office:value-type="float" office:value="0.154162374098561" calcext:value-type="float">
            <text:p>0.154</text:p>
          </table:table-cell>
          <table:table-cell table:style-name="ce31" table:formula="of:=['Pivot Table_DATA'.M21]/[.$AB21]" office:value-type="float" office:value="0.124856219806159" calcext:value-type="float">
            <text:p>0.125</text:p>
          </table:table-cell>
          <table:table-cell table:style-name="ce31" table:formula="of:=['Pivot Table_DATA'.N21]/[.$AB21]" office:value-type="float" office:value="0.0851478810550216" calcext:value-type="float">
            <text:p>0.085</text:p>
          </table:table-cell>
          <table:table-cell table:style-name="ce31" table:formula="of:=['Pivot Table_DATA'.O21]/[.$AB21]" office:value-type="float" office:value="0.0474199581912202" calcext:value-type="float">
            <text:p>0.047</text:p>
          </table:table-cell>
          <table:table-cell table:style-name="ce31" table:formula="of:=['Pivot Table_DATA'.P21]/[.$AB21]" office:value-type="float" office:value="0.0201742365896838" calcext:value-type="float">
            <text:p>0.020</text:p>
          </table:table-cell>
          <table:table-cell table:style-name="ce31" table:formula="of:=['Pivot Table_DATA'.Q21]/[.$AB21]" office:value-type="float" office:value="0.00600126026465558" calcext:value-type="float">
            <text:p>0.006</text:p>
          </table:table-cell>
          <table:table-cell table:style-name="ce31" table:formula="of:=['Pivot Table_DATA'.R21]/[.$AB21]" office:value-type="float" office:value="0.00105022054631473" calcext:value-type="float">
            <text:p>0.001</text:p>
          </table:table-cell>
          <table:table-cell table:style-name="ce34" table:number-columns-repeated="8"/>
          <table:table-cell table:style-name="ce38"/>
          <table:table-cell table:style-name="ce40" table:formula="of:=['Pivot Table_DATA'.AB21]" office:value-type="float" office:value="99979" calcext:value-type="float">
            <text:p>99,979</text:p>
          </table:table-cell>
          <table:table-cell table:formula="of:=SUM([.B21:.AA21])"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32"/>
          <table:table-cell table:style-name="ce31" table:formula="of:=['Pivot Table_DATA'.C22]/[.$AB22]" office:value-type="float" office:value="0.00127026675601876" calcext:value-type="float">
            <text:p>0.001</text:p>
          </table:table-cell>
          <table:table-cell table:style-name="ce31" table:formula="of:=['Pivot Table_DATA'.D22]/[.$AB22]" office:value-type="float" office:value="0.00278058392262375" calcext:value-type="float">
            <text:p>0.003</text:p>
          </table:table-cell>
          <table:table-cell table:style-name="ce31" table:formula="of:=['Pivot Table_DATA'.E22]/[.$AB22]" office:value-type="float" office:value="0.0080116824533152" calcext:value-type="float">
            <text:p>0.008</text:p>
          </table:table-cell>
          <table:table-cell table:style-name="ce31" table:formula="of:=['Pivot Table_DATA'.F22]/[.$AB22]" office:value-type="float" office:value="0.0181938207023475" calcext:value-type="float">
            <text:p>0.018</text:p>
          </table:table-cell>
          <table:table-cell table:style-name="ce31" table:formula="of:=['Pivot Table_DATA'.G22]/[.$AB22]" office:value-type="float" office:value="0.0354374418627912" calcext:value-type="float">
            <text:p>0.035</text:p>
          </table:table-cell>
          <table:table-cell table:style-name="ce31" table:formula="of:=['Pivot Table_DATA'.H22]/[.$AB22]" office:value-type="float" office:value="0.0606627391752268" calcext:value-type="float">
            <text:p>0.061</text:p>
          </table:table-cell>
          <table:table-cell table:style-name="ce31" table:formula="of:=['Pivot Table_DATA'.I22]/[.$AB22]" office:value-type="float" office:value="0.097070384780804" calcext:value-type="float">
            <text:p>0.097</text:p>
          </table:table-cell>
          <table:table-cell table:style-name="ce31" table:formula="of:=['Pivot Table_DATA'.J22]/[.$AB22]" office:value-type="float" office:value="0.128236929755249" calcext:value-type="float">
            <text:p>0.128</text:p>
          </table:table-cell>
          <table:table-cell table:style-name="ce31" table:formula="of:=['Pivot Table_DATA'.K22]/[.$AB22]" office:value-type="float" office:value="0.1501315276208" calcext:value-type="float">
            <text:p>0.150</text:p>
          </table:table-cell>
          <table:table-cell table:style-name="ce31" table:formula="of:=['Pivot Table_DATA'.L22]/[.$AB22]" office:value-type="float" office:value="0.153922323687974" calcext:value-type="float">
            <text:p>0.154</text:p>
          </table:table-cell>
          <table:table-cell table:style-name="ce31" table:formula="of:=['Pivot Table_DATA'.M22]/[.$AB22]" office:value-type="float" office:value="0.13529841266666" calcext:value-type="float">
            <text:p>0.135</text:p>
          </table:table-cell>
          <table:table-cell table:style-name="ce31" table:formula="of:=['Pivot Table_DATA'.N22]/[.$AB22]" office:value-type="float" office:value="0.0998309645025455" calcext:value-type="float">
            <text:p>0.100</text:p>
          </table:table-cell>
          <table:table-cell table:style-name="ce31" table:formula="of:=['Pivot Table_DATA'.O22]/[.$AB22]" office:value-type="float" office:value="0.0609327958871363" calcext:value-type="float">
            <text:p>0.061</text:p>
          </table:table-cell>
          <table:table-cell table:style-name="ce31" table:formula="of:=['Pivot Table_DATA'.P22]/[.$AB22]" office:value-type="float" office:value="0.0318466878044389" calcext:value-type="float">
            <text:p>0.032</text:p>
          </table:table-cell>
          <table:table-cell table:style-name="ce31" table:formula="of:=['Pivot Table_DATA'.Q22]/[.$AB22]" office:value-type="float" office:value="0.0124626171496014" calcext:value-type="float">
            <text:p>0.012</text:p>
          </table:table-cell>
          <table:table-cell table:style-name="ce31" table:formula="of:=['Pivot Table_DATA'.R22]/[.$AB22]" office:value-type="float" office:value="0.00336070574820712" calcext:value-type="float">
            <text:p>0.003</text:p>
          </table:table-cell>
          <table:table-cell table:style-name="ce31" table:formula="of:=['Pivot Table_DATA'.S22]/[.$AB22]" office:value-type="float" office:value="0.000550115524260095" calcext:value-type="float">
            <text:p>0.001</text:p>
          </table:table-cell>
          <table:table-cell table:style-name="ce34" table:number-columns-repeated="7"/>
          <table:table-cell table:style-name="ce38"/>
          <table:table-cell table:style-name="ce40" table:formula="of:=['Pivot Table_DATA'.AB22]" office:value-type="float" office:value="99979" calcext:value-type="float">
            <text:p>99,979</text:p>
          </table:table-cell>
          <table:table-cell table:formula="of:=SUM([.B22:.AA22])"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32"/>
          <table:table-cell table:style-name="ce31" table:formula="of:=['Pivot Table_DATA'.C23]/[.$AB23]" office:value-type="float" office:value="0.000990287183283152" calcext:value-type="float">
            <text:p>0.001</text:p>
          </table:table-cell>
          <table:table-cell table:style-name="ce31" table:formula="of:=['Pivot Table_DATA'.D23]/[.$AB23]" office:value-type="float" office:value="0.00249072230946975" calcext:value-type="float">
            <text:p>0.002</text:p>
          </table:table-cell>
          <table:table-cell table:style-name="ce31" table:formula="of:=['Pivot Table_DATA'.E23]/[.$AB23]" office:value-type="float" office:value="0.00742215242420302" calcext:value-type="float">
            <text:p>0.007</text:p>
          </table:table-cell>
          <table:table-cell table:style-name="ce31" table:formula="of:=['Pivot Table_DATA'.F23]/[.$AB23]" office:value-type="float" office:value="0.0154344759980394" calcext:value-type="float">
            <text:p>0.015</text:p>
          </table:table-cell>
          <table:table-cell table:style-name="ce31" table:formula="of:=['Pivot Table_DATA'.G23]/[.$AB23]" office:value-type="float" office:value="0.0323193726180592" calcext:value-type="float">
            <text:p>0.032</text:p>
          </table:table-cell>
          <table:table-cell table:style-name="ce31" table:formula="of:=['Pivot Table_DATA'.H23]/[.$AB23]" office:value-type="float" office:value="0.0545858298906683" calcext:value-type="float">
            <text:p>0.055</text:p>
          </table:table-cell>
          <table:table-cell table:style-name="ce31" table:formula="of:=['Pivot Table_DATA'.I23]/[.$AB23]" office:value-type="float" office:value="0.0846745556211301" calcext:value-type="float">
            <text:p>0.085</text:p>
          </table:table-cell>
          <table:table-cell table:style-name="ce31" table:formula="of:=['Pivot Table_DATA'.J23]/[.$AB23]" office:value-type="float" office:value="0.118104250232567" calcext:value-type="float">
            <text:p>0.118</text:p>
          </table:table-cell>
          <table:table-cell table:style-name="ce31" table:formula="of:=['Pivot Table_DATA'.K23]/[.$AB23]" office:value-type="float" office:value="0.142481319582679" calcext:value-type="float">
            <text:p>0.142</text:p>
          </table:table-cell>
          <table:table-cell table:style-name="ce31" table:formula="of:=['Pivot Table_DATA'.L23]/[.$AB23]" office:value-type="float" office:value="0.151063808504466" calcext:value-type="float">
            <text:p>0.151</text:p>
          </table:table-cell>
          <table:table-cell table:style-name="ce31" table:formula="of:=['Pivot Table_DATA'.M23]/[.$AB23]" office:value-type="float" office:value="0.13895029558572" calcext:value-type="float">
            <text:p>0.139</text:p>
          </table:table-cell>
          <table:table-cell table:style-name="ce31" table:formula="of:=['Pivot Table_DATA'.N23]/[.$AB23]" office:value-type="float" office:value="0.109701813525923" calcext:value-type="float">
            <text:p>0.110</text:p>
          </table:table-cell>
          <table:table-cell table:style-name="ce31" table:formula="of:=['Pivot Table_DATA'.O23]/[.$AB23]" office:value-type="float" office:value="0.0725810485040662" calcext:value-type="float">
            <text:p>0.073</text:p>
          </table:table-cell>
          <table:table-cell table:style-name="ce31" table:formula="of:=['Pivot Table_DATA'.P23]/[.$AB23]" office:value-type="float" office:value="0.0414420181852737" calcext:value-type="float">
            <text:p>0.041</text:p>
          </table:table-cell>
          <table:table-cell table:style-name="ce31" table:formula="of:=['Pivot Table_DATA'.Q23]/[.$AB23]" office:value-type="float" office:value="0.0194656450370607" calcext:value-type="float">
            <text:p>0.019</text:p>
          </table:table-cell>
          <table:table-cell table:style-name="ce31" table:formula="of:=['Pivot Table_DATA'.R23]/[.$AB23]" office:value-type="float" office:value="0.00650188554680858" calcext:value-type="float">
            <text:p>0.007</text:p>
          </table:table-cell>
          <table:table-cell table:style-name="ce31" table:formula="of:=['Pivot Table_DATA'.S23]/[.$AB23]" office:value-type="float" office:value="0.00152044092786908" calcext:value-type="float">
            <text:p>0.002</text:p>
          </table:table-cell>
          <table:table-cell table:style-name="ce31" table:formula="of:=['Pivot Table_DATA'.T23]/[.$AB23]" office:value-type="float" office:value="0.000270078322713587" calcext:value-type="float">
            <text:p>0.000</text:p>
          </table:table-cell>
          <table:table-cell table:style-name="ce34" table:number-columns-repeated="6"/>
          <table:table-cell table:style-name="ce38"/>
          <table:table-cell table:style-name="ce40" table:formula="of:=['Pivot Table_DATA'.AB23]" office:value-type="float" office:value="99971" calcext:value-type="float">
            <text:p>99,971</text:p>
          </table:table-cell>
          <table:table-cell table:formula="of:=SUM([.B23:.AA23])"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32"/>
          <table:table-cell table:style-name="ce31" table:formula="of:=['Pivot Table_DATA'.C24]/[.$AB24]" office:value-type="float" office:value="0.000930334920571406" calcext:value-type="float">
            <text:p>0.001</text:p>
          </table:table-cell>
          <table:table-cell table:style-name="ce31" table:formula="of:=['Pivot Table_DATA'.D24]/[.$AB24]" office:value-type="float" office:value="0.00207074546836861" calcext:value-type="float">
            <text:p>0.002</text:p>
          </table:table-cell>
          <table:table-cell table:style-name="ce31" table:formula="of:=['Pivot Table_DATA'.E24]/[.$AB24]" office:value-type="float" office:value="0.00552198791564963" calcext:value-type="float">
            <text:p>0.006</text:p>
          </table:table-cell>
          <table:table-cell table:style-name="ce31" table:formula="of:=['Pivot Table_DATA'.F24]/[.$AB24]" office:value-type="float" office:value="0.0131247249009643" calcext:value-type="float">
            <text:p>0.013</text:p>
          </table:table-cell>
          <table:table-cell table:style-name="ce31" table:formula="of:=['Pivot Table_DATA'.G24]/[.$AB24]" office:value-type="float" office:value="0.0256792445280301" calcext:value-type="float">
            <text:p>0.026</text:p>
          </table:table-cell>
          <table:table-cell table:style-name="ce31" table:formula="of:=['Pivot Table_DATA'.H24]/[.$AB24]" office:value-type="float" office:value="0.0466868072506102" calcext:value-type="float">
            <text:p>0.047</text:p>
          </table:table-cell>
          <table:table-cell table:style-name="ce31" table:formula="of:=['Pivot Table_DATA'.I24]/[.$AB24]" office:value-type="float" office:value="0.0731163218758753" calcext:value-type="float">
            <text:p>0.073</text:p>
          </table:table-cell>
          <table:table-cell table:style-name="ce31" table:formula="of:=['Pivot Table_DATA'.J24]/[.$AB24]" office:value-type="float" office:value="0.106288263774959" calcext:value-type="float">
            <text:p>0.106</text:p>
          </table:table-cell>
          <table:table-cell table:style-name="ce31" table:formula="of:=['Pivot Table_DATA'.K24]/[.$AB24]" office:value-type="float" office:value="0.132557720779481" calcext:value-type="float">
            <text:p>0.133</text:p>
          </table:table-cell>
          <table:table-cell table:style-name="ce31" table:formula="of:=['Pivot Table_DATA'.L24]/[.$AB24]" office:value-type="float" office:value="0.148503461246049" calcext:value-type="float">
            <text:p>0.149</text:p>
          </table:table-cell>
          <table:table-cell table:style-name="ce31" table:formula="of:=['Pivot Table_DATA'.M24]/[.$AB24]" office:value-type="float" office:value="0.141881077187788" calcext:value-type="float">
            <text:p>0.142</text:p>
          </table:table-cell>
          <table:table-cell table:style-name="ce31" table:formula="of:=['Pivot Table_DATA'.N24]/[.$AB24]" office:value-type="float" office:value="0.120503381217238" calcext:value-type="float">
            <text:p>0.121</text:p>
          </table:table-cell>
          <table:table-cell table:style-name="ce31" table:formula="of:=['Pivot Table_DATA'.O24]/[.$AB24]" office:value-type="float" office:value="0.0871013564883358" calcext:value-type="float">
            <text:p>0.087</text:p>
          </table:table-cell>
          <table:table-cell table:style-name="ce31" table:formula="of:=['Pivot Table_DATA'.P24]/[.$AB24]" office:value-type="float" office:value="0.0521387699571846" calcext:value-type="float">
            <text:p>0.052</text:p>
          </table:table-cell>
          <table:table-cell table:style-name="ce31" table:formula="of:=['Pivot Table_DATA'.Q24]/[.$AB24]" office:value-type="float" office:value="0.0275099035652835" calcext:value-type="float">
            <text:p>0.028</text:p>
          </table:table-cell>
          <table:table-cell table:style-name="ce31" table:formula="of:=['Pivot Table_DATA'.R24]/[.$AB24]" office:value-type="float" office:value="0.0116742027129767" calcext:value-type="float">
            <text:p>0.012</text:p>
          </table:table-cell>
          <table:table-cell table:style-name="ce31" table:formula="of:=['Pivot Table_DATA'.S24]/[.$AB24]" office:value-type="float" office:value="0.00374134688487856" calcext:value-type="float">
            <text:p>0.004</text:p>
          </table:table-cell>
          <table:table-cell table:style-name="ce31" table:formula="of:=['Pivot Table_DATA'.T24]/[.$AB24]" office:value-type="float" office:value="0.000860309711496139" calcext:value-type="float">
            <text:p>0.001</text:p>
          </table:table-cell>
          <table:table-cell table:style-name="ce31" table:formula="of:=['Pivot Table_DATA'.U24]/[.$AB24]" office:value-type="float" office:value="0.000110039614261134" calcext:value-type="float">
            <text:p>0.000</text:p>
          </table:table-cell>
          <table:table-cell table:style-name="ce34" table:number-columns-repeated="5"/>
          <table:table-cell table:style-name="ce38"/>
          <table:table-cell table:style-name="ce40" table:formula="of:=['Pivot Table_DATA'.AB24]" office:value-type="float" office:value="99964" calcext:value-type="float">
            <text:p>99,964</text:p>
          </table:table-cell>
          <table:table-cell table:formula="of:=SUM([.B24:.AA24])"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32"/>
          <table:table-cell table:style-name="ce31" table:formula="of:=['Pivot Table_DATA'.C25]/[.$AB25]" office:value-type="float" office:value="0.000690220870678617" calcext:value-type="float">
            <text:p>0.001</text:p>
          </table:table-cell>
          <table:table-cell table:style-name="ce31" table:formula="of:=['Pivot Table_DATA'.D25]/[.$AB25]" office:value-type="float" office:value="0.00177056658130602" calcext:value-type="float">
            <text:p>0.002</text:p>
          </table:table-cell>
          <table:table-cell table:style-name="ce31" table:formula="of:=['Pivot Table_DATA'.E25]/[.$AB25]" office:value-type="float" office:value="0.00531169974391805" calcext:value-type="float">
            <text:p>0.005</text:p>
          </table:table-cell>
          <table:table-cell table:style-name="ce31" table:formula="of:=['Pivot Table_DATA'.F25]/[.$AB25]" office:value-type="float" office:value="0.0112636043533931" calcext:value-type="float">
            <text:p>0.011</text:p>
          </table:table-cell>
          <table:table-cell table:style-name="ce31" table:formula="of:=['Pivot Table_DATA'.G25]/[.$AB25]" office:value-type="float" office:value="0.0233674775928297" calcext:value-type="float">
            <text:p>0.023</text:p>
          </table:table-cell>
          <table:table-cell table:style-name="ce31" table:formula="of:=['Pivot Table_DATA'.H25]/[.$AB25]" office:value-type="float" office:value="0.0427736875800256" calcext:value-type="float">
            <text:p>0.043</text:p>
          </table:table-cell>
          <table:table-cell table:style-name="ce31" table:formula="of:=['Pivot Table_DATA'.I25]/[.$AB25]" office:value-type="float" office:value="0.0690520966709347" calcext:value-type="float">
            <text:p>0.069</text:p>
          </table:table-cell>
          <table:table-cell table:style-name="ce31" table:formula="of:=['Pivot Table_DATA'.J25]/[.$AB25]" office:value-type="float" office:value="0.0986215588988476" calcext:value-type="float">
            <text:p>0.099</text:p>
          </table:table-cell>
          <table:table-cell table:style-name="ce31" table:formula="of:=['Pivot Table_DATA'.K25]/[.$AB25]" office:value-type="float" office:value="0.126010323303457" calcext:value-type="float">
            <text:p>0.126</text:p>
          </table:table-cell>
          <table:table-cell table:style-name="ce31" table:formula="of:=['Pivot Table_DATA'.L25]/[.$AB25]" office:value-type="float" office:value="0.141875400128041" calcext:value-type="float">
            <text:p>0.142</text:p>
          </table:table-cell>
          <table:table-cell table:style-name="ce31" table:formula="of:=['Pivot Table_DATA'.M25]/[.$AB25]" office:value-type="float" office:value="0.142325544174136" calcext:value-type="float">
            <text:p>0.142</text:p>
          </table:table-cell>
          <table:table-cell table:style-name="ce31" table:formula="of:=['Pivot Table_DATA'.N25]/[.$AB25]" office:value-type="float" office:value="0.12321943021767" calcext:value-type="float">
            <text:p>0.123</text:p>
          </table:table-cell>
          <table:table-cell table:style-name="ce31" table:formula="of:=['Pivot Table_DATA'.O25]/[.$AB25]" office:value-type="float" office:value="0.0931197983354674" calcext:value-type="float">
            <text:p>0.093</text:p>
          </table:table-cell>
          <table:table-cell table:style-name="ce31" table:formula="of:=['Pivot Table_DATA'.P25]/[.$AB25]" office:value-type="float" office:value="0.0627400768245839" calcext:value-type="float">
            <text:p>0.063</text:p>
          </table:table-cell>
          <table:table-cell table:style-name="ce31" table:formula="of:=['Pivot Table_DATA'.Q25]/[.$AB25]" office:value-type="float" office:value="0.0338408290653009" calcext:value-type="float">
            <text:p>0.034</text:p>
          </table:table-cell>
          <table:table-cell table:style-name="ce31" table:formula="of:=['Pivot Table_DATA'.R25]/[.$AB25]" office:value-type="float" office:value="0.0159751120358515" calcext:value-type="float">
            <text:p>0.016</text:p>
          </table:table-cell>
          <table:table-cell table:style-name="ce31" table:formula="of:=['Pivot Table_DATA'.S25]/[.$AB25]" office:value-type="float" office:value="0.00588188220230474" calcext:value-type="float">
            <text:p>0.006</text:p>
          </table:table-cell>
          <table:table-cell table:style-name="ce31" table:formula="of:=['Pivot Table_DATA'.T25]/[.$AB25]" office:value-type="float" office:value="0.001800576184379" calcext:value-type="float">
            <text:p>0.002</text:p>
          </table:table-cell>
          <table:table-cell table:style-name="ce31" table:formula="of:=['Pivot Table_DATA'.U25]/[.$AB25]" office:value-type="float" office:value="0.000320102432778489" calcext:value-type="float">
            <text:p>0.000</text:p>
          </table:table-cell>
          <table:table-cell table:style-name="ce31" table:formula="of:=['Pivot Table_DATA'.V25]/[.$AB25]" office:value-type="float" office:value="0.0000400128040973111" calcext:value-type="float">
            <text:p>0.000</text:p>
          </table:table-cell>
          <table:table-cell table:style-name="ce34" table:number-columns-repeated="4"/>
          <table:table-cell table:style-name="ce38"/>
          <table:table-cell table:style-name="ce40" table:formula="of:=['Pivot Table_DATA'.AB25]" office:value-type="float" office:value="99968" calcext:value-type="float">
            <text:p>99,968</text:p>
          </table:table-cell>
          <table:table-cell table:formula="of:=SUM([.B25:.AA25])"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32"/>
          <table:table-cell table:style-name="ce31" table:formula="of:=['Pivot Table_DATA'.C26]/[.$AB26]" office:value-type="float" office:value="0.000530212084833934" calcext:value-type="float">
            <text:p>0.001</text:p>
          </table:table-cell>
          <table:table-cell table:style-name="ce31" table:formula="of:=['Pivot Table_DATA'.D26]/[.$AB26]" office:value-type="float" office:value="0.0014905962384954" calcext:value-type="float">
            <text:p>0.001</text:p>
          </table:table-cell>
          <table:table-cell table:style-name="ce31" table:formula="of:=['Pivot Table_DATA'.E26]/[.$AB26]" office:value-type="float" office:value="0.00428171268507403" calcext:value-type="float">
            <text:p>0.004</text:p>
          </table:table-cell>
          <table:table-cell table:style-name="ce31" table:formula="of:=['Pivot Table_DATA'.F26]/[.$AB26]" office:value-type="float" office:value="0.0094937975190076" calcext:value-type="float">
            <text:p>0.009</text:p>
          </table:table-cell>
          <table:table-cell table:style-name="ce31" table:formula="of:=['Pivot Table_DATA'.G26]/[.$AB26]" office:value-type="float" office:value="0.0200080032012805" calcext:value-type="float">
            <text:p>0.020</text:p>
          </table:table-cell>
          <table:table-cell table:style-name="ce31" table:formula="of:=['Pivot Table_DATA'.H26]/[.$AB26]" office:value-type="float" office:value="0.0362945178071228" calcext:value-type="float">
            <text:p>0.036</text:p>
          </table:table-cell>
          <table:table-cell table:style-name="ce31" table:formula="of:=['Pivot Table_DATA'.I26]/[.$AB26]" office:value-type="float" office:value="0.0586634653861545" calcext:value-type="float">
            <text:p>0.059</text:p>
          </table:table-cell>
          <table:table-cell table:style-name="ce31" table:formula="of:=['Pivot Table_DATA'.J26]/[.$AB26]" office:value-type="float" office:value="0.0879651860744298" calcext:value-type="float">
            <text:p>0.088</text:p>
          </table:table-cell>
          <table:table-cell table:style-name="ce31" table:formula="of:=['Pivot Table_DATA'.K26]/[.$AB26]" office:value-type="float" office:value="0.118157262905162" calcext:value-type="float">
            <text:p>0.118</text:p>
          </table:table-cell>
          <table:table-cell table:style-name="ce31" table:formula="of:=['Pivot Table_DATA'.L26]/[.$AB26]" office:value-type="float" office:value="0.137104841936775" calcext:value-type="float">
            <text:p>0.137</text:p>
          </table:table-cell>
          <table:table-cell table:style-name="ce31" table:formula="of:=['Pivot Table_DATA'.M26]/[.$AB26]" office:value-type="float" office:value="0.141646658663465" calcext:value-type="float">
            <text:p>0.142</text:p>
          </table:table-cell>
          <table:table-cell table:style-name="ce31" table:formula="of:=['Pivot Table_DATA'.N26]/[.$AB26]" office:value-type="float" office:value="0.130802320928371" calcext:value-type="float">
            <text:p>0.131</text:p>
          </table:table-cell>
          <table:table-cell table:style-name="ce31" table:formula="of:=['Pivot Table_DATA'.O26]/[.$AB26]" office:value-type="float" office:value="0.102591036414566" calcext:value-type="float">
            <text:p>0.103</text:p>
          </table:table-cell>
          <table:table-cell table:style-name="ce31" table:formula="of:=['Pivot Table_DATA'.P26]/[.$AB26]" office:value-type="float" office:value="0.0726890756302521" calcext:value-type="float">
            <text:p>0.073</text:p>
          </table:table-cell>
          <table:table-cell table:style-name="ce31" table:formula="of:=['Pivot Table_DATA'.Q26]/[.$AB26]" office:value-type="float" office:value="0.0430272108843537" calcext:value-type="float">
            <text:p>0.043</text:p>
          </table:table-cell>
          <table:table-cell table:style-name="ce31" table:formula="of:=['Pivot Table_DATA'.R26]/[.$AB26]" office:value-type="float" office:value="0.0215486194477791" calcext:value-type="float">
            <text:p>0.022</text:p>
          </table:table-cell>
          <table:table-cell table:style-name="ce31" table:formula="of:=['Pivot Table_DATA'.S26]/[.$AB26]" office:value-type="float" office:value="0.00917366946778711" calcext:value-type="float">
            <text:p>0.009</text:p>
          </table:table-cell>
          <table:table-cell table:style-name="ce31" table:formula="of:=['Pivot Table_DATA'.T26]/[.$AB26]" office:value-type="float" office:value="0.00340136054421769" calcext:value-type="float">
            <text:p>0.003</text:p>
          </table:table-cell>
          <table:table-cell table:style-name="ce31" table:formula="of:=['Pivot Table_DATA'.U26]/[.$AB26]" office:value-type="float" office:value="0.000940376150460184" calcext:value-type="float">
            <text:p>0.001</text:p>
          </table:table-cell>
          <table:table-cell table:style-name="ce31" table:formula="of:=['Pivot Table_DATA'.V26]/[.$AB26]" office:value-type="float" office:value="0.000120048019207683" calcext:value-type="float">
            <text:p>0.000</text:p>
          </table:table-cell>
          <table:table-cell table:style-name="ce31" table:formula="of:=['Pivot Table_DATA'.W26]/[.$AB26]" office:value-type="float" office:value="0.0000700280112044818" calcext:value-type="float">
            <text:p>0.000</text:p>
          </table:table-cell>
          <table:table-cell table:style-name="ce34" table:number-columns-repeated="3"/>
          <table:table-cell table:style-name="ce38"/>
          <table:table-cell table:style-name="ce40" table:formula="of:=['Pivot Table_DATA'.AB26]" office:value-type="float" office:value="99960" calcext:value-type="float">
            <text:p>99,960</text:p>
          </table:table-cell>
          <table:table-cell table:formula="of:=SUM([.B26:.AA26])"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32"/>
          <table:table-cell table:style-name="ce31" table:formula="of:=['Pivot Table_DATA'.C27]/[.$AB27]" office:value-type="float" office:value="0.000530190868712737" calcext:value-type="float">
            <text:p>0.001</text:p>
          </table:table-cell>
          <table:table-cell table:style-name="ce31" table:formula="of:=['Pivot Table_DATA'.D27]/[.$AB27]" office:value-type="float" office:value="0.00120043215557601" calcext:value-type="float">
            <text:p>0.001</text:p>
          </table:table-cell>
          <table:table-cell table:style-name="ce31" table:formula="of:=['Pivot Table_DATA'.E27]/[.$AB27]" office:value-type="float" office:value="0.00383137929654676" calcext:value-type="float">
            <text:p>0.004</text:p>
          </table:table-cell>
          <table:table-cell table:style-name="ce31" table:formula="of:=['Pivot Table_DATA'.F27]/[.$AB27]" office:value-type="float" office:value="0.00929334560441759" calcext:value-type="float">
            <text:p>0.009</text:p>
          </table:table-cell>
          <table:table-cell table:style-name="ce31" table:formula="of:=['Pivot Table_DATA'.G27]/[.$AB27]" office:value-type="float" office:value="0.01817654355568" calcext:value-type="float">
            <text:p>0.018</text:p>
          </table:table-cell>
          <table:table-cell table:style-name="ce31" table:formula="of:=['Pivot Table_DATA'.H27]/[.$AB27]" office:value-type="float" office:value="0.0348025289104077" calcext:value-type="float">
            <text:p>0.035</text:p>
          </table:table-cell>
          <table:table-cell table:style-name="ce31" table:formula="of:=['Pivot Table_DATA'.I27]/[.$AB27]" office:value-type="float" office:value="0.0562702572926253" calcext:value-type="float">
            <text:p>0.056</text:p>
          </table:table-cell>
          <table:table-cell table:style-name="ce31" table:formula="of:=['Pivot Table_DATA'.J27]/[.$AB27]" office:value-type="float" office:value="0.0834200312112361" calcext:value-type="float">
            <text:p>0.083</text:p>
          </table:table-cell>
          <table:table-cell table:style-name="ce31" table:formula="of:=['Pivot Table_DATA'.K27]/[.$AB27]" office:value-type="float" office:value="0.111140010403745" calcext:value-type="float">
            <text:p>0.111</text:p>
          </table:table-cell>
          <table:table-cell table:style-name="ce31" table:formula="of:=['Pivot Table_DATA'.L27]/[.$AB27]" office:value-type="float" office:value="0.132377655956144" calcext:value-type="float">
            <text:p>0.132</text:p>
          </table:table-cell>
          <table:table-cell table:style-name="ce31" table:formula="of:=['Pivot Table_DATA'.M27]/[.$AB27]" office:value-type="float" office:value="0.142031131207235" calcext:value-type="float">
            <text:p>0.142</text:p>
          </table:table-cell>
          <table:table-cell table:style-name="ce31" table:formula="of:=['Pivot Table_DATA'.N27]/[.$AB27]" office:value-type="float" office:value="0.129726701612581" calcext:value-type="float">
            <text:p>0.130</text:p>
          </table:table-cell>
          <table:table-cell table:style-name="ce31" table:formula="of:=['Pivot Table_DATA'.O27]/[.$AB27]" office:value-type="float" office:value="0.105527990076428" calcext:value-type="float">
            <text:p>0.106</text:p>
          </table:table-cell>
          <table:table-cell table:style-name="ce31" table:formula="of:=['Pivot Table_DATA'.P27]/[.$AB27]" office:value-type="float" office:value="0.0765475571205634" calcext:value-type="float">
            <text:p>0.077</text:p>
          </table:table-cell>
          <table:table-cell table:style-name="ce31" table:formula="of:=['Pivot Table_DATA'.Q27]/[.$AB27]" office:value-type="float" office:value="0.0497779200512184" calcext:value-type="float">
            <text:p>0.050</text:p>
          </table:table-cell>
          <table:table-cell table:style-name="ce31" table:formula="of:=['Pivot Table_DATA'.R27]/[.$AB27]" office:value-type="float" office:value="0.0262594534032252" calcext:value-type="float">
            <text:p>0.026</text:p>
          </table:table-cell>
          <table:table-cell table:style-name="ce31" table:formula="of:=['Pivot Table_DATA'.S27]/[.$AB27]" office:value-type="float" office:value="0.0121343683726141" calcext:value-type="float">
            <text:p>0.012</text:p>
          </table:table-cell>
          <table:table-cell table:style-name="ce31" table:formula="of:=['Pivot Table_DATA'.T27]/[.$AB27]" office:value-type="float" office:value="0.0049017646352687" calcext:value-type="float">
            <text:p>0.005</text:p>
          </table:table-cell>
          <table:table-cell table:style-name="ce31" table:formula="of:=['Pivot Table_DATA'.U27]/[.$AB27]" office:value-type="float" office:value="0.00167060141650994" calcext:value-type="float">
            <text:p>0.002</text:p>
          </table:table-cell>
          <table:table-cell table:style-name="ce31" table:formula="of:=['Pivot Table_DATA'.V27]/[.$AB27]" office:value-type="float" office:value="0.000330118842783402" calcext:value-type="float">
            <text:p>0.000</text:p>
          </table:table-cell>
          <table:table-cell table:style-name="ce31" table:formula="of:=['Pivot Table_DATA'.W27]/[.$AB27]" office:value-type="float" office:value="0.0000500180064823336" calcext:value-type="float">
            <text:p>0.000</text:p>
          </table:table-cell>
          <table:table-cell table:style-name="ce34" table:number-columns-repeated="3"/>
          <table:table-cell table:style-name="ce38"/>
          <table:table-cell table:style-name="ce40" table:formula="of:=['Pivot Table_DATA'.AB27]" office:value-type="float" office:value="99964" calcext:value-type="float">
            <text:p>99,964</text:p>
          </table:table-cell>
          <table:table-cell table:formula="of:=SUM([.B27:.AA27])"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32"/>
          <table:table-cell table:style-name="ce31" table:formula="of:=['Pivot Table_DATA'.C28]/[.$AB28]" office:value-type="float" office:value="0.000370144356298957" calcext:value-type="float">
            <text:p>0.000</text:p>
          </table:table-cell>
          <table:table-cell table:style-name="ce31" table:formula="of:=['Pivot Table_DATA'.D28]/[.$AB28]" office:value-type="float" office:value="0.00127049549324236" calcext:value-type="float">
            <text:p>0.001</text:p>
          </table:table-cell>
          <table:table-cell table:style-name="ce31" table:formula="of:=['Pivot Table_DATA'.E28]/[.$AB28]" office:value-type="float" office:value="0.00326127189603946" calcext:value-type="float">
            <text:p>0.003</text:p>
          </table:table-cell>
          <table:table-cell table:style-name="ce31" table:formula="of:=['Pivot Table_DATA'.F28]/[.$AB28]" office:value-type="float" office:value="0.0072928442092416" calcext:value-type="float">
            <text:p>0.007</text:p>
          </table:table-cell>
          <table:table-cell table:style-name="ce31" table:formula="of:=['Pivot Table_DATA'.G28]/[.$AB28]" office:value-type="float" office:value="0.0156561058812937" calcext:value-type="float">
            <text:p>0.016</text:p>
          </table:table-cell>
          <table:table-cell table:style-name="ce31" table:formula="of:=['Pivot Table_DATA'.H28]/[.$AB28]" office:value-type="float" office:value="0.0294414821780494" calcext:value-type="float">
            <text:p>0.029</text:p>
          </table:table-cell>
          <table:table-cell table:style-name="ce31" table:formula="of:=['Pivot Table_DATA'.I28]/[.$AB28]" office:value-type="float" office:value="0.0493992657136283" calcext:value-type="float">
            <text:p>0.049</text:p>
          </table:table-cell>
          <table:table-cell table:style-name="ce31" table:formula="of:=['Pivot Table_DATA'.J28]/[.$AB28]" office:value-type="float" office:value="0.0753293784575985" calcext:value-type="float">
            <text:p>0.075</text:p>
          </table:table-cell>
          <table:table-cell table:style-name="ce31" table:formula="of:=['Pivot Table_DATA'.K28]/[.$AB28]" office:value-type="float" office:value="0.105090985484339" calcext:value-type="float">
            <text:p>0.105</text:p>
          </table:table-cell>
          <table:table-cell table:style-name="ce31" table:formula="of:=['Pivot Table_DATA'.L28]/[.$AB28]" office:value-type="float" office:value="0.127369674172927" calcext:value-type="float">
            <text:p>0.127</text:p>
          </table:table-cell>
          <table:table-cell table:style-name="ce31" table:formula="of:=['Pivot Table_DATA'.M28]/[.$AB28]" office:value-type="float" office:value="0.136313162133232" calcext:value-type="float">
            <text:p>0.136</text:p>
          </table:table-cell>
          <table:table-cell table:style-name="ce31" table:formula="of:=['Pivot Table_DATA'.N28]/[.$AB28]" office:value-type="float" office:value="0.132671741979372" calcext:value-type="float">
            <text:p>0.133</text:p>
          </table:table-cell>
          <table:table-cell table:style-name="ce31" table:formula="of:=['Pivot Table_DATA'.O28]/[.$AB28]" office:value-type="float" office:value="0.114404617800942" calcext:value-type="float">
            <text:p>0.114</text:p>
          </table:table-cell>
          <table:table-cell table:style-name="ce31" table:formula="of:=['Pivot Table_DATA'.P28]/[.$AB28]" office:value-type="float" office:value="0.084172827402687" calcext:value-type="float">
            <text:p>0.084</text:p>
          </table:table-cell>
          <table:table-cell table:style-name="ce31" table:formula="of:=['Pivot Table_DATA'.Q28]/[.$AB28]" office:value-type="float" office:value="0.0584227848861056" calcext:value-type="float">
            <text:p>0.058</text:p>
          </table:table-cell>
          <table:table-cell table:style-name="ce31" table:formula="of:=['Pivot Table_DATA'.R28]/[.$AB28]" office:value-type="float" office:value="0.0325126799451786" calcext:value-type="float">
            <text:p>0.033</text:p>
          </table:table-cell>
          <table:table-cell table:style-name="ce31" table:formula="of:=['Pivot Table_DATA'.S28]/[.$AB28]" office:value-type="float" office:value="0.0166765038364962" calcext:value-type="float">
            <text:p>0.017</text:p>
          </table:table-cell>
          <table:table-cell table:style-name="ce31" table:formula="of:=['Pivot Table_DATA'.T28]/[.$AB28]" office:value-type="float" office:value="0.00683266473924831" calcext:value-type="float">
            <text:p>0.007</text:p>
          </table:table-cell>
          <table:table-cell table:style-name="ce31" table:formula="of:=['Pivot Table_DATA'.U28]/[.$AB28]" office:value-type="float" office:value="0.00264103000170066" calcext:value-type="float">
            <text:p>0.003</text:p>
          </table:table-cell>
          <table:table-cell table:style-name="ce31" table:formula="of:=['Pivot Table_DATA'.V28]/[.$AB28]" office:value-type="float" office:value="0.000650253598903572" calcext:value-type="float">
            <text:p>0.001</text:p>
          </table:table-cell>
          <table:table-cell table:style-name="ce31" table:formula="of:=['Pivot Table_DATA'.W28]/[.$AB28]" office:value-type="float" office:value="0.000210081931953462" calcext:value-type="float">
            <text:p>0.000</text:p>
          </table:table-cell>
          <table:table-cell table:style-name="ce31" table:formula="of:=['Pivot Table_DATA'.X28]/[.$AB28]" office:value-type="float" office:value="0.0000100039015215934" calcext:value-type="float">
            <text:p>0.000</text:p>
          </table:table-cell>
          <table:table-cell table:style-name="ce34" table:number-columns-repeated="2"/>
          <table:table-cell table:style-name="ce38"/>
          <table:table-cell table:style-name="ce40" table:formula="of:=['Pivot Table_DATA'.AB28]" office:value-type="float" office:value="99961" calcext:value-type="float">
            <text:p>99,961</text:p>
          </table:table-cell>
          <table:table-cell table:formula="of:=SUM([.B28:.AA28])"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32"/>
          <table:table-cell table:style-name="ce31" table:formula="of:=['Pivot Table_DATA'.C29]/[.$AB29]" office:value-type="float" office:value="0.000370148059223689" calcext:value-type="float">
            <text:p>0.000</text:p>
          </table:table-cell>
          <table:table-cell table:style-name="ce31" table:formula="of:=['Pivot Table_DATA'.D29]/[.$AB29]" office:value-type="float" office:value="0.00124049619847939" calcext:value-type="float">
            <text:p>0.001</text:p>
          </table:table-cell>
          <table:table-cell table:style-name="ce31" table:formula="of:=['Pivot Table_DATA'.E29]/[.$AB29]" office:value-type="float" office:value="0.00317126850740296" calcext:value-type="float">
            <text:p>0.003</text:p>
          </table:table-cell>
          <table:table-cell table:style-name="ce31" table:formula="of:=['Pivot Table_DATA'.F29]/[.$AB29]" office:value-type="float" office:value="0.00705282112845138" calcext:value-type="float">
            <text:p>0.007</text:p>
          </table:table-cell>
          <table:table-cell table:style-name="ce31" table:formula="of:=['Pivot Table_DATA'.G29]/[.$AB29]" office:value-type="float" office:value="0.0150660264105642" calcext:value-type="float">
            <text:p>0.015</text:p>
          </table:table-cell>
          <table:table-cell table:style-name="ce31" table:formula="of:=['Pivot Table_DATA'.H29]/[.$AB29]" office:value-type="float" office:value="0.0284013605442177" calcext:value-type="float">
            <text:p>0.028</text:p>
          </table:table-cell>
          <table:table-cell table:style-name="ce31" table:formula="of:=['Pivot Table_DATA'.I29]/[.$AB29]" office:value-type="float" office:value="0.0495798319327731" calcext:value-type="float">
            <text:p>0.050</text:p>
          </table:table-cell>
          <table:table-cell table:style-name="ce31" table:formula="of:=['Pivot Table_DATA'.J29]/[.$AB29]" office:value-type="float" office:value="0.0735394157663065" calcext:value-type="float">
            <text:p>0.074</text:p>
          </table:table-cell>
          <table:table-cell table:style-name="ce31" table:formula="of:=['Pivot Table_DATA'.K29]/[.$AB29]" office:value-type="float" office:value="0.100880352140856" calcext:value-type="float">
            <text:p>0.101</text:p>
          </table:table-cell>
          <table:table-cell table:style-name="ce31" table:formula="of:=['Pivot Table_DATA'.L29]/[.$AB29]" office:value-type="float" office:value="0.122999199679872" calcext:value-type="float">
            <text:p>0.123</text:p>
          </table:table-cell>
          <table:table-cell table:style-name="ce31" table:formula="of:=['Pivot Table_DATA'.M29]/[.$AB29]" office:value-type="float" office:value="0.132903161264506" calcext:value-type="float">
            <text:p>0.133</text:p>
          </table:table-cell>
          <table:table-cell table:style-name="ce31" table:formula="of:=['Pivot Table_DATA'.N29]/[.$AB29]" office:value-type="float" office:value="0.132172869147659" calcext:value-type="float">
            <text:p>0.132</text:p>
          </table:table-cell>
          <table:table-cell table:style-name="ce31" table:formula="of:=['Pivot Table_DATA'.O29]/[.$AB29]" office:value-type="float" office:value="0.11625650260104" calcext:value-type="float">
            <text:p>0.116</text:p>
          </table:table-cell>
          <table:table-cell table:style-name="ce31" table:formula="of:=['Pivot Table_DATA'.P29]/[.$AB29]" office:value-type="float" office:value="0.08890556222489" calcext:value-type="float">
            <text:p>0.089</text:p>
          </table:table-cell>
          <table:table-cell table:style-name="ce31" table:formula="of:=['Pivot Table_DATA'.Q29]/[.$AB29]" office:value-type="float" office:value="0.0602841136454582" calcext:value-type="float">
            <text:p>0.060</text:p>
          </table:table-cell>
          <table:table-cell table:style-name="ce31" table:formula="of:=['Pivot Table_DATA'.R29]/[.$AB29]" office:value-type="float" office:value="0.0347939175670268" calcext:value-type="float">
            <text:p>0.035</text:p>
          </table:table-cell>
          <table:table-cell table:style-name="ce31" table:formula="of:=['Pivot Table_DATA'.S29]/[.$AB29]" office:value-type="float" office:value="0.0188075230092037" calcext:value-type="float">
            <text:p>0.019</text:p>
          </table:table-cell>
          <table:table-cell table:style-name="ce31" table:formula="of:=['Pivot Table_DATA'.T29]/[.$AB29]" office:value-type="float" office:value="0.00844337735094038" calcext:value-type="float">
            <text:p>0.008</text:p>
          </table:table-cell>
          <table:table-cell table:style-name="ce31" table:formula="of:=['Pivot Table_DATA'.U29]/[.$AB29]" office:value-type="float" office:value="0.00348139255702281" calcext:value-type="float">
            <text:p>0.003</text:p>
          </table:table-cell>
          <table:table-cell table:style-name="ce31" table:formula="of:=['Pivot Table_DATA'.V29]/[.$AB29]" office:value-type="float" office:value="0.00133053221288515" calcext:value-type="float">
            <text:p>0.001</text:p>
          </table:table-cell>
          <table:table-cell table:style-name="ce31" table:formula="of:=['Pivot Table_DATA'.W29]/[.$AB29]" office:value-type="float" office:value="0.000270108043217287" calcext:value-type="float">
            <text:p>0.000</text:p>
          </table:table-cell>
          <table:table-cell table:style-name="ce31" table:formula="of:=['Pivot Table_DATA'.X29]/[.$AB29]" office:value-type="float" office:value="0.0000500200080032013" calcext:value-type="float">
            <text:p>0.000</text:p>
          </table:table-cell>
          <table:table-cell table:style-name="ce34" table:number-columns-repeated="2"/>
          <table:table-cell table:style-name="ce38"/>
          <table:table-cell table:style-name="ce40" table:formula="of:=['Pivot Table_DATA'.AB29]" office:value-type="float" office:value="99960" calcext:value-type="float">
            <text:p>99,960</text:p>
          </table:table-cell>
          <table:table-cell table:formula="of:=SUM([.B29:.AA29])"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32"/>
          <table:table-cell table:style-name="ce31" table:formula="of:=['Pivot Table_DATA'.C30]/[.$AB30]" office:value-type="float" office:value="0.000390144353410762" calcext:value-type="float">
            <text:p>0.000</text:p>
          </table:table-cell>
          <table:table-cell table:style-name="ce31" table:formula="of:=['Pivot Table_DATA'.D30]/[.$AB30]" office:value-type="float" office:value="0.000970359032842152" calcext:value-type="float">
            <text:p>0.001</text:p>
          </table:table-cell>
          <table:table-cell table:style-name="ce31" table:formula="of:=['Pivot Table_DATA'.E30]/[.$AB30]" office:value-type="float" office:value="0.00289106969578744" calcext:value-type="float">
            <text:p>0.003</text:p>
          </table:table-cell>
          <table:table-cell table:style-name="ce31" table:formula="of:=['Pivot Table_DATA'.F30]/[.$AB30]" office:value-type="float" office:value="0.00603223192581255" calcext:value-type="float">
            <text:p>0.006</text:p>
          </table:table-cell>
          <table:table-cell table:style-name="ce31" table:formula="of:=['Pivot Table_DATA'.G30]/[.$AB30]" office:value-type="float" office:value="0.01196442683793" calcext:value-type="float">
            <text:p>0.012</text:p>
          </table:table-cell>
          <table:table-cell table:style-name="ce31" table:formula="of:=['Pivot Table_DATA'.H30]/[.$AB30]" office:value-type="float" office:value="0.0250592719306143" calcext:value-type="float">
            <text:p>0.025</text:p>
          </table:table-cell>
          <table:table-cell table:style-name="ce31" table:formula="of:=['Pivot Table_DATA'.I30]/[.$AB30]" office:value-type="float" office:value="0.0431259566039435" calcext:value-type="float">
            <text:p>0.043</text:p>
          </table:table-cell>
          <table:table-cell table:style-name="ce31" table:formula="of:=['Pivot Table_DATA'.J30]/[.$AB30]" office:value-type="float" office:value="0.0663045326770905" calcext:value-type="float">
            <text:p>0.066</text:p>
          </table:table-cell>
          <table:table-cell table:style-name="ce31" table:formula="of:=['Pivot Table_DATA'.K30]/[.$AB30]" office:value-type="float" office:value="0.092294148835069" calcext:value-type="float">
            <text:p>0.092</text:p>
          </table:table-cell>
          <table:table-cell table:style-name="ce31" table:formula="of:=['Pivot Table_DATA'.L30]/[.$AB30]" office:value-type="float" office:value="0.119724297990256" calcext:value-type="float">
            <text:p>0.120</text:p>
          </table:table-cell>
          <table:table-cell table:style-name="ce31" table:formula="of:=['Pivot Table_DATA'.M30]/[.$AB30]" office:value-type="float" office:value="0.132689094965137" calcext:value-type="float">
            <text:p>0.133</text:p>
          </table:table-cell>
          <table:table-cell table:style-name="ce31" table:formula="of:=['Pivot Table_DATA'.N30]/[.$AB30]" office:value-type="float" office:value="0.132939187499375" calcext:value-type="float">
            <text:p>0.133</text:p>
          </table:table-cell>
          <table:table-cell table:style-name="ce31" table:formula="of:=['Pivot Table_DATA'.O30]/[.$AB30]" office:value-type="float" office:value="0.120024409031342" calcext:value-type="float">
            <text:p>0.120</text:p>
          </table:table-cell>
          <table:table-cell table:style-name="ce31" table:formula="of:=['Pivot Table_DATA'.P30]/[.$AB30]" office:value-type="float" office:value="0.0957754369116573" calcext:value-type="float">
            <text:p>0.096</text:p>
          </table:table-cell>
          <table:table-cell table:style-name="ce31" table:formula="of:=['Pivot Table_DATA'.Q30]/[.$AB30]" office:value-type="float" office:value="0.0666946770305013" calcext:value-type="float">
            <text:p>0.067</text:p>
          </table:table-cell>
          <table:table-cell table:style-name="ce31" table:formula="of:=['Pivot Table_DATA'.R30]/[.$AB30]" office:value-type="float" office:value="0.0417454458149515" calcext:value-type="float">
            <text:p>0.042</text:p>
          </table:table-cell>
          <table:table-cell table:style-name="ce31" table:formula="of:=['Pivot Table_DATA'.S30]/[.$AB30]" office:value-type="float" office:value="0.0233286315936897" calcext:value-type="float">
            <text:p>0.023</text:p>
          </table:table-cell>
          <table:table-cell table:style-name="ce31" table:formula="of:=['Pivot Table_DATA'.T30]/[.$AB30]" office:value-type="float" office:value="0.0113542010543901" calcext:value-type="float">
            <text:p>0.011</text:p>
          </table:table-cell>
          <table:table-cell table:style-name="ce31" table:formula="of:=['Pivot Table_DATA'.U30]/[.$AB30]" office:value-type="float" office:value="0.00445164710943049" calcext:value-type="float">
            <text:p>0.004</text:p>
          </table:table-cell>
          <table:table-cell table:style-name="ce31" table:formula="of:=['Pivot Table_DATA'.V30]/[.$AB30]" office:value-type="float" office:value="0.00170062923281614" calcext:value-type="float">
            <text:p>0.002</text:p>
          </table:table-cell>
          <table:table-cell table:style-name="ce31" table:formula="of:=['Pivot Table_DATA'.W30]/[.$AB30]" office:value-type="float" office:value="0.000400148054780269" calcext:value-type="float">
            <text:p>0.000</text:p>
          </table:table-cell>
          <table:table-cell table:style-name="ce31" table:formula="of:=['Pivot Table_DATA'.X30]/[.$AB30]" office:value-type="float" office:value="0.000140051819173094" calcext:value-type="float">
            <text:p>0.000</text:p>
          </table:table-cell>
          <table:table-cell table:style-name="ce34" table:number-columns-repeated="2"/>
          <table:table-cell table:style-name="ce38"/>
          <table:table-cell table:style-name="ce40" table:formula="of:=['Pivot Table_DATA'.AB30]" office:value-type="float" office:value="99963" calcext:value-type="float">
            <text:p>99,963</text:p>
          </table:table-cell>
          <table:table-cell table:formula="of:=SUM([.B30:.AA30])"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table:style-name="ce4" office:value-type="float" office:value="26" calcext:value-type="float">
            <text:p>26</text:p>
          </table:table-cell>
          <table:table-cell table:style-name="ce32"/>
          <table:table-cell table:style-name="ce31" table:formula="of:=['Pivot Table_DATA'.C31]/[.$AB31]" office:value-type="float" office:value="0.000250100040016006" calcext:value-type="float">
            <text:p>0.000</text:p>
          </table:table-cell>
          <table:table-cell table:style-name="ce31" table:formula="of:=['Pivot Table_DATA'.D31]/[.$AB31]" office:value-type="float" office:value="0.00109043617446979" calcext:value-type="float">
            <text:p>0.001</text:p>
          </table:table-cell>
          <table:table-cell table:style-name="ce31" table:formula="of:=['Pivot Table_DATA'.E31]/[.$AB31]" office:value-type="float" office:value="0.00255102040816327" calcext:value-type="float">
            <text:p>0.003</text:p>
          </table:table-cell>
          <table:table-cell table:style-name="ce31" table:formula="of:=['Pivot Table_DATA'.F31]/[.$AB31]" office:value-type="float" office:value="0.00599239695878351" calcext:value-type="float">
            <text:p>0.006</text:p>
          </table:table-cell>
          <table:table-cell table:style-name="ce31" table:formula="of:=['Pivot Table_DATA'.G31]/[.$AB31]" office:value-type="float" office:value="0.0131052420968387" calcext:value-type="float">
            <text:p>0.013</text:p>
          </table:table-cell>
          <table:table-cell table:style-name="ce31" table:formula="of:=['Pivot Table_DATA'.H31]/[.$AB31]" office:value-type="float" office:value="0.0255402160864346" calcext:value-type="float">
            <text:p>0.026</text:p>
          </table:table-cell>
          <table:table-cell table:style-name="ce31" table:formula="of:=['Pivot Table_DATA'.I31]/[.$AB31]" office:value-type="float" office:value="0.0425570228091237" calcext:value-type="float">
            <text:p>0.043</text:p>
          </table:table-cell>
          <table:table-cell table:style-name="ce31" table:formula="of:=['Pivot Table_DATA'.J31]/[.$AB31]" office:value-type="float" office:value="0.0657062825130052" calcext:value-type="float">
            <text:p>0.066</text:p>
          </table:table-cell>
          <table:table-cell table:style-name="ce31" table:formula="of:=['Pivot Table_DATA'.K31]/[.$AB31]" office:value-type="float" office:value="0.0907262905162065" calcext:value-type="float">
            <text:p>0.091</text:p>
          </table:table-cell>
          <table:table-cell table:style-name="ce31" table:formula="of:=['Pivot Table_DATA'.L31]/[.$AB31]" office:value-type="float" office:value="0.117106842737095" calcext:value-type="float">
            <text:p>0.117</text:p>
          </table:table-cell>
          <table:table-cell table:style-name="ce31" table:formula="of:=['Pivot Table_DATA'.M31]/[.$AB31]" office:value-type="float" office:value="0.132543017206883" calcext:value-type="float">
            <text:p>0.133</text:p>
          </table:table-cell>
          <table:table-cell table:style-name="ce31" table:formula="of:=['Pivot Table_DATA'.N31]/[.$AB31]" office:value-type="float" office:value="0.130172068827531" calcext:value-type="float">
            <text:p>0.130</text:p>
          </table:table-cell>
          <table:table-cell table:style-name="ce31" table:formula="of:=['Pivot Table_DATA'.O31]/[.$AB31]" office:value-type="float" office:value="0.120488195278111" calcext:value-type="float">
            <text:p>0.120</text:p>
          </table:table-cell>
          <table:table-cell table:style-name="ce31" table:formula="of:=['Pivot Table_DATA'.P31]/[.$AB31]" office:value-type="float" office:value="0.0954081632653061" calcext:value-type="float">
            <text:p>0.095</text:p>
          </table:table-cell>
          <table:table-cell table:style-name="ce31" table:formula="of:=['Pivot Table_DATA'.Q31]/[.$AB31]" office:value-type="float" office:value="0.0690676270508203" calcext:value-type="float">
            <text:p>0.069</text:p>
          </table:table-cell>
          <table:table-cell table:style-name="ce31" table:formula="of:=['Pivot Table_DATA'.R31]/[.$AB31]" office:value-type="float" office:value="0.0429171668667467" calcext:value-type="float">
            <text:p>0.043</text:p>
          </table:table-cell>
          <table:table-cell table:style-name="ce31" table:formula="of:=['Pivot Table_DATA'.S31]/[.$AB31]" office:value-type="float" office:value="0.0251000400160064" calcext:value-type="float">
            <text:p>0.025</text:p>
          </table:table-cell>
          <table:table-cell table:style-name="ce31" table:formula="of:=['Pivot Table_DATA'.T31]/[.$AB31]" office:value-type="float" office:value="0.0119547819127651" calcext:value-type="float">
            <text:p>0.012</text:p>
          </table:table-cell>
          <table:table-cell table:style-name="ce31" table:formula="of:=['Pivot Table_DATA'.U31]/[.$AB31]" office:value-type="float" office:value="0.00507202881152461" calcext:value-type="float">
            <text:p>0.005</text:p>
          </table:table-cell>
          <table:table-cell table:style-name="ce31" table:formula="of:=['Pivot Table_DATA'.V31]/[.$AB31]" office:value-type="float" office:value="0.00180072028811525" calcext:value-type="float">
            <text:p>0.002</text:p>
          </table:table-cell>
          <table:table-cell table:style-name="ce31" table:formula="of:=['Pivot Table_DATA'.W31]/[.$AB31]" office:value-type="float" office:value="0.000630252100840336" calcext:value-type="float">
            <text:p>0.001</text:p>
          </table:table-cell>
          <table:table-cell table:style-name="ce31" table:formula="of:=['Pivot Table_DATA'.X31]/[.$AB31]" office:value-type="float" office:value="0.000170068027210884" calcext:value-type="float">
            <text:p>0.000</text:p>
          </table:table-cell>
          <table:table-cell table:style-name="ce31" table:formula="of:=['Pivot Table_DATA'.Y31]/[.$AB31]" office:value-type="float" office:value="0.0000500200080032013" calcext:value-type="float">
            <text:p>0.000</text:p>
          </table:table-cell>
          <table:table-cell table:style-name="ce34"/>
          <table:table-cell table:style-name="ce38"/>
          <table:table-cell table:style-name="ce40" table:formula="of:=['Pivot Table_DATA'.AB31]" office:value-type="float" office:value="99960" calcext:value-type="float">
            <text:p>99,960</text:p>
          </table:table-cell>
          <table:table-cell table:formula="of:=SUM([.B31:.AA31])"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32"/>
          <table:table-cell table:style-name="ce31" table:formula="of:=['Pivot Table_DATA'.C32]/[.$AB32]" office:value-type="float" office:value="0.000310136460042419" calcext:value-type="float">
            <text:p>0.000</text:p>
          </table:table-cell>
          <table:table-cell table:style-name="ce31" table:formula="of:=['Pivot Table_DATA'.D32]/[.$AB32]" office:value-type="float" office:value="0.000850374164632438" calcext:value-type="float">
            <text:p>0.001</text:p>
          </table:table-cell>
          <table:table-cell table:style-name="ce31" table:formula="of:=['Pivot Table_DATA'.E32]/[.$AB32]" office:value-type="float" office:value="0.00221097282804434" calcext:value-type="float">
            <text:p>0.002</text:p>
          </table:table-cell>
          <table:table-cell table:style-name="ce31" table:formula="of:=['Pivot Table_DATA'.F32]/[.$AB32]" office:value-type="float" office:value="0.00478210412581536" calcext:value-type="float">
            <text:p>0.005</text:p>
          </table:table-cell>
          <table:table-cell table:style-name="ce31" table:formula="of:=['Pivot Table_DATA'.G32]/[.$AB32]" office:value-type="float" office:value="0.0110248509344111" calcext:value-type="float">
            <text:p>0.011</text:p>
          </table:table-cell>
          <table:table-cell table:style-name="ce31" table:formula="of:=['Pivot Table_DATA'.H32]/[.$AB32]" office:value-type="float" office:value="0.0224498779462964" calcext:value-type="float">
            <text:p>0.022</text:p>
          </table:table-cell>
          <table:table-cell table:style-name="ce31" table:formula="of:=['Pivot Table_DATA'.I32]/[.$AB32]" office:value-type="float" office:value="0.0374164632438273" calcext:value-type="float">
            <text:p>0.037</text:p>
          </table:table-cell>
          <table:table-cell table:style-name="ce31" table:formula="of:=['Pivot Table_DATA'.J32]/[.$AB32]" office:value-type="float" office:value="0.0592760814758494" calcext:value-type="float">
            <text:p>0.059</text:p>
          </table:table-cell>
          <table:table-cell table:style-name="ce31" table:formula="of:=['Pivot Table_DATA'.K32]/[.$AB32]" office:value-type="float" office:value="0.0872283804874145" calcext:value-type="float">
            <text:p>0.087</text:p>
          </table:table-cell>
          <table:table-cell table:style-name="ce31" table:formula="of:=['Pivot Table_DATA'.L32]/[.$AB32]" office:value-type="float" office:value="0.111358997959102" calcext:value-type="float">
            <text:p>0.111</text:p>
          </table:table-cell>
          <table:table-cell table:style-name="ce31" table:formula="of:=['Pivot Table_DATA'.M32]/[.$AB32]" office:value-type="float" office:value="0.127386049861939" calcext:value-type="float">
            <text:p>0.127</text:p>
          </table:table-cell>
          <table:table-cell table:style-name="ce31" table:formula="of:=['Pivot Table_DATA'.N32]/[.$AB32]" office:value-type="float" office:value="0.132378246428429" calcext:value-type="float">
            <text:p>0.132</text:p>
          </table:table-cell>
          <table:table-cell table:style-name="ce31" table:formula="of:=['Pivot Table_DATA'.O32]/[.$AB32]" office:value-type="float" office:value="0.123084157029093" calcext:value-type="float">
            <text:p>0.123</text:p>
          </table:table-cell>
          <table:table-cell table:style-name="ce31" table:formula="of:=['Pivot Table_DATA'.P32]/[.$AB32]" office:value-type="float" office:value="0.101084477169955" calcext:value-type="float">
            <text:p>0.101</text:p>
          </table:table-cell>
          <table:table-cell table:style-name="ce31" table:formula="of:=['Pivot Table_DATA'.Q32]/[.$AB32]" office:value-type="float" office:value="0.0755032214174237" calcext:value-type="float">
            <text:p>0.076</text:p>
          </table:table-cell>
          <table:table-cell table:style-name="ce31" table:formula="of:=['Pivot Table_DATA'.R32]/[.$AB32]" office:value-type="float" office:value="0.048741446236344" calcext:value-type="float">
            <text:p>0.049</text:p>
          </table:table-cell>
          <table:table-cell table:style-name="ce31" table:formula="of:=['Pivot Table_DATA'.S32]/[.$AB32]" office:value-type="float" office:value="0.0288326863820081" calcext:value-type="float">
            <text:p>0.029</text:p>
          </table:table-cell>
          <table:table-cell table:style-name="ce31" table:formula="of:=['Pivot Table_DATA'.T32]/[.$AB32]" office:value-type="float" office:value="0.0156368802273" calcext:value-type="float">
            <text:p>0.016</text:p>
          </table:table-cell>
          <table:table-cell table:style-name="ce31" table:formula="of:=['Pivot Table_DATA'.U32]/[.$AB32]" office:value-type="float" office:value="0.0065528832686382" calcext:value-type="float">
            <text:p>0.007</text:p>
          </table:table-cell>
          <table:table-cell table:style-name="ce31" table:formula="of:=['Pivot Table_DATA'.V32]/[.$AB32]" office:value-type="float" office:value="0.00267117531713954" calcext:value-type="float">
            <text:p>0.003</text:p>
          </table:table-cell>
          <table:table-cell table:style-name="ce31" table:formula="of:=['Pivot Table_DATA'.W32]/[.$AB32]" office:value-type="float" office:value="0.00095041818400096" calcext:value-type="float">
            <text:p>0.001</text:p>
          </table:table-cell>
          <table:table-cell table:style-name="ce31" table:formula="of:=['Pivot Table_DATA'.X32]/[.$AB32]" office:value-type="float" office:value="0.000210092440673897" calcext:value-type="float">
            <text:p>0.000</text:p>
          </table:table-cell>
          <table:table-cell table:style-name="ce31" table:formula="of:=['Pivot Table_DATA'.Y32]/[.$AB32]" office:value-type="float" office:value="0.0000600264116211133" calcext:value-type="float">
            <text:p>0.000</text:p>
          </table:table-cell>
          <table:table-cell table:style-name="ce34"/>
          <table:table-cell table:style-name="ce38"/>
          <table:table-cell table:style-name="ce40" table:formula="of:=['Pivot Table_DATA'.AB32]" office:value-type="float" office:value="99956" calcext:value-type="float">
            <text:p>99,956</text:p>
          </table:table-cell>
          <table:table-cell table:formula="of:=SUM([.B32:.AA32])"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table:style-name="ce4" office:value-type="float" office:value="28" calcext:value-type="float">
            <text:p>28</text:p>
          </table:table-cell>
          <table:table-cell table:style-name="ce32"/>
          <table:table-cell table:style-name="ce31" table:formula="of:=['Pivot Table_DATA'.C33]/[.$AB33]" office:value-type="float" office:value="0.000310114742454708" calcext:value-type="float">
            <text:p>0.000</text:p>
          </table:table-cell>
          <table:table-cell table:style-name="ce31" table:formula="of:=['Pivot Table_DATA'.D33]/[.$AB33]" office:value-type="float" office:value="0.000940347928733631" calcext:value-type="float">
            <text:p>0.001</text:p>
          </table:table-cell>
          <table:table-cell table:style-name="ce31" table:formula="of:=['Pivot Table_DATA'.E33]/[.$AB33]" office:value-type="float" office:value="0.00213078839170493" calcext:value-type="float">
            <text:p>0.002</text:p>
          </table:table-cell>
          <table:table-cell table:style-name="ce31" table:formula="of:=['Pivot Table_DATA'.F33]/[.$AB33]" office:value-type="float" office:value="0.00539199503816412" calcext:value-type="float">
            <text:p>0.005</text:p>
          </table:table-cell>
          <table:table-cell table:style-name="ce31" table:formula="of:=['Pivot Table_DATA'.G33]/[.$AB33]" office:value-type="float" office:value="0.0112541640406951" calcext:value-type="float">
            <text:p>0.011</text:p>
          </table:table-cell>
          <table:table-cell table:style-name="ce31" table:formula="of:=['Pivot Table_DATA'.H33]/[.$AB33]" office:value-type="float" office:value="0.0224983243800206" calcext:value-type="float">
            <text:p>0.022</text:p>
          </table:table-cell>
          <table:table-cell table:style-name="ce31" table:formula="of:=['Pivot Table_DATA'.I33]/[.$AB33]" office:value-type="float" office:value="0.0389744205355982" calcext:value-type="float">
            <text:p>0.039</text:p>
          </table:table-cell>
          <table:table-cell table:style-name="ce31" table:formula="of:=['Pivot Table_DATA'.J33]/[.$AB33]" office:value-type="float" office:value="0.0606024228964717" calcext:value-type="float">
            <text:p>0.061</text:p>
          </table:table-cell>
          <table:table-cell table:style-name="ce31" table:formula="of:=['Pivot Table_DATA'.K33]/[.$AB33]" office:value-type="float" office:value="0.0868021167832098" calcext:value-type="float">
            <text:p>0.087</text:p>
          </table:table-cell>
          <table:table-cell table:style-name="ce31" table:formula="of:=['Pivot Table_DATA'.L33]/[.$AB33]" office:value-type="float" office:value="0.111111111111111" calcext:value-type="float">
            <text:p>0.111</text:p>
          </table:table-cell>
          <table:table-cell table:style-name="ce31" table:formula="of:=['Pivot Table_DATA'.M33]/[.$AB33]" office:value-type="float" office:value="0.126916959274932" calcext:value-type="float">
            <text:p>0.127</text:p>
          </table:table-cell>
          <table:table-cell table:style-name="ce31" table:formula="of:=['Pivot Table_DATA'.N33]/[.$AB33]" office:value-type="float" office:value="0.132078869181597" calcext:value-type="float">
            <text:p>0.132</text:p>
          </table:table-cell>
          <table:table-cell table:style-name="ce31" table:formula="of:=['Pivot Table_DATA'.O33]/[.$AB33]" office:value-type="float" office:value="0.122015145603873" calcext:value-type="float">
            <text:p>0.122</text:p>
          </table:table-cell>
          <table:table-cell table:style-name="ce31" table:formula="of:=['Pivot Table_DATA'.P33]/[.$AB33]" office:value-type="float" office:value="0.100887328311475" calcext:value-type="float">
            <text:p>0.101</text:p>
          </table:table-cell>
          <table:table-cell table:style-name="ce31" table:formula="of:=['Pivot Table_DATA'.Q33]/[.$AB33]" office:value-type="float" office:value="0.0738773346138071" calcext:value-type="float">
            <text:p>0.074</text:p>
          </table:table-cell>
          <table:table-cell table:style-name="ce31" table:formula="of:=['Pivot Table_DATA'.R33]/[.$AB33]" office:value-type="float" office:value="0.0491681922311255" calcext:value-type="float">
            <text:p>0.049</text:p>
          </table:table-cell>
          <table:table-cell table:style-name="ce31" table:formula="of:=['Pivot Table_DATA'.S33]/[.$AB33]" office:value-type="float" office:value="0.0287506377359623" calcext:value-type="float">
            <text:p>0.029</text:p>
          </table:table-cell>
          <table:table-cell table:style-name="ce31" table:formula="of:=['Pivot Table_DATA'.T33]/[.$AB33]" office:value-type="float" office:value="0.0154557186158879" calcext:value-type="float">
            <text:p>0.015</text:p>
          </table:table-cell>
          <table:table-cell table:style-name="ce31" table:formula="of:=['Pivot Table_DATA'.U33]/[.$AB33]" office:value-type="float" office:value="0.00701259466002421" calcext:value-type="float">
            <text:p>0.007</text:p>
          </table:table-cell>
          <table:table-cell table:style-name="ce31" table:formula="of:=['Pivot Table_DATA'.V33]/[.$AB33]" office:value-type="float" office:value="0.00248091793963767" calcext:value-type="float">
            <text:p>0.002</text:p>
          </table:table-cell>
          <table:table-cell table:style-name="ce31" table:formula="of:=['Pivot Table_DATA'.W33]/[.$AB33]" office:value-type="float" office:value="0.000910336824625111" calcext:value-type="float">
            <text:p>0.001</text:p>
          </table:table-cell>
          <table:table-cell table:style-name="ce31" table:formula="of:=['Pivot Table_DATA'.X33]/[.$AB33]" office:value-type="float" office:value="0.000360133249302242" calcext:value-type="float">
            <text:p>0.000</text:p>
          </table:table-cell>
          <table:table-cell table:style-name="ce31" table:formula="of:=['Pivot Table_DATA'.Y33]/[.$AB33]" office:value-type="float" office:value="0.0000600222082170403" calcext:value-type="float">
            <text:p>0.000</text:p>
          </table:table-cell>
          <table:table-cell table:style-name="ce31" table:formula="of:=['Pivot Table_DATA'.Z33]/[.$AB33]" office:value-type="float" office:value="0.0000100037013695067" calcext:value-type="float">
            <text:p>0.000</text:p>
          </table:table-cell>
          <table:table-cell table:style-name="ce38"/>
          <table:table-cell table:style-name="ce40" table:formula="of:=['Pivot Table_DATA'.AB33]" office:value-type="float" office:value="99963" calcext:value-type="float">
            <text:p>99,963</text:p>
          </table:table-cell>
          <table:table-cell table:formula="of:=SUM([.B33:.AA33])"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31" table:formula="of:=['Pivot Table_DATA'.B34]/[.$AB34]" office:value-type="float" office:value="0.0000100038014445489" calcext:value-type="float">
            <text:p>0.000</text:p>
          </table:table-cell>
          <table:table-cell table:style-name="ce31" table:formula="of:=['Pivot Table_DATA'.C34]/[.$AB34]" office:value-type="float" office:value="0.00019007222744643" calcext:value-type="float">
            <text:p>0.000</text:p>
          </table:table-cell>
          <table:table-cell table:style-name="ce31" table:formula="of:=['Pivot Table_DATA'.D34]/[.$AB34]" office:value-type="float" office:value="0.000630239491006583" calcext:value-type="float">
            <text:p>0.001</text:p>
          </table:table-cell>
          <table:table-cell table:style-name="ce31" table:formula="of:=['Pivot Table_DATA'.E34]/[.$AB34]" office:value-type="float" office:value="0.00150057021668234" calcext:value-type="float">
            <text:p>0.002</text:p>
          </table:table-cell>
          <table:table-cell table:style-name="ce31" table:formula="of:=['Pivot Table_DATA'.F34]/[.$AB34]" office:value-type="float" office:value="0.00454172585582521" calcext:value-type="float">
            <text:p>0.005</text:p>
          </table:table-cell>
          <table:table-cell table:style-name="ce31" table:formula="of:=['Pivot Table_DATA'.G34]/[.$AB34]" office:value-type="float" office:value="0.00995378243732618" calcext:value-type="float">
            <text:p>0.010</text:p>
          </table:table-cell>
          <table:table-cell table:style-name="ce31" table:formula="of:=['Pivot Table_DATA'.H34]/[.$AB34]" office:value-type="float" office:value="0.019517416618315" calcext:value-type="float">
            <text:p>0.020</text:p>
          </table:table-cell>
          <table:table-cell table:style-name="ce31" table:formula="of:=['Pivot Table_DATA'.I34]/[.$AB34]" office:value-type="float" office:value="0.0347131910125848" calcext:value-type="float">
            <text:p>0.035</text:p>
          </table:table-cell>
          <table:table-cell table:style-name="ce31" table:formula="of:=['Pivot Table_DATA'.J34]/[.$AB34]" office:value-type="float" office:value="0.057041675836818" calcext:value-type="float">
            <text:p>0.057</text:p>
          </table:table-cell>
          <table:table-cell table:style-name="ce31" table:formula="of:=['Pivot Table_DATA'.K34]/[.$AB34]" office:value-type="float" office:value="0.0821812288669694" calcext:value-type="float">
            <text:p>0.082</text:p>
          </table:table-cell>
          <table:table-cell table:style-name="ce31" table:formula="of:=['Pivot Table_DATA'.L34]/[.$AB34]" office:value-type="float" office:value="0.107740941557792" calcext:value-type="float">
            <text:p>0.108</text:p>
          </table:table-cell>
          <table:table-cell table:style-name="ce31" table:formula="of:=['Pivot Table_DATA'.M34]/[.$AB34]" office:value-type="float" office:value="0.12396710750085" calcext:value-type="float">
            <text:p>0.124</text:p>
          </table:table-cell>
          <table:table-cell table:style-name="ce31" table:formula="of:=['Pivot Table_DATA'.N34]/[.$AB34]" office:value-type="float" office:value="0.130879734299034" calcext:value-type="float">
            <text:p>0.131</text:p>
          </table:table-cell>
          <table:table-cell table:style-name="ce31" table:formula="of:=['Pivot Table_DATA'.O34]/[.$AB34]" office:value-type="float" office:value="0.123797042876293" calcext:value-type="float">
            <text:p>0.124</text:p>
          </table:table-cell>
          <table:table-cell table:style-name="ce31" table:formula="of:=['Pivot Table_DATA'.P34]/[.$AB34]" office:value-type="float" office:value="0.104449690882535" calcext:value-type="float">
            <text:p>0.104</text:p>
          </table:table-cell>
          <table:table-cell table:style-name="ce31" table:formula="of:=['Pivot Table_DATA'.Q34]/[.$AB34]" office:value-type="float" office:value="0.0797703127188332" calcext:value-type="float">
            <text:p>0.080</text:p>
          </table:table-cell>
          <table:table-cell table:style-name="ce31" table:formula="of:=['Pivot Table_DATA'.R34]/[.$AB34]" office:value-type="float" office:value="0.0539605049918969" calcext:value-type="float">
            <text:p>0.054</text:p>
          </table:table-cell>
          <table:table-cell table:style-name="ce31" table:formula="of:=['Pivot Table_DATA'.S34]/[.$AB34]" office:value-type="float" office:value="0.0333226626117925" calcext:value-type="float">
            <text:p>0.033</text:p>
          </table:table-cell>
          <table:table-cell table:style-name="ce31" table:formula="of:=['Pivot Table_DATA'.T34]/[.$AB34]" office:value-type="float" office:value="0.0177767551669634" calcext:value-type="float">
            <text:p>0.018</text:p>
          </table:table-cell>
          <table:table-cell table:style-name="ce31" table:formula="of:=['Pivot Table_DATA'.U34]/[.$AB34]" office:value-type="float" office:value="0.0084031932134211" calcext:value-type="float">
            <text:p>0.008</text:p>
          </table:table-cell>
          <table:table-cell table:style-name="ce31" table:formula="of:=['Pivot Table_DATA'.V34]/[.$AB34]" office:value-type="float" office:value="0.00369140273303855" calcext:value-type="float">
            <text:p>0.004</text:p>
          </table:table-cell>
          <table:table-cell table:style-name="ce31" table:formula="of:=['Pivot Table_DATA'.W34]/[.$AB34]" office:value-type="float" office:value="0.00135051319501411" calcext:value-type="float">
            <text:p>0.001</text:p>
          </table:table-cell>
          <table:table-cell table:style-name="ce31" table:formula="of:=['Pivot Table_DATA'.X34]/[.$AB34]" office:value-type="float" office:value="0.000520197675116544" calcext:value-type="float">
            <text:p>0.001</text:p>
          </table:table-cell>
          <table:table-cell table:style-name="ce31" table:formula="of:=['Pivot Table_DATA'.Y34]/[.$AB34]" office:value-type="float" office:value="0.0000900342130009403" calcext:value-type="float">
            <text:p>0.000</text:p>
          </table:table-cell>
          <table:table-cell table:style-name="ce34"/>
          <table:table-cell table:style-name="ce38"/>
          <table:table-cell table:style-name="ce40" table:formula="of:=['Pivot Table_DATA'.AB34]" office:value-type="float" office:value="99962" calcext:value-type="float">
            <text:p>99,962</text:p>
          </table:table-cell>
          <table:table-cell table:formula="of:=SUM([.B34:.AA34])"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table:style-name="ce32"/>
          <table:table-cell table:style-name="ce31" table:formula="of:=['Pivot Table_DATA'.C35]/[.$AB35]" office:value-type="float" office:value="0.000320140861979271" calcext:value-type="float">
            <text:p>0.000</text:p>
          </table:table-cell>
          <table:table-cell table:style-name="ce31" table:formula="of:=['Pivot Table_DATA'.D35]/[.$AB35]" office:value-type="float" office:value="0.000910400576253552" calcext:value-type="float">
            <text:p>0.001</text:p>
          </table:table-cell>
          <table:table-cell table:style-name="ce31" table:formula="of:=['Pivot Table_DATA'.E35]/[.$AB35]" office:value-type="float" office:value="0.00206090679899156" calcext:value-type="float">
            <text:p>0.002</text:p>
          </table:table-cell>
          <table:table-cell table:style-name="ce31" table:formula="of:=['Pivot Table_DATA'.F35]/[.$AB35]" office:value-type="float" office:value="0.00458201608707831" calcext:value-type="float">
            <text:p>0.005</text:p>
          </table:table-cell>
          <table:table-cell table:style-name="ce31" table:formula="of:=['Pivot Table_DATA'.G35]/[.$AB35]" office:value-type="float" office:value="0.0106346792588739" calcext:value-type="float">
            <text:p>0.011</text:p>
          </table:table-cell>
          <table:table-cell table:style-name="ce31" table:formula="of:=['Pivot Table_DATA'.H35]/[.$AB35]" office:value-type="float" office:value="0.0196386410020409" calcext:value-type="float">
            <text:p>0.020</text:p>
          </table:table-cell>
          <table:table-cell table:style-name="ce31" table:formula="of:=['Pivot Table_DATA'.I35]/[.$AB35]" office:value-type="float" office:value="0.0367761815198687" calcext:value-type="float">
            <text:p>0.037</text:p>
          </table:table-cell>
          <table:table-cell table:style-name="ce31" table:formula="of:=['Pivot Table_DATA'.J35]/[.$AB35]" office:value-type="float" office:value="0.0581655928608588" calcext:value-type="float">
            <text:p>0.058</text:p>
          </table:table-cell>
          <table:table-cell table:style-name="ce31" table:formula="of:=['Pivot Table_DATA'.K35]/[.$AB35]" office:value-type="float" office:value="0.0847873064148225" calcext:value-type="float">
            <text:p>0.085</text:p>
          </table:table-cell>
          <table:table-cell table:style-name="ce31" table:formula="of:=['Pivot Table_DATA'.L35]/[.$AB35]" office:value-type="float" office:value="0.109828324462764" calcext:value-type="float">
            <text:p>0.110</text:p>
          </table:table-cell>
          <table:table-cell table:style-name="ce31" table:formula="of:=['Pivot Table_DATA'.M35]/[.$AB35]" office:value-type="float" office:value="0.125335147464885" calcext:value-type="float">
            <text:p>0.125</text:p>
          </table:table-cell>
          <table:table-cell table:style-name="ce31" table:formula="of:=['Pivot Table_DATA'.N35]/[.$AB35]" office:value-type="float" office:value="0.130947616951459" calcext:value-type="float">
            <text:p>0.131</text:p>
          </table:table-cell>
          <table:table-cell table:style-name="ce31" table:formula="of:=['Pivot Table_DATA'.O35]/[.$AB35]" office:value-type="float" office:value="0.122513906118692" calcext:value-type="float">
            <text:p>0.123</text:p>
          </table:table-cell>
          <table:table-cell table:style-name="ce31" table:formula="of:=['Pivot Table_DATA'.P35]/[.$AB35]" office:value-type="float" office:value="0.102104926167514" calcext:value-type="float">
            <text:p>0.102</text:p>
          </table:table-cell>
          <table:table-cell table:style-name="ce31" table:formula="of:=['Pivot Table_DATA'.Q35]/[.$AB35]" office:value-type="float" office:value="0.0770539037176358" calcext:value-type="float">
            <text:p>0.077</text:p>
          </table:table-cell>
          <table:table-cell table:style-name="ce31" table:formula="of:=['Pivot Table_DATA'.R35]/[.$AB35]" office:value-type="float" office:value="0.0523430309336108" calcext:value-type="float">
            <text:p>0.052</text:p>
          </table:table-cell>
          <table:table-cell table:style-name="ce31" table:formula="of:=['Pivot Table_DATA'.S35]/[.$AB35]" office:value-type="float" office:value="0.0313337868662211" calcext:value-type="float">
            <text:p>0.031</text:p>
          </table:table-cell>
          <table:table-cell table:style-name="ce31" table:formula="of:=['Pivot Table_DATA'.T35]/[.$AB35]" office:value-type="float" office:value="0.0171075273120173" calcext:value-type="float">
            <text:p>0.017</text:p>
          </table:table-cell>
          <table:table-cell table:style-name="ce31" table:formula="of:=['Pivot Table_DATA'.U35]/[.$AB35]" office:value-type="float" office:value="0.00823362279402937" calcext:value-type="float">
            <text:p>0.008</text:p>
          </table:table-cell>
          <table:table-cell table:style-name="ce31" table:formula="of:=['Pivot Table_DATA'.V35]/[.$AB35]" office:value-type="float" office:value="0.00368161991276162" calcext:value-type="float">
            <text:p>0.004</text:p>
          </table:table-cell>
          <table:table-cell table:style-name="ce31" table:formula="of:=['Pivot Table_DATA'.W35]/[.$AB35]" office:value-type="float" office:value="0.0011304974188643" calcext:value-type="float">
            <text:p>0.001</text:p>
          </table:table-cell>
          <table:table-cell table:style-name="ce31" table:formula="of:=['Pivot Table_DATA'.X35]/[.$AB35]" office:value-type="float" office:value="0.000370162871663532" calcext:value-type="float">
            <text:p>0.000</text:p>
          </table:table-cell>
          <table:table-cell table:style-name="ce31" table:formula="of:=['Pivot Table_DATA'.Y35]/[.$AB35]" office:value-type="float" office:value="0.000130057225179079" calcext:value-type="float">
            <text:p>0.000</text:p>
          </table:table-cell>
          <table:table-cell table:style-name="ce31" table:formula="of:=['Pivot Table_DATA'.Z35]/[.$AB35]" office:value-type="float" office:value="0.0000100044019368522" calcext:value-type="float">
            <text:p>0.000</text:p>
          </table:table-cell>
          <table:table-cell table:style-name="ce38"/>
          <table:table-cell table:style-name="ce40" table:formula="of:=['Pivot Table_DATA'.AB35]" office:value-type="float" office:value="99956" calcext:value-type="float">
            <text:p>99,956</text:p>
          </table:table-cell>
          <table:table-cell table:formula="of:=SUM([.B35:.AA35])"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32"/>
          <table:table-cell table:style-name="ce31" table:formula="of:=['Pivot Table_DATA'.C36]/[.$AB36]" office:value-type="float" office:value="0.000230096640589047" calcext:value-type="float">
            <text:p>0.000</text:p>
          </table:table-cell>
          <table:table-cell table:style-name="ce31" table:formula="of:=['Pivot Table_DATA'.D36]/[.$AB36]" office:value-type="float" office:value="0.000560235298825507" calcext:value-type="float">
            <text:p>0.001</text:p>
          </table:table-cell>
          <table:table-cell table:style-name="ce31" table:formula="of:=['Pivot Table_DATA'.E36]/[.$AB36]" office:value-type="float" office:value="0.00140058824706377" calcext:value-type="float">
            <text:p>0.001</text:p>
          </table:table-cell>
          <table:table-cell table:style-name="ce31" table:formula="of:=['Pivot Table_DATA'.F36]/[.$AB36]" office:value-type="float" office:value="0.00412173112707337" calcext:value-type="float">
            <text:p>0.004</text:p>
          </table:table-cell>
          <table:table-cell table:style-name="ce31" table:formula="of:=['Pivot Table_DATA'.G36]/[.$AB36]" office:value-type="float" office:value="0.00904379839532604" calcext:value-type="float">
            <text:p>0.009</text:p>
          </table:table-cell>
          <table:table-cell table:style-name="ce31" table:formula="of:=['Pivot Table_DATA'.H36]/[.$AB36]" office:value-type="float" office:value="0.0184077312471238" calcext:value-type="float">
            <text:p>0.018</text:p>
          </table:table-cell>
          <table:table-cell table:style-name="ce31" table:formula="of:=['Pivot Table_DATA'.I36]/[.$AB36]" office:value-type="float" office:value="0.0328537985954101" calcext:value-type="float">
            <text:p>0.033</text:p>
          </table:table-cell>
          <table:table-cell table:style-name="ce31" table:formula="of:=['Pivot Table_DATA'.J36]/[.$AB36]" office:value-type="float" office:value="0.0553632525660778" calcext:value-type="float">
            <text:p>0.055</text:p>
          </table:table-cell>
          <table:table-cell table:style-name="ce31" table:formula="of:=['Pivot Table_DATA'.K36]/[.$AB36]" office:value-type="float" office:value="0.0818643830408772" calcext:value-type="float">
            <text:p>0.082</text:p>
          </table:table-cell>
          <table:table-cell table:style-name="ce31" table:formula="of:=['Pivot Table_DATA'.L36]/[.$AB36]" office:value-type="float" office:value="0.1051241521439" calcext:value-type="float">
            <text:p>0.105</text:p>
          </table:table-cell>
          <table:table-cell table:style-name="ce31" table:formula="of:=['Pivot Table_DATA'.M36]/[.$AB36]" office:value-type="float" office:value="0.122641509433962" calcext:value-type="float">
            <text:p>0.123</text:p>
          </table:table-cell>
          <table:table-cell table:style-name="ce31" table:formula="of:=['Pivot Table_DATA'.N36]/[.$AB36]" office:value-type="float" office:value="0.132425618759879" calcext:value-type="float">
            <text:p>0.132</text:p>
          </table:table-cell>
          <table:table-cell table:style-name="ce31" table:formula="of:=['Pivot Table_DATA'.O36]/[.$AB36]" office:value-type="float" office:value="0.121641089257488" calcext:value-type="float">
            <text:p>0.122</text:p>
          </table:table-cell>
          <table:table-cell table:style-name="ce31" table:formula="of:=['Pivot Table_DATA'.P36]/[.$AB36]" office:value-type="float" office:value="0.105454290802137" calcext:value-type="float">
            <text:p>0.105</text:p>
          </table:table-cell>
          <table:table-cell table:style-name="ce31" table:formula="of:=['Pivot Table_DATA'.Q36]/[.$AB36]" office:value-type="float" office:value="0.0807839292502851" calcext:value-type="float">
            <text:p>0.081</text:p>
          </table:table-cell>
          <table:table-cell table:style-name="ce31" table:formula="of:=['Pivot Table_DATA'.R36]/[.$AB36]" office:value-type="float" office:value="0.0572340382960844" calcext:value-type="float">
            <text:p>0.057</text:p>
          </table:table-cell>
          <table:table-cell table:style-name="ce31" table:formula="of:=['Pivot Table_DATA'.S36]/[.$AB36]" office:value-type="float" office:value="0.035795033914244" calcext:value-type="float">
            <text:p>0.036</text:p>
          </table:table-cell>
          <table:table-cell table:style-name="ce31" table:formula="of:=['Pivot Table_DATA'.T36]/[.$AB36]" office:value-type="float" office:value="0.0192080673883031" calcext:value-type="float">
            <text:p>0.019</text:p>
          </table:table-cell>
          <table:table-cell table:style-name="ce31" table:formula="of:=['Pivot Table_DATA'.U36]/[.$AB36]" office:value-type="float" office:value="0.00949398747473939" calcext:value-type="float">
            <text:p>0.009</text:p>
          </table:table-cell>
          <table:table-cell table:style-name="ce31" table:formula="of:=['Pivot Table_DATA'.V36]/[.$AB36]" office:value-type="float" office:value="0.00431181096060345" calcext:value-type="float">
            <text:p>0.004</text:p>
          </table:table-cell>
          <table:table-cell table:style-name="ce31" table:formula="of:=['Pivot Table_DATA'.W36]/[.$AB36]" office:value-type="float" office:value="0.00142059665059325" calcext:value-type="float">
            <text:p>0.001</text:p>
          </table:table-cell>
          <table:table-cell table:style-name="ce31" table:formula="of:=['Pivot Table_DATA'.X36]/[.$AB36]" office:value-type="float" office:value="0.000530222693531283" calcext:value-type="float">
            <text:p>0.001</text:p>
          </table:table-cell>
          <table:table-cell table:style-name="ce31" table:formula="of:=['Pivot Table_DATA'.Y36]/[.$AB36]" office:value-type="float" office:value="0.0000700294123531883" calcext:value-type="float">
            <text:p>0.000</text:p>
          </table:table-cell>
          <table:table-cell table:style-name="ce31" table:formula="of:=['Pivot Table_DATA'.Z36]/[.$AB36]" office:value-type="float" office:value="0.0000100042017647412" calcext:value-type="float">
            <text:p>0.000</text:p>
          </table:table-cell>
          <table:table-cell table:style-name="ce31" table:formula="of:=['Pivot Table_DATA'.AA36]/[.$AB36]" office:value-type="float" office:value="0.0000100042017647412" calcext:value-type="float">
            <text:p>0.000</text:p>
          </table:table-cell>
          <table:table-cell table:style-name="ce40" table:formula="of:=['Pivot Table_DATA'.AB36]" office:value-type="float" office:value="99958" calcext:value-type="float">
            <text:p>99,958</text:p>
          </table:table-cell>
          <table:table-cell table:formula="of:=SUM([.B36:.AA36])"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table:style-name="ce4" office:value-type="float" office:value="32" calcext:value-type="float">
            <text:p>32</text:p>
          </table:table-cell>
          <table:table-cell table:style-name="ce32"/>
          <table:table-cell table:style-name="ce31" table:formula="of:=['Pivot Table_DATA'.C37]/[.$AB37]" office:value-type="float" office:value="0.000260114450358158" calcext:value-type="float">
            <text:p>0.000</text:p>
          </table:table-cell>
          <table:table-cell table:style-name="ce31" table:formula="of:=['Pivot Table_DATA'.D37]/[.$AB37]" office:value-type="float" office:value="0.000580255312337428" calcext:value-type="float">
            <text:p>0.001</text:p>
          </table:table-cell>
          <table:table-cell table:style-name="ce31" table:formula="of:=['Pivot Table_DATA'.E37]/[.$AB37]" office:value-type="float" office:value="0.00198087158349674" calcext:value-type="float">
            <text:p>0.002</text:p>
          </table:table-cell>
          <table:table-cell table:style-name="ce31" table:formula="of:=['Pivot Table_DATA'.F37]/[.$AB37]" office:value-type="float" office:value="0.00451198527352035" calcext:value-type="float">
            <text:p>0.005</text:p>
          </table:table-cell>
          <table:table-cell table:style-name="ce31" table:formula="of:=['Pivot Table_DATA'.G37]/[.$AB37]" office:value-type="float" office:value="0.0100544239465365" calcext:value-type="float">
            <text:p>0.010</text:p>
          </table:table-cell>
          <table:table-cell table:style-name="ce31" table:formula="of:=['Pivot Table_DATA'.H37]/[.$AB37]" office:value-type="float" office:value="0.0189683460722718" calcext:value-type="float">
            <text:p>0.019</text:p>
          </table:table-cell>
          <table:table-cell table:style-name="ce31" table:formula="of:=['Pivot Table_DATA'.I37]/[.$AB37]" office:value-type="float" office:value="0.0344651646724559" calcext:value-type="float">
            <text:p>0.034</text:p>
          </table:table-cell>
          <table:table-cell table:style-name="ce31" table:formula="of:=['Pivot Table_DATA'.J37]/[.$AB37]" office:value-type="float" office:value="0.0582756412821642" calcext:value-type="float">
            <text:p>0.058</text:p>
          </table:table-cell>
          <table:table-cell table:style-name="ce31" table:formula="of:=['Pivot Table_DATA'.K37]/[.$AB37]" office:value-type="float" office:value="0.0831465844971788" calcext:value-type="float">
            <text:p>0.083</text:p>
          </table:table-cell>
          <table:table-cell table:style-name="ce31" table:formula="of:=['Pivot Table_DATA'.L37]/[.$AB37]" office:value-type="float" office:value="0.109338108767858" calcext:value-type="float">
            <text:p>0.109</text:p>
          </table:table-cell>
          <table:table-cell table:style-name="ce31" table:formula="of:=['Pivot Table_DATA'.M37]/[.$AB37]" office:value-type="float" office:value="0.127696186321982" calcext:value-type="float">
            <text:p>0.128</text:p>
          </table:table-cell>
          <table:table-cell table:style-name="ce31" table:formula="of:=['Pivot Table_DATA'.N37]/[.$AB37]" office:value-type="float" office:value="0.130017207571331" calcext:value-type="float">
            <text:p>0.130</text:p>
          </table:table-cell>
          <table:table-cell table:style-name="ce31" table:formula="of:=['Pivot Table_DATA'.O37]/[.$AB37]" office:value-type="float" office:value="0.122994117411661" calcext:value-type="float">
            <text:p>0.123</text:p>
          </table:table-cell>
          <table:table-cell table:style-name="ce31" table:formula="of:=['Pivot Table_DATA'.P37]/[.$AB37]" office:value-type="float" office:value="0.102995317939894" calcext:value-type="float">
            <text:p>0.103</text:p>
          </table:table-cell>
          <table:table-cell table:style-name="ce31" table:formula="of:=['Pivot Table_DATA'.Q37]/[.$AB37]" office:value-type="float" office:value="0.0784445155868582" calcext:value-type="float">
            <text:p>0.078</text:p>
          </table:table-cell>
          <table:table-cell table:style-name="ce31" table:formula="of:=['Pivot Table_DATA'.R37]/[.$AB37]" office:value-type="float" office:value="0.0524030573452319" calcext:value-type="float">
            <text:p>0.052</text:p>
          </table:table-cell>
          <table:table-cell table:style-name="ce31" table:formula="of:=['Pivot Table_DATA'.S37]/[.$AB37]" office:value-type="float" office:value="0.0317839849533795" calcext:value-type="float">
            <text:p>0.032</text:p>
          </table:table-cell>
          <table:table-cell table:style-name="ce31" table:formula="of:=['Pivot Table_DATA'.T37]/[.$AB37]" office:value-type="float" office:value="0.0178678618592181" calcext:value-type="float">
            <text:p>0.018</text:p>
          </table:table-cell>
          <table:table-cell table:style-name="ce31" table:formula="of:=['Pivot Table_DATA'.U37]/[.$AB37]" office:value-type="float" office:value="0.00850374164632438" calcext:value-type="float">
            <text:p>0.009</text:p>
          </table:table-cell>
          <table:table-cell table:style-name="ce31" table:formula="of:=['Pivot Table_DATA'.V37]/[.$AB37]" office:value-type="float" office:value="0.00359158029532994" calcext:value-type="float">
            <text:p>0.004</text:p>
          </table:table-cell>
          <table:table-cell table:style-name="ce31" table:formula="of:=['Pivot Table_DATA'.W37]/[.$AB37]" office:value-type="float" office:value="0.00156068670214895" calcext:value-type="float">
            <text:p>0.002</text:p>
          </table:table-cell>
          <table:table-cell table:style-name="ce31" table:formula="of:=['Pivot Table_DATA'.X37]/[.$AB37]" office:value-type="float" office:value="0.000400176077474089" calcext:value-type="float">
            <text:p>0.000</text:p>
          </table:table-cell>
          <table:table-cell table:style-name="ce31" table:formula="of:=['Pivot Table_DATA'.Y37]/[.$AB37]" office:value-type="float" office:value="0.000150066029052783" calcext:value-type="float">
            <text:p>0.000</text:p>
          </table:table-cell>
          <table:table-cell table:style-name="ce31" table:formula="of:=['Pivot Table_DATA'.Z37]/[.$AB37]" office:value-type="float" office:value="0.0000100044019368522" calcext:value-type="float">
            <text:p>0.000</text:p>
          </table:table-cell>
          <table:table-cell table:style-name="ce38"/>
          <table:table-cell table:style-name="ce40" table:formula="of:=['Pivot Table_DATA'.AB37]" office:value-type="float" office:value="99956" calcext:value-type="float">
            <text:p>99,956</text:p>
          </table:table-cell>
          <table:table-cell table:formula="of:=SUM([.B37:.AA37])"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32"/>
          <table:table-cell table:style-name="ce31" table:formula="of:=['Pivot Table_DATA'.C38]/[.$AB38]" office:value-type="float" office:value="0.000150064527746931" calcext:value-type="float">
            <text:p>0.000</text:p>
          </table:table-cell>
          <table:table-cell table:style-name="ce31" table:formula="of:=['Pivot Table_DATA'.D38]/[.$AB38]" office:value-type="float" office:value="0.00061026241283752" calcext:value-type="float">
            <text:p>0.001</text:p>
          </table:table-cell>
          <table:table-cell table:style-name="ce31" table:formula="of:=['Pivot Table_DATA'.E38]/[.$AB38]" office:value-type="float" office:value="0.00128055063677381" calcext:value-type="float">
            <text:p>0.001</text:p>
          </table:table-cell>
          <table:table-cell table:style-name="ce31" table:formula="of:=['Pivot Table_DATA'.F38]/[.$AB38]" office:value-type="float" office:value="0.00359154436407655" calcext:value-type="float">
            <text:p>0.004</text:p>
          </table:table-cell>
          <table:table-cell table:style-name="ce31" table:formula="of:=['Pivot Table_DATA'.G38]/[.$AB38]" office:value-type="float" office:value="0.00848364796862651" calcext:value-type="float">
            <text:p>0.008</text:p>
          </table:table-cell>
          <table:table-cell table:style-name="ce31" table:formula="of:=['Pivot Table_DATA'.H38]/[.$AB38]" office:value-type="float" office:value="0.0183979111017738" calcext:value-type="float">
            <text:p>0.018</text:p>
          </table:table-cell>
          <table:table-cell table:style-name="ce31" table:formula="of:=['Pivot Table_DATA'.I38]/[.$AB38]" office:value-type="float" office:value="0.0333643466690677" calcext:value-type="float">
            <text:p>0.033</text:p>
          </table:table-cell>
          <table:table-cell table:style-name="ce31" table:formula="of:=['Pivot Table_DATA'.J38]/[.$AB38]" office:value-type="float" office:value="0.0556539311904119" calcext:value-type="float">
            <text:p>0.056</text:p>
          </table:table-cell>
          <table:table-cell table:style-name="ce31" table:formula="of:=['Pivot Table_DATA'.K38]/[.$AB38]" office:value-type="float" office:value="0.0812849525295877" calcext:value-type="float">
            <text:p>0.081</text:p>
          </table:table-cell>
          <table:table-cell table:style-name="ce31" table:formula="of:=['Pivot Table_DATA'.L38]/[.$AB38]" office:value-type="float" office:value="0.105525375911642" calcext:value-type="float">
            <text:p>0.106</text:p>
          </table:table-cell>
          <table:table-cell table:style-name="ce31" table:formula="of:=['Pivot Table_DATA'.M38]/[.$AB38]" office:value-type="float" office:value="0.123062917054333" calcext:value-type="float">
            <text:p>0.123</text:p>
          </table:table-cell>
          <table:table-cell table:style-name="ce31" table:formula="of:=['Pivot Table_DATA'.N38]/[.$AB38]" office:value-type="float" office:value="0.13155656932481" calcext:value-type="float">
            <text:p>0.132</text:p>
          </table:table-cell>
          <table:table-cell table:style-name="ce31" table:formula="of:=['Pivot Table_DATA'.O38]/[.$AB38]" office:value-type="float" office:value="0.122302590113749" calcext:value-type="float">
            <text:p>0.122</text:p>
          </table:table-cell>
          <table:table-cell table:style-name="ce31" table:formula="of:=['Pivot Table_DATA'.P38]/[.$AB38]" office:value-type="float" office:value="0.106245685644827" calcext:value-type="float">
            <text:p>0.106</text:p>
          </table:table-cell>
          <table:table-cell table:style-name="ce31" table:formula="of:=['Pivot Table_DATA'.Q38]/[.$AB38]" office:value-type="float" office:value="0.0808047460407975" calcext:value-type="float">
            <text:p>0.081</text:p>
          </table:table-cell>
          <table:table-cell table:style-name="ce31" table:formula="of:=['Pivot Table_DATA'.R38]/[.$AB38]" office:value-type="float" office:value="0.0569544904308853" calcext:value-type="float">
            <text:p>0.057</text:p>
          </table:table-cell>
          <table:table-cell table:style-name="ce31" table:formula="of:=['Pivot Table_DATA'.S38]/[.$AB38]" office:value-type="float" office:value="0.0355052672649239" calcext:value-type="float">
            <text:p>0.036</text:p>
          </table:table-cell>
          <table:table-cell table:style-name="ce31" table:formula="of:=['Pivot Table_DATA'.T38]/[.$AB38]" office:value-type="float" office:value="0.0191982552497574" calcext:value-type="float">
            <text:p>0.019</text:p>
          </table:table-cell>
          <table:table-cell table:style-name="ce31" table:formula="of:=['Pivot Table_DATA'.U38]/[.$AB38]" office:value-type="float" office:value="0.00953409966285503" calcext:value-type="float">
            <text:p>0.010</text:p>
          </table:table-cell>
          <table:table-cell table:style-name="ce31" table:formula="of:=['Pivot Table_DATA'.V38]/[.$AB38]" office:value-type="float" office:value="0.00409175945656632" calcext:value-type="float">
            <text:p>0.004</text:p>
          </table:table-cell>
          <table:table-cell table:style-name="ce31" table:formula="of:=['Pivot Table_DATA'.W38]/[.$AB38]" office:value-type="float" office:value="0.00168072271076563" calcext:value-type="float">
            <text:p>0.002</text:p>
          </table:table-cell>
          <table:table-cell table:style-name="ce31" table:formula="of:=['Pivot Table_DATA'.X38]/[.$AB38]" office:value-type="float" office:value="0.000520223696189361" calcext:value-type="float">
            <text:p>0.001</text:p>
          </table:table-cell>
          <table:table-cell table:style-name="ce31" table:formula="of:=['Pivot Table_DATA'.Y38]/[.$AB38]" office:value-type="float" office:value="0.000170073131446522" calcext:value-type="float">
            <text:p>0.000</text:p>
          </table:table-cell>
          <table:table-cell table:style-name="ce31" table:formula="of:=['Pivot Table_DATA'.Z38]/[.$AB38]" office:value-type="float" office:value="0.0000300129055493862" calcext:value-type="float">
            <text:p>0.000</text:p>
          </table:table-cell>
          <table:table-cell table:style-name="ce38"/>
          <table:table-cell table:style-name="ce40" table:formula="of:=['Pivot Table_DATA'.AB38]" office:value-type="float" office:value="99957" calcext:value-type="float">
            <text:p>99,957</text:p>
          </table:table-cell>
          <table:table-cell table:formula="of:=SUM([.B38:.AA38])"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table:style-name="ce4" office:value-type="float" office:value="34" calcext:value-type="float">
            <text:p>34</text:p>
          </table:table-cell>
          <table:table-cell table:style-name="ce32"/>
          <table:table-cell table:style-name="ce31" table:formula="of:=['Pivot Table_DATA'.C39]/[.$AB39]" office:value-type="float" office:value="0.000260093633708135" calcext:value-type="float">
            <text:p>0.000</text:p>
          </table:table-cell>
          <table:table-cell table:style-name="ce31" table:formula="of:=['Pivot Table_DATA'.D39]/[.$AB39]" office:value-type="float" office:value="0.00061021967908447" calcext:value-type="float">
            <text:p>0.001</text:p>
          </table:table-cell>
          <table:table-cell table:style-name="ce31" table:formula="of:=['Pivot Table_DATA'.E39]/[.$AB39]" office:value-type="float" office:value="0.00186066984114281" calcext:value-type="float">
            <text:p>0.002</text:p>
          </table:table-cell>
          <table:table-cell table:style-name="ce31" table:formula="of:=['Pivot Table_DATA'.F39]/[.$AB39]" office:value-type="float" office:value="0.00436157016525949" calcext:value-type="float">
            <text:p>0.004</text:p>
          </table:table-cell>
          <table:table-cell table:style-name="ce31" table:formula="of:=['Pivot Table_DATA'.G39]/[.$AB39]" office:value-type="float" office:value="0.00971349685886919" calcext:value-type="float">
            <text:p>0.010</text:p>
          </table:table-cell>
          <table:table-cell table:style-name="ce31" table:formula="of:=['Pivot Table_DATA'.H39]/[.$AB39]" office:value-type="float" office:value="0.0194169901164419" calcext:value-type="float">
            <text:p>0.019</text:p>
          </table:table-cell>
          <table:table-cell table:style-name="ce31" table:formula="of:=['Pivot Table_DATA'.I39]/[.$AB39]" office:value-type="float" office:value="0.0365731663398824" calcext:value-type="float">
            <text:p>0.037</text:p>
          </table:table-cell>
          <table:table-cell table:style-name="ce31" table:formula="of:=['Pivot Table_DATA'.J39]/[.$AB39]" office:value-type="float" office:value="0.0600316113800968" calcext:value-type="float">
            <text:p>0.060</text:p>
          </table:table-cell>
          <table:table-cell table:style-name="ce31" table:formula="of:=['Pivot Table_DATA'.K39]/[.$AB39]" office:value-type="float" office:value="0.0850806290264495" calcext:value-type="float">
            <text:p>0.085</text:p>
          </table:table-cell>
          <table:table-cell table:style-name="ce31" table:formula="of:=['Pivot Table_DATA'.L39]/[.$AB39]" office:value-type="float" office:value="0.111290064423192" calcext:value-type="float">
            <text:p>0.111</text:p>
          </table:table-cell>
          <table:table-cell table:style-name="ce31" table:formula="of:=['Pivot Table_DATA'.M39]/[.$AB39]" office:value-type="float" office:value="0.128756352286823" calcext:value-type="float">
            <text:p>0.129</text:p>
          </table:table-cell>
          <table:table-cell table:style-name="ce31" table:formula="of:=['Pivot Table_DATA'.N39]/[.$AB39]" office:value-type="float" office:value="0.131557360649834" calcext:value-type="float">
            <text:p>0.132</text:p>
          </table:table-cell>
          <table:table-cell table:style-name="ce31" table:formula="of:=['Pivot Table_DATA'.O39]/[.$AB39]" office:value-type="float" office:value="0.122444079868753" calcext:value-type="float">
            <text:p>0.122</text:p>
          </table:table-cell>
          <table:table-cell table:style-name="ce31" table:formula="of:=['Pivot Table_DATA'.P39]/[.$AB39]" office:value-type="float" office:value="0.101786643191549" calcext:value-type="float">
            <text:p>0.102</text:p>
          </table:table-cell>
          <table:table-cell table:style-name="ce31" table:formula="of:=['Pivot Table_DATA'.Q39]/[.$AB39]" office:value-type="float" office:value="0.0747269016846065" calcext:value-type="float">
            <text:p>0.075</text:p>
          </table:table-cell>
          <table:table-cell table:style-name="ce31" table:formula="of:=['Pivot Table_DATA'.R39]/[.$AB39]" office:value-type="float" office:value="0.0507182585730863" calcext:value-type="float">
            <text:p>0.051</text:p>
          </table:table-cell>
          <table:table-cell table:style-name="ce31" table:formula="of:=['Pivot Table_DATA'.S39]/[.$AB39]" office:value-type="float" office:value="0.0307310631827458" calcext:value-type="float">
            <text:p>0.031</text:p>
          </table:table-cell>
          <table:table-cell table:style-name="ce31" table:formula="of:=['Pivot Table_DATA'.T39]/[.$AB39]" office:value-type="float" office:value="0.0164859349365772" calcext:value-type="float">
            <text:p>0.016</text:p>
          </table:table-cell>
          <table:table-cell table:style-name="ce31" table:formula="of:=['Pivot Table_DATA'.U39]/[.$AB39]" office:value-type="float" office:value="0.00784282341642992" calcext:value-type="float">
            <text:p>0.008</text:p>
          </table:table-cell>
          <table:table-cell table:style-name="ce31" table:formula="of:=['Pivot Table_DATA'.V39]/[.$AB39]" office:value-type="float" office:value="0.00357128566283862" calcext:value-type="float">
            <text:p>0.004</text:p>
          </table:table-cell>
          <table:table-cell table:style-name="ce31" table:formula="of:=['Pivot Table_DATA'.W39]/[.$AB39]" office:value-type="float" office:value="0.00152054739706294" calcext:value-type="float">
            <text:p>0.002</text:p>
          </table:table-cell>
          <table:table-cell table:style-name="ce31" table:formula="of:=['Pivot Table_DATA'.X39]/[.$AB39]" office:value-type="float" office:value="0.000500180064823336" calcext:value-type="float">
            <text:p>0.001</text:p>
          </table:table-cell>
          <table:table-cell table:style-name="ce31" table:formula="of:=['Pivot Table_DATA'.Y39]/[.$AB39]" office:value-type="float" office:value="0.000130046816854067" calcext:value-type="float">
            <text:p>0.000</text:p>
          </table:table-cell>
          <table:table-cell table:style-name="ce31" table:formula="of:=['Pivot Table_DATA'.Z39]/[.$AB39]" office:value-type="float" office:value="0.0000200072025929335" calcext:value-type="float">
            <text:p>0.000</text:p>
          </table:table-cell>
          <table:table-cell table:style-name="ce31" table:formula="of:=['Pivot Table_DATA'.AA39]/[.$AB39]" office:value-type="float" office:value="0.0000100036012964667" calcext:value-type="float">
            <text:p>0.000</text:p>
          </table:table-cell>
          <table:table-cell table:style-name="ce40" table:formula="of:=['Pivot Table_DATA'.AB39]" office:value-type="float" office:value="99964" calcext:value-type="float">
            <text:p>99,964</text:p>
          </table:table-cell>
          <table:table-cell table:formula="of:=SUM([.B39:.AA39])"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32"/>
          <table:table-cell table:style-name="ce31" table:formula="of:=['Pivot Table_DATA'.C40]/[.$AB40]" office:value-type="float" office:value="0.000250097538039835" calcext:value-type="float">
            <text:p>0.000</text:p>
          </table:table-cell>
          <table:table-cell table:style-name="ce31" table:formula="of:=['Pivot Table_DATA'.D40]/[.$AB40]" office:value-type="float" office:value="0.000510198977601265" calcext:value-type="float">
            <text:p>0.001</text:p>
          </table:table-cell>
          <table:table-cell table:style-name="ce31" table:formula="of:=['Pivot Table_DATA'.E40]/[.$AB40]" office:value-type="float" office:value="0.00138053840997989" calcext:value-type="float">
            <text:p>0.001</text:p>
          </table:table-cell>
          <table:table-cell table:style-name="ce31" table:formula="of:=['Pivot Table_DATA'.F40]/[.$AB40]" office:value-type="float" office:value="0.00339132261582017" calcext:value-type="float">
            <text:p>0.003</text:p>
          </table:table-cell>
          <table:table-cell table:style-name="ce31" table:formula="of:=['Pivot Table_DATA'.G40]/[.$AB40]" office:value-type="float" office:value="0.00891347625573974" calcext:value-type="float">
            <text:p>0.009</text:p>
          </table:table-cell>
          <table:table-cell table:style-name="ce31" table:formula="of:=['Pivot Table_DATA'.H40]/[.$AB40]" office:value-type="float" office:value="0.0186172607316854" calcext:value-type="float">
            <text:p>0.019</text:p>
          </table:table-cell>
          <table:table-cell table:style-name="ce31" table:formula="of:=['Pivot Table_DATA'.I40]/[.$AB40]" office:value-type="float" office:value="0.0344334290373246" calcext:value-type="float">
            <text:p>0.034</text:p>
          </table:table-cell>
          <table:table-cell table:style-name="ce31" table:formula="of:=['Pivot Table_DATA'.J40]/[.$AB40]" office:value-type="float" office:value="0.0573723752263383" calcext:value-type="float">
            <text:p>0.057</text:p>
          </table:table-cell>
          <table:table-cell table:style-name="ce31" table:formula="of:=['Pivot Table_DATA'.K40]/[.$AB40]" office:value-type="float" office:value="0.0832224567581357" calcext:value-type="float">
            <text:p>0.083</text:p>
          </table:table-cell>
          <table:table-cell table:style-name="ce31" table:formula="of:=['Pivot Table_DATA'.L40]/[.$AB40]" office:value-type="float" office:value="0.110273006472524" calcext:value-type="float">
            <text:p>0.110</text:p>
          </table:table-cell>
          <table:table-cell table:style-name="ce31" table:formula="of:=['Pivot Table_DATA'.M40]/[.$AB40]" office:value-type="float" office:value="0.127319654665319" calcext:value-type="float">
            <text:p>0.127</text:p>
          </table:table-cell>
          <table:table-cell table:style-name="ce31" table:formula="of:=['Pivot Table_DATA'.N40]/[.$AB40]" office:value-type="float" office:value="0.130750992887226" calcext:value-type="float">
            <text:p>0.131</text:p>
          </table:table-cell>
          <table:table-cell table:style-name="ce31" table:formula="of:=['Pivot Table_DATA'.O40]/[.$AB40]" office:value-type="float" office:value="0.122617820950171" calcext:value-type="float">
            <text:p>0.123</text:p>
          </table:table-cell>
          <table:table-cell table:style-name="ce31" table:formula="of:=['Pivot Table_DATA'.P40]/[.$AB40]" office:value-type="float" office:value="0.103760466581967" calcext:value-type="float">
            <text:p>0.104</text:p>
          </table:table-cell>
          <table:table-cell table:style-name="ce31" table:formula="of:=['Pivot Table_DATA'.Q40]/[.$AB40]" office:value-type="float" office:value="0.0778303538379968" calcext:value-type="float">
            <text:p>0.078</text:p>
          </table:table-cell>
          <table:table-cell table:style-name="ce31" table:formula="of:=['Pivot Table_DATA'.R40]/[.$AB40]" office:value-type="float" office:value="0.0535208731405248" calcext:value-type="float">
            <text:p>0.054</text:p>
          </table:table-cell>
          <table:table-cell table:style-name="ce31" table:formula="of:=['Pivot Table_DATA'.S40]/[.$AB40]" office:value-type="float" office:value="0.0330228789227799" calcext:value-type="float">
            <text:p>0.033</text:p>
          </table:table-cell>
          <table:table-cell table:style-name="ce31" table:formula="of:=['Pivot Table_DATA'.T40]/[.$AB40]" office:value-type="float" office:value="0.0181970968677784" calcext:value-type="float">
            <text:p>0.018</text:p>
          </table:table-cell>
          <table:table-cell table:style-name="ce31" table:formula="of:=['Pivot Table_DATA'.U40]/[.$AB40]" office:value-type="float" office:value="0.00892348015726133" calcext:value-type="float">
            <text:p>0.009</text:p>
          </table:table-cell>
          <table:table-cell table:style-name="ce31" table:formula="of:=['Pivot Table_DATA'.V40]/[.$AB40]" office:value-type="float" office:value="0.00389151769189984" calcext:value-type="float">
            <text:p>0.004</text:p>
          </table:table-cell>
          <table:table-cell table:style-name="ce31" table:formula="of:=['Pivot Table_DATA'.W40]/[.$AB40]" office:value-type="float" office:value="0.0012204759856344" calcext:value-type="float">
            <text:p>0.001</text:p>
          </table:table-cell>
          <table:table-cell table:style-name="ce31" table:formula="of:=['Pivot Table_DATA'.X40]/[.$AB40]" office:value-type="float" office:value="0.000400156060863737" calcext:value-type="float">
            <text:p>0.000</text:p>
          </table:table-cell>
          <table:table-cell table:style-name="ce31" table:formula="of:=['Pivot Table_DATA'.Y40]/[.$AB40]" office:value-type="float" office:value="0.000140054621302308" calcext:value-type="float">
            <text:p>0.000</text:p>
          </table:table-cell>
          <table:table-cell table:style-name="ce31" table:formula="of:=['Pivot Table_DATA'.Z40]/[.$AB40]" office:value-type="float" office:value="0.0000400156060863737" calcext:value-type="float">
            <text:p>0.000</text:p>
          </table:table-cell>
          <table:table-cell table:style-name="ce38"/>
          <table:table-cell table:style-name="ce40" table:formula="of:=['Pivot Table_DATA'.AB40]" office:value-type="float" office:value="99961" calcext:value-type="float">
            <text:p>99,961</text:p>
          </table:table-cell>
          <table:table-cell table:formula="of:=SUM([.B40:.AA40])"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table:style-name="ce4" office:value-type="float" office:value="36" calcext:value-type="float">
            <text:p>36</text:p>
          </table:table-cell>
          <table:table-cell table:style-name="ce31" table:formula="of:=['Pivot Table_DATA'.B41]/[.$AB41]" office:value-type="float" office:value="0.0000200080032012805" calcext:value-type="float">
            <text:p>0.000</text:p>
          </table:table-cell>
          <table:table-cell table:style-name="ce31" table:formula="of:=['Pivot Table_DATA'.C41]/[.$AB41]" office:value-type="float" office:value="0.000290116046418567" calcext:value-type="float">
            <text:p>0.000</text:p>
          </table:table-cell>
          <table:table-cell table:style-name="ce31" table:formula="of:=['Pivot Table_DATA'.D41]/[.$AB41]" office:value-type="float" office:value="0.000670268107242897" calcext:value-type="float">
            <text:p>0.001</text:p>
          </table:table-cell>
          <table:table-cell table:style-name="ce31" table:formula="of:=['Pivot Table_DATA'.E41]/[.$AB41]" office:value-type="float" office:value="0.00183073229291717" calcext:value-type="float">
            <text:p>0.002</text:p>
          </table:table-cell>
          <table:table-cell table:style-name="ce31" table:formula="of:=['Pivot Table_DATA'.F41]/[.$AB41]" office:value-type="float" office:value="0.00436174469787915" calcext:value-type="float">
            <text:p>0.004</text:p>
          </table:table-cell>
          <table:table-cell table:style-name="ce31" table:formula="of:=['Pivot Table_DATA'.G41]/[.$AB41]" office:value-type="float" office:value="0.0103541416566627" calcext:value-type="float">
            <text:p>0.010</text:p>
          </table:table-cell>
          <table:table-cell table:style-name="ce31" table:formula="of:=['Pivot Table_DATA'.H41]/[.$AB41]" office:value-type="float" office:value="0.0205082032813125" calcext:value-type="float">
            <text:p>0.021</text:p>
          </table:table-cell>
          <table:table-cell table:style-name="ce31" table:formula="of:=['Pivot Table_DATA'.I41]/[.$AB41]" office:value-type="float" office:value="0.0391856742697079" calcext:value-type="float">
            <text:p>0.039</text:p>
          </table:table-cell>
          <table:table-cell table:style-name="ce31" table:formula="of:=['Pivot Table_DATA'.J41]/[.$AB41]" office:value-type="float" office:value="0.0636054421768708" calcext:value-type="float">
            <text:p>0.064</text:p>
          </table:table-cell>
          <table:table-cell table:style-name="ce31" table:formula="of:=['Pivot Table_DATA'.K41]/[.$AB41]" office:value-type="float" office:value="0.0911864745898359" calcext:value-type="float">
            <text:p>0.091</text:p>
          </table:table-cell>
          <table:table-cell table:style-name="ce31" table:formula="of:=['Pivot Table_DATA'.L41]/[.$AB41]" office:value-type="float" office:value="0.113355342136855" calcext:value-type="float">
            <text:p>0.113</text:p>
          </table:table-cell>
          <table:table-cell table:style-name="ce31" table:formula="of:=['Pivot Table_DATA'.M41]/[.$AB41]" office:value-type="float" office:value="0.13016206482593" calcext:value-type="float">
            <text:p>0.130</text:p>
          </table:table-cell>
          <table:table-cell table:style-name="ce31" table:formula="of:=['Pivot Table_DATA'.N41]/[.$AB41]" office:value-type="float" office:value="0.132062825130052" calcext:value-type="float">
            <text:p>0.132</text:p>
          </table:table-cell>
          <table:table-cell table:style-name="ce31" table:formula="of:=['Pivot Table_DATA'.O41]/[.$AB41]" office:value-type="float" office:value="0.119817927170868" calcext:value-type="float">
            <text:p>0.120</text:p>
          </table:table-cell>
          <table:table-cell table:style-name="ce31" table:formula="of:=['Pivot Table_DATA'.P41]/[.$AB41]" office:value-type="float" office:value="0.0994697879151661" calcext:value-type="float">
            <text:p>0.099</text:p>
          </table:table-cell>
          <table:table-cell table:style-name="ce31" table:formula="of:=['Pivot Table_DATA'.Q41]/[.$AB41]" office:value-type="float" office:value="0.0708983593437375" calcext:value-type="float">
            <text:p>0.071</text:p>
          </table:table-cell>
          <table:table-cell table:style-name="ce31" table:formula="of:=['Pivot Table_DATA'.R41]/[.$AB41]" office:value-type="float" office:value="0.0482092837134854" calcext:value-type="float">
            <text:p>0.048</text:p>
          </table:table-cell>
          <table:table-cell table:style-name="ce31" table:formula="of:=['Pivot Table_DATA'.S41]/[.$AB41]" office:value-type="float" office:value="0.028391356542617" calcext:value-type="float">
            <text:p>0.028</text:p>
          </table:table-cell>
          <table:table-cell table:style-name="ce31" table:formula="of:=['Pivot Table_DATA'.T41]/[.$AB41]" office:value-type="float" office:value="0.0145058023209284" calcext:value-type="float">
            <text:p>0.015</text:p>
          </table:table-cell>
          <table:table-cell table:style-name="ce31" table:formula="of:=['Pivot Table_DATA'.U41]/[.$AB41]" office:value-type="float" office:value="0.00668267306922769" calcext:value-type="float">
            <text:p>0.007</text:p>
          </table:table-cell>
          <table:table-cell table:style-name="ce31" table:formula="of:=['Pivot Table_DATA'.V41]/[.$AB41]" office:value-type="float" office:value="0.00307122849139656" calcext:value-type="float">
            <text:p>0.003</text:p>
          </table:table-cell>
          <table:table-cell table:style-name="ce31" table:formula="of:=['Pivot Table_DATA'.W41]/[.$AB41]" office:value-type="float" office:value="0.000870348139255702" calcext:value-type="float">
            <text:p>0.001</text:p>
          </table:table-cell>
          <table:table-cell table:style-name="ce31" table:formula="of:=['Pivot Table_DATA'.X41]/[.$AB41]" office:value-type="float" office:value="0.00038015206082433" calcext:value-type="float">
            <text:p>0.000</text:p>
          </table:table-cell>
          <table:table-cell table:style-name="ce31" table:formula="of:=['Pivot Table_DATA'.Y41]/[.$AB41]" office:value-type="float" office:value="0.000080032012805122" calcext:value-type="float">
            <text:p>0.000</text:p>
          </table:table-cell>
          <table:table-cell table:style-name="ce31" table:formula="of:=['Pivot Table_DATA'.Z41]/[.$AB41]" office:value-type="float" office:value="0.0000100040016006403" calcext:value-type="float">
            <text:p>0.000</text:p>
          </table:table-cell>
          <table:table-cell table:style-name="ce31" table:formula="of:=['Pivot Table_DATA'.AA41]/[.$AB41]" office:value-type="float" office:value="0.0000200080032012805" calcext:value-type="float">
            <text:p>0.000</text:p>
          </table:table-cell>
          <table:table-cell table:style-name="ce40" table:formula="of:=['Pivot Table_DATA'.AB41]" office:value-type="float" office:value="99960" calcext:value-type="float">
            <text:p>99,960</text:p>
          </table:table-cell>
          <table:table-cell table:formula="of:=SUM([.B41:.AA41])"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31" table:formula="of:=['Pivot Table_DATA'.B42]/[.$AB42]" office:value-type="float" office:value="0.0000100039015215934" calcext:value-type="float">
            <text:p>0.000</text:p>
          </table:table-cell>
          <table:table-cell table:style-name="ce31" table:formula="of:=['Pivot Table_DATA'.C42]/[.$AB42]" office:value-type="float" office:value="0.000200078030431868" calcext:value-type="float">
            <text:p>0.000</text:p>
          </table:table-cell>
          <table:table-cell table:style-name="ce31" table:formula="of:=['Pivot Table_DATA'.D42]/[.$AB42]" office:value-type="float" office:value="0.000630245795860386" calcext:value-type="float">
            <text:p>0.001</text:p>
          </table:table-cell>
          <table:table-cell table:style-name="ce31" table:formula="of:=['Pivot Table_DATA'.E42]/[.$AB42]" office:value-type="float" office:value="0.00148057742519583" calcext:value-type="float">
            <text:p>0.001</text:p>
          </table:table-cell>
          <table:table-cell table:style-name="ce31" table:formula="of:=['Pivot Table_DATA'.F42]/[.$AB42]" office:value-type="float" office:value="0.00368143575994638" calcext:value-type="float">
            <text:p>0.004</text:p>
          </table:table-cell>
          <table:table-cell table:style-name="ce31" table:formula="of:=['Pivot Table_DATA'.G42]/[.$AB42]" office:value-type="float" office:value="0.00915356989225798" calcext:value-type="float">
            <text:p>0.009</text:p>
          </table:table-cell>
          <table:table-cell table:style-name="ce31" table:formula="of:=['Pivot Table_DATA'.H42]/[.$AB42]" office:value-type="float" office:value="0.0197877172097118" calcext:value-type="float">
            <text:p>0.020</text:p>
          </table:table-cell>
          <table:table-cell table:style-name="ce31" table:formula="of:=['Pivot Table_DATA'.I42]/[.$AB42]" office:value-type="float" office:value="0.0389952081311712" calcext:value-type="float">
            <text:p>0.039</text:p>
          </table:table-cell>
          <table:table-cell table:style-name="ce31" table:formula="of:=['Pivot Table_DATA'.J42]/[.$AB42]" office:value-type="float" office:value="0.0613039085243245" calcext:value-type="float">
            <text:p>0.061</text:p>
          </table:table-cell>
          <table:table-cell table:style-name="ce31" table:formula="of:=['Pivot Table_DATA'.K42]/[.$AB42]" office:value-type="float" office:value="0.0884144816478427" calcext:value-type="float">
            <text:p>0.088</text:p>
          </table:table-cell>
          <table:table-cell table:style-name="ce31" table:formula="of:=['Pivot Table_DATA'.L42]/[.$AB42]" office:value-type="float" office:value="0.115244945528756" calcext:value-type="float">
            <text:p>0.115</text:p>
          </table:table-cell>
          <table:table-cell table:style-name="ce31" table:formula="of:=['Pivot Table_DATA'.M42]/[.$AB42]" office:value-type="float" office:value="0.129680575424416" calcext:value-type="float">
            <text:p>0.130</text:p>
          </table:table-cell>
          <table:table-cell table:style-name="ce31" table:formula="of:=['Pivot Table_DATA'.N42]/[.$AB42]" office:value-type="float" office:value="0.134942627624774" calcext:value-type="float">
            <text:p>0.135</text:p>
          </table:table-cell>
          <table:table-cell table:style-name="ce31" table:formula="of:=['Pivot Table_DATA'.O42]/[.$AB42]" office:value-type="float" office:value="0.120136853372815" calcext:value-type="float">
            <text:p>0.120</text:p>
          </table:table-cell>
          <table:table-cell table:style-name="ce31" table:formula="of:=['Pivot Table_DATA'.P42]/[.$AB42]" office:value-type="float" office:value="0.0980082232070507" calcext:value-type="float">
            <text:p>0.098</text:p>
          </table:table-cell>
          <table:table-cell table:style-name="ce31" table:formula="of:=['Pivot Table_DATA'.Q42]/[.$AB42]" office:value-type="float" office:value="0.0728083952741569" calcext:value-type="float">
            <text:p>0.073</text:p>
          </table:table-cell>
          <table:table-cell table:style-name="ce31" table:formula="of:=['Pivot Table_DATA'.R42]/[.$AB42]" office:value-type="float" office:value="0.0490491291603725" calcext:value-type="float">
            <text:p>0.049</text:p>
          </table:table-cell>
          <table:table-cell table:style-name="ce31" table:formula="of:=['Pivot Table_DATA'.S42]/[.$AB42]" office:value-type="float" office:value="0.0292914236552255" calcext:value-type="float">
            <text:p>0.029</text:p>
          </table:table-cell>
          <table:table-cell table:style-name="ce31" table:formula="of:=['Pivot Table_DATA'.T42]/[.$AB42]" office:value-type="float" office:value="0.015476035653905" calcext:value-type="float">
            <text:p>0.015</text:p>
          </table:table-cell>
          <table:table-cell table:style-name="ce31" table:formula="of:=['Pivot Table_DATA'.U42]/[.$AB42]" office:value-type="float" office:value="0.00723282080011204" calcext:value-type="float">
            <text:p>0.007</text:p>
          </table:table-cell>
          <table:table-cell table:style-name="ce31" table:formula="of:=['Pivot Table_DATA'.V42]/[.$AB42]" office:value-type="float" office:value="0.00314122507778033" calcext:value-type="float">
            <text:p>0.003</text:p>
          </table:table-cell>
          <table:table-cell table:style-name="ce31" table:formula="of:=['Pivot Table_DATA'.W42]/[.$AB42]" office:value-type="float" office:value="0.000960374546072968" calcext:value-type="float">
            <text:p>0.001</text:p>
          </table:table-cell>
          <table:table-cell table:style-name="ce31" table:formula="of:=['Pivot Table_DATA'.X42]/[.$AB42]" office:value-type="float" office:value="0.000270105341083022" calcext:value-type="float">
            <text:p>0.000</text:p>
          </table:table-cell>
          <table:table-cell table:style-name="ce31" table:formula="of:=['Pivot Table_DATA'.Y42]/[.$AB42]" office:value-type="float" office:value="0.0000800312121727474" calcext:value-type="float">
            <text:p>0.000</text:p>
          </table:table-cell>
          <table:table-cell table:style-name="ce31" table:formula="of:=['Pivot Table_DATA'.Z42]/[.$AB42]" office:value-type="float" office:value="0.0000200078030431868" calcext:value-type="float">
            <text:p>0.000</text:p>
          </table:table-cell>
          <table:table-cell table:style-name="ce38"/>
          <table:table-cell table:style-name="ce40" table:formula="of:=['Pivot Table_DATA'.AB42]" office:value-type="float" office:value="99961" calcext:value-type="float">
            <text:p>99,961</text:p>
          </table:table-cell>
          <table:table-cell table:formula="of:=SUM([.B42:.AA42])"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table:style-name="ce4" office:value-type="float" office:value="38" calcext:value-type="float">
            <text:p>38</text:p>
          </table:table-cell>
          <table:table-cell table:style-name="ce31" table:formula="of:=['Pivot Table_DATA'.B43]/[.$AB43]" office:value-type="float" office:value="0.0000100033010893595" calcext:value-type="float">
            <text:p>0.000</text:p>
          </table:table-cell>
          <table:table-cell table:style-name="ce31" table:formula="of:=['Pivot Table_DATA'.C43]/[.$AB43]" office:value-type="float" office:value="0.000270089129412706" calcext:value-type="float">
            <text:p>0.000</text:p>
          </table:table-cell>
          <table:table-cell table:style-name="ce31" table:formula="of:=['Pivot Table_DATA'.D43]/[.$AB43]" office:value-type="float" office:value="0.000670221172987086" calcext:value-type="float">
            <text:p>0.001</text:p>
          </table:table-cell>
          <table:table-cell table:style-name="ce31" table:formula="of:=['Pivot Table_DATA'.E43]/[.$AB43]" office:value-type="float" office:value="0.0019006272069783" calcext:value-type="float">
            <text:p>0.002</text:p>
          </table:table-cell>
          <table:table-cell table:style-name="ce31" table:formula="of:=['Pivot Table_DATA'.F43]/[.$AB43]" office:value-type="float" office:value="0.00465153500655216" calcext:value-type="float">
            <text:p>0.005</text:p>
          </table:table-cell>
          <table:table-cell table:style-name="ce31" table:formula="of:=['Pivot Table_DATA'.G43]/[.$AB43]" office:value-type="float" office:value="0.0114037632418698" calcext:value-type="float">
            <text:p>0.011</text:p>
          </table:table-cell>
          <table:table-cell table:style-name="ce31" table:formula="of:=['Pivot Table_DATA'.H43]/[.$AB43]" office:value-type="float" office:value="0.0227675132793822" calcext:value-type="float">
            <text:p>0.023</text:p>
          </table:table-cell>
          <table:table-cell table:style-name="ce31" table:formula="of:=['Pivot Table_DATA'.I43]/[.$AB43]" office:value-type="float" office:value="0.0423339702101694" calcext:value-type="float">
            <text:p>0.042</text:p>
          </table:table-cell>
          <table:table-cell table:style-name="ce31" table:formula="of:=['Pivot Table_DATA'.J43]/[.$AB43]" office:value-type="float" office:value="0.0700031010233377" calcext:value-type="float">
            <text:p>0.070</text:p>
          </table:table-cell>
          <table:table-cell table:style-name="ce31" table:formula="of:=['Pivot Table_DATA'.K43]/[.$AB43]" office:value-type="float" office:value="0.0983224464073144" calcext:value-type="float">
            <text:p>0.098</text:p>
          </table:table-cell>
          <table:table-cell table:style-name="ce31" table:formula="of:=['Pivot Table_DATA'.L43]/[.$AB43]" office:value-type="float" office:value="0.120499764922424" calcext:value-type="float">
            <text:p>0.120</text:p>
          </table:table-cell>
          <table:table-cell table:style-name="ce31" table:formula="of:=['Pivot Table_DATA'.M43]/[.$AB43]" office:value-type="float" office:value="0.135524723158642" calcext:value-type="float">
            <text:p>0.136</text:p>
          </table:table-cell>
          <table:table-cell table:style-name="ce31" table:formula="of:=['Pivot Table_DATA'.N43]/[.$AB43]" office:value-type="float" office:value="0.130833174947733" calcext:value-type="float">
            <text:p>0.131</text:p>
          </table:table-cell>
          <table:table-cell table:style-name="ce31" table:formula="of:=['Pivot Table_DATA'.O43]/[.$AB43]" office:value-type="float" office:value="0.117558794402153" calcext:value-type="float">
            <text:p>0.118</text:p>
          </table:table-cell>
          <table:table-cell table:style-name="ce31" table:formula="of:=['Pivot Table_DATA'.P43]/[.$AB43]" office:value-type="float" office:value="0.0917002610861584" calcext:value-type="float">
            <text:p>0.092</text:p>
          </table:table-cell>
          <table:table-cell table:style-name="ce31" table:formula="of:=['Pivot Table_DATA'.Q43]/[.$AB43]" office:value-type="float" office:value="0.0653115528124281" calcext:value-type="float">
            <text:p>0.065</text:p>
          </table:table-cell>
          <table:table-cell table:style-name="ce31" table:formula="of:=['Pivot Table_DATA'.R43]/[.$AB43]" office:value-type="float" office:value="0.0422539438014545" calcext:value-type="float">
            <text:p>0.042</text:p>
          </table:table-cell>
          <table:table-cell table:style-name="ce31" table:formula="of:=['Pivot Table_DATA'.S43]/[.$AB43]" office:value-type="float" office:value="0.0240379325177309" calcext:value-type="float">
            <text:p>0.024</text:p>
          </table:table-cell>
          <table:table-cell table:style-name="ce31" table:formula="of:=['Pivot Table_DATA'.T43]/[.$AB43]" office:value-type="float" office:value="0.0118639150919804" calcext:value-type="float">
            <text:p>0.012</text:p>
          </table:table-cell>
          <table:table-cell table:style-name="ce31" table:formula="of:=['Pivot Table_DATA'.U43]/[.$AB43]" office:value-type="float" office:value="0.00534176278171797" calcext:value-type="float">
            <text:p>0.005</text:p>
          </table:table-cell>
          <table:table-cell table:style-name="ce31" table:formula="of:=['Pivot Table_DATA'.V43]/[.$AB43]" office:value-type="float" office:value="0.0019006272069783" calcext:value-type="float">
            <text:p>0.002</text:p>
          </table:table-cell>
          <table:table-cell table:style-name="ce31" table:formula="of:=['Pivot Table_DATA'.W43]/[.$AB43]" office:value-type="float" office:value="0.000650214570808367" calcext:value-type="float">
            <text:p>0.001</text:p>
          </table:table-cell>
          <table:table-cell table:style-name="ce31" table:formula="of:=['Pivot Table_DATA'.X43]/[.$AB43]" office:value-type="float" office:value="0.000160052817429752" calcext:value-type="float">
            <text:p>0.000</text:p>
          </table:table-cell>
          <table:table-cell table:style-name="ce31" table:formula="of:=['Pivot Table_DATA'.Y43]/[.$AB43]" office:value-type="float" office:value="0.000020006602178719" calcext:value-type="float">
            <text:p>0.000</text:p>
          </table:table-cell>
          <table:table-cell table:style-name="ce31" table:formula="of:=['Pivot Table_DATA'.Z43]/[.$AB43]" office:value-type="float" office:value="0.0000100033010893595" calcext:value-type="float">
            <text:p>0.000</text:p>
          </table:table-cell>
          <table:table-cell table:style-name="ce38"/>
          <table:table-cell table:style-name="ce40" table:formula="of:=['Pivot Table_DATA'.AB43]" office:value-type="float" office:value="99967" calcext:value-type="float">
            <text:p>99,967</text:p>
          </table:table-cell>
          <table:table-cell table:formula="of:=SUM([.B43:.AA43])"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31" table:formula="of:=['Pivot Table_DATA'.B44]/[.$AB44]" office:value-type="float" office:value="0.0000100036012964667" calcext:value-type="float">
            <text:p>0.000</text:p>
          </table:table-cell>
          <table:table-cell table:style-name="ce31" table:formula="of:=['Pivot Table_DATA'.C44]/[.$AB44]" office:value-type="float" office:value="0.000150054019447001" calcext:value-type="float">
            <text:p>0.000</text:p>
          </table:table-cell>
          <table:table-cell table:style-name="ce31" table:formula="of:=['Pivot Table_DATA'.D44]/[.$AB44]" office:value-type="float" office:value="0.000410147653155136" calcext:value-type="float">
            <text:p>0.000</text:p>
          </table:table-cell>
          <table:table-cell table:style-name="ce31" table:formula="of:=['Pivot Table_DATA'.E44]/[.$AB44]" office:value-type="float" office:value="0.00165059421391701" calcext:value-type="float">
            <text:p>0.002</text:p>
          </table:table-cell>
          <table:table-cell table:style-name="ce31" table:formula="of:=['Pivot Table_DATA'.F44]/[.$AB44]" office:value-type="float" office:value="0.00400144051858669" calcext:value-type="float">
            <text:p>0.004</text:p>
          </table:table-cell>
          <table:table-cell table:style-name="ce31" table:formula="of:=['Pivot Table_DATA'.G44]/[.$AB44]" office:value-type="float" office:value="0.00990356528350206" calcext:value-type="float">
            <text:p>0.010</text:p>
          </table:table-cell>
          <table:table-cell table:style-name="ce31" table:formula="of:=['Pivot Table_DATA'.H44]/[.$AB44]" office:value-type="float" office:value="0.0225781281261254" calcext:value-type="float">
            <text:p>0.023</text:p>
          </table:table-cell>
          <table:table-cell table:style-name="ce31" table:formula="of:=['Pivot Table_DATA'.I44]/[.$AB44]" office:value-type="float" office:value="0.0427753991436917" calcext:value-type="float">
            <text:p>0.043</text:p>
          </table:table-cell>
          <table:table-cell table:style-name="ce31" table:formula="of:=['Pivot Table_DATA'.J44]/[.$AB44]" office:value-type="float" office:value="0.0683746148613501" calcext:value-type="float">
            <text:p>0.068</text:p>
          </table:table-cell>
          <table:table-cell table:style-name="ce31" table:formula="of:=['Pivot Table_DATA'.K44]/[.$AB44]" office:value-type="float" office:value="0.099965987755592" calcext:value-type="float">
            <text:p>0.100</text:p>
          </table:table-cell>
          <table:table-cell table:style-name="ce31" table:formula="of:=['Pivot Table_DATA'.L44]/[.$AB44]" office:value-type="float" office:value="0.121873874594854" calcext:value-type="float">
            <text:p>0.122</text:p>
          </table:table-cell>
          <table:table-cell table:style-name="ce31" table:formula="of:=['Pivot Table_DATA'.M44]/[.$AB44]" office:value-type="float" office:value="0.135468768756752" calcext:value-type="float">
            <text:p>0.135</text:p>
          </table:table-cell>
          <table:table-cell table:style-name="ce31" table:formula="of:=['Pivot Table_DATA'.N44]/[.$AB44]" office:value-type="float" office:value="0.133488055700052" calcext:value-type="float">
            <text:p>0.133</text:p>
          </table:table-cell>
          <table:table-cell table:style-name="ce31" table:formula="of:=['Pivot Table_DATA'.O44]/[.$AB44]" office:value-type="float" office:value="0.116601976711616" calcext:value-type="float">
            <text:p>0.117</text:p>
          </table:table-cell>
          <table:table-cell table:style-name="ce31" table:formula="of:=['Pivot Table_DATA'.P44]/[.$AB44]" office:value-type="float" office:value="0.0914729302548917" calcext:value-type="float">
            <text:p>0.091</text:p>
          </table:table-cell>
          <table:table-cell table:style-name="ce31" table:formula="of:=['Pivot Table_DATA'.Q44]/[.$AB44]" office:value-type="float" office:value="0.0660837901644592" calcext:value-type="float">
            <text:p>0.066</text:p>
          </table:table-cell>
          <table:table-cell table:style-name="ce31" table:formula="of:=['Pivot Table_DATA'.R44]/[.$AB44]" office:value-type="float" office:value="0.0416049777920051" calcext:value-type="float">
            <text:p>0.042</text:p>
          </table:table-cell>
          <table:table-cell table:style-name="ce31" table:formula="of:=['Pivot Table_DATA'.S44]/[.$AB44]" office:value-type="float" office:value="0.0235784882557721" calcext:value-type="float">
            <text:p>0.024</text:p>
          </table:table-cell>
          <table:table-cell table:style-name="ce31" table:formula="of:=['Pivot Table_DATA'.T44]/[.$AB44]" office:value-type="float" office:value="0.0119543035492777" calcext:value-type="float">
            <text:p>0.012</text:p>
          </table:table-cell>
          <table:table-cell table:style-name="ce31" table:formula="of:=['Pivot Table_DATA'.U44]/[.$AB44]" office:value-type="float" office:value="0.00509183305990156" calcext:value-type="float">
            <text:p>0.005</text:p>
          </table:table-cell>
          <table:table-cell table:style-name="ce31" table:formula="of:=['Pivot Table_DATA'.V44]/[.$AB44]" office:value-type="float" office:value="0.00219078868392621" calcext:value-type="float">
            <text:p>0.002</text:p>
          </table:table-cell>
          <table:table-cell table:style-name="ce31" table:formula="of:=['Pivot Table_DATA'.W44]/[.$AB44]" office:value-type="float" office:value="0.00058020887519507" calcext:value-type="float">
            <text:p>0.001</text:p>
          </table:table-cell>
          <table:table-cell table:style-name="ce31" table:formula="of:=['Pivot Table_DATA'.X44]/[.$AB44]" office:value-type="float" office:value="0.000180064823336401" calcext:value-type="float">
            <text:p>0.000</text:p>
          </table:table-cell>
          <table:table-cell table:style-name="ce34"/>
          <table:table-cell table:style-name="ce31" table:formula="of:=['Pivot Table_DATA'.Z44]/[.$AB44]" office:value-type="float" office:value="0.0000100036012964667" calcext:value-type="float">
            <text:p>0.000</text:p>
          </table:table-cell>
          <table:table-cell table:style-name="ce38"/>
          <table:table-cell table:style-name="ce40" table:formula="of:=['Pivot Table_DATA'.AB44]" office:value-type="float" office:value="99964" calcext:value-type="float">
            <text:p>99,964</text:p>
          </table:table-cell>
          <table:table-cell table:formula="of:=SUM([.B44:.AA44])"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table:style-name="ce4" office:value-type="float" office:value="40" calcext:value-type="float">
            <text:p>40</text:p>
          </table:table-cell>
          <table:table-cell table:style-name="ce31" table:formula="of:=['Pivot Table_DATA'.B45]/[.$AB45]" office:value-type="float" office:value="0.0000100033010893595" calcext:value-type="float">
            <text:p>0.000</text:p>
          </table:table-cell>
          <table:table-cell table:style-name="ce31" table:formula="of:=['Pivot Table_DATA'.C45]/[.$AB45]" office:value-type="float" office:value="0.000330108935948863" calcext:value-type="float">
            <text:p>0.000</text:p>
          </table:table-cell>
          <table:table-cell table:style-name="ce31" table:formula="of:=['Pivot Table_DATA'.D45]/[.$AB45]" office:value-type="float" office:value="0.000880290495863635" calcext:value-type="float">
            <text:p>0.001</text:p>
          </table:table-cell>
          <table:table-cell table:style-name="ce31" table:formula="of:=['Pivot Table_DATA'.E45]/[.$AB45]" office:value-type="float" office:value="0.00217071633639101" calcext:value-type="float">
            <text:p>0.002</text:p>
          </table:table-cell>
          <table:table-cell table:style-name="ce31" table:formula="of:=['Pivot Table_DATA'.F45]/[.$AB45]" office:value-type="float" office:value="0.00523172646973501" calcext:value-type="float">
            <text:p>0.005</text:p>
          </table:table-cell>
          <table:table-cell table:style-name="ce31" table:formula="of:=['Pivot Table_DATA'.G45]/[.$AB45]" office:value-type="float" office:value="0.0127041923834866" calcext:value-type="float">
            <text:p>0.013</text:p>
          </table:table-cell>
          <table:table-cell table:style-name="ce31" table:formula="of:=['Pivot Table_DATA'.H45]/[.$AB45]" office:value-type="float" office:value="0.026268668660658" calcext:value-type="float">
            <text:p>0.026</text:p>
          </table:table-cell>
          <table:table-cell table:style-name="ce31" table:formula="of:=['Pivot Table_DATA'.I45]/[.$AB45]" office:value-type="float" office:value="0.0493162743705423" calcext:value-type="float">
            <text:p>0.049</text:p>
          </table:table-cell>
          <table:table-cell table:style-name="ce31" table:formula="of:=['Pivot Table_DATA'.J45]/[.$AB45]" office:value-type="float" office:value="0.0778556923784849" calcext:value-type="float">
            <text:p>0.078</text:p>
          </table:table-cell>
          <table:table-cell table:style-name="ce31" table:formula="of:=['Pivot Table_DATA'.K45]/[.$AB45]" office:value-type="float" office:value="0.108485800314104" calcext:value-type="float">
            <text:p>0.108</text:p>
          </table:table-cell>
          <table:table-cell table:style-name="ce31" table:formula="of:=['Pivot Table_DATA'.L45]/[.$AB45]" office:value-type="float" office:value="0.12963277881701" calcext:value-type="float">
            <text:p>0.130</text:p>
          </table:table-cell>
          <table:table-cell table:style-name="ce31" table:formula="of:=['Pivot Table_DATA'.M45]/[.$AB45]" office:value-type="float" office:value="0.138495703582182" calcext:value-type="float">
            <text:p>0.138</text:p>
          </table:table-cell>
          <table:table-cell table:style-name="ce31" table:formula="of:=['Pivot Table_DATA'.N45]/[.$AB45]" office:value-type="float" office:value="0.133023897886302" calcext:value-type="float">
            <text:p>0.133</text:p>
          </table:table-cell>
          <table:table-cell table:style-name="ce31" table:formula="of:=['Pivot Table_DATA'.O45]/[.$AB45]" office:value-type="float" office:value="0.109126011583823" calcext:value-type="float">
            <text:p>0.109</text:p>
          </table:table-cell>
          <table:table-cell table:style-name="ce31" table:formula="of:=['Pivot Table_DATA'.P45]/[.$AB45]" office:value-type="float" office:value="0.083367511278722" calcext:value-type="float">
            <text:p>0.083</text:p>
          </table:table-cell>
          <table:table-cell table:style-name="ce31" table:formula="of:=['Pivot Table_DATA'.Q45]/[.$AB45]" office:value-type="float" office:value="0.0566086808646853" calcext:value-type="float">
            <text:p>0.057</text:p>
          </table:table-cell>
          <table:table-cell table:style-name="ce31" table:formula="of:=['Pivot Table_DATA'.R45]/[.$AB45]" office:value-type="float" office:value="0.0344013524463073" calcext:value-type="float">
            <text:p>0.034</text:p>
          </table:table-cell>
          <table:table-cell table:style-name="ce31" table:formula="of:=['Pivot Table_DATA'.S45]/[.$AB45]" office:value-type="float" office:value="0.0181059749717407" calcext:value-type="float">
            <text:p>0.018</text:p>
          </table:table-cell>
          <table:table-cell table:style-name="ce31" table:formula="of:=['Pivot Table_DATA'.T45]/[.$AB45]" office:value-type="float" office:value="0.00881290825972571" calcext:value-type="float">
            <text:p>0.009</text:p>
          </table:table-cell>
          <table:table-cell table:style-name="ce31" table:formula="of:=['Pivot Table_DATA'.U45]/[.$AB45]" office:value-type="float" office:value="0.00347114547800774" calcext:value-type="float">
            <text:p>0.003</text:p>
          </table:table-cell>
          <table:table-cell table:style-name="ce31" table:formula="of:=['Pivot Table_DATA'.V45]/[.$AB45]" office:value-type="float" office:value="0.00114037632418698" calcext:value-type="float">
            <text:p>0.001</text:p>
          </table:table-cell>
          <table:table-cell table:style-name="ce31" table:formula="of:=['Pivot Table_DATA'.W45]/[.$AB45]" office:value-type="float" office:value="0.000480158452289255" calcext:value-type="float">
            <text:p>0.000</text:p>
          </table:table-cell>
          <table:table-cell table:style-name="ce31" table:formula="of:=['Pivot Table_DATA'.X45]/[.$AB45]" office:value-type="float" office:value="0.0000700231076255164" calcext:value-type="float">
            <text:p>0.000</text:p>
          </table:table-cell>
          <table:table-cell table:style-name="ce31" table:formula="of:=['Pivot Table_DATA'.Y45]/[.$AB45]" office:value-type="float" office:value="0.0000100033010893595" calcext:value-type="float">
            <text:p>0.000</text:p>
          </table:table-cell>
          <table:table-cell table:style-name="ce34"/>
          <table:table-cell table:style-name="ce38"/>
          <table:table-cell table:style-name="ce40" table:formula="of:=['Pivot Table_DATA'.AB45]" office:value-type="float" office:value="99967" calcext:value-type="float">
            <text:p>99,967</text:p>
          </table:table-cell>
          <table:table-cell table:formula="of:=SUM([.B45:.AA45])"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31" table:formula="of:=['Pivot Table_DATA'.B46]/[.$AB46]" office:value-type="float" office:value="0.0000100035012254289" calcext:value-type="float">
            <text:p>0.000</text:p>
          </table:table-cell>
          <table:table-cell table:style-name="ce31" table:formula="of:=['Pivot Table_DATA'.C46]/[.$AB46]" office:value-type="float" office:value="0.00018006302205772" calcext:value-type="float">
            <text:p>0.000</text:p>
          </table:table-cell>
          <table:table-cell table:style-name="ce31" table:formula="of:=['Pivot Table_DATA'.D46]/[.$AB46]" office:value-type="float" office:value="0.000610213574751163" calcext:value-type="float">
            <text:p>0.001</text:p>
          </table:table-cell>
          <table:table-cell table:style-name="ce31" table:formula="of:=['Pivot Table_DATA'.E46]/[.$AB46]" office:value-type="float" office:value="0.00170059520832291" calcext:value-type="float">
            <text:p>0.002</text:p>
          </table:table-cell>
          <table:table-cell table:style-name="ce31" table:formula="of:=['Pivot Table_DATA'.F46]/[.$AB46]" office:value-type="float" office:value="0.00501175411393988" calcext:value-type="float">
            <text:p>0.005</text:p>
          </table:table-cell>
          <table:table-cell table:style-name="ce31" table:formula="of:=['Pivot Table_DATA'.G46]/[.$AB46]" office:value-type="float" office:value="0.0125844045415896" calcext:value-type="float">
            <text:p>0.013</text:p>
          </table:table-cell>
          <table:table-cell table:style-name="ce31" table:formula="of:=['Pivot Table_DATA'.H46]/[.$AB46]" office:value-type="float" office:value="0.0268493972890512" calcext:value-type="float">
            <text:p>0.027</text:p>
          </table:table-cell>
          <table:table-cell table:style-name="ce31" table:formula="of:=['Pivot Table_DATA'.I46]/[.$AB46]" office:value-type="float" office:value="0.0497874255989596" calcext:value-type="float">
            <text:p>0.050</text:p>
          </table:table-cell>
          <table:table-cell table:style-name="ce31" table:formula="of:=['Pivot Table_DATA'.J46]/[.$AB46]" office:value-type="float" office:value="0.0798479467813735" calcext:value-type="float">
            <text:p>0.080</text:p>
          </table:table-cell>
          <table:table-cell table:style-name="ce31" table:formula="of:=['Pivot Table_DATA'.K46]/[.$AB46]" office:value-type="float" office:value="0.110728755064272" calcext:value-type="float">
            <text:p>0.111</text:p>
          </table:table-cell>
          <table:table-cell table:style-name="ce31" table:formula="of:=['Pivot Table_DATA'.L46]/[.$AB46]" office:value-type="float" office:value="0.131676086630321" calcext:value-type="float">
            <text:p>0.132</text:p>
          </table:table-cell>
          <table:table-cell table:style-name="ce31" table:formula="of:=['Pivot Table_DATA'.M46]/[.$AB46]" office:value-type="float" office:value="0.140079027659681" calcext:value-type="float">
            <text:p>0.140</text:p>
          </table:table-cell>
          <table:table-cell table:style-name="ce31" table:formula="of:=['Pivot Table_DATA'.N46]/[.$AB46]" office:value-type="float" office:value="0.130645726004101" calcext:value-type="float">
            <text:p>0.131</text:p>
          </table:table-cell>
          <table:table-cell table:style-name="ce31" table:formula="of:=['Pivot Table_DATA'.O46]/[.$AB46]" office:value-type="float" office:value="0.109338268393938" calcext:value-type="float">
            <text:p>0.109</text:p>
          </table:table-cell>
          <table:table-cell table:style-name="ce31" table:formula="of:=['Pivot Table_DATA'.P46]/[.$AB46]" office:value-type="float" office:value="0.0829490321612565" calcext:value-type="float">
            <text:p>0.083</text:p>
          </table:table-cell>
          <table:table-cell table:style-name="ce31" table:formula="of:=['Pivot Table_DATA'.Q46]/[.$AB46]" office:value-type="float" office:value="0.0548291902165758" calcext:value-type="float">
            <text:p>0.055</text:p>
          </table:table-cell>
          <table:table-cell table:style-name="ce31" table:formula="of:=['Pivot Table_DATA'.R46]/[.$AB46]" office:value-type="float" office:value="0.0329815435402391" calcext:value-type="float">
            <text:p>0.033</text:p>
          </table:table-cell>
          <table:table-cell table:style-name="ce31" table:formula="of:=['Pivot Table_DATA'.S46]/[.$AB46]" office:value-type="float" office:value="0.0173560746261191" calcext:value-type="float">
            <text:p>0.017</text:p>
          </table:table-cell>
          <table:table-cell table:style-name="ce31" table:formula="of:=['Pivot Table_DATA'.T46]/[.$AB46]" office:value-type="float" office:value="0.00854299004651628" calcext:value-type="float">
            <text:p>0.009</text:p>
          </table:table-cell>
          <table:table-cell table:style-name="ce31" table:formula="of:=['Pivot Table_DATA'.U46]/[.$AB46]" office:value-type="float" office:value="0.00297103986395238" calcext:value-type="float">
            <text:p>0.003</text:p>
          </table:table-cell>
          <table:table-cell table:style-name="ce31" table:formula="of:=['Pivot Table_DATA'.V46]/[.$AB46]" office:value-type="float" office:value="0.000990346621317461" calcext:value-type="float">
            <text:p>0.001</text:p>
          </table:table-cell>
          <table:table-cell table:style-name="ce31" table:formula="of:=['Pivot Table_DATA'.W46]/[.$AB46]" office:value-type="float" office:value="0.000260091031861151" calcext:value-type="float">
            <text:p>0.000</text:p>
          </table:table-cell>
          <table:table-cell table:style-name="ce31" table:formula="of:=['Pivot Table_DATA'.X46]/[.$AB46]" office:value-type="float" office:value="0.0000700245085780023" calcext:value-type="float">
            <text:p>0.000</text:p>
          </table:table-cell>
          <table:table-cell table:style-name="ce34" table:number-columns-repeated="2"/>
          <table:table-cell table:style-name="ce38"/>
          <table:table-cell table:style-name="ce40" table:formula="of:=['Pivot Table_DATA'.AB46]" office:value-type="float" office:value="99965" calcext:value-type="float">
            <text:p>99,965</text:p>
          </table:table-cell>
          <table:table-cell table:formula="of:=SUM([.B46:.AA46])"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table:style-name="ce4" office:value-type="float" office:value="42" calcext:value-type="float">
            <text:p>42</text:p>
          </table:table-cell>
          <table:table-cell table:style-name="ce31" table:formula="of:=['Pivot Table_DATA'.B47]/[.$AB47]" office:value-type="float" office:value="0.0000100025006251563" calcext:value-type="float">
            <text:p>0.000</text:p>
          </table:table-cell>
          <table:table-cell table:style-name="ce31" table:formula="of:=['Pivot Table_DATA'.C47]/[.$AB47]" office:value-type="float" office:value="0.000370092523130783" calcext:value-type="float">
            <text:p>0.000</text:p>
          </table:table-cell>
          <table:table-cell table:style-name="ce31" table:formula="of:=['Pivot Table_DATA'.D47]/[.$AB47]" office:value-type="float" office:value="0.000830207551887972" calcext:value-type="float">
            <text:p>0.001</text:p>
          </table:table-cell>
          <table:table-cell table:style-name="ce31" table:formula="of:=['Pivot Table_DATA'.E47]/[.$AB47]" office:value-type="float" office:value="0.00246061515378845" calcext:value-type="float">
            <text:p>0.002</text:p>
          </table:table-cell>
          <table:table-cell table:style-name="ce31" table:formula="of:=['Pivot Table_DATA'.F47]/[.$AB47]" office:value-type="float" office:value="0.00629157289322331" calcext:value-type="float">
            <text:p>0.006</text:p>
          </table:table-cell>
          <table:table-cell table:style-name="ce31" table:formula="of:=['Pivot Table_DATA'.G47]/[.$AB47]" office:value-type="float" office:value="0.0154838709677419" calcext:value-type="float">
            <text:p>0.015</text:p>
          </table:table-cell>
          <table:table-cell table:style-name="ce31" table:formula="of:=['Pivot Table_DATA'.H47]/[.$AB47]" office:value-type="float" office:value="0.0329882470617654" calcext:value-type="float">
            <text:p>0.033</text:p>
          </table:table-cell>
          <table:table-cell table:style-name="ce31" table:formula="of:=['Pivot Table_DATA'.I47]/[.$AB47]" office:value-type="float" office:value="0.0572743185796449" calcext:value-type="float">
            <text:p>0.057</text:p>
          </table:table-cell>
          <table:table-cell table:style-name="ce31" table:formula="of:=['Pivot Table_DATA'.J47]/[.$AB47]" office:value-type="float" office:value="0.092223055763941" calcext:value-type="float">
            <text:p>0.092</text:p>
          </table:table-cell>
          <table:table-cell table:style-name="ce31" table:formula="of:=['Pivot Table_DATA'.K47]/[.$AB47]" office:value-type="float" office:value="0.121290322580645" calcext:value-type="float">
            <text:p>0.121</text:p>
          </table:table-cell>
          <table:table-cell table:style-name="ce31" table:formula="of:=['Pivot Table_DATA'.L47]/[.$AB47]" office:value-type="float" office:value="0.140625156289072" calcext:value-type="float">
            <text:p>0.141</text:p>
          </table:table-cell>
          <table:table-cell table:style-name="ce31" table:formula="of:=['Pivot Table_DATA'.M47]/[.$AB47]" office:value-type="float" office:value="0.141115278819705" calcext:value-type="float">
            <text:p>0.141</text:p>
          </table:table-cell>
          <table:table-cell table:style-name="ce31" table:formula="of:=['Pivot Table_DATA'.N47]/[.$AB47]" office:value-type="float" office:value="0.126901725431358" calcext:value-type="float">
            <text:p>0.127</text:p>
          </table:table-cell>
          <table:table-cell table:style-name="ce31" table:formula="of:=['Pivot Table_DATA'.O47]/[.$AB47]" office:value-type="float" office:value="0.102025506376594" calcext:value-type="float">
            <text:p>0.102</text:p>
          </table:table-cell>
          <table:table-cell table:style-name="ce31" table:formula="of:=['Pivot Table_DATA'.P47]/[.$AB47]" office:value-type="float" office:value="0.0719079769942486" calcext:value-type="float">
            <text:p>0.072</text:p>
          </table:table-cell>
          <table:table-cell table:style-name="ce31" table:formula="of:=['Pivot Table_DATA'.Q47]/[.$AB47]" office:value-type="float" office:value="0.0452113028257064" calcext:value-type="float">
            <text:p>0.045</text:p>
          </table:table-cell>
          <table:table-cell table:style-name="ce31" table:formula="of:=['Pivot Table_DATA'.R47]/[.$AB47]" office:value-type="float" office:value="0.0242660665166292" calcext:value-type="float">
            <text:p>0.024</text:p>
          </table:table-cell>
          <table:table-cell table:style-name="ce31" table:formula="of:=['Pivot Table_DATA'.S47]/[.$AB47]" office:value-type="float" office:value="0.0113628407101775" calcext:value-type="float">
            <text:p>0.011</text:p>
          </table:table-cell>
          <table:table-cell table:style-name="ce31" table:formula="of:=['Pivot Table_DATA'.T47]/[.$AB47]" office:value-type="float" office:value="0.0048512128032008" calcext:value-type="float">
            <text:p>0.005</text:p>
          </table:table-cell>
          <table:table-cell table:style-name="ce31" table:formula="of:=['Pivot Table_DATA'.U47]/[.$AB47]" office:value-type="float" office:value="0.00176044011002751" calcext:value-type="float">
            <text:p>0.002</text:p>
          </table:table-cell>
          <table:table-cell table:style-name="ce31" table:formula="of:=['Pivot Table_DATA'.V47]/[.$AB47]" office:value-type="float" office:value="0.000550137534383596" calcext:value-type="float">
            <text:p>0.001</text:p>
          </table:table-cell>
          <table:table-cell table:style-name="ce31" table:formula="of:=['Pivot Table_DATA'.W47]/[.$AB47]" office:value-type="float" office:value="0.000140035008752188" calcext:value-type="float">
            <text:p>0.000</text:p>
          </table:table-cell>
          <table:table-cell table:style-name="ce31" table:formula="of:=['Pivot Table_DATA'.X47]/[.$AB47]" office:value-type="float" office:value="0.0000300075018754689" calcext:value-type="float">
            <text:p>0.000</text:p>
          </table:table-cell>
          <table:table-cell table:style-name="ce31" table:formula="of:=['Pivot Table_DATA'.Y47]/[.$AB47]" office:value-type="float" office:value="0.0000300075018754689" calcext:value-type="float">
            <text:p>0.000</text:p>
          </table:table-cell>
          <table:table-cell table:style-name="ce34"/>
          <table:table-cell table:style-name="ce38"/>
          <table:table-cell table:style-name="ce40" table:formula="of:=['Pivot Table_DATA'.AB47]" office:value-type="float" office:value="99975" calcext:value-type="float">
            <text:p>99,975</text:p>
          </table:table-cell>
          <table:table-cell table:formula="of:=SUM([.B47:.AA47])"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31" table:formula="of:=['Pivot Table_DATA'.B48]/[.$AB48]" office:value-type="float" office:value="0.0000200064020486556" calcext:value-type="float">
            <text:p>0.000</text:p>
          </table:table-cell>
          <table:table-cell table:style-name="ce31" table:formula="of:=['Pivot Table_DATA'.C48]/[.$AB48]" office:value-type="float" office:value="0.000290092829705506" calcext:value-type="float">
            <text:p>0.000</text:p>
          </table:table-cell>
          <table:table-cell table:style-name="ce31" table:formula="of:=['Pivot Table_DATA'.D48]/[.$AB48]" office:value-type="float" office:value="0.000800256081946223" calcext:value-type="float">
            <text:p>0.001</text:p>
          </table:table-cell>
          <table:table-cell table:style-name="ce31" table:formula="of:=['Pivot Table_DATA'.E48]/[.$AB48]" office:value-type="float" office:value="0.00239076504481434" calcext:value-type="float">
            <text:p>0.002</text:p>
          </table:table-cell>
          <table:table-cell table:style-name="ce31" table:formula="of:=['Pivot Table_DATA'.F48]/[.$AB48]" office:value-type="float" office:value="0.00616197183098592" calcext:value-type="float">
            <text:p>0.006</text:p>
          </table:table-cell>
          <table:table-cell table:style-name="ce31" table:formula="of:=['Pivot Table_DATA'.G48]/[.$AB48]" office:value-type="float" office:value="0.0160551376440461" calcext:value-type="float">
            <text:p>0.016</text:p>
          </table:table-cell>
          <table:table-cell table:style-name="ce31" table:formula="of:=['Pivot Table_DATA'.H48]/[.$AB48]" office:value-type="float" office:value="0.0342509603072983" calcext:value-type="float">
            <text:p>0.034</text:p>
          </table:table-cell>
          <table:table-cell table:style-name="ce31" table:formula="of:=['Pivot Table_DATA'.I48]/[.$AB48]" office:value-type="float" office:value="0.06182978553137" calcext:value-type="float">
            <text:p>0.062</text:p>
          </table:table-cell>
          <table:table-cell table:style-name="ce31" table:formula="of:=['Pivot Table_DATA'.J48]/[.$AB48]" office:value-type="float" office:value="0.0931498079385403" calcext:value-type="float">
            <text:p>0.093</text:p>
          </table:table-cell>
          <table:table-cell table:style-name="ce31" table:formula="of:=['Pivot Table_DATA'.K48]/[.$AB48]" office:value-type="float" office:value="0.124279769526248" calcext:value-type="float">
            <text:p>0.124</text:p>
          </table:table-cell>
          <table:table-cell table:style-name="ce31" table:formula="of:=['Pivot Table_DATA'.L48]/[.$AB48]" office:value-type="float" office:value="0.14152528809219" calcext:value-type="float">
            <text:p>0.142</text:p>
          </table:table-cell>
          <table:table-cell table:style-name="ce31" table:formula="of:=['Pivot Table_DATA'.M48]/[.$AB48]" office:value-type="float" office:value="0.142425576184379" calcext:value-type="float">
            <text:p>0.142</text:p>
          </table:table-cell>
          <table:table-cell table:style-name="ce31" table:formula="of:=['Pivot Table_DATA'.N48]/[.$AB48]" office:value-type="float" office:value="0.126020326504481" calcext:value-type="float">
            <text:p>0.126</text:p>
          </table:table-cell>
          <table:table-cell table:style-name="ce31" table:formula="of:=['Pivot Table_DATA'.O48]/[.$AB48]" office:value-type="float" office:value="0.100312099871959" calcext:value-type="float">
            <text:p>0.100</text:p>
          </table:table-cell>
          <table:table-cell table:style-name="ce31" table:formula="of:=['Pivot Table_DATA'.P48]/[.$AB48]" office:value-type="float" office:value="0.0693521927016645" calcext:value-type="float">
            <text:p>0.069</text:p>
          </table:table-cell>
          <table:table-cell table:style-name="ce31" table:formula="of:=['Pivot Table_DATA'.Q48]/[.$AB48]" office:value-type="float" office:value="0.0424335787451985" calcext:value-type="float">
            <text:p>0.042</text:p>
          </table:table-cell>
          <table:table-cell table:style-name="ce31" table:formula="of:=['Pivot Table_DATA'.R48]/[.$AB48]" office:value-type="float" office:value="0.0221971030729834" calcext:value-type="float">
            <text:p>0.022</text:p>
          </table:table-cell>
          <table:table-cell table:style-name="ce31" table:formula="of:=['Pivot Table_DATA'.S48]/[.$AB48]" office:value-type="float" office:value="0.0105633802816901" calcext:value-type="float">
            <text:p>0.011</text:p>
          </table:table-cell>
          <table:table-cell table:style-name="ce31" table:formula="of:=['Pivot Table_DATA'.T48]/[.$AB48]" office:value-type="float" office:value="0.00425136043533931" calcext:value-type="float">
            <text:p>0.004</text:p>
          </table:table-cell>
          <table:table-cell table:style-name="ce31" table:formula="of:=['Pivot Table_DATA'.U48]/[.$AB48]" office:value-type="float" office:value="0.00135043213828425" calcext:value-type="float">
            <text:p>0.001</text:p>
          </table:table-cell>
          <table:table-cell table:style-name="ce31" table:formula="of:=['Pivot Table_DATA'.V48]/[.$AB48]" office:value-type="float" office:value="0.000260083226632522" calcext:value-type="float">
            <text:p>0.000</text:p>
          </table:table-cell>
          <table:table-cell table:style-name="ce31" table:formula="of:=['Pivot Table_DATA'.W48]/[.$AB48]" office:value-type="float" office:value="0.0000700224071702945" calcext:value-type="float">
            <text:p>0.000</text:p>
          </table:table-cell>
          <table:table-cell table:style-name="ce31" table:formula="of:=['Pivot Table_DATA'.X48]/[.$AB48]" office:value-type="float" office:value="0.0000100032010243278" calcext:value-type="float">
            <text:p>0.000</text:p>
          </table:table-cell>
          <table:table-cell table:style-name="ce34" table:number-columns-repeated="2"/>
          <table:table-cell table:style-name="ce38"/>
          <table:table-cell table:style-name="ce40" table:formula="of:=['Pivot Table_DATA'.AB48]" office:value-type="float" office:value="99968" calcext:value-type="float">
            <text:p>99,968</text:p>
          </table:table-cell>
          <table:table-cell table:formula="of:=SUM([.B48:.AA48])"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table:style-name="ce4" office:value-type="float" office:value="44" calcext:value-type="float">
            <text:p>44</text:p>
          </table:table-cell>
          <table:table-cell table:style-name="ce31" table:formula="of:=['Pivot Table_DATA'.B49]/[.$AB49]" office:value-type="float" office:value="0.0000200042008821853" calcext:value-type="float">
            <text:p>0.000</text:p>
          </table:table-cell>
          <table:table-cell table:style-name="ce31" table:formula="of:=['Pivot Table_DATA'.C49]/[.$AB49]" office:value-type="float" office:value="0.000460096620290261" calcext:value-type="float">
            <text:p>0.000</text:p>
          </table:table-cell>
          <table:table-cell table:style-name="ce31" table:formula="of:=['Pivot Table_DATA'.D49]/[.$AB49]" office:value-type="float" office:value="0.00107022474719691" calcext:value-type="float">
            <text:p>0.001</text:p>
          </table:table-cell>
          <table:table-cell table:style-name="ce31" table:formula="of:=['Pivot Table_DATA'.E49]/[.$AB49]" office:value-type="float" office:value="0.00287060282659358" calcext:value-type="float">
            <text:p>0.003</text:p>
          </table:table-cell>
          <table:table-cell table:style-name="ce31" table:formula="of:=['Pivot Table_DATA'.F49]/[.$AB49]" office:value-type="float" office:value="0.0078716530471399" calcext:value-type="float">
            <text:p>0.008</text:p>
          </table:table-cell>
          <table:table-cell table:style-name="ce31" table:formula="of:=['Pivot Table_DATA'.G49]/[.$AB49]" office:value-type="float" office:value="0.0186639194230788" calcext:value-type="float">
            <text:p>0.019</text:p>
          </table:table-cell>
          <table:table-cell table:style-name="ce31" table:formula="of:=['Pivot Table_DATA'.H49]/[.$AB49]" office:value-type="float" office:value="0.0419288050490603" calcext:value-type="float">
            <text:p>0.042</text:p>
          </table:table-cell>
          <table:table-cell table:style-name="ce31" table:formula="of:=['Pivot Table_DATA'.I49]/[.$AB49]" office:value-type="float" office:value="0.0737254823512938" calcext:value-type="float">
            <text:p>0.074</text:p>
          </table:table-cell>
          <table:table-cell table:style-name="ce31" table:formula="of:=['Pivot Table_DATA'.J49]/[.$AB49]" office:value-type="float" office:value="0.108182718370858" calcext:value-type="float">
            <text:p>0.108</text:p>
          </table:table-cell>
          <table:table-cell table:style-name="ce31" table:formula="of:=['Pivot Table_DATA'.K49]/[.$AB49]" office:value-type="float" office:value="0.136328629012093" calcext:value-type="float">
            <text:p>0.136</text:p>
          </table:table-cell>
          <table:table-cell table:style-name="ce31" table:formula="of:=['Pivot Table_DATA'.L49]/[.$AB49]" office:value-type="float" office:value="0.148691225157283" calcext:value-type="float">
            <text:p>0.149</text:p>
          </table:table-cell>
          <table:table-cell table:style-name="ce31" table:formula="of:=['Pivot Table_DATA'.M49]/[.$AB49]" office:value-type="float" office:value="0.13996939357265" calcext:value-type="float">
            <text:p>0.140</text:p>
          </table:table-cell>
          <table:table-cell table:style-name="ce31" table:formula="of:=['Pivot Table_DATA'.N49]/[.$AB49]" office:value-type="float" office:value="0.118614909130917" calcext:value-type="float">
            <text:p>0.119</text:p>
          </table:table-cell>
          <table:table-cell table:style-name="ce31" table:formula="of:=['Pivot Table_DATA'.O49]/[.$AB49]" office:value-type="float" office:value="0.0871583032436812" calcext:value-type="float">
            <text:p>0.087</text:p>
          </table:table-cell>
          <table:table-cell table:style-name="ce31" table:formula="of:=['Pivot Table_DATA'.P49]/[.$AB49]" office:value-type="float" office:value="0.0563718380859981" calcext:value-type="float">
            <text:p>0.056</text:p>
          </table:table-cell>
          <table:table-cell table:style-name="ce31" table:formula="of:=['Pivot Table_DATA'.Q49]/[.$AB49]" office:value-type="float" office:value="0.0326268516388442" calcext:value-type="float">
            <text:p>0.033</text:p>
          </table:table-cell>
          <table:table-cell table:style-name="ce31" table:formula="of:=['Pivot Table_DATA'.R49]/[.$AB49]" office:value-type="float" office:value="0.0154332409806059" calcext:value-type="float">
            <text:p>0.015</text:p>
          </table:table-cell>
          <table:table-cell table:style-name="ce31" table:formula="of:=['Pivot Table_DATA'.S49]/[.$AB49]" office:value-type="float" office:value="0.00680142829994299" calcext:value-type="float">
            <text:p>0.007</text:p>
          </table:table-cell>
          <table:table-cell table:style-name="ce31" table:formula="of:=['Pivot Table_DATA'.T49]/[.$AB49]" office:value-type="float" office:value="0.00236049570409786" calcext:value-type="float">
            <text:p>0.002</text:p>
          </table:table-cell>
          <table:table-cell table:style-name="ce31" table:formula="of:=['Pivot Table_DATA'.U49]/[.$AB49]" office:value-type="float" office:value="0.00061012812690665" calcext:value-type="float">
            <text:p>0.001</text:p>
          </table:table-cell>
          <table:table-cell table:style-name="ce31" table:formula="of:=['Pivot Table_DATA'.V49]/[.$AB49]" office:value-type="float" office:value="0.000210044109262945" calcext:value-type="float">
            <text:p>0.000</text:p>
          </table:table-cell>
          <table:table-cell table:style-name="ce31" table:formula="of:=['Pivot Table_DATA'.W49]/[.$AB49]" office:value-type="float" office:value="0.0000300063013232779" calcext:value-type="float">
            <text:p>0.000</text:p>
          </table:table-cell>
          <table:table-cell table:style-name="ce34" table:number-columns-repeated="3"/>
          <table:table-cell table:style-name="ce38"/>
          <table:table-cell table:style-name="ce40" table:formula="of:=['Pivot Table_DATA'.AB49]" office:value-type="float" office:value="99979" calcext:value-type="float">
            <text:p>99,979</text:p>
          </table:table-cell>
          <table:table-cell table:formula="of:=SUM([.B49:.AA49])"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style-name="ce31" table:formula="of:=['Pivot Table_DATA'.B50]/[.$AB50]" office:value-type="float" office:value="0.0000500110024205325" calcext:value-type="float">
            <text:p>0.000</text:p>
          </table:table-cell>
          <table:table-cell table:style-name="ce31" table:formula="of:=['Pivot Table_DATA'.C50]/[.$AB50]" office:value-type="float" office:value="0.000280061613554982" calcext:value-type="float">
            <text:p>0.000</text:p>
          </table:table-cell>
          <table:table-cell table:style-name="ce31" table:formula="of:=['Pivot Table_DATA'.D50]/[.$AB50]" office:value-type="float" office:value="0.000980215647442437" calcext:value-type="float">
            <text:p>0.001</text:p>
          </table:table-cell>
          <table:table-cell table:style-name="ce31" table:formula="of:=['Pivot Table_DATA'.E50]/[.$AB50]" office:value-type="float" office:value="0.00324071295685051" calcext:value-type="float">
            <text:p>0.003</text:p>
          </table:table-cell>
          <table:table-cell table:style-name="ce31" table:formula="of:=['Pivot Table_DATA'.F50]/[.$AB50]" office:value-type="float" office:value="0.00890195843085479" calcext:value-type="float">
            <text:p>0.009</text:p>
          </table:table-cell>
          <table:table-cell table:style-name="ce31" table:formula="of:=['Pivot Table_DATA'.G50]/[.$AB50]" office:value-type="float" office:value="0.02160475304567" calcext:value-type="float">
            <text:p>0.022</text:p>
          </table:table-cell>
          <table:table-cell table:style-name="ce31" table:formula="of:=['Pivot Table_DATA'.H50]/[.$AB50]" office:value-type="float" office:value="0.0444497789513693" calcext:value-type="float">
            <text:p>0.044</text:p>
          </table:table-cell>
          <table:table-cell table:style-name="ce31" table:formula="of:=['Pivot Table_DATA'.I50]/[.$AB50]" office:value-type="float" office:value="0.0759267038748525" calcext:value-type="float">
            <text:p>0.076</text:p>
          </table:table-cell>
          <table:table-cell table:style-name="ce31" table:formula="of:=['Pivot Table_DATA'.J50]/[.$AB50]" office:value-type="float" office:value="0.114395166936726" calcext:value-type="float">
            <text:p>0.114</text:p>
          </table:table-cell>
          <table:table-cell table:style-name="ce31" table:formula="of:=['Pivot Table_DATA'.K50]/[.$AB50]" office:value-type="float" office:value="0.143531576946928" calcext:value-type="float">
            <text:p>0.144</text:p>
          </table:table-cell>
          <table:table-cell table:style-name="ce31" table:formula="of:=['Pivot Table_DATA'.L50]/[.$AB50]" office:value-type="float" office:value="0.148272619976395" calcext:value-type="float">
            <text:p>0.148</text:p>
          </table:table-cell>
          <table:table-cell table:style-name="ce31" table:formula="of:=['Pivot Table_DATA'.M50]/[.$AB50]" office:value-type="float" office:value="0.141231070835584" calcext:value-type="float">
            <text:p>0.141</text:p>
          </table:table-cell>
          <table:table-cell table:style-name="ce31" table:formula="of:=['Pivot Table_DATA'.N50]/[.$AB50]" office:value-type="float" office:value="0.115605433195303" calcext:value-type="float">
            <text:p>0.116</text:p>
          </table:table-cell>
          <table:table-cell table:style-name="ce31" table:formula="of:=['Pivot Table_DATA'.O50]/[.$AB50]" office:value-type="float" office:value="0.0811578547280402" calcext:value-type="float">
            <text:p>0.081</text:p>
          </table:table-cell>
          <table:table-cell table:style-name="ce31" table:formula="of:=['Pivot Table_DATA'.P50]/[.$AB50]" office:value-type="float" office:value="0.0523715217347817" calcext:value-type="float">
            <text:p>0.052</text:p>
          </table:table-cell>
          <table:table-cell table:style-name="ce31" table:formula="of:=['Pivot Table_DATA'.Q50]/[.$AB50]" office:value-type="float" office:value="0.0282962251695373" calcext:value-type="float">
            <text:p>0.028</text:p>
          </table:table-cell>
          <table:table-cell table:style-name="ce31" table:formula="of:=['Pivot Table_DATA'.R50]/[.$AB50]" office:value-type="float" office:value="0.0127828122186881" calcext:value-type="float">
            <text:p>0.013</text:p>
          </table:table-cell>
          <table:table-cell table:style-name="ce31" table:formula="of:=['Pivot Table_DATA'.S50]/[.$AB50]" office:value-type="float" office:value="0.0050811178459261" calcext:value-type="float">
            <text:p>0.005</text:p>
          </table:table-cell>
          <table:table-cell table:style-name="ce31" table:formula="of:=['Pivot Table_DATA'.T50]/[.$AB50]" office:value-type="float" office:value="0.00142031246874312" calcext:value-type="float">
            <text:p>0.001</text:p>
          </table:table-cell>
          <table:table-cell table:style-name="ce31" table:formula="of:=['Pivot Table_DATA'.U50]/[.$AB50]" office:value-type="float" office:value="0.000350077016943728" calcext:value-type="float">
            <text:p>0.000</text:p>
          </table:table-cell>
          <table:table-cell table:style-name="ce31" table:formula="of:=['Pivot Table_DATA'.V50]/[.$AB50]" office:value-type="float" office:value="0.0000700154033887455" calcext:value-type="float">
            <text:p>0.000</text:p>
          </table:table-cell>
          <table:table-cell table:style-name="ce34" table:number-columns-repeated="4"/>
          <table:table-cell table:style-name="ce38"/>
          <table:table-cell table:style-name="ce40" table:formula="of:=['Pivot Table_DATA'.AB50]" office:value-type="float" office:value="99978" calcext:value-type="float">
            <text:p>99,978</text:p>
          </table:table-cell>
          <table:table-cell table:formula="of:=SUM([.B50:.AA50])"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table:style-name="ce4" office:value-type="float" office:value="46" calcext:value-type="float">
            <text:p>46</text:p>
          </table:table-cell>
          <table:table-cell table:style-name="ce32"/>
          <table:table-cell table:style-name="ce31" table:formula="of:=['Pivot Table_DATA'.C51]/[.$AB51]" office:value-type="float" office:value="0.000630081910648384" calcext:value-type="float">
            <text:p>0.001</text:p>
          </table:table-cell>
          <table:table-cell table:style-name="ce31" table:formula="of:=['Pivot Table_DATA'.D51]/[.$AB51]" office:value-type="float" office:value="0.0014101833238321" calcext:value-type="float">
            <text:p>0.001</text:p>
          </table:table-cell>
          <table:table-cell table:style-name="ce31" table:formula="of:=['Pivot Table_DATA'.E51]/[.$AB51]" office:value-type="float" office:value="0.00427055517217238" calcext:value-type="float">
            <text:p>0.004</text:p>
          </table:table-cell>
          <table:table-cell table:style-name="ce31" table:formula="of:=['Pivot Table_DATA'.F51]/[.$AB51]" office:value-type="float" office:value="0.0107914028823747" calcext:value-type="float">
            <text:p>0.011</text:p>
          </table:table-cell>
          <table:table-cell table:style-name="ce31" table:formula="of:=['Pivot Table_DATA'.G51]/[.$AB51]" office:value-type="float" office:value="0.0254433076299919" calcext:value-type="float">
            <text:p>0.025</text:p>
          </table:table-cell>
          <table:table-cell table:style-name="ce31" table:formula="of:=['Pivot Table_DATA'.H51]/[.$AB51]" office:value-type="float" office:value="0.0549971496294518" calcext:value-type="float">
            <text:p>0.055</text:p>
          </table:table-cell>
          <table:table-cell table:style-name="ce31" table:formula="of:=['Pivot Table_DATA'.I51]/[.$AB51]" office:value-type="float" office:value="0.0907517977337054" calcext:value-type="float">
            <text:p>0.091</text:p>
          </table:table-cell>
          <table:table-cell table:style-name="ce31" table:formula="of:=['Pivot Table_DATA'.J51]/[.$AB51]" office:value-type="float" office:value="0.130336943802694" calcext:value-type="float">
            <text:p>0.130</text:p>
          </table:table-cell>
          <table:table-cell table:style-name="ce31" table:formula="of:=['Pivot Table_DATA'.K51]/[.$AB51]" office:value-type="float" office:value="0.153789992699051" calcext:value-type="float">
            <text:p>0.154</text:p>
          </table:table-cell>
          <table:table-cell table:style-name="ce31" table:formula="of:=['Pivot Table_DATA'.L51]/[.$AB51]" office:value-type="float" office:value="0.154730114914939" calcext:value-type="float">
            <text:p>0.155</text:p>
          </table:table-cell>
          <table:table-cell table:style-name="ce31" table:formula="of:=['Pivot Table_DATA'.M51]/[.$AB51]" office:value-type="float" office:value="0.133317331253063" calcext:value-type="float">
            <text:p>0.133</text:p>
          </table:table-cell>
          <table:table-cell table:style-name="ce31" table:formula="of:=['Pivot Table_DATA'.N51]/[.$AB51]" office:value-type="float" office:value="0.101883244821827" calcext:value-type="float">
            <text:p>0.102</text:p>
          </table:table-cell>
          <table:table-cell table:style-name="ce31" table:formula="of:=['Pivot Table_DATA'.O51]/[.$AB51]" office:value-type="float" office:value="0.0677888125456309" calcext:value-type="float">
            <text:p>0.068</text:p>
          </table:table-cell>
          <table:table-cell table:style-name="ce31" table:formula="of:=['Pivot Table_DATA'.P51]/[.$AB51]" office:value-type="float" office:value="0.0392951083640873" calcext:value-type="float">
            <text:p>0.039</text:p>
          </table:table-cell>
          <table:table-cell table:style-name="ce31" table:formula="of:=['Pivot Table_DATA'.Q51]/[.$AB51]" office:value-type="float" office:value="0.0189824677208037" calcext:value-type="float">
            <text:p>0.019</text:p>
          </table:table-cell>
          <table:table-cell table:style-name="ce31" table:formula="of:=['Pivot Table_DATA'.R51]/[.$AB51]" office:value-type="float" office:value="0.00807104923640073" calcext:value-type="float">
            <text:p>0.008</text:p>
          </table:table-cell>
          <table:table-cell table:style-name="ce31" table:formula="of:=['Pivot Table_DATA'.S51]/[.$AB51]" office:value-type="float" office:value="0.0026403432446218" calcext:value-type="float">
            <text:p>0.003</text:p>
          </table:table-cell>
          <table:table-cell table:style-name="ce31" table:formula="of:=['Pivot Table_DATA'.T51]/[.$AB51]" office:value-type="float" office:value="0.000690089711662516" calcext:value-type="float">
            <text:p>0.001</text:p>
          </table:table-cell>
          <table:table-cell table:style-name="ce31" table:formula="of:=['Pivot Table_DATA'.U51]/[.$AB51]" office:value-type="float" office:value="0.000120015602028264" calcext:value-type="float">
            <text:p>0.000</text:p>
          </table:table-cell>
          <table:table-cell table:style-name="ce31" table:formula="of:=['Pivot Table_DATA'.V51]/[.$AB51]" office:value-type="float" office:value="0.0000600078010141318" calcext:value-type="float">
            <text:p>0.000</text:p>
          </table:table-cell>
          <table:table-cell table:style-name="ce34" table:number-columns-repeated="4"/>
          <table:table-cell table:style-name="ce38"/>
          <table:table-cell table:style-name="ce40" table:formula="of:=['Pivot Table_DATA'.AB51]" office:value-type="float" office:value="99987" calcext:value-type="float">
            <text:p>99,987</text:p>
          </table:table-cell>
          <table:table-cell table:formula="of:=SUM([.B51:.AA51])"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31" table:formula="of:=['Pivot Table_DATA'.B52]/[.$AB52]" office:value-type="float" office:value="0.0000800128020483277" calcext:value-type="float">
            <text:p>0.000</text:p>
          </table:table-cell>
          <table:table-cell table:style-name="ce31" table:formula="of:=['Pivot Table_DATA'.C52]/[.$AB52]" office:value-type="float" office:value="0.000430068811009762" calcext:value-type="float">
            <text:p>0.000</text:p>
          </table:table-cell>
          <table:table-cell table:style-name="ce31" table:formula="of:=['Pivot Table_DATA'.D52]/[.$AB52]" office:value-type="float" office:value="0.00175028004480717" calcext:value-type="float">
            <text:p>0.002</text:p>
          </table:table-cell>
          <table:table-cell table:style-name="ce31" table:formula="of:=['Pivot Table_DATA'.E52]/[.$AB52]" office:value-type="float" office:value="0.00483077292366779" calcext:value-type="float">
            <text:p>0.005</text:p>
          </table:table-cell>
          <table:table-cell table:style-name="ce31" table:formula="of:=['Pivot Table_DATA'.F52]/[.$AB52]" office:value-type="float" office:value="0.0134121459433509" calcext:value-type="float">
            <text:p>0.013</text:p>
          </table:table-cell>
          <table:table-cell table:style-name="ce31" table:formula="of:=['Pivot Table_DATA'.G52]/[.$AB52]" office:value-type="float" office:value="0.0297347575612098" calcext:value-type="float">
            <text:p>0.030</text:p>
          </table:table-cell>
          <table:table-cell table:style-name="ce31" table:formula="of:=['Pivot Table_DATA'.H52]/[.$AB52]" office:value-type="float" office:value="0.061269803168507" calcext:value-type="float">
            <text:p>0.061</text:p>
          </table:table-cell>
          <table:table-cell table:style-name="ce31" table:formula="of:=['Pivot Table_DATA'.I52]/[.$AB52]" office:value-type="float" office:value="0.101046167386782" calcext:value-type="float">
            <text:p>0.101</text:p>
          </table:table-cell>
          <table:table-cell table:style-name="ce31" table:formula="of:=['Pivot Table_DATA'.J52]/[.$AB52]" office:value-type="float" office:value="0.138802208353337" calcext:value-type="float">
            <text:p>0.139</text:p>
          </table:table-cell>
          <table:table-cell table:style-name="ce31" table:formula="of:=['Pivot Table_DATA'.K52]/[.$AB52]" office:value-type="float" office:value="0.157965274443911" calcext:value-type="float">
            <text:p>0.158</text:p>
          </table:table-cell>
          <table:table-cell table:style-name="ce31" table:formula="of:=['Pivot Table_DATA'.L52]/[.$AB52]" office:value-type="float" office:value="0.152884461513842" calcext:value-type="float">
            <text:p>0.153</text:p>
          </table:table-cell>
          <table:table-cell table:style-name="ce31" table:formula="of:=['Pivot Table_DATA'.M52]/[.$AB52]" office:value-type="float" office:value="0.128040486477836" calcext:value-type="float">
            <text:p>0.128</text:p>
          </table:table-cell>
          <table:table-cell table:style-name="ce31" table:formula="of:=['Pivot Table_DATA'.N52]/[.$AB52]" office:value-type="float" office:value="0.0946251400224036" calcext:value-type="float">
            <text:p>0.095</text:p>
          </table:table-cell>
          <table:table-cell table:style-name="ce31" table:formula="of:=['Pivot Table_DATA'.O52]/[.$AB52]" office:value-type="float" office:value="0.0603996639462314" calcext:value-type="float">
            <text:p>0.060</text:p>
          </table:table-cell>
          <table:table-cell table:style-name="ce31" table:formula="of:=['Pivot Table_DATA'.P52]/[.$AB52]" office:value-type="float" office:value="0.0320851336213794" calcext:value-type="float">
            <text:p>0.032</text:p>
          </table:table-cell>
          <table:table-cell table:style-name="ce31" table:formula="of:=['Pivot Table_DATA'.Q52]/[.$AB52]" office:value-type="float" office:value="0.0152624419907185" calcext:value-type="float">
            <text:p>0.015</text:p>
          </table:table-cell>
          <table:table-cell table:style-name="ce31" table:formula="of:=['Pivot Table_DATA'.R52]/[.$AB52]" office:value-type="float" office:value="0.00553088494159065" calcext:value-type="float">
            <text:p>0.006</text:p>
          </table:table-cell>
          <table:table-cell table:style-name="ce31" table:formula="of:=['Pivot Table_DATA'.S52]/[.$AB52]" office:value-type="float" office:value="0.00153024483917427" calcext:value-type="float">
            <text:p>0.002</text:p>
          </table:table-cell>
          <table:table-cell table:style-name="ce31" table:formula="of:=['Pivot Table_DATA'.T52]/[.$AB52]" office:value-type="float" office:value="0.000300048007681229" calcext:value-type="float">
            <text:p>0.000</text:p>
          </table:table-cell>
          <table:table-cell table:style-name="ce31" table:formula="of:=['Pivot Table_DATA'.U52]/[.$AB52]" office:value-type="float" office:value="0.0000200032005120819" calcext:value-type="float">
            <text:p>0.000</text:p>
          </table:table-cell>
          <table:table-cell table:style-name="ce34" table:number-columns-repeated="5"/>
          <table:table-cell table:style-name="ce38"/>
          <table:table-cell table:style-name="ce40" table:formula="of:=['Pivot Table_DATA'.AB52]" office:value-type="float" office:value="99984" calcext:value-type="float">
            <text:p>99,984</text:p>
          </table:table-cell>
          <table:table-cell table:formula="of:=SUM([.B52:.AA52])"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table:style-name="ce4" office:value-type="float" office:value="48" calcext:value-type="float">
            <text:p>48</text:p>
          </table:table-cell>
          <table:table-cell table:style-name="ce31" table:formula="of:=['Pivot Table_DATA'.B53]/[.$AB53]" office:value-type="float" office:value="0.000010000100001" calcext:value-type="float">
            <text:p>0.000</text:p>
          </table:table-cell>
          <table:table-cell table:style-name="ce31" table:formula="of:=['Pivot Table_DATA'.C53]/[.$AB53]" office:value-type="float" office:value="0.000750007500075001" calcext:value-type="float">
            <text:p>0.001</text:p>
          </table:table-cell>
          <table:table-cell table:style-name="ce31" table:formula="of:=['Pivot Table_DATA'.D53]/[.$AB53]" office:value-type="float" office:value="0.002080020800208" calcext:value-type="float">
            <text:p>0.002</text:p>
          </table:table-cell>
          <table:table-cell table:style-name="ce31" table:formula="of:=['Pivot Table_DATA'.E53]/[.$AB53]" office:value-type="float" office:value="0.00511005110051101" calcext:value-type="float">
            <text:p>0.005</text:p>
          </table:table-cell>
          <table:table-cell table:style-name="ce31" table:formula="of:=['Pivot Table_DATA'.F53]/[.$AB53]" office:value-type="float" office:value="0.014790147901479" calcext:value-type="float">
            <text:p>0.015</text:p>
          </table:table-cell>
          <table:table-cell table:style-name="ce31" table:formula="of:=['Pivot Table_DATA'.G53]/[.$AB53]" office:value-type="float" office:value="0.037490374903749" calcext:value-type="float">
            <text:p>0.037</text:p>
          </table:table-cell>
          <table:table-cell table:style-name="ce31" table:formula="of:=['Pivot Table_DATA'.H53]/[.$AB53]" office:value-type="float" office:value="0.0737807378073781" calcext:value-type="float">
            <text:p>0.074</text:p>
          </table:table-cell>
          <table:table-cell table:style-name="ce31" table:formula="of:=['Pivot Table_DATA'.I53]/[.$AB53]" office:value-type="float" office:value="0.120841208412084" calcext:value-type="float">
            <text:p>0.121</text:p>
          </table:table-cell>
          <table:table-cell table:style-name="ce31" table:formula="of:=['Pivot Table_DATA'.J53]/[.$AB53]" office:value-type="float" office:value="0.15830158301583" calcext:value-type="float">
            <text:p>0.158</text:p>
          </table:table-cell>
          <table:table-cell table:style-name="ce31" table:formula="of:=['Pivot Table_DATA'.K53]/[.$AB53]" office:value-type="float" office:value="0.167181671816718" calcext:value-type="float">
            <text:p>0.167</text:p>
          </table:table-cell>
          <table:table-cell table:style-name="ce31" table:formula="of:=['Pivot Table_DATA'.L53]/[.$AB53]" office:value-type="float" office:value="0.148651486514865" calcext:value-type="float">
            <text:p>0.149</text:p>
          </table:table-cell>
          <table:table-cell table:style-name="ce31" table:formula="of:=['Pivot Table_DATA'.M53]/[.$AB53]" office:value-type="float" office:value="0.11590115901159" calcext:value-type="float">
            <text:p>0.116</text:p>
          </table:table-cell>
          <table:table-cell table:style-name="ce31" table:formula="of:=['Pivot Table_DATA'.N53]/[.$AB53]" office:value-type="float" office:value="0.0770707707077071" calcext:value-type="float">
            <text:p>0.077</text:p>
          </table:table-cell>
          <table:table-cell table:style-name="ce31" table:formula="of:=['Pivot Table_DATA'.O53]/[.$AB53]" office:value-type="float" office:value="0.044680446804468" calcext:value-type="float">
            <text:p>0.045</text:p>
          </table:table-cell>
          <table:table-cell table:style-name="ce31" table:formula="of:=['Pivot Table_DATA'.P53]/[.$AB53]" office:value-type="float" office:value="0.021310213102131" calcext:value-type="float">
            <text:p>0.021</text:p>
          </table:table-cell>
          <table:table-cell table:style-name="ce31" table:formula="of:=['Pivot Table_DATA'.Q53]/[.$AB53]" office:value-type="float" office:value="0.00867008670086701" calcext:value-type="float">
            <text:p>0.009</text:p>
          </table:table-cell>
          <table:table-cell table:style-name="ce31" table:formula="of:=['Pivot Table_DATA'.R53]/[.$AB53]" office:value-type="float" office:value="0.002650026500265" calcext:value-type="float">
            <text:p>0.003</text:p>
          </table:table-cell>
          <table:table-cell table:style-name="ce31" table:formula="of:=['Pivot Table_DATA'.S53]/[.$AB53]" office:value-type="float" office:value="0.000660006600066001" calcext:value-type="float">
            <text:p>0.001</text:p>
          </table:table-cell>
          <table:table-cell table:style-name="ce31" table:formula="of:=['Pivot Table_DATA'.T53]/[.$AB53]" office:value-type="float" office:value="0.0000500005000050001" calcext:value-type="float">
            <text:p>0.000</text:p>
          </table:table-cell>
          <table:table-cell table:style-name="ce31" table:formula="of:=['Pivot Table_DATA'.U53]/[.$AB53]" office:value-type="float" office:value="0.000010000100001" calcext:value-type="float">
            <text:p>0.000</text:p>
          </table:table-cell>
          <table:table-cell table:style-name="ce31" table:formula="of:=['Pivot Table_DATA'.V53]/[.$AB53]" office:value-type="float" office:value="0.000010000100001" calcext:value-type="float">
            <text:p>0.000</text:p>
          </table:table-cell>
          <table:table-cell table:style-name="ce34" table:number-columns-repeated="4"/>
          <table:table-cell table:style-name="ce38"/>
          <table:table-cell table:style-name="ce40" table:formula="of:=['Pivot Table_DATA'.AB53]" office:value-type="float" office:value="99999" calcext:value-type="float">
            <text:p>99,999</text:p>
          </table:table-cell>
          <table:table-cell table:formula="of:=SUM([.B53:.AA53])"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table:style-name="ce4" office:value-type="float" office:value="49" calcext:value-type="float">
            <text:p>49</text:p>
          </table:table-cell>
          <table:table-cell table:style-name="ce31" table:formula="of:=['Pivot Table_DATA'.B54]/[.$AB54]" office:value-type="float" office:value="0.0000100015002250338" calcext:value-type="float">
            <text:p>0.000</text:p>
          </table:table-cell>
          <table:table-cell table:style-name="ce31" table:formula="of:=['Pivot Table_DATA'.C54]/[.$AB54]" office:value-type="float" office:value="0.000450067510126519" calcext:value-type="float">
            <text:p>0.000</text:p>
          </table:table-cell>
          <table:table-cell table:style-name="ce31" table:formula="of:=['Pivot Table_DATA'.D54]/[.$AB54]" office:value-type="float" office:value="0.00254038105715857" calcext:value-type="float">
            <text:p>0.003</text:p>
          </table:table-cell>
          <table:table-cell table:style-name="ce31" table:formula="of:=['Pivot Table_DATA'.E54]/[.$AB54]" office:value-type="float" office:value="0.00875131269690454" calcext:value-type="float">
            <text:p>0.009</text:p>
          </table:table-cell>
          <table:table-cell table:style-name="ce31" table:formula="of:=['Pivot Table_DATA'.F54]/[.$AB54]" office:value-type="float" office:value="0.0196129419412912" calcext:value-type="float">
            <text:p>0.020</text:p>
          </table:table-cell>
          <table:table-cell table:style-name="ce31" table:formula="of:=['Pivot Table_DATA'.G54]/[.$AB54]" office:value-type="float" office:value="0.0459568935340301" calcext:value-type="float">
            <text:p>0.046</text:p>
          </table:table-cell>
          <table:table-cell table:style-name="ce31" table:formula="of:=['Pivot Table_DATA'.H54]/[.$AB54]" office:value-type="float" office:value="0.0875131269690453" calcext:value-type="float">
            <text:p>0.088</text:p>
          </table:table-cell>
          <table:table-cell table:style-name="ce31" table:formula="of:=['Pivot Table_DATA'.I54]/[.$AB54]" office:value-type="float" office:value="0.13471020653098" calcext:value-type="float">
            <text:p>0.135</text:p>
          </table:table-cell>
          <table:table-cell table:style-name="ce31" table:formula="of:=['Pivot Table_DATA'.J54]/[.$AB54]" office:value-type="float" office:value="0.165224783717558" calcext:value-type="float">
            <text:p>0.165</text:p>
          </table:table-cell>
          <table:table-cell table:style-name="ce31" table:formula="of:=['Pivot Table_DATA'.K54]/[.$AB54]" office:value-type="float" office:value="0.166685002750413" calcext:value-type="float">
            <text:p>0.167</text:p>
          </table:table-cell>
          <table:table-cell table:style-name="ce31" table:formula="of:=['Pivot Table_DATA'.L54]/[.$AB54]" office:value-type="float" office:value="0.145521828274241" calcext:value-type="float">
            <text:p>0.146</text:p>
          </table:table-cell>
          <table:table-cell table:style-name="ce31" table:formula="of:=['Pivot Table_DATA'.M54]/[.$AB54]" office:value-type="float" office:value="0.106185927889183" calcext:value-type="float">
            <text:p>0.106</text:p>
          </table:table-cell>
          <table:table-cell table:style-name="ce31" table:formula="of:=['Pivot Table_DATA'.N54]/[.$AB54]" office:value-type="float" office:value="0.063999599939991" calcext:value-type="float">
            <text:p>0.064</text:p>
          </table:table-cell>
          <table:table-cell table:style-name="ce31" table:formula="of:=['Pivot Table_DATA'.O54]/[.$AB54]" office:value-type="float" office:value="0.0333550032504876" calcext:value-type="float">
            <text:p>0.033</text:p>
          </table:table-cell>
          <table:table-cell table:style-name="ce31" table:formula="of:=['Pivot Table_DATA'.P54]/[.$AB54]" office:value-type="float" office:value="0.0138920838125719" calcext:value-type="float">
            <text:p>0.014</text:p>
          </table:table-cell>
          <table:table-cell table:style-name="ce31" table:formula="of:=['Pivot Table_DATA'.Q54]/[.$AB54]" office:value-type="float" office:value="0.00428064209631445" calcext:value-type="float">
            <text:p>0.004</text:p>
          </table:table-cell>
          <table:table-cell table:style-name="ce31" table:formula="of:=['Pivot Table_DATA'.R54]/[.$AB54]" office:value-type="float" office:value="0.00117017552632895" calcext:value-type="float">
            <text:p>0.001</text:p>
          </table:table-cell>
          <table:table-cell table:style-name="ce31" table:formula="of:=['Pivot Table_DATA'.S54]/[.$AB54]" office:value-type="float" office:value="0.000130019502925439" calcext:value-type="float">
            <text:p>0.000</text:p>
          </table:table-cell>
          <table:table-cell table:style-name="ce31" table:formula="of:=['Pivot Table_DATA'.T54]/[.$AB54]" office:value-type="float" office:value="0.0000100015002250338" calcext:value-type="float">
            <text:p>0.000</text:p>
          </table:table-cell>
          <table:table-cell table:style-name="ce34" table:number-columns-repeated="6"/>
          <table:table-cell table:style-name="ce38"/>
          <table:table-cell table:style-name="ce40" table:formula="of:=['Pivot Table_DATA'.AB54]" office:value-type="float" office:value="99985" calcext:value-type="float">
            <text:p>99,985</text:p>
          </table:table-cell>
          <table:table-cell table:formula="of:=SUM([.B54:.AA54])"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table:style-name="ce4" office:value-type="float" office:value="50" calcext:value-type="float">
            <text:p>50</text:p>
          </table:table-cell>
          <table:table-cell table:style-name="ce31" table:formula="of:=['Pivot Table_DATA'.B55]/[.$AB55]" office:value-type="float" office:value="0.0000199978002419734" calcext:value-type="float">
            <text:p>0.000</text:p>
          </table:table-cell>
          <table:table-cell table:style-name="ce31" table:formula="of:=['Pivot Table_DATA'.C55]/[.$AB55]" office:value-type="float" office:value="0.000849906510283869" calcext:value-type="float">
            <text:p>0.001</text:p>
          </table:table-cell>
          <table:table-cell table:style-name="ce31" table:formula="of:=['Pivot Table_DATA'.D55]/[.$AB55]" office:value-type="float" office:value="0.00309965903750587" calcext:value-type="float">
            <text:p>0.003</text:p>
          </table:table-cell>
          <table:table-cell table:style-name="ce31" table:formula="of:=['Pivot Table_DATA'.E55]/[.$AB55]" office:value-type="float" office:value="0.00763915969243383" calcext:value-type="float">
            <text:p>0.008</text:p>
          </table:table-cell>
          <table:table-cell table:style-name="ce31" table:formula="of:=['Pivot Table_DATA'.F55]/[.$AB55]" office:value-type="float" office:value="0.0214076451590325" calcext:value-type="float">
            <text:p>0.021</text:p>
          </table:table-cell>
          <table:table-cell table:style-name="ce31" table:formula="of:=['Pivot Table_DATA'.G55]/[.$AB55]" office:value-type="float" office:value="0.0560338362780094" calcext:value-type="float">
            <text:p>0.056</text:p>
          </table:table-cell>
          <table:table-cell table:style-name="ce31" table:formula="of:=['Pivot Table_DATA'.H55]/[.$AB55]" office:value-type="float" office:value="0.108458069612343" calcext:value-type="float">
            <text:p>0.108</text:p>
          </table:table-cell>
          <table:table-cell table:style-name="ce31" table:formula="of:=['Pivot Table_DATA'.I55]/[.$AB55]" office:value-type="float" office:value="0.159572447030827" calcext:value-type="float">
            <text:p>0.160</text:p>
          </table:table-cell>
          <table:table-cell table:style-name="ce31" table:formula="of:=['Pivot Table_DATA'.J55]/[.$AB55]" office:value-type="float" office:value="0.178140404555499" calcext:value-type="float">
            <text:p>0.178</text:p>
          </table:table-cell>
          <table:table-cell table:style-name="ce31" table:formula="of:=['Pivot Table_DATA'.K55]/[.$AB55]" office:value-type="float" office:value="0.166691663916969" calcext:value-type="float">
            <text:p>0.167</text:p>
          </table:table-cell>
          <table:table-cell table:style-name="ce31" table:formula="of:=['Pivot Table_DATA'.L55]/[.$AB55]" office:value-type="float" office:value="0.132255451900291" calcext:value-type="float">
            <text:p>0.132</text:p>
          </table:table-cell>
          <table:table-cell table:style-name="ce31" table:formula="of:=['Pivot Table_DATA'.M55]/[.$AB55]" office:value-type="float" office:value="0.0878103408625051" calcext:value-type="float">
            <text:p>0.088</text:p>
          </table:table-cell>
          <table:table-cell table:style-name="ce31" table:formula="of:=['Pivot Table_DATA'.N55]/[.$AB55]" office:value-type="float" office:value="0.0466848646648869" calcext:value-type="float">
            <text:p>0.047</text:p>
          </table:table-cell>
          <table:table-cell table:style-name="ce31" table:formula="of:=['Pivot Table_DATA'.O55]/[.$AB55]" office:value-type="float" office:value="0.0211776704562498" calcext:value-type="float">
            <text:p>0.021</text:p>
          </table:table-cell>
          <table:table-cell table:style-name="ce31" table:formula="of:=['Pivot Table_DATA'.P55]/[.$AB55]" office:value-type="float" office:value="0.00771915089340173" calcext:value-type="float">
            <text:p>0.008</text:p>
          </table:table-cell>
          <table:table-cell table:style-name="ce31" table:formula="of:=['Pivot Table_DATA'.Q55]/[.$AB55]" office:value-type="float" office:value="0.00200977892431832" calcext:value-type="float">
            <text:p>0.002</text:p>
          </table:table-cell>
          <table:table-cell table:style-name="ce31" table:formula="of:=['Pivot Table_DATA'.R55]/[.$AB55]" office:value-type="float" office:value="0.000389957104718481" calcext:value-type="float">
            <text:p>0.000</text:p>
          </table:table-cell>
          <table:table-cell table:style-name="ce31" table:formula="of:=['Pivot Table_DATA'.S55]/[.$AB55]" office:value-type="float" office:value="0.00000999890012098669" calcext:value-type="float">
            <text:p>0.000</text:p>
          </table:table-cell>
          <table:table-cell table:style-name="ce31" table:formula="of:=['Pivot Table_DATA'.T55]/[.$AB55]" office:value-type="float" office:value="0.0000299967003629601" calcext:value-type="float">
            <text:p>0.000</text:p>
          </table:table-cell>
          <table:table-cell table:style-name="ce34" table:number-columns-repeated="6"/>
          <table:table-cell table:style-name="ce38"/>
          <table:table-cell table:style-name="ce40" table:formula="of:=['Pivot Table_DATA'.AB55]" office:value-type="float" office:value="100011" calcext:value-type="float">
            <text:p>100,011</text:p>
          </table:table-cell>
          <table:table-cell table:formula="of:=SUM([.B55:.AA55])"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31" table:formula="of:=['Pivot Table_DATA'.B56]/[.$AB56]" office:value-type="float" office:value="0.00016" calcext:value-type="float">
            <text:p>0.000</text:p>
          </table:table-cell>
          <table:table-cell table:style-name="ce31" table:formula="of:=['Pivot Table_DATA'.C56]/[.$AB56]" office:value-type="float" office:value="0.00079" calcext:value-type="float">
            <text:p>0.001</text:p>
          </table:table-cell>
          <table:table-cell table:style-name="ce31" table:formula="of:=['Pivot Table_DATA'.D56]/[.$AB56]" office:value-type="float" office:value="0.00398" calcext:value-type="float">
            <text:p>0.004</text:p>
          </table:table-cell>
          <table:table-cell table:style-name="ce31" table:formula="of:=['Pivot Table_DATA'.E56]/[.$AB56]" office:value-type="float" office:value="0.01408" calcext:value-type="float">
            <text:p>0.014</text:p>
          </table:table-cell>
          <table:table-cell table:style-name="ce31" table:formula="of:=['Pivot Table_DATA'.F56]/[.$AB56]" office:value-type="float" office:value="0.03442" calcext:value-type="float">
            <text:p>0.034</text:p>
          </table:table-cell>
          <table:table-cell table:style-name="ce31" table:formula="of:=['Pivot Table_DATA'.G56]/[.$AB56]" office:value-type="float" office:value="0.07292" calcext:value-type="float">
            <text:p>0.073</text:p>
          </table:table-cell>
          <table:table-cell table:style-name="ce31" table:formula="of:=['Pivot Table_DATA'.H56]/[.$AB56]" office:value-type="float" office:value="0.12913" calcext:value-type="float">
            <text:p>0.129</text:p>
          </table:table-cell>
          <table:table-cell table:style-name="ce31" table:formula="of:=['Pivot Table_DATA'.I56]/[.$AB56]" office:value-type="float" office:value="0.1771" calcext:value-type="float">
            <text:p>0.177</text:p>
          </table:table-cell>
          <table:table-cell table:style-name="ce31" table:formula="of:=['Pivot Table_DATA'.J56]/[.$AB56]" office:value-type="float" office:value="0.1855" calcext:value-type="float">
            <text:p>0.186</text:p>
          </table:table-cell>
          <table:table-cell table:style-name="ce31" table:formula="of:=['Pivot Table_DATA'.K56]/[.$AB56]" office:value-type="float" office:value="0.15622" calcext:value-type="float">
            <text:p>0.156</text:p>
          </table:table-cell>
          <table:table-cell table:style-name="ce31" table:formula="of:=['Pivot Table_DATA'.L56]/[.$AB56]" office:value-type="float" office:value="0.1144" calcext:value-type="float">
            <text:p>0.114</text:p>
          </table:table-cell>
          <table:table-cell table:style-name="ce31" table:formula="of:=['Pivot Table_DATA'.M56]/[.$AB56]" office:value-type="float" office:value="0.0668" calcext:value-type="float">
            <text:p>0.067</text:p>
          </table:table-cell>
          <table:table-cell table:style-name="ce31" table:formula="of:=['Pivot Table_DATA'.N56]/[.$AB56]" office:value-type="float" office:value="0.03141" calcext:value-type="float">
            <text:p>0.031</text:p>
          </table:table-cell>
          <table:table-cell table:style-name="ce31" table:formula="of:=['Pivot Table_DATA'.O56]/[.$AB56]" office:value-type="float" office:value="0.01027" calcext:value-type="float">
            <text:p>0.010</text:p>
          </table:table-cell>
          <table:table-cell table:style-name="ce31" table:formula="of:=['Pivot Table_DATA'.P56]/[.$AB56]" office:value-type="float" office:value="0.00253" calcext:value-type="float">
            <text:p>0.003</text:p>
          </table:table-cell>
          <table:table-cell table:style-name="ce31" table:formula="of:=['Pivot Table_DATA'.Q56]/[.$AB56]" office:value-type="float" office:value="0.00025" calcext:value-type="float">
            <text:p>0.000</text:p>
          </table:table-cell>
          <table:table-cell table:style-name="ce31" table:formula="of:=['Pivot Table_DATA'.R56]/[.$AB56]" office:value-type="float" office:value="0.00004" calcext:value-type="float">
            <text:p>0.000</text:p>
          </table:table-cell>
          <table:table-cell table:style-name="ce34" table:number-columns-repeated="8"/>
          <table:table-cell table:style-name="ce38"/>
          <table:table-cell table:style-name="ce40" table:formula="of:=['Pivot Table_DATA'.AB56]" office:value-type="float" office:value="100000" calcext:value-type="float">
            <text:p>100,000</text:p>
          </table:table-cell>
          <table:table-cell table:formula="of:=SUM([.B56:.AA56])"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32"/>
          <table:table-cell table:style-name="ce31" table:formula="of:=['Pivot Table_DATA'.C57]/[.$AB57]" office:value-type="float" office:value="0.00136900062954044" calcext:value-type="float">
            <text:p>0.001</text:p>
          </table:table-cell>
          <table:table-cell table:style-name="ce31" table:formula="of:=['Pivot Table_DATA'.D57]/[.$AB57]" office:value-type="float" office:value="0.00387716966614372" calcext:value-type="float">
            <text:p>0.004</text:p>
          </table:table-cell>
          <table:table-cell table:style-name="ce31" table:formula="of:=['Pivot Table_DATA'.E57]/[.$AB57]" office:value-type="float" office:value="0.0108920488043728" calcext:value-type="float">
            <text:p>0.011</text:p>
          </table:table-cell>
          <table:table-cell table:style-name="ce31" table:formula="of:=['Pivot Table_DATA'.F57]/[.$AB57]" office:value-type="float" office:value="0.0354141476721993" calcext:value-type="float">
            <text:p>0.035</text:p>
          </table:table-cell>
          <table:table-cell table:style-name="ce31" table:formula="of:=['Pivot Table_DATA'.G57]/[.$AB57]" office:value-type="float" office:value="0.0826096949227064" calcext:value-type="float">
            <text:p>0.083</text:p>
          </table:table-cell>
          <table:table-cell table:style-name="ce31" table:formula="of:=['Pivot Table_DATA'.H57]/[.$AB57]" office:value-type="float" office:value="0.170915231880727" calcext:value-type="float">
            <text:p>0.171</text:p>
          </table:table-cell>
          <table:table-cell table:style-name="ce31" table:formula="of:=['Pivot Table_DATA'.I57]/[.$AB57]" office:value-type="float" office:value="0.202532151529384" calcext:value-type="float">
            <text:p>0.203</text:p>
          </table:table-cell>
          <table:table-cell table:style-name="ce31" table:formula="of:=['Pivot Table_DATA'.J57]/[.$AB57]" office:value-type="float" office:value="0.18313631049334" calcext:value-type="float">
            <text:p>0.183</text:p>
          </table:table-cell>
          <table:table-cell table:style-name="ce31" table:formula="of:=['Pivot Table_DATA'.K57]/[.$AB57]" office:value-type="float" office:value="0.140987079432015" calcext:value-type="float">
            <text:p>0.141</text:p>
          </table:table-cell>
          <table:table-cell table:style-name="ce31" table:formula="of:=['Pivot Table_DATA'.L57]/[.$AB57]" office:value-type="float" office:value="0.0980784027659808" calcext:value-type="float">
            <text:p>0.098</text:p>
          </table:table-cell>
          <table:table-cell table:style-name="ce31" table:formula="of:=['Pivot Table_DATA'.M57]/[.$AB57]" office:value-type="float" office:value="0.0461363204860452" calcext:value-type="float">
            <text:p>0.046</text:p>
          </table:table-cell>
          <table:table-cell table:style-name="ce31" table:formula="of:=['Pivot Table_DATA'.N57]/[.$AB57]" office:value-type="float" office:value="0.0177870154787005" calcext:value-type="float">
            <text:p>0.018</text:p>
          </table:table-cell>
          <table:table-cell table:style-name="ce31" table:formula="of:=['Pivot Table_DATA'.O57]/[.$AB57]" office:value-type="float" office:value="0.00493639643060566" calcext:value-type="float">
            <text:p>0.005</text:p>
          </table:table-cell>
          <table:table-cell table:style-name="ce31" table:formula="of:=['Pivot Table_DATA'.P57]/[.$AB57]" office:value-type="float" office:value="0.00114916111238796" calcext:value-type="float">
            <text:p>0.001</text:p>
          </table:table-cell>
          <table:table-cell table:style-name="ce31" table:formula="of:=['Pivot Table_DATA'.Q57]/[.$AB57]" office:value-type="float" office:value="0.000179868695852028" calcext:value-type="float">
            <text:p>0.000</text:p>
          </table:table-cell>
          <table:table-cell table:style-name="ce34" table:number-columns-repeated="9"/>
          <table:table-cell table:style-name="ce38"/>
          <table:table-cell table:style-name="ce40" table:formula="of:=['Pivot Table_DATA'.AB57]" office:value-type="float" office:value="100073" calcext:value-type="float">
            <text:p>100,073</text:p>
          </table:table-cell>
          <table:table-cell table:formula="of:=SUM([.B57:.AA57])"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32"/>
          <table:table-cell table:style-name="ce31" table:formula="of:=['Pivot Table_DATA'.C58]/[.$AB58]" office:value-type="float" office:value="0.0001" calcext:value-type="float">
            <text:p>0.000</text:p>
          </table:table-cell>
          <table:table-cell table:style-name="ce31" table:formula="of:=['Pivot Table_DATA'.D58]/[.$AB58]" office:value-type="float" office:value="0.00614" calcext:value-type="float">
            <text:p>0.006</text:p>
          </table:table-cell>
          <table:table-cell table:style-name="ce31" table:formula="of:=['Pivot Table_DATA'.E58]/[.$AB58]" office:value-type="float" office:value="0.0269" calcext:value-type="float">
            <text:p>0.027</text:p>
          </table:table-cell>
          <table:table-cell table:style-name="ce31" table:formula="of:=['Pivot Table_DATA'.F58]/[.$AB58]" office:value-type="float" office:value="0.06016" calcext:value-type="float">
            <text:p>0.060</text:p>
          </table:table-cell>
          <table:table-cell table:style-name="ce31" table:formula="of:=['Pivot Table_DATA'.G58]/[.$AB58]" office:value-type="float" office:value="0.1303" calcext:value-type="float">
            <text:p>0.130</text:p>
          </table:table-cell>
          <table:table-cell table:style-name="ce31" table:formula="of:=['Pivot Table_DATA'.H58]/[.$AB58]" office:value-type="float" office:value="0.17534" calcext:value-type="float">
            <text:p>0.175</text:p>
          </table:table-cell>
          <table:table-cell table:style-name="ce31" table:formula="of:=['Pivot Table_DATA'.I58]/[.$AB58]" office:value-type="float" office:value="0.2283" calcext:value-type="float">
            <text:p>0.228</text:p>
          </table:table-cell>
          <table:table-cell table:style-name="ce31" table:formula="of:=['Pivot Table_DATA'.J58]/[.$AB58]" office:value-type="float" office:value="0.17648" calcext:value-type="float">
            <text:p>0.176</text:p>
          </table:table-cell>
          <table:table-cell table:style-name="ce31" table:formula="of:=['Pivot Table_DATA'.K58]/[.$AB58]" office:value-type="float" office:value="0.11318" calcext:value-type="float">
            <text:p>0.113</text:p>
          </table:table-cell>
          <table:table-cell table:style-name="ce31" table:formula="of:=['Pivot Table_DATA'.L58]/[.$AB58]" office:value-type="float" office:value="0.05849" calcext:value-type="float">
            <text:p>0.058</text:p>
          </table:table-cell>
          <table:table-cell table:style-name="ce31" table:formula="of:=['Pivot Table_DATA'.M58]/[.$AB58]" office:value-type="float" office:value="0.01916" calcext:value-type="float">
            <text:p>0.019</text:p>
          </table:table-cell>
          <table:table-cell table:style-name="ce31" table:formula="of:=['Pivot Table_DATA'.N58]/[.$AB58]" office:value-type="float" office:value="0.00515" calcext:value-type="float">
            <text:p>0.005</text:p>
          </table:table-cell>
          <table:table-cell table:style-name="ce31" table:formula="of:=['Pivot Table_DATA'.O58]/[.$AB58]" office:value-type="float" office:value="0.00025" calcext:value-type="float">
            <text:p>0.000</text:p>
          </table:table-cell>
          <table:table-cell table:style-name="ce31" table:formula="of:=['Pivot Table_DATA'.P58]/[.$AB58]" office:value-type="float" office:value="0.00005" calcext:value-type="float">
            <text:p>0.000</text:p>
          </table:table-cell>
          <table:table-cell table:style-name="ce34" table:number-columns-repeated="10"/>
          <table:table-cell table:style-name="ce38"/>
          <table:table-cell table:style-name="ce40" table:formula="of:=['Pivot Table_DATA'.AB58]" office:value-type="float" office:value="100000" calcext:value-type="float">
            <text:p>100,000</text:p>
          </table:table-cell>
          <table:table-cell table:formula="of:=SUM([.B58:.AA58])"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table:style-name="ce4" office:value-type="float" office:value="54" calcext:value-type="float">
            <text:p>54</text:p>
          </table:table-cell>
          <table:table-cell table:style-name="ce32"/>
          <table:table-cell table:style-name="ce31" table:formula="of:=['Pivot Table_DATA'.C59]/[.$AB59]" office:value-type="float" office:value="0" calcext:value-type="float">
            <text:p>0.000</text:p>
          </table:table-cell>
          <table:table-cell table:style-name="ce31" table:formula="of:=['Pivot Table_DATA'.D59]/[.$AB59]" office:value-type="float" office:value="0.00515" calcext:value-type="float">
            <text:p>0.005</text:p>
          </table:table-cell>
          <table:table-cell table:style-name="ce31" table:formula="of:=['Pivot Table_DATA'.E59]/[.$AB59]" office:value-type="float" office:value="0.01403" calcext:value-type="float">
            <text:p>0.014</text:p>
          </table:table-cell>
          <table:table-cell table:style-name="ce31" table:formula="of:=['Pivot Table_DATA'.F59]/[.$AB59]" office:value-type="float" office:value="0.05802" calcext:value-type="float">
            <text:p>0.058</text:p>
          </table:table-cell>
          <table:table-cell table:style-name="ce31" table:formula="of:=['Pivot Table_DATA'.G59]/[.$AB59]" office:value-type="float" office:value="0.14976" calcext:value-type="float">
            <text:p>0.150</text:p>
          </table:table-cell>
          <table:table-cell table:style-name="ce31" table:formula="of:=['Pivot Table_DATA'.H59]/[.$AB59]" office:value-type="float" office:value="0.23264" calcext:value-type="float">
            <text:p>0.233</text:p>
          </table:table-cell>
          <table:table-cell table:style-name="ce31" table:formula="of:=['Pivot Table_DATA'.I59]/[.$AB59]" office:value-type="float" office:value="0.23342" calcext:value-type="float">
            <text:p>0.233</text:p>
          </table:table-cell>
          <table:table-cell table:style-name="ce31" table:formula="of:=['Pivot Table_DATA'.J59]/[.$AB59]" office:value-type="float" office:value="0.14135" calcext:value-type="float">
            <text:p>0.141</text:p>
          </table:table-cell>
          <table:table-cell table:style-name="ce31" table:formula="of:=['Pivot Table_DATA'.K59]/[.$AB59]" office:value-type="float" office:value="0.12633" calcext:value-type="float">
            <text:p>0.126</text:p>
          </table:table-cell>
          <table:table-cell table:style-name="ce31" table:formula="of:=['Pivot Table_DATA'.L59]/[.$AB59]" office:value-type="float" office:value="0.02798" calcext:value-type="float">
            <text:p>0.028</text:p>
          </table:table-cell>
          <table:table-cell table:style-name="ce31" table:formula="of:=['Pivot Table_DATA'.M59]/[.$AB59]" office:value-type="float" office:value="0.01008" calcext:value-type="float">
            <text:p>0.010</text:p>
          </table:table-cell>
          <table:table-cell table:style-name="ce31" table:formula="of:=['Pivot Table_DATA'.N59]/[.$AB59]" office:value-type="float" office:value="0.00124" calcext:value-type="float">
            <text:p>0.001</text:p>
          </table:table-cell>
          <table:table-cell table:style-name="ce34" table:number-columns-repeated="12"/>
          <table:table-cell table:style-name="ce38"/>
          <table:table-cell table:style-name="ce40" table:formula="of:=['Pivot Table_DATA'.AB59]" office:value-type="float" office:value="100000" calcext:value-type="float">
            <text:p>100,000</text:p>
          </table:table-cell>
          <table:table-cell table:formula="of:=SUM([.B59:.AA59])"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table:style-name="ce4" office:value-type="float" office:value="55" calcext:value-type="float">
            <text:p>55</text:p>
          </table:table-cell>
          <table:table-cell table:style-name="ce32"/>
          <table:table-cell table:style-name="ce31" table:formula="of:=['Pivot Table_DATA'.C60]/[.$AB60]" office:value-type="float" office:value="0.00349" calcext:value-type="float">
            <text:p>0.003</text:p>
          </table:table-cell>
          <table:table-cell table:style-name="ce31" table:formula="of:=['Pivot Table_DATA'.D60]/[.$AB60]" office:value-type="float" office:value="0.00756" calcext:value-type="float">
            <text:p>0.008</text:p>
          </table:table-cell>
          <table:table-cell table:style-name="ce31" table:formula="of:=['Pivot Table_DATA'.E60]/[.$AB60]" office:value-type="float" office:value="0.07734" calcext:value-type="float">
            <text:p>0.077</text:p>
          </table:table-cell>
          <table:table-cell table:style-name="ce31" table:formula="of:=['Pivot Table_DATA'.F60]/[.$AB60]" office:value-type="float" office:value="0.10108" calcext:value-type="float">
            <text:p>0.101</text:p>
          </table:table-cell>
          <table:table-cell table:style-name="ce31" table:formula="of:=['Pivot Table_DATA'.G60]/[.$AB60]" office:value-type="float" office:value="0.19173" calcext:value-type="float">
            <text:p>0.192</text:p>
          </table:table-cell>
          <table:table-cell table:style-name="ce31" table:formula="of:=['Pivot Table_DATA'.H60]/[.$AB60]" office:value-type="float" office:value="0.26613" calcext:value-type="float">
            <text:p>0.266</text:p>
          </table:table-cell>
          <table:table-cell table:style-name="ce31" table:formula="of:=['Pivot Table_DATA'.I60]/[.$AB60]" office:value-type="float" office:value="0.22508" calcext:value-type="float">
            <text:p>0.225</text:p>
          </table:table-cell>
          <table:table-cell table:style-name="ce31" table:formula="of:=['Pivot Table_DATA'.J60]/[.$AB60]" office:value-type="float" office:value="0.10433" calcext:value-type="float">
            <text:p>0.104</text:p>
          </table:table-cell>
          <table:table-cell table:style-name="ce31" table:formula="of:=['Pivot Table_DATA'.K60]/[.$AB60]" office:value-type="float" office:value="0.01984" calcext:value-type="float">
            <text:p>0.020</text:p>
          </table:table-cell>
          <table:table-cell table:style-name="ce34"/>
          <table:table-cell table:style-name="ce31" table:formula="of:=['Pivot Table_DATA'.M60]/[.$AB60]" office:value-type="float" office:value="0.00342" calcext:value-type="float">
            <text:p>0.003</text:p>
          </table:table-cell>
          <table:table-cell table:style-name="ce34" table:number-columns-repeated="13"/>
          <table:table-cell table:style-name="ce38"/>
          <table:table-cell table:style-name="ce40" table:formula="of:=['Pivot Table_DATA'.AB60]" office:value-type="float" office:value="100000" calcext:value-type="float">
            <text:p>100,000</text:p>
          </table:table-cell>
          <table:table-cell table:formula="of:=SUM([.B60:.AA60])"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table:style-name="ce4" office:value-type="float" office:value="56" calcext:value-type="float">
            <text:p>56</text:p>
          </table:table-cell>
          <table:table-cell table:style-name="ce32"/>
          <table:table-cell table:style-name="ce34" table:number-columns-repeated="2"/>
          <table:table-cell table:style-name="ce31" table:formula="of:=['Pivot Table_DATA'.E61]/[.$AB61]" office:value-type="float" office:value="0.02778" calcext:value-type="float">
            <text:p>0.028</text:p>
          </table:table-cell>
          <table:table-cell table:style-name="ce31" table:formula="of:=['Pivot Table_DATA'.F61]/[.$AB61]" office:value-type="float" office:value="0.11744" calcext:value-type="float">
            <text:p>0.117</text:p>
          </table:table-cell>
          <table:table-cell table:style-name="ce31" table:formula="of:=['Pivot Table_DATA'.G61]/[.$AB61]" office:value-type="float" office:value="0.30485" calcext:value-type="float">
            <text:p>0.305</text:p>
          </table:table-cell>
          <table:table-cell table:style-name="ce31" table:formula="of:=['Pivot Table_DATA'.H61]/[.$AB61]" office:value-type="float" office:value="0.24347" calcext:value-type="float">
            <text:p>0.243</text:p>
          </table:table-cell>
          <table:table-cell table:style-name="ce31" table:formula="of:=['Pivot Table_DATA'.I61]/[.$AB61]" office:value-type="float" office:value="0.2086" calcext:value-type="float">
            <text:p>0.209</text:p>
          </table:table-cell>
          <table:table-cell table:style-name="ce31" table:formula="of:=['Pivot Table_DATA'.J61]/[.$AB61]" office:value-type="float" office:value="0.01373" calcext:value-type="float">
            <text:p>0.014</text:p>
          </table:table-cell>
          <table:table-cell table:style-name="ce31" table:formula="of:=['Pivot Table_DATA'.K61]/[.$AB61]" office:value-type="float" office:value="0.08413" calcext:value-type="float">
            <text:p>0.084</text:p>
          </table:table-cell>
          <table:table-cell table:style-name="ce34" table:number-columns-repeated="15"/>
          <table:table-cell table:style-name="ce38"/>
          <table:table-cell table:style-name="ce40" table:formula="of:=['Pivot Table_DATA'.AB61]" office:value-type="float" office:value="100000" calcext:value-type="float">
            <text:p>100,000</text:p>
          </table:table-cell>
          <table:table-cell table:formula="of:=SUM([.B61:.AA61])"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32"/>
          <table:table-cell table:style-name="ce34"/>
          <table:table-cell table:style-name="ce31" table:formula="of:=['Pivot Table_DATA'.D62]/[.$AB62]" office:value-type="float" office:value="0.08413" calcext:value-type="float">
            <text:p>0.084</text:p>
          </table:table-cell>
          <table:table-cell table:style-name="ce31" table:formula="of:=['Pivot Table_DATA'.E62]/[.$AB62]" office:value-type="float" office:value="0.1994" calcext:value-type="float">
            <text:p>0.199</text:p>
          </table:table-cell>
          <table:table-cell table:style-name="ce31" table:formula="of:=['Pivot Table_DATA'.F62]/[.$AB62]" office:value-type="float" office:value="0.20195" calcext:value-type="float">
            <text:p>0.202</text:p>
          </table:table-cell>
          <table:table-cell table:style-name="ce31" table:formula="of:=['Pivot Table_DATA'.G62]/[.$AB62]" office:value-type="float" office:value="0.29915" calcext:value-type="float">
            <text:p>0.299</text:p>
          </table:table-cell>
          <table:table-cell table:style-name="ce31" table:formula="of:=['Pivot Table_DATA'.H62]/[.$AB62]" office:value-type="float" office:value="0.21537" calcext:value-type="float">
            <text:p>0.215</text:p>
          </table:table-cell>
          <table:table-cell table:style-name="ce34" table:number-columns-repeated="18"/>
          <table:table-cell table:style-name="ce38"/>
          <table:table-cell table:style-name="ce40" table:formula="of:=['Pivot Table_DATA'.AB62]" office:value-type="float" office:value="100000" calcext:value-type="float">
            <text:p>100,000</text:p>
          </table:table-cell>
          <table:table-cell table:formula="of:=SUM([.B62:.AA62])"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table:style-name="ce4" office:value-type="float" office:value="58" calcext:value-type="float">
            <text:p>58</text:p>
          </table:table-cell>
          <table:table-cell table:style-name="ce32"/>
          <table:table-cell table:style-name="ce34" table:number-columns-repeated="3"/>
          <table:table-cell table:style-name="ce31" table:formula="of:=['Pivot Table_DATA'.F63]/[.$AB63]" office:value-type="float" office:value="0.33574" calcext:value-type="float">
            <text:p>0.336</text:p>
          </table:table-cell>
          <table:table-cell table:style-name="ce31" table:formula="of:=['Pivot Table_DATA'.G63]/[.$AB63]" office:value-type="float" office:value="0.66426" calcext:value-type="float">
            <text:p>0.664</text:p>
          </table:table-cell>
          <table:table-cell table:style-name="ce34" table:number-columns-repeated="19"/>
          <table:table-cell table:style-name="ce38"/>
          <table:table-cell table:style-name="ce40" table:formula="of:=['Pivot Table_DATA'.AB63]" office:value-type="float" office:value="100000" calcext:value-type="float">
            <text:p>100,000</text:p>
          </table:table-cell>
          <table:table-cell table:formula="of:=SUM([.B63:.AA63])"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table:style-name="ce4" office:value-type="float" office:value="59" calcext:value-type="float">
            <text:p>59</text:p>
          </table:table-cell>
          <table:table-cell table:style-name="ce32"/>
          <table:table-cell table:style-name="ce34" table:number-columns-repeated="2"/>
          <table:table-cell table:style-name="ce31" table:formula="of:=['Pivot Table_DATA'.E64]/[.$AB64]" office:value-type="float" office:value="1" calcext:value-type="float">
            <text:p>1.000</text:p>
          </table:table-cell>
          <table:table-cell table:style-name="ce34" table:number-columns-repeated="21"/>
          <table:table-cell table:style-name="ce38"/>
          <table:table-cell table:style-name="ce40" table:formula="of:=['Pivot Table_DATA'.AB64]" office:value-type="float" office:value="100000" calcext:value-type="float">
            <text:p>100,000</text:p>
          </table:table-cell>
          <table:table-cell table:formula="of:=SUM([.B64:.AA64])"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table:style-name="ce4" office:value-type="float" office:value="60" calcext:value-type="float">
            <text:p>60</text:p>
          </table:table-cell>
          <table:table-cell table:style-name="ce33"/>
          <table:table-cell table:style-name="ce35" table:number-columns-repeated="3"/>
          <table:table-cell table:style-name="ce31" table:formula="of:=['Pivot Table_DATA'.F65]/[.$AB65]" office:value-type="float" office:value="1" calcext:value-type="float">
            <text:p>1.000</text:p>
          </table:table-cell>
          <table:table-cell table:style-name="ce35" table:number-columns-repeated="20"/>
          <table:table-cell table:style-name="ce39"/>
          <table:table-cell table:style-name="ce40" table:formula="of:=['Pivot Table_DATA'.AB65]" office:value-type="float" office:value="100000" calcext:value-type="float">
            <text:p>100,000</text:p>
          </table:table-cell>
          <table:table-cell table:formula="of:=SUM([.B65:.AA65])"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table:style-name="ce5" office:value-type="string" calcext:value-type="string">
            <text:p>Total Result</text:p>
          </table:table-cell>
          <table:table-cell table:style-name="ce12" office:value-type="float" office:value="100000" calcext:value-type="float">
            <text:p>100000</text:p>
          </table:table-cell>
          <table:table-cell table:style-name="ce18" office:value-type="float" office:value="217185" calcext:value-type="float">
            <text:p>217185</text:p>
          </table:table-cell>
          <table:table-cell table:style-name="ce18" office:value-type="float" office:value="179233" calcext:value-type="float">
            <text:p>179233</text:p>
          </table:table-cell>
          <table:table-cell table:style-name="ce18" office:value-type="float" office:value="316925" calcext:value-type="float">
            <text:p>316925</text:p>
          </table:table-cell>
          <table:table-cell table:style-name="ce18" office:value-type="float" office:value="395874" calcext:value-type="float">
            <text:p>395874</text:p>
          </table:table-cell>
          <table:table-cell table:style-name="ce18" office:value-type="float" office:value="429500" calcext:value-type="float">
            <text:p>429500</text:p>
          </table:table-cell>
          <table:table-cell table:style-name="ce18" office:value-type="float" office:value="440515" calcext:value-type="float">
            <text:p>440515</text:p>
          </table:table-cell>
          <table:table-cell table:style-name="ce18" office:value-type="float" office:value="495845" calcext:value-type="float">
            <text:p>495845</text:p>
          </table:table-cell>
          <table:table-cell table:style-name="ce18" office:value-type="float" office:value="521127" calcext:value-type="float">
            <text:p>521127</text:p>
          </table:table-cell>
          <table:table-cell table:style-name="ce18" office:value-type="float" office:value="559185" calcext:value-type="float">
            <text:p>559185</text:p>
          </table:table-cell>
          <table:table-cell table:style-name="ce18" office:value-type="float" office:value="544530" calcext:value-type="float">
            <text:p>544530</text:p>
          </table:table-cell>
          <table:table-cell table:style-name="ce18" office:value-type="float" office:value="507262" calcext:value-type="float">
            <text:p>507262</text:p>
          </table:table-cell>
          <table:table-cell table:style-name="ce18" office:value-type="float" office:value="439070" calcext:value-type="float">
            <text:p>439070</text:p>
          </table:table-cell>
          <table:table-cell table:style-name="ce18" office:value-type="float" office:value="350713" calcext:value-type="float">
            <text:p>350713</text:p>
          </table:table-cell>
          <table:table-cell table:style-name="ce18" office:value-type="float" office:value="257930" calcext:value-type="float">
            <text:p>257930</text:p>
          </table:table-cell>
          <table:table-cell table:style-name="ce18" office:value-type="float" office:value="173136" calcext:value-type="float">
            <text:p>173136</text:p>
          </table:table-cell>
          <table:table-cell table:style-name="ce18" office:value-type="float" office:value="105402" calcext:value-type="float">
            <text:p>105402</text:p>
          </table:table-cell>
          <table:table-cell table:style-name="ce18" office:value-type="float" office:value="58531" calcext:value-type="float">
            <text:p>58531</text:p>
          </table:table-cell>
          <table:table-cell table:style-name="ce18" office:value-type="float" office:value="29176" calcext:value-type="float">
            <text:p>29176</text:p>
          </table:table-cell>
          <table:table-cell table:style-name="ce18" office:value-type="float" office:value="12815" calcext:value-type="float">
            <text:p>12815</text:p>
          </table:table-cell>
          <table:table-cell table:style-name="ce18" office:value-type="float" office:value="5153" calcext:value-type="float">
            <text:p>5153</text:p>
          </table:table-cell>
          <table:table-cell table:style-name="ce18" office:value-type="float" office:value="1741" calcext:value-type="float">
            <text:p>1741</text:p>
          </table:table-cell>
          <table:table-cell table:style-name="ce18" office:value-type="float" office:value="535" calcext:value-type="float">
            <text:p>535</text:p>
          </table:table-cell>
          <table:table-cell table:style-name="ce18" office:value-type="float" office:value="127" calcext:value-type="float">
            <text:p>127</text:p>
          </table:table-cell>
          <table:table-cell table:style-name="ce18" office:value-type="float" office:value="18" calcext:value-type="float">
            <text:p>18</text:p>
          </table:table-cell>
          <table:table-cell table:style-name="ce24" office:value-type="float" office:value="4" calcext:value-type="float">
            <text:p>4</text:p>
          </table:table-cell>
          <table:table-cell table:style-name="ce41" table:formula="of:=SUM([.AB5:.AB65])" office:value-type="float" office:value="6141532" calcext:value-type="float">
            <text:p>6,141,532</text:p>
          </table:table-cell>
          <table:table-cell table:number-columns-repeated="35"/>
        </table:table-row>
        <table:table-row table:style-name="ro1" table:number-rows-repeated="1048509">
          <table:table-cell table:number-columns-repeated="63"/>
        </table:table-row>
        <table:table-row table:style-name="ro1">
          <table:table-cell table:number-columns-repeated="63"/>
        </table:table-row>
      </table:table>
      <table:table table:name="AVG_VAR" table:style-name="ta1">
        <table:shapes>
          <draw:frame draw:z-index="0" draw:style-name="gr1" draw:text-style-name="P1" svg:width="14.1504in" svg:height="8.4972in" svg:x="6.0657in" svg:y="0.1559in">
            <draw:object draw:notify-on-update-of-ranges="AVG_VAR.A2:AVG_VAR.A62 AVG_VAR.B1:AVG_VAR.B1 AVG_VAR.B2:AVG_VAR.B62 AVG_VAR.C1:AVG_VAR.C1 AVG_VAR.C2:AVG_VAR.C6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EMPTY</text:p>
          </table:table-cell>
          <table:table-cell office:value-type="string" calcext:value-type="string">
            <text:p>AVERAGE_MOBILITY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SD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QRT([.C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QRT([.C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.664" calcext:value-type="float">
            <text:p>4.664</text:p>
          </table:table-cell>
          <table:table-cell office:value-type="float" office:value="0.223" calcext:value-type="float">
            <text:p>0.223</text:p>
          </table:table-cell>
          <table:table-cell table:formula="of:=SQRT([.C4])" office:value-type="float" office:value="0.472228758124704" calcext:value-type="float">
            <text:p>0.472228758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.362" calcext:value-type="float">
            <text:p>4.362</text:p>
          </table:table-cell>
          <table:table-cell office:value-type="float" office:value="1.5653" calcext:value-type="float">
            <text:p>1.5653</text:p>
          </table:table-cell>
          <table:table-cell table:formula="of:=SQRT([.C5])" office:value-type="float" office:value="1.25111949868907" calcext:value-type="float">
            <text:p>1.251119498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.865" calcext:value-type="float">
            <text:p>5.865</text:p>
          </table:table-cell>
          <table:table-cell office:value-type="float" office:value="2.0272" calcext:value-type="float">
            <text:p>2.0272</text:p>
          </table:table-cell>
          <table:table-cell table:formula="of:=SQRT([.C6])" office:value-type="float" office:value="1.42379773844462" calcext:value-type="float">
            <text:p>1.423797738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.837" calcext:value-type="float">
            <text:p>5.837</text:p>
          </table:table-cell>
          <table:table-cell office:value-type="float" office:value="2.3801" calcext:value-type="float">
            <text:p>2.3801</text:p>
          </table:table-cell>
          <table:table-cell table:formula="of:=SQRT([.C7])" office:value-type="float" office:value="1.54275727189989" calcext:value-type="float">
            <text:p>1.542757271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.736" calcext:value-type="float">
            <text:p>6.736</text:p>
          </table:table-cell>
          <table:table-cell office:value-type="float" office:value="2.7284" calcext:value-type="float">
            <text:p>2.7284</text:p>
          </table:table-cell>
          <table:table-cell table:formula="of:=SQRT([.C8])" office:value-type="float" office:value="1.65178691119648" calcext:value-type="float">
            <text:p>1.651786911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.927" calcext:value-type="float">
            <text:p>6.927</text:p>
          </table:table-cell>
          <table:table-cell office:value-type="float" office:value="3.4226" calcext:value-type="float">
            <text:p>3.4226</text:p>
          </table:table-cell>
          <table:table-cell table:formula="of:=SQRT([.C9])" office:value-type="float" office:value="1.85002702682961" calcext:value-type="float">
            <text:p>1.850027026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7.558" calcext:value-type="float">
            <text:p>7.558</text:p>
          </table:table-cell>
          <table:table-cell office:value-type="float" office:value="3.887" calcext:value-type="float">
            <text:p>3.887</text:p>
          </table:table-cell>
          <table:table-cell table:formula="of:=SQRT([.C10])" office:value-type="float" office:value="1.9715476154534" calcext:value-type="float">
            <text:p>1.971547615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.887" calcext:value-type="float">
            <text:p>7.887</text:p>
          </table:table-cell>
          <table:table-cell office:value-type="float" office:value="4.5122" calcext:value-type="float">
            <text:p>4.5122</text:p>
          </table:table-cell>
          <table:table-cell table:formula="of:=SQRT([.C11])" office:value-type="float" office:value="2.12419396477817" calcext:value-type="float">
            <text:p>2.124193964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.358" calcext:value-type="float">
            <text:p>8.358</text:p>
          </table:table-cell>
          <table:table-cell office:value-type="float" office:value="4.8251" calcext:value-type="float">
            <text:p>4.8251</text:p>
          </table:table-cell>
          <table:table-cell table:formula="of:=SQRT([.C12])" office:value-type="float" office:value="2.19661102610362" calcext:value-type="float">
            <text:p>2.196611026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8.735" calcext:value-type="float">
            <text:p>8.735</text:p>
          </table:table-cell>
          <table:table-cell office:value-type="float" office:value="5.3639" calcext:value-type="float">
            <text:p>5.3639</text:p>
          </table:table-cell>
          <table:table-cell table:formula="of:=SQRT([.C13])" office:value-type="float" office:value="2.31600949911696" calcext:value-type="float">
            <text:p>2.316009499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9.077" calcext:value-type="float">
            <text:p>9.077</text:p>
          </table:table-cell>
          <table:table-cell office:value-type="float" office:value="5.6481" calcext:value-type="float">
            <text:p>5.6481</text:p>
          </table:table-cell>
          <table:table-cell table:formula="of:=SQRT([.C14])" office:value-type="float" office:value="2.37657316319107" calcext:value-type="float">
            <text:p>2.376573163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9.484" calcext:value-type="float">
            <text:p>9.484</text:p>
          </table:table-cell>
          <table:table-cell office:value-type="float" office:value="6.1946" calcext:value-type="float">
            <text:p>6.1946</text:p>
          </table:table-cell>
          <table:table-cell table:formula="of:=SQRT([.C15])" office:value-type="float" office:value="2.48889533729323" calcext:value-type="float">
            <text:p>2.488895337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.721" calcext:value-type="float">
            <text:p>9.721</text:p>
          </table:table-cell>
          <table:table-cell office:value-type="float" office:value="6.4033" calcext:value-type="float">
            <text:p>6.4033</text:p>
          </table:table-cell>
          <table:table-cell table:formula="of:=SQRT([.C16])" office:value-type="float" office:value="2.53047426384858" calcext:value-type="float">
            <text:p>2.530474263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.121" calcext:value-type="float">
            <text:p>10.121</text:p>
          </table:table-cell>
          <table:table-cell office:value-type="float" office:value="6.8055" calcext:value-type="float">
            <text:p>6.8055</text:p>
          </table:table-cell>
          <table:table-cell table:formula="of:=SQRT([.C17])" office:value-type="float" office:value="2.60873532578527" calcext:value-type="float">
            <text:p>2.608735325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.279" calcext:value-type="float">
            <text:p>10.279</text:p>
          </table:table-cell>
          <table:table-cell office:value-type="float" office:value="7.0544" calcext:value-type="float">
            <text:p>7.0544</text:p>
          </table:table-cell>
          <table:table-cell table:formula="of:=SQRT([.C18])" office:value-type="float" office:value="2.65601204816544" calcext:value-type="float">
            <text:p>2.656012048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0.665" calcext:value-type="float">
            <text:p>10.665</text:p>
          </table:table-cell>
          <table:table-cell office:value-type="float" office:value="7.4294" calcext:value-type="float">
            <text:p>7.4294</text:p>
          </table:table-cell>
          <table:table-cell table:formula="of:=SQRT([.C19])" office:value-type="float" office:value="2.72569257254005" calcext:value-type="float">
            <text:p>2.725692572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.75" calcext:value-type="float">
            <text:p>10.75</text:p>
          </table:table-cell>
          <table:table-cell office:value-type="float" office:value="7.6013" calcext:value-type="float">
            <text:p>7.6013</text:p>
          </table:table-cell>
          <table:table-cell table:formula="of:=SQRT([.C20])" office:value-type="float" office:value="2.7570455201175" calcext:value-type="float">
            <text:p>2.757045520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1.125" calcext:value-type="float">
            <text:p>11.125</text:p>
          </table:table-cell>
          <table:table-cell office:value-type="float" office:value="7.9862" calcext:value-type="float">
            <text:p>7.9862</text:p>
          </table:table-cell>
          <table:table-cell table:formula="of:=SQRT([.C21])" office:value-type="float" office:value="2.82598655340042" calcext:value-type="float">
            <text:p>2.825986553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1.164" calcext:value-type="float">
            <text:p>11.164</text:p>
          </table:table-cell>
          <table:table-cell office:value-type="float" office:value="8.1832" calcext:value-type="float">
            <text:p>8.1832</text:p>
          </table:table-cell>
          <table:table-cell table:formula="of:=SQRT([.C22])" office:value-type="float" office:value="2.86062930139506" calcext:value-type="float">
            <text:p>2.860629301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1.49" calcext:value-type="float">
            <text:p>11.49</text:p>
          </table:table-cell>
          <table:table-cell office:value-type="float" office:value="8.3935" calcext:value-type="float">
            <text:p>8.3935</text:p>
          </table:table-cell>
          <table:table-cell table:formula="of:=SQRT([.C23])" office:value-type="float" office:value="2.89715377569089" calcext:value-type="float">
            <text:p>2.897153775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1.474" calcext:value-type="float">
            <text:p>11.474</text:p>
          </table:table-cell>
          <table:table-cell office:value-type="float" office:value="8.5675" calcext:value-type="float">
            <text:p>8.5675</text:p>
          </table:table-cell>
          <table:table-cell table:formula="of:=SQRT([.C24])" office:value-type="float" office:value="2.92702921065028" calcext:value-type="float">
            <text:p>2.927029210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.759" calcext:value-type="float">
            <text:p>11.759</text:p>
          </table:table-cell>
          <table:table-cell office:value-type="float" office:value="8.8034" calcext:value-type="float">
            <text:p>8.8034</text:p>
          </table:table-cell>
          <table:table-cell table:formula="of:=SQRT([.C25])" office:value-type="float" office:value="2.96705240937871" calcext:value-type="float">
            <text:p>2.967052409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1.7" calcext:value-type="float">
            <text:p>11.7</text:p>
          </table:table-cell>
          <table:table-cell office:value-type="float" office:value="8.8957" calcext:value-type="float">
            <text:p>8.8957</text:p>
          </table:table-cell>
          <table:table-cell table:formula="of:=SQRT([.C26])" office:value-type="float" office:value="2.98256600932821" calcext:value-type="float">
            <text:p>2.982566009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1.942" calcext:value-type="float">
            <text:p>11.942</text:p>
          </table:table-cell>
          <table:table-cell office:value-type="float" office:value="9.033" calcext:value-type="float">
            <text:p>9.033</text:p>
          </table:table-cell>
          <table:table-cell table:formula="of:=SQRT([.C27])" office:value-type="float" office:value="3.00549496755526" calcext:value-type="float">
            <text:p>3.005494967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1.835" calcext:value-type="float">
            <text:p>11.835</text:p>
          </table:table-cell>
          <table:table-cell office:value-type="float" office:value="9.0663" calcext:value-type="float">
            <text:p>9.0663</text:p>
          </table:table-cell>
          <table:table-cell table:formula="of:=SQRT([.C28])" office:value-type="float" office:value="3.01102972419736" calcext:value-type="float">
            <text:p>3.011029724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2.035" calcext:value-type="float">
            <text:p>12.035</text:p>
          </table:table-cell>
          <table:table-cell office:value-type="float" office:value="9.1976" calcext:value-type="float">
            <text:p>9.1976</text:p>
          </table:table-cell>
          <table:table-cell table:formula="of:=SQRT([.C29])" office:value-type="float" office:value="3.03275452353137" calcext:value-type="float">
            <text:p>3.032754523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1.9" calcext:value-type="float">
            <text:p>11.9</text:p>
          </table:table-cell>
          <table:table-cell office:value-type="float" office:value="9.1615" calcext:value-type="float">
            <text:p>9.1615</text:p>
          </table:table-cell>
          <table:table-cell table:formula="of:=SQRT([.C30])" office:value-type="float" office:value="3.02679698691538" calcext:value-type="float">
            <text:p>3.026796986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2.026" calcext:value-type="float">
            <text:p>12.026</text:p>
          </table:table-cell>
          <table:table-cell office:value-type="float" office:value="9.2468" calcext:value-type="float">
            <text:p>9.2468</text:p>
          </table:table-cell>
          <table:table-cell table:formula="of:=SQRT([.C31])" office:value-type="float" office:value="3.04085514288333" calcext:value-type="float">
            <text:p>3.040855142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1.853" calcext:value-type="float">
            <text:p>11.853</text:p>
          </table:table-cell>
          <table:table-cell office:value-type="float" office:value="9.2202" calcext:value-type="float">
            <text:p>9.2202</text:p>
          </table:table-cell>
          <table:table-cell table:formula="of:=SQRT([.C32])" office:value-type="float" office:value="3.0364782232053" calcext:value-type="float">
            <text:p>3.036478223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1.935" calcext:value-type="float">
            <text:p>11.935</text:p>
          </table:table-cell>
          <table:table-cell office:value-type="float" office:value="9.1771" calcext:value-type="float">
            <text:p>9.1771</text:p>
          </table:table-cell>
          <table:table-cell table:formula="of:=SQRT([.C33])" office:value-type="float" office:value="3.02937287239455" calcext:value-type="float">
            <text:p>3.029372872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1.724" calcext:value-type="float">
            <text:p>11.724</text:p>
          </table:table-cell>
          <table:table-cell office:value-type="float" office:value="9.1044" calcext:value-type="float">
            <text:p>9.1044</text:p>
          </table:table-cell>
          <table:table-cell table:formula="of:=SQRT([.C34])" office:value-type="float" office:value="3.01734983056324" calcext:value-type="float">
            <text:p>3.017349830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1.745" calcext:value-type="float">
            <text:p>11.745</text:p>
          </table:table-cell>
          <table:table-cell office:value-type="float" office:value="9.0008" calcext:value-type="float">
            <text:p>9.0008</text:p>
          </table:table-cell>
          <table:table-cell table:formula="of:=SQRT([.C35])" office:value-type="float" office:value="3.0001333303705" calcext:value-type="float">
            <text:p>3.000133330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1.501" calcext:value-type="float">
            <text:p>11.501</text:p>
          </table:table-cell>
          <table:table-cell office:value-type="float" office:value="8.8811" calcext:value-type="float">
            <text:p>8.8811</text:p>
          </table:table-cell>
          <table:table-cell table:formula="of:=SQRT([.C36])" office:value-type="float" office:value="2.98011744735002" calcext:value-type="float">
            <text:p>2.980117447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.461" calcext:value-type="float">
            <text:p>11.461</text:p>
          </table:table-cell>
          <table:table-cell office:value-type="float" office:value="8.6802" calcext:value-type="float">
            <text:p>8.6802</text:p>
          </table:table-cell>
          <table:table-cell table:formula="of:=SQRT([.C37])" office:value-type="float" office:value="2.94621791454739" calcext:value-type="float">
            <text:p>2.946217914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1.196" calcext:value-type="float">
            <text:p>11.196</text:p>
          </table:table-cell>
          <table:table-cell office:value-type="float" office:value="8.5679" calcext:value-type="float">
            <text:p>8.5679</text:p>
          </table:table-cell>
          <table:table-cell table:formula="of:=SQRT([.C38])" office:value-type="float" office:value="2.92709753851832" calcext:value-type="float">
            <text:p>2.927097538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.093" calcext:value-type="float">
            <text:p>11.093</text:p>
          </table:table-cell>
          <table:table-cell office:value-type="float" office:value="8.2876" calcext:value-type="float">
            <text:p>8.2876</text:p>
          </table:table-cell>
          <table:table-cell table:formula="of:=SQRT([.C39])" office:value-type="float" office:value="2.87881920238142" calcext:value-type="float">
            <text:p>2.878819202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.8" calcext:value-type="float">
            <text:p>10.8</text:p>
          </table:table-cell>
          <table:table-cell office:value-type="float" office:value="8.0726" calcext:value-type="float">
            <text:p>8.0726</text:p>
          </table:table-cell>
          <table:table-cell table:formula="of:=SQRT([.C40])" office:value-type="float" office:value="2.84123212708853" calcext:value-type="float">
            <text:p>2.841232127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.629" calcext:value-type="float">
            <text:p>10.629</text:p>
          </table:table-cell>
          <table:table-cell office:value-type="float" office:value="7.7395" calcext:value-type="float">
            <text:p>7.7395</text:p>
          </table:table-cell>
          <table:table-cell table:formula="of:=SQRT([.C41])" office:value-type="float" office:value="2.78199568655309" calcext:value-type="float">
            <text:p>2.781995686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.3" calcext:value-type="float">
            <text:p>10.3</text:p>
          </table:table-cell>
          <table:table-cell office:value-type="float" office:value="7.4874" calcext:value-type="float">
            <text:p>7.4874</text:p>
          </table:table-cell>
          <table:table-cell table:formula="of:=SQRT([.C42])" office:value-type="float" office:value="2.73631138578927" calcext:value-type="float">
            <text:p>2.736311385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.072" calcext:value-type="float">
            <text:p>10.072</text:p>
          </table:table-cell>
          <table:table-cell office:value-type="float" office:value="7.1478" calcext:value-type="float">
            <text:p>7.1478</text:p>
          </table:table-cell>
          <table:table-cell table:formula="of:=SQRT([.C43])" office:value-type="float" office:value="2.67353698309935" calcext:value-type="float">
            <text:p>2.673536983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.705" calcext:value-type="float">
            <text:p>9.705</text:p>
          </table:table-cell>
          <table:table-cell office:value-type="float" office:value="6.8368" calcext:value-type="float">
            <text:p>6.8368</text:p>
          </table:table-cell>
          <table:table-cell table:formula="of:=SQRT([.C44])" office:value-type="float" office:value="2.61472751926467" calcext:value-type="float">
            <text:p>2.614727519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.415" calcext:value-type="float">
            <text:p>9.415</text:p>
          </table:table-cell>
          <table:table-cell office:value-type="float" office:value="6.4314" calcext:value-type="float">
            <text:p>6.4314</text:p>
          </table:table-cell>
          <table:table-cell table:formula="of:=SQRT([.C45])" office:value-type="float" office:value="2.53602050464897" calcext:value-type="float">
            <text:p>2.536020504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.025" calcext:value-type="float">
            <text:p>9.025</text:p>
          </table:table-cell>
          <table:table-cell office:value-type="float" office:value="6.1128" calcext:value-type="float">
            <text:p>6.1128</text:p>
          </table:table-cell>
          <table:table-cell table:formula="of:=SQRT([.C46])" office:value-type="float" office:value="2.47240773336438" calcext:value-type="float">
            <text:p>2.472407733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.67" calcext:value-type="float">
            <text:p>8.67</text:p>
          </table:table-cell>
          <table:table-cell office:value-type="float" office:value="5.6488" calcext:value-type="float">
            <text:p>5.6488</text:p>
          </table:table-cell>
          <table:table-cell table:formula="of:=SQRT([.C47])" office:value-type="float" office:value="2.37672042949944" calcext:value-type="float">
            <text:p>2.376720429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.248" calcext:value-type="float">
            <text:p>8.248</text:p>
          </table:table-cell>
          <table:table-cell office:value-type="float" office:value="5.2794" calcext:value-type="float">
            <text:p>5.2794</text:p>
          </table:table-cell>
          <table:table-cell table:formula="of:=SQRT([.C48])" office:value-type="float" office:value="2.29769449666399" calcext:value-type="float">
            <text:p>2.297694496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.837" calcext:value-type="float">
            <text:p>7.837</text:p>
          </table:table-cell>
          <table:table-cell office:value-type="float" office:value="4.8133" calcext:value-type="float">
            <text:p>4.8133</text:p>
          </table:table-cell>
          <table:table-cell table:formula="of:=SQRT([.C49])" office:value-type="float" office:value="2.19392342619336" calcext:value-type="float">
            <text:p>2.193923426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.362" calcext:value-type="float">
            <text:p>7.362</text:p>
          </table:table-cell>
          <table:table-cell office:value-type="float" office:value="4.4407" calcext:value-type="float">
            <text:p>4.4407</text:p>
          </table:table-cell>
          <table:table-cell table:formula="of:=SQRT([.C50])" office:value-type="float" office:value="2.10729684667348" calcext:value-type="float">
            <text:p>2.107296846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.897" calcext:value-type="float">
            <text:p>6.897</text:p>
          </table:table-cell>
          <table:table-cell office:value-type="float" office:value="3.9606" calcext:value-type="float">
            <text:p>3.9606</text:p>
          </table:table-cell>
          <table:table-cell table:formula="of:=SQRT([.C51])" office:value-type="float" office:value="1.99012562417552" calcext:value-type="float">
            <text:p>1.99012562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.393" calcext:value-type="float">
            <text:p>6.393</text:p>
          </table:table-cell>
          <table:table-cell office:value-type="float" office:value="3.538" calcext:value-type="float">
            <text:p>3.538</text:p>
          </table:table-cell>
          <table:table-cell table:formula="of:=SQRT([.C52])" office:value-type="float" office:value="1.88095720312824" calcext:value-type="float">
            <text:p>1.880957203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.88" calcext:value-type="float">
            <text:p>5.88</text:p>
          </table:table-cell>
          <table:table-cell office:value-type="float" office:value="3.0664" calcext:value-type="float">
            <text:p>3.0664</text:p>
          </table:table-cell>
          <table:table-cell table:formula="of:=SQRT([.C53])" office:value-type="float" office:value="1.7511139311878" calcext:value-type="float">
            <text:p>1.75111393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.329" calcext:value-type="float">
            <text:p>5.329</text:p>
          </table:table-cell>
          <table:table-cell office:value-type="float" office:value="2.6524" calcext:value-type="float">
            <text:p>2.6524</text:p>
          </table:table-cell>
          <table:table-cell table:formula="of:=SQRT([.C54])" office:value-type="float" office:value="1.62861904692288" calcext:value-type="float">
            <text:p>1.628619046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.772" calcext:value-type="float">
            <text:p>4.772</text:p>
          </table:table-cell>
          <table:table-cell office:value-type="float" office:value="2.1972" calcext:value-type="float">
            <text:p>2.1972</text:p>
          </table:table-cell>
          <table:table-cell table:formula="of:=SQRT([.C55])" office:value-type="float" office:value="1.48229551709502" calcext:value-type="float">
            <text:p>1.482295517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.168" calcext:value-type="float">
            <text:p>4.168</text:p>
          </table:table-cell>
          <table:table-cell office:value-type="float" office:value="1.7921" calcext:value-type="float">
            <text:p>1.7921</text:p>
          </table:table-cell>
          <table:table-cell table:formula="of:=SQRT([.C56])" office:value-type="float" office:value="1.3386933928275" calcext:value-type="float">
            <text:p>1.338693392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557" calcext:value-type="float">
            <text:p>3.557</text:p>
          </table:table-cell>
          <table:table-cell office:value-type="float" office:value="1.3785" calcext:value-type="float">
            <text:p>1.3785</text:p>
          </table:table-cell>
          <table:table-cell table:formula="of:=SQRT([.C57])" office:value-type="float" office:value="1.17409539646487" calcext:value-type="float">
            <text:p>1.174095396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916" calcext:value-type="float">
            <text:p>2.916</text:p>
          </table:table-cell>
          <table:table-cell office:value-type="float" office:value="0.9809" calcext:value-type="float">
            <text:p>0.9809</text:p>
          </table:table-cell>
          <table:table-cell table:formula="of:=SQRT([.C58])" office:value-type="float" office:value="0.99040395798886" calcext:value-type="float">
            <text:p>0.99040395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267" calcext:value-type="float">
            <text:p>2.267</text:p>
          </table:table-cell>
          <table:table-cell office:value-type="float" office:value="0.59" calcext:value-type="float">
            <text:p>0.59</text:p>
          </table:table-cell>
          <table:table-cell table:formula="of:=SQRT([.C59])" office:value-type="float" office:value="0.768114574786861" calcext:value-type="float">
            <text:p>0.76811457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615" calcext:value-type="float">
            <text:p>1.615</text:p>
          </table:table-cell>
          <table:table-cell office:value-type="float" office:value="0.2375" calcext:value-type="float">
            <text:p>0.2375</text:p>
          </table:table-cell>
          <table:table-cell table:formula="of:=SQRT([.C60])" office:value-type="float" office:value="0.487339717240448" calcext:value-type="float">
            <text:p>0.48733971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93" calcext:value-type="float">
            <text:p>0.993</text:p>
          </table:table-cell>
          <table:table-cell office:value-type="float" office:value="0.0069" calcext:value-type="float">
            <text:p>0.0069</text:p>
          </table:table-cell>
          <table:table-cell table:formula="of:=SQRT([.C61])" office:value-type="float" office:value="0.0830662386291808" calcext:value-type="float">
            <text:p>0.0830662386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formula="of:=SQRT([.C62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VG BRANCHING FACTOR</text:p>
          </table:table-cell>
          <table:table-cell table:formula="of:=AVERAGE([.B2:.B61])" office:value-type="float" office:value="8.53056666666667" calcext:value-type="float">
            <text:p>8.5305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 TREE COMPLEXITY</text:p>
          </table:table-cell>
          <table:table-cell table:style-name="ce42" table:formula="of:=PRODUCT([.B2:.B61])" office:value-type="float" office:value="1.24373934986821E+053" calcext:value-type="float">
            <text:p>1.24E+053</text:p>
          </table:table-cell>
          <table:table-cell table:number-columns-repeated="2"/>
        </table:table-row>
        <table:table-row table:style-name="ro1" table:number-rows-repeated="1048510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MOBILITY_06" table:style-name="ta1">
        <table:shapes>
          <draw:frame draw:z-index="0" draw:style-name="gr1" draw:text-style-name="P1" svg:width="14.2461in" svg:height="5.4244in" svg:x="2.6909in" svg:y="0.1799in">
            <draw:object draw:notify-on-update-of-ranges="MOBILITY_06.B1:MOBILITY_06.B1 MOBILITY_06.B2:MOBILITY_06.B53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2">
          <table:table-cell office:value-type="string" calcext:value-type="string">
            <text:p>EMPTY</text:p>
          </table:table-cell>
          <table:table-cell office:value-type="string" calcext:value-type="string">
            <text:p>FREQUENCY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74112154174738" calcext:value-type="float">
            <text:p>0.174112154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25889032772188" calcext:value-type="float">
            <text:p>0.225889032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33427123243934" calcext:value-type="float">
            <text:p>0.233427123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18689759186568" calcext:value-type="float">
            <text:p>0.218689759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90932981604165" calcext:value-type="float">
            <text:p>0.190932981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63984245356579" calcext:value-type="float">
            <text:p>0.163984245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404545499995" calcext:value-type="float">
            <text:p>0.1404545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20088799112009" calcext:value-type="float">
            <text:p>0.120088799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01290129012901" calcext:value-type="float">
            <text:p>0.10129012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853510956424335" calcext:value-type="float">
            <text:p>0.085351095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745556566879045" calcext:value-type="float">
            <text:p>0.074555656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606627391752268" calcext:value-type="float">
            <text:p>0.060662739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545858298906683" calcext:value-type="float">
            <text:p>0.054585829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466868072506102" calcext:value-type="float">
            <text:p>0.046686807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427736875800256" calcext:value-type="float">
            <text:p>0.042773687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362945178071228" calcext:value-type="float">
            <text:p>0.036294517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348025289104077" calcext:value-type="float">
            <text:p>0.034802528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294414821780494" calcext:value-type="float">
            <text:p>0.029441482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284013605442177" calcext:value-type="float">
            <text:p>0.028401360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250592719306143" calcext:value-type="float">
            <text:p>0.025059271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255402160864346" calcext:value-type="float">
            <text:p>0.025540216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224498779462964" calcext:value-type="float">
            <text:p>0.022449877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224983243800206" calcext:value-type="float">
            <text:p>0.022498324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19517416618315" calcext:value-type="float">
            <text:p>0.019517416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196386410020409" calcext:value-type="float">
            <text:p>0.01963864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184077312471238" calcext:value-type="float">
            <text:p>0.018407731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189683460722718" calcext:value-type="float">
            <text:p>0.018968346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183979111017738" calcext:value-type="float">
            <text:p>0.018397911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194169901164419" calcext:value-type="float">
            <text:p>0.019416990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186172607316854" calcext:value-type="float">
            <text:p>0.018617260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205082032813125" calcext:value-type="float">
            <text:p>0.020508203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197877172097118" calcext:value-type="float">
            <text:p>0.019787717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227675132793822" calcext:value-type="float">
            <text:p>0.022767513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225781281261254" calcext:value-type="float">
            <text:p>0.022578128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6268668660658" calcext:value-type="float">
            <text:p>0.026268668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268493972890512" calcext:value-type="float">
            <text:p>0.026849397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329882470617654" calcext:value-type="float">
            <text:p>0.032988247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342509603072983" calcext:value-type="float">
            <text:p>0.034250960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419288050490603" calcext:value-type="float">
            <text:p>0.04192880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444497789513693" calcext:value-type="float">
            <text:p>0.04444977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549971496294518" calcext:value-type="float">
            <text:p>0.054997149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61269803168507" calcext:value-type="float">
            <text:p>0.061269803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737807378073781" calcext:value-type="float">
            <text:p>0.073780737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875131269690453" calcext:value-type="float">
            <text:p>0.08751312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108458069612343" calcext:value-type="float">
            <text:p>0.10845806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12913" calcext:value-type="float">
            <text:p>0.1291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170915231880727" calcext:value-type="float">
            <text:p>0.170915231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17534" calcext:value-type="float">
            <text:p>0.1753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23264" calcext:value-type="float">
            <text:p>0.2326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26613" calcext:value-type="float">
            <text:p>0.2661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24347" calcext:value-type="float">
            <text:p>0.2434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21537" calcext:value-type="float">
            <text:p>0.21537</text:p>
          </table:table-cell>
        </table:table-row>
      </table:table>
      <table:table table:name="EMPTY_36" table:style-name="ta1">
        <table:shapes>
          <draw:frame draw:z-index="0" draw:style-name="gr1" draw:text-style-name="P1" svg:width="11.4465in" svg:height="6.9744in" svg:x="3.7354in" svg:y="1.7165in">
            <draw:object draw:notify-on-update-of-ranges="EMPTY_36.A1:EMPTY_36.A1 EMPTY_36.B1:EMPTY_36.AA1 EMPTY_36.A2:EMPTY_36.A2 EMPTY_36.B2:EMPTY_36.AA2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1" table:default-cell-style-name="Default"/>
        <table:table-column table:style-name="co1" table:number-columns-repeated="28" table:default-cell-style-name="Default"/>
        <table:table-row table:style-name="ro1">
          <table:table-cell office:value-type="string" calcext:value-type="string">
            <text:p>MOBILIT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QUENCY</text:p>
          </table:table-cell>
          <table:table-cell office:value-type="float" office:value="0.0000200080032012805" calcext:value-type="float">
            <text:p>0.000020008</text:p>
          </table:table-cell>
          <table:table-cell office:value-type="float" office:value="0.000290116046418567" calcext:value-type="float">
            <text:p>0.000290116</text:p>
          </table:table-cell>
          <table:table-cell office:value-type="float" office:value="0.000670268107242897" calcext:value-type="float">
            <text:p>0.0006702681</text:p>
          </table:table-cell>
          <table:table-cell office:value-type="float" office:value="0.00183073229291717" calcext:value-type="float">
            <text:p>0.0018307323</text:p>
          </table:table-cell>
          <table:table-cell office:value-type="float" office:value="0.00436174469787915" calcext:value-type="float">
            <text:p>0.0043617447</text:p>
          </table:table-cell>
          <table:table-cell office:value-type="float" office:value="0.0103541416566627" calcext:value-type="float">
            <text:p>0.0103541417</text:p>
          </table:table-cell>
          <table:table-cell office:value-type="float" office:value="0.0205082032813125" calcext:value-type="float">
            <text:p>0.0205082033</text:p>
          </table:table-cell>
          <table:table-cell office:value-type="float" office:value="0.0391856742697079" calcext:value-type="float">
            <text:p>0.0391856743</text:p>
          </table:table-cell>
          <table:table-cell office:value-type="float" office:value="0.0636054421768708" calcext:value-type="float">
            <text:p>0.0636054422</text:p>
          </table:table-cell>
          <table:table-cell office:value-type="float" office:value="0.0911864745898359" calcext:value-type="float">
            <text:p>0.0911864746</text:p>
          </table:table-cell>
          <table:table-cell office:value-type="float" office:value="0.113355342136855" calcext:value-type="float">
            <text:p>0.1133553421</text:p>
          </table:table-cell>
          <table:table-cell office:value-type="float" office:value="0.13016206482593" calcext:value-type="float">
            <text:p>0.1301620648</text:p>
          </table:table-cell>
          <table:table-cell office:value-type="float" office:value="0.132062825130052" calcext:value-type="float">
            <text:p>0.1320628251</text:p>
          </table:table-cell>
          <table:table-cell office:value-type="float" office:value="0.119817927170868" calcext:value-type="float">
            <text:p>0.1198179272</text:p>
          </table:table-cell>
          <table:table-cell office:value-type="float" office:value="0.0994697879151661" calcext:value-type="float">
            <text:p>0.0994697879</text:p>
          </table:table-cell>
          <table:table-cell office:value-type="float" office:value="0.0708983593437375" calcext:value-type="float">
            <text:p>0.0708983593</text:p>
          </table:table-cell>
          <table:table-cell office:value-type="float" office:value="0.0482092837134854" calcext:value-type="float">
            <text:p>0.0482092837</text:p>
          </table:table-cell>
          <table:table-cell office:value-type="float" office:value="0.028391356542617" calcext:value-type="float">
            <text:p>0.0283913565</text:p>
          </table:table-cell>
          <table:table-cell office:value-type="float" office:value="0.0145058023209284" calcext:value-type="float">
            <text:p>0.0145058023</text:p>
          </table:table-cell>
          <table:table-cell office:value-type="float" office:value="0.00668267306922769" calcext:value-type="float">
            <text:p>0.0066826731</text:p>
          </table:table-cell>
          <table:table-cell office:value-type="float" office:value="0.00307122849139656" calcext:value-type="float">
            <text:p>0.0030712285</text:p>
          </table:table-cell>
          <table:table-cell office:value-type="float" office:value="0.000870348139255702" calcext:value-type="float">
            <text:p>0.0008703481</text:p>
          </table:table-cell>
          <table:table-cell office:value-type="float" office:value="0.00038015206082433" calcext:value-type="float">
            <text:p>0.0003801521</text:p>
          </table:table-cell>
          <table:table-cell office:value-type="float" office:value="0.000080032012805122" calcext:value-type="float">
            <text:p>0.000080032</text:p>
          </table:table-cell>
          <table:table-cell office:value-type="float" office:value="0.0000100040016006403" calcext:value-type="float">
            <text:p>0.000010004</text:p>
          </table:table-cell>
          <table:table-cell office:value-type="float" office:value="0.0000200080032012805" calcext:value-type="float">
            <text:p>0.000020008</text:p>
          </table:table-cell>
          <table:table-cell table:number-columns-repeated="2"/>
        </table:table-row>
        <table:table-row table:style-name="ro1">
          <table:table-cell table:number-columns-repeated="29"/>
        </table:table-row>
        <table:table-row table:style-name="ro3">
          <table:table-cell office:value-type="string" calcext:value-type="string">
            <text:p>AVERAGE</text:p>
          </table:table-cell>
          <table:table-cell table:formula="of:=[.B1]*[.B2]" office:value-type="float" office:value="0" calcext:value-type="float">
            <text:p>0</text:p>
          </table:table-cell>
          <table:table-cell table:formula="of:=[.C1]*[.C2]" office:value-type="float" office:value="0.000290116046418567" calcext:value-type="float">
            <text:p>0.000290116</text:p>
          </table:table-cell>
          <table:table-cell table:formula="of:=[.D1]*[.D2]" office:value-type="float" office:value="0.00134053621448579" calcext:value-type="float">
            <text:p>0.0013405362</text:p>
          </table:table-cell>
          <table:table-cell table:formula="of:=[.E1]*[.E2]" office:value-type="float" office:value="0.0054921968787515" calcext:value-type="float">
            <text:p>0.0054921969</text:p>
          </table:table-cell>
          <table:table-cell table:formula="of:=[.F1]*[.F2]" office:value-type="float" office:value="0.0174469787915166" calcext:value-type="float">
            <text:p>0.0174469788</text:p>
          </table:table-cell>
          <table:table-cell table:formula="of:=[.G1]*[.G2]" office:value-type="float" office:value="0.0517707082833133" calcext:value-type="float">
            <text:p>0.0517707083</text:p>
          </table:table-cell>
          <table:table-cell table:formula="of:=[.H1]*[.H2]" office:value-type="float" office:value="0.123049219687875" calcext:value-type="float">
            <text:p>0.1230492197</text:p>
          </table:table-cell>
          <table:table-cell table:formula="of:=[.I1]*[.I2]" office:value-type="float" office:value="0.274299719887955" calcext:value-type="float">
            <text:p>0.2742997199</text:p>
          </table:table-cell>
          <table:table-cell table:formula="of:=[.J1]*[.J2]" office:value-type="float" office:value="0.508843537414966" calcext:value-type="float">
            <text:p>0.5088435374</text:p>
          </table:table-cell>
          <table:table-cell table:formula="of:=[.K1]*[.K2]" office:value-type="float" office:value="0.820678271308523" calcext:value-type="float">
            <text:p>0.8206782713</text:p>
          </table:table-cell>
          <table:table-cell table:formula="of:=[.L1]*[.L2]" office:value-type="float" office:value="1.13355342136855" calcext:value-type="float">
            <text:p>1.1335534214</text:p>
          </table:table-cell>
          <table:table-cell table:formula="of:=[.M1]*[.M2]" office:value-type="float" office:value="1.43178271308523" calcext:value-type="float">
            <text:p>1.4317827131</text:p>
          </table:table-cell>
          <table:table-cell table:formula="of:=[.N1]*[.N2]" office:value-type="float" office:value="1.58475390156062" calcext:value-type="float">
            <text:p>1.5847539016</text:p>
          </table:table-cell>
          <table:table-cell table:formula="of:=[.O1]*[.O2]" office:value-type="float" office:value="1.55763305322129" calcext:value-type="float">
            <text:p>1.5576330532</text:p>
          </table:table-cell>
          <table:table-cell table:formula="of:=[.P1]*[.P2]" office:value-type="float" office:value="1.39257703081233" calcext:value-type="float">
            <text:p>1.3925770308</text:p>
          </table:table-cell>
          <table:table-cell table:formula="of:=[.Q1]*[.Q2]" office:value-type="float" office:value="1.06347539015606" calcext:value-type="float">
            <text:p>1.0634753902</text:p>
          </table:table-cell>
          <table:table-cell table:formula="of:=[.R1]*[.R2]" office:value-type="float" office:value="0.771348539415766" calcext:value-type="float">
            <text:p>0.7713485394</text:p>
          </table:table-cell>
          <table:table-cell table:formula="of:=[.S1]*[.S2]" office:value-type="float" office:value="0.48265306122449" calcext:value-type="float">
            <text:p>0.4826530612</text:p>
          </table:table-cell>
          <table:table-cell table:formula="of:=[.T1]*[.T2]" office:value-type="float" office:value="0.261104441776711" calcext:value-type="float">
            <text:p>0.2611044418</text:p>
          </table:table-cell>
          <table:table-cell table:formula="of:=[.U1]*[.U2]" office:value-type="float" office:value="0.126970788315326" calcext:value-type="float">
            <text:p>0.1269707883</text:p>
          </table:table-cell>
          <table:table-cell table:formula="of:=[.V1]*[.V2]" office:value-type="float" office:value="0.0614245698279312" calcext:value-type="float">
            <text:p>0.0614245698</text:p>
          </table:table-cell>
          <table:table-cell table:formula="of:=[.W1]*[.W2]" office:value-type="float" office:value="0.0182773109243698" calcext:value-type="float">
            <text:p>0.0182773109</text:p>
          </table:table-cell>
          <table:table-cell table:formula="of:=[.X1]*[.X2]" office:value-type="float" office:value="0.00836334533813525" calcext:value-type="float">
            <text:p>0.0083633453</text:p>
          </table:table-cell>
          <table:table-cell table:formula="of:=[.Y1]*[.Y2]" office:value-type="float" office:value="0.00184073629451781" calcext:value-type="float">
            <text:p>0.0018407363</text:p>
          </table:table-cell>
          <table:table-cell table:formula="of:=[.Z1]*[.Z2]" office:value-type="float" office:value="0.000240096038415366" calcext:value-type="float">
            <text:p>0.000240096</text:p>
          </table:table-cell>
          <table:table-cell table:formula="of:=[.AA1]*[.AA2]" office:value-type="float" office:value="0.000500200080032013" calcext:value-type="float">
            <text:p>0.0005002001</text:p>
          </table:table-cell>
          <table:table-cell table:style-name="ce43" table:formula="of:=SUM([.B4:.AA4])" office:value-type="float" office:value="11.6997098839536" calcext:value-type="float">
            <text:p>11.699709884</text:p>
          </table:table-cell>
          <table:table-cell/>
        </table:table-row>
        <table:table-row table:style-name="ro1">
          <table:table-cell office:value-type="string" calcext:value-type="string">
            <text:p>MOB - AVG</text:p>
          </table:table-cell>
          <table:table-cell table:formula="of:=[.B1]-[.$AB$4]" office:value-type="float" office:value="-11.6997098839536" calcext:value-type="float">
            <text:p>-11.699709884</text:p>
          </table:table-cell>
          <table:table-cell table:formula="of:=[.C1]-[.$AB$4]" office:value-type="float" office:value="-10.6997098839536" calcext:value-type="float">
            <text:p>-10.699709884</text:p>
          </table:table-cell>
          <table:table-cell table:formula="of:=[.D1]-[.$AB$4]" office:value-type="float" office:value="-9.69970988395358" calcext:value-type="float">
            <text:p>-9.699709884</text:p>
          </table:table-cell>
          <table:table-cell table:formula="of:=[.E1]-[.$AB$4]" office:value-type="float" office:value="-8.69970988395358" calcext:value-type="float">
            <text:p>-8.699709884</text:p>
          </table:table-cell>
          <table:table-cell table:formula="of:=[.F1]-[.$AB$4]" office:value-type="float" office:value="-7.69970988395358" calcext:value-type="float">
            <text:p>-7.699709884</text:p>
          </table:table-cell>
          <table:table-cell table:formula="of:=[.G1]-[.$AB$4]" office:value-type="float" office:value="-6.69970988395358" calcext:value-type="float">
            <text:p>-6.699709884</text:p>
          </table:table-cell>
          <table:table-cell table:formula="of:=[.H1]-[.$AB$4]" office:value-type="float" office:value="-5.69970988395358" calcext:value-type="float">
            <text:p>-5.699709884</text:p>
          </table:table-cell>
          <table:table-cell table:formula="of:=[.I1]-[.$AB$4]" office:value-type="float" office:value="-4.69970988395358" calcext:value-type="float">
            <text:p>-4.699709884</text:p>
          </table:table-cell>
          <table:table-cell table:formula="of:=[.J1]-[.$AB$4]" office:value-type="float" office:value="-3.69970988395358" calcext:value-type="float">
            <text:p>-3.699709884</text:p>
          </table:table-cell>
          <table:table-cell table:formula="of:=[.K1]-[.$AB$4]" office:value-type="float" office:value="-2.69970988395358" calcext:value-type="float">
            <text:p>-2.699709884</text:p>
          </table:table-cell>
          <table:table-cell table:formula="of:=[.L1]-[.$AB$4]" office:value-type="float" office:value="-1.69970988395358" calcext:value-type="float">
            <text:p>-1.699709884</text:p>
          </table:table-cell>
          <table:table-cell table:formula="of:=[.M1]-[.$AB$4]" office:value-type="float" office:value="-0.699709883953584" calcext:value-type="float">
            <text:p>-0.699709884</text:p>
          </table:table-cell>
          <table:table-cell table:formula="of:=[.N1]-[.$AB$4]" office:value-type="float" office:value="0.300290116046416" calcext:value-type="float">
            <text:p>0.300290116</text:p>
          </table:table-cell>
          <table:table-cell table:formula="of:=[.O1]-[.$AB$4]" office:value-type="float" office:value="1.30029011604642" calcext:value-type="float">
            <text:p>1.300290116</text:p>
          </table:table-cell>
          <table:table-cell table:formula="of:=[.P1]-[.$AB$4]" office:value-type="float" office:value="2.30029011604642" calcext:value-type="float">
            <text:p>2.300290116</text:p>
          </table:table-cell>
          <table:table-cell table:formula="of:=[.Q1]-[.$AB$4]" office:value-type="float" office:value="3.30029011604642" calcext:value-type="float">
            <text:p>3.300290116</text:p>
          </table:table-cell>
          <table:table-cell table:formula="of:=[.R1]-[.$AB$4]" office:value-type="float" office:value="4.30029011604642" calcext:value-type="float">
            <text:p>4.300290116</text:p>
          </table:table-cell>
          <table:table-cell table:formula="of:=[.S1]-[.$AB$4]" office:value-type="float" office:value="5.30029011604642" calcext:value-type="float">
            <text:p>5.300290116</text:p>
          </table:table-cell>
          <table:table-cell table:formula="of:=[.T1]-[.$AB$4]" office:value-type="float" office:value="6.30029011604642" calcext:value-type="float">
            <text:p>6.300290116</text:p>
          </table:table-cell>
          <table:table-cell table:formula="of:=[.U1]-[.$AB$4]" office:value-type="float" office:value="7.30029011604642" calcext:value-type="float">
            <text:p>7.300290116</text:p>
          </table:table-cell>
          <table:table-cell table:formula="of:=[.V1]-[.$AB$4]" office:value-type="float" office:value="8.30029011604642" calcext:value-type="float">
            <text:p>8.300290116</text:p>
          </table:table-cell>
          <table:table-cell table:formula="of:=[.W1]-[.$AB$4]" office:value-type="float" office:value="9.30029011604642" calcext:value-type="float">
            <text:p>9.300290116</text:p>
          </table:table-cell>
          <table:table-cell table:formula="of:=[.X1]-[.$AB$4]" office:value-type="float" office:value="10.3002901160464" calcext:value-type="float">
            <text:p>10.300290116</text:p>
          </table:table-cell>
          <table:table-cell table:formula="of:=[.Y1]-[.$AB$4]" office:value-type="float" office:value="11.3002901160464" calcext:value-type="float">
            <text:p>11.300290116</text:p>
          </table:table-cell>
          <table:table-cell table:formula="of:=[.Z1]-[.$AB$4]" office:value-type="float" office:value="12.3002901160464" calcext:value-type="float">
            <text:p>12.300290116</text:p>
          </table:table-cell>
          <table:table-cell table:formula="of:=[.AA1]-[.$AB$4]" office:value-type="float" office:value="13.3002901160464" calcext:value-type="float">
            <text:p>13.3002901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MOB – AVG)^2</text:p>
          </table:table-cell>
          <table:table-cell table:formula="of:=[.B5]*[.B5]" office:value-type="float" office:value="136.883211368681" calcext:value-type="float">
            <text:p>136.8832113687</text:p>
          </table:table-cell>
          <table:table-cell table:formula="of:=[.C5]*[.C5]" office:value-type="float" office:value="114.483791600774" calcext:value-type="float">
            <text:p>114.4837916008</text:p>
          </table:table-cell>
          <table:table-cell table:formula="of:=[.D5]*[.D5]" office:value-type="float" office:value="94.0843718328669" calcext:value-type="float">
            <text:p>94.0843718329</text:p>
          </table:table-cell>
          <table:table-cell table:formula="of:=[.E5]*[.E5]" office:value-type="float" office:value="75.6849520649597" calcext:value-type="float">
            <text:p>75.684952065</text:p>
          </table:table-cell>
          <table:table-cell table:formula="of:=[.F5]*[.F5]" office:value-type="float" office:value="59.2855322970525" calcext:value-type="float">
            <text:p>59.2855322971</text:p>
          </table:table-cell>
          <table:table-cell table:formula="of:=[.G5]*[.G5]" office:value-type="float" office:value="44.8861125291454" calcext:value-type="float">
            <text:p>44.8861125291</text:p>
          </table:table-cell>
          <table:table-cell table:formula="of:=[.H5]*[.H5]" office:value-type="float" office:value="32.4866927612382" calcext:value-type="float">
            <text:p>32.4866927612</text:p>
          </table:table-cell>
          <table:table-cell table:formula="of:=[.I5]*[.I5]" office:value-type="float" office:value="22.087272993331" calcext:value-type="float">
            <text:p>22.0872729933</text:p>
          </table:table-cell>
          <table:table-cell table:formula="of:=[.J5]*[.J5]" office:value-type="float" office:value="13.6878532254238" calcext:value-type="float">
            <text:p>13.6878532254</text:p>
          </table:table-cell>
          <table:table-cell table:formula="of:=[.K5]*[.K5]" office:value-type="float" office:value="7.28843345751668" calcext:value-type="float">
            <text:p>7.2884334575</text:p>
          </table:table-cell>
          <table:table-cell table:formula="of:=[.L5]*[.L5]" office:value-type="float" office:value="2.88901368960951" calcext:value-type="float">
            <text:p>2.8890136896</text:p>
          </table:table-cell>
          <table:table-cell table:formula="of:=[.M5]*[.M5]" office:value-type="float" office:value="0.489593921702339" calcext:value-type="float">
            <text:p>0.4895939217</text:p>
          </table:table-cell>
          <table:table-cell table:formula="of:=[.N5]*[.N5]" office:value-type="float" office:value="0.0901741537951697" calcext:value-type="float">
            <text:p>0.0901741538</text:p>
          </table:table-cell>
          <table:table-cell table:formula="of:=[.O5]*[.O5]" office:value-type="float" office:value="1.690754385888" calcext:value-type="float">
            <text:p>1.6907543859</text:p>
          </table:table-cell>
          <table:table-cell table:formula="of:=[.P5]*[.P5]" office:value-type="float" office:value="5.29133461798083" calcext:value-type="float">
            <text:p>5.291334618</text:p>
          </table:table-cell>
          <table:table-cell table:formula="of:=[.Q5]*[.Q5]" office:value-type="float" office:value="10.8919148500737" calcext:value-type="float">
            <text:p>10.8919148501</text:p>
          </table:table-cell>
          <table:table-cell table:formula="of:=[.R5]*[.R5]" office:value-type="float" office:value="18.4924950821665" calcext:value-type="float">
            <text:p>18.4924950822</text:p>
          </table:table-cell>
          <table:table-cell table:formula="of:=[.S5]*[.S5]" office:value-type="float" office:value="28.0930753142593" calcext:value-type="float">
            <text:p>28.0930753143</text:p>
          </table:table-cell>
          <table:table-cell table:formula="of:=[.T5]*[.T5]" office:value-type="float" office:value="39.6936555463522" calcext:value-type="float">
            <text:p>39.6936555464</text:p>
          </table:table-cell>
          <table:table-cell table:formula="of:=[.U5]*[.U5]" office:value-type="float" office:value="53.294235778445" calcext:value-type="float">
            <text:p>53.2942357784</text:p>
          </table:table-cell>
          <table:table-cell table:formula="of:=[.V5]*[.V5]" office:value-type="float" office:value="68.8948160105378" calcext:value-type="float">
            <text:p>68.8948160105</text:p>
          </table:table-cell>
          <table:table-cell table:formula="of:=[.W5]*[.W5]" office:value-type="float" office:value="86.4953962426307" calcext:value-type="float">
            <text:p>86.4953962426</text:p>
          </table:table-cell>
          <table:table-cell table:formula="of:=[.X5]*[.X5]" office:value-type="float" office:value="106.095976474723" calcext:value-type="float">
            <text:p>106.0959764747</text:p>
          </table:table-cell>
          <table:table-cell table:formula="of:=[.Y5]*[.Y5]" office:value-type="float" office:value="127.696556706816" calcext:value-type="float">
            <text:p>127.6965567068</text:p>
          </table:table-cell>
          <table:table-cell table:formula="of:=[.Z5]*[.Z5]" office:value-type="float" office:value="151.297136938909" calcext:value-type="float">
            <text:p>151.2971369389</text:p>
          </table:table-cell>
          <table:table-cell table:formula="of:=[.AA5]*[.AA5]" office:value-type="float" office:value="176.897717171002" calcext:value-type="float">
            <text:p>176.89771717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VARIANCE</text:p>
          </table:table-cell>
          <table:table-cell table:formula="of:=[.B6]*[.B2]" office:value-type="float" office:value="0.00273875973126613" calcext:value-type="float">
            <text:p>0.0027387597</text:p>
          </table:table-cell>
          <table:table-cell table:formula="of:=[.C6]*[.C2]" office:value-type="float" office:value="0.0332135849982238" calcext:value-type="float">
            <text:p>0.033213585</text:p>
          </table:table-cell>
          <table:table-cell table:formula="of:=[.D6]*[.D2]" office:value-type="float" office:value="0.0630617538295526" calcext:value-type="float">
            <text:p>0.0630617538</text:p>
          </table:table-cell>
          <table:table-cell table:formula="of:=[.E6]*[.E2]" office:value-type="float" office:value="0.13855888583321" calcext:value-type="float">
            <text:p>0.1385588858</text:p>
          </table:table-cell>
          <table:table-cell table:formula="of:=[.F6]*[.F2]" office:value-type="float" office:value="0.258588356157612" calcext:value-type="float">
            <text:p>0.2585883562</text:p>
          </table:table-cell>
          <table:table-cell table:formula="of:=[.G6]*[.G2]" office:value-type="float" office:value="0.464757167543672" calcext:value-type="float">
            <text:p>0.4647571675</text:p>
          </table:table-cell>
          <table:table-cell table:formula="of:=[.H6]*[.H2]" office:value-type="float" office:value="0.666243699085017" calcext:value-type="float">
            <text:p>0.6662436991</text:p>
          </table:table-cell>
          <table:table-cell table:formula="of:=[.I6]*[.I2]" office:value-type="float" office:value="0.865504685022785" calcext:value-type="float">
            <text:p>0.865504685</text:p>
          </table:table-cell>
          <table:table-cell table:formula="of:=[.J6]*[.J2]" office:value-type="float" office:value="0.87062195685519" calcext:value-type="float">
            <text:p>0.8706219569</text:p>
          </table:table-cell>
          <table:table-cell table:formula="of:=[.K6]*[.K2]" office:value-type="float" office:value="0.664606552273555" calcext:value-type="float">
            <text:p>0.6646065523</text:p>
          </table:table-cell>
          <table:table-cell table:formula="of:=[.L6]*[.L2]" office:value-type="float" office:value="0.327485135223743" calcext:value-type="float">
            <text:p>0.3274851352</text:p>
          </table:table-cell>
          <table:table-cell table:formula="of:=[.M6]*[.M2]" office:value-type="float" office:value="0.0637265557750013" calcext:value-type="float">
            <text:p>0.0637265558</text:p>
          </table:table-cell>
          <table:table-cell table:formula="of:=[.N6]*[.N2]" office:value-type="float" office:value="0.0119086535039019" calcext:value-type="float">
            <text:p>0.0119086535</text:p>
          </table:table-cell>
          <table:table-cell table:formula="of:=[.O6]*[.O2]" office:value-type="float" office:value="0.202582685872155" calcext:value-type="float">
            <text:p>0.2025826859</text:p>
          </table:table-cell>
          <table:table-cell table:formula="of:=[.P6]*[.P2]" office:value-type="float" office:value="0.52632793223873" calcext:value-type="float">
            <text:p>0.5263279322</text:p>
          </table:table-cell>
          <table:table-cell table:formula="of:=[.Q6]*[.Q2]" office:value-type="float" office:value="0.772218892981913" calcext:value-type="float">
            <text:p>0.772218893</text:p>
          </table:table-cell>
          <table:table-cell table:formula="of:=[.R6]*[.R2]" office:value-type="float" office:value="0.891509941986398" calcext:value-type="float">
            <text:p>0.891509942</text:p>
          </table:table-cell>
          <table:table-cell table:formula="of:=[.S6]*[.S2]" office:value-type="float" office:value="0.79760051762573" calcext:value-type="float">
            <text:p>0.7976005176</text:p>
          </table:table-cell>
          <table:table-cell table:formula="of:=[.T6]*[.T2]" office:value-type="float" office:value="0.575788320750406" calcext:value-type="float">
            <text:p>0.5757883208</text:p>
          </table:table-cell>
          <table:table-cell table:formula="of:=[.U6]*[.U2]" office:value-type="float" office:value="0.356147954181685" calcext:value-type="float">
            <text:p>0.3561479542</text:p>
          </table:table-cell>
          <table:table-cell table:formula="of:=[.V6]*[.V2]" office:value-type="float" office:value="0.211591721841088" calcext:value-type="float">
            <text:p>0.2115917218</text:p>
          </table:table-cell>
          <table:table-cell table:formula="of:=[.W6]*[.W2]" office:value-type="float" office:value="0.0752811071739583" calcext:value-type="float">
            <text:p>0.0752811072</text:p>
          </table:table-cell>
          <table:table-cell table:formula="of:=[.X6]*[.X2]" office:value-type="float" office:value="0.0403326041020357" calcext:value-type="float">
            <text:p>0.0403326041</text:p>
          </table:table-cell>
          <table:table-cell table:formula="of:=[.Y6]*[.Y2]" office:value-type="float" office:value="0.0102198124615299" calcext:value-type="float">
            <text:p>0.0102198125</text:p>
          </table:table-cell>
          <table:table-cell table:formula="of:=[.Z6]*[.Z2]" office:value-type="float" office:value="0.00151357680010914" calcext:value-type="float">
            <text:p>0.0015135768</text:p>
          </table:table-cell>
          <table:table-cell table:formula="of:=[.AA6]*[.AA2]" office:value-type="float" office:value="0.00353937009145662" calcext:value-type="float">
            <text:p>0.0035393701</text:p>
          </table:table-cell>
          <table:table-cell table:style-name="ce43" table:formula="of:=SUM([.B7:.AA7])" office:value-type="float" office:value="8.89567018393992" calcext:value-type="float">
            <text:p>8.8956701839</text:p>
          </table:table-cell>
          <table:table-cell table:style-name="ce43" table:formula="of:=SQRT([.AB7])" office:value-type="float" office:value="2.98256101093338" calcext:value-type="float">
            <text:p>2.9825610109</text:p>
          </table:table-cell>
        </table:table-row>
        <table:table-row table:style-name="ro1" table:number-rows-repeated="1048568">
          <table:table-cell table:number-columns-repeated="29"/>
        </table:table-row>
        <table:table-row table:style-name="ro1">
          <table:table-cell table:number-columns-repeated="29"/>
        </table:table-row>
      </table:table>
      <table:named-expressions/>
      <table:data-pilot-tables>
        <table:data-pilot-table table:name="DataPilot1" table:application-data="" table:target-range-address="'Pivot Table_DATA'.A1:'Pivot Table_DATA'.AB66" table:buttons="'Pivot Table_DATA'.A1 'Pivot Table_DATA'.A4 'Pivot Table_DATA'.B3">
          <table:source-cell-range table:cell-range-address="DATA.A1:DATA.C984"/>
          <table:data-pilot-field table:source-field-name="EMPTY" table:orientation="row" table:used-hierarchy="0" table:function="auto">
            <table:data-pilot-level table:show-empty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  <table:data-pilot-member table:name="51" table:display="true" table:show-details="true"/>
                <table:data-pilot-member table:name="52" table:display="true" table:show-details="true"/>
                <table:data-pilot-member table:name="53" table:display="true" table:show-details="true"/>
                <table:data-pilot-member table:name="54" table:display="true" table:show-details="true"/>
                <table:data-pilot-member table:name="55" table:display="true" table:show-details="true"/>
                <table:data-pilot-member table:name="56" table:display="true" table:show-details="true"/>
                <table:data-pilot-member table:name="57" table:display="true" table:show-details="true"/>
                <table:data-pilot-member table:name="58" table:display="true" table:show-details="true"/>
                <table:data-pilot-member table:name="59" table:display="true" table:show-details="true"/>
                <table:data-pilot-member table:name="6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OBILITY" table:orientation="column" table:used-hierarchy="0" table:function="auto">
            <table:data-pilot-level table:show-empty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FREQUENCY" table:orientation="data" table:used-hierarchy="0" table:function="sum">
            <table:data-pilot-level table:show-empty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3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3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8" table:display="true" table:show-details="true"/>
                <table:data-pilot-member table:name="50" table:display="true" table:show-details="true"/>
                <table:data-pilot-member table:name="51" table:display="true" table:show-details="true"/>
                <table:data-pilot-member table:name="52" table:display="true" table:show-details="true"/>
                <table:data-pilot-member table:name="53" table:display="true" table:show-details="true"/>
                <table:data-pilot-member table:name="55" table:display="true" table:show-details="true"/>
                <table:data-pilot-member table:name="56" table:display="true" table:show-details="true"/>
                <table:data-pilot-member table:name="58" table:display="true" table:show-details="true"/>
                <table:data-pilot-member table:name="61" table:display="true" table:show-details="true"/>
                <table:data-pilot-member table:name="63" table:display="true" table:show-details="true"/>
                <table:data-pilot-member table:name="65" table:display="true" table:show-details="true"/>
                <table:data-pilot-member table:name="66" table:display="true" table:show-details="true"/>
                <table:data-pilot-member table:name="67" table:display="true" table:show-details="true"/>
                <table:data-pilot-member table:name="69" table:display="true" table:show-details="true"/>
                <table:data-pilot-member table:name="75" table:display="true" table:show-details="true"/>
                <table:data-pilot-member table:name="79" table:display="true" table:show-details="true"/>
                <table:data-pilot-member table:name="80" table:display="true" table:show-details="true"/>
                <table:data-pilot-member table:name="83" table:display="true" table:show-details="true"/>
                <table:data-pilot-member table:name="85" table:display="true" table:show-details="true"/>
                <table:data-pilot-member table:name="86" table:display="true" table:show-details="true"/>
                <table:data-pilot-member table:name="87" table:display="true" table:show-details="true"/>
                <table:data-pilot-member table:name="88" table:display="true" table:show-details="true"/>
                <table:data-pilot-member table:name="91" table:display="true" table:show-details="true"/>
                <table:data-pilot-member table:name="93" table:display="true" table:show-details="true"/>
                <table:data-pilot-member table:name="94" table:display="true" table:show-details="true"/>
                <table:data-pilot-member table:name="95" table:display="true" table:show-details="true"/>
                <table:data-pilot-member table:name="96" table:display="true" table:show-details="true"/>
                <table:data-pilot-member table:name="97" table:display="true" table:show-details="true"/>
                <table:data-pilot-member table:name="98" table:display="true" table:show-details="true"/>
                <table:data-pilot-member table:name="99" table:display="true" table:show-details="true"/>
                <table:data-pilot-member table:name="105" table:display="true" table:show-details="true"/>
                <table:data-pilot-member table:name="107" table:display="true" table:show-details="true"/>
                <table:data-pilot-member table:name="109" table:display="true" table:show-details="true"/>
                <table:data-pilot-member table:name="113" table:display="true" table:show-details="true"/>
                <table:data-pilot-member table:name="114" table:display="true" table:show-details="true"/>
                <table:data-pilot-member table:name="115" table:display="true" table:show-details="true"/>
                <table:data-pilot-member table:name="117" table:display="true" table:show-details="true"/>
                <table:data-pilot-member table:name="120" table:display="true" table:show-details="true"/>
                <table:data-pilot-member table:name="122" table:display="true" table:show-details="true"/>
                <table:data-pilot-member table:name="124" table:display="true" table:show-details="true"/>
                <table:data-pilot-member table:name="127" table:display="true" table:show-details="true"/>
                <table:data-pilot-member table:name="128" table:display="true" table:show-details="true"/>
                <table:data-pilot-member table:name="133" table:display="true" table:show-details="true"/>
                <table:data-pilot-member table:name="135" table:display="true" table:show-details="true"/>
                <table:data-pilot-member table:name="137" table:display="true" table:show-details="true"/>
                <table:data-pilot-member table:name="138" table:display="true" table:show-details="true"/>
                <table:data-pilot-member table:name="140" table:display="true" table:show-details="true"/>
                <table:data-pilot-member table:name="141" table:display="true" table:show-details="true"/>
                <table:data-pilot-member table:name="142" table:display="true" table:show-details="true"/>
                <table:data-pilot-member table:name="148" table:display="true" table:show-details="true"/>
                <table:data-pilot-member table:name="149" table:display="true" table:show-details="true"/>
                <table:data-pilot-member table:name="150" table:display="true" table:show-details="true"/>
                <table:data-pilot-member table:name="152" table:display="true" table:show-details="true"/>
                <table:data-pilot-member table:name="153" table:display="true" table:show-details="true"/>
                <table:data-pilot-member table:name="156" table:display="true" table:show-details="true"/>
                <table:data-pilot-member table:name="164" table:display="true" table:show-details="true"/>
                <table:data-pilot-member table:name="165" table:display="true" table:show-details="true"/>
                <table:data-pilot-member table:name="167" table:display="true" table:show-details="true"/>
                <table:data-pilot-member table:name="168" table:display="true" table:show-details="true"/>
                <table:data-pilot-member table:name="170" table:display="true" table:show-details="true"/>
                <table:data-pilot-member table:name="175" table:display="true" table:show-details="true"/>
                <table:data-pilot-member table:name="176" table:display="true" table:show-details="true"/>
                <table:data-pilot-member table:name="177" table:display="true" table:show-details="true"/>
                <table:data-pilot-member table:name="180" table:display="true" table:show-details="true"/>
                <table:data-pilot-member table:name="183" table:display="true" table:show-details="true"/>
                <table:data-pilot-member table:name="186" table:display="true" table:show-details="true"/>
                <table:data-pilot-member table:name="190" table:display="true" table:show-details="true"/>
                <table:data-pilot-member table:name="198" table:display="true" table:show-details="true"/>
                <table:data-pilot-member table:name="201" table:display="true" table:show-details="true"/>
                <table:data-pilot-member table:name="206" table:display="true" table:show-details="true"/>
                <table:data-pilot-member table:name="207" table:display="true" table:show-details="true"/>
                <table:data-pilot-member table:name="208" table:display="true" table:show-details="true"/>
                <table:data-pilot-member table:name="213" table:display="true" table:show-details="true"/>
                <table:data-pilot-member table:name="217" table:display="true" table:show-details="true"/>
                <table:data-pilot-member table:name="219" table:display="true" table:show-details="true"/>
                <table:data-pilot-member table:name="221" table:display="true" table:show-details="true"/>
                <table:data-pilot-member table:name="236" table:display="true" table:show-details="true"/>
                <table:data-pilot-member table:name="239" table:display="true" table:show-details="true"/>
                <table:data-pilot-member table:name="246" table:display="true" table:show-details="true"/>
                <table:data-pilot-member table:name="248" table:display="true" table:show-details="true"/>
                <table:data-pilot-member table:name="249" table:display="true" table:show-details="true"/>
                <table:data-pilot-member table:name="253" table:display="true" table:show-details="true"/>
                <table:data-pilot-member table:name="254" table:display="true" table:show-details="true"/>
                <table:data-pilot-member table:name="255" table:display="true" table:show-details="true"/>
                <table:data-pilot-member table:name="259" table:display="true" table:show-details="true"/>
                <table:data-pilot-member table:name="264" table:display="true" table:show-details="true"/>
                <table:data-pilot-member table:name="265" table:display="true" table:show-details="true"/>
                <table:data-pilot-member table:name="267" table:display="true" table:show-details="true"/>
                <table:data-pilot-member table:name="278" table:display="true" table:show-details="true"/>
                <table:data-pilot-member table:name="287" table:display="true" table:show-details="true"/>
                <table:data-pilot-member table:name="289" table:display="true" table:show-details="true"/>
                <table:data-pilot-member table:name="297" table:display="true" table:show-details="true"/>
                <table:data-pilot-member table:name="307" table:display="true" table:show-details="true"/>
                <table:data-pilot-member table:name="310" table:display="true" table:show-details="true"/>
                <table:data-pilot-member table:name="314" table:display="true" table:show-details="true"/>
                <table:data-pilot-member table:name="317" table:display="true" table:show-details="true"/>
                <table:data-pilot-member table:name="324" table:display="true" table:show-details="true"/>
                <table:data-pilot-member table:name="326" table:display="true" table:show-details="true"/>
                <table:data-pilot-member table:name="336" table:display="true" table:show-details="true"/>
                <table:data-pilot-member table:name="339" table:display="true" table:show-details="true"/>
                <table:data-pilot-member table:name="340" table:display="true" table:show-details="true"/>
                <table:data-pilot-member table:name="342" table:display="true" table:show-details="true"/>
                <table:data-pilot-member table:name="347" table:display="true" table:show-details="true"/>
                <table:data-pilot-member table:name="348" table:display="true" table:show-details="true"/>
                <table:data-pilot-member table:name="349" table:display="true" table:show-details="true"/>
                <table:data-pilot-member table:name="357" table:display="true" table:show-details="true"/>
                <table:data-pilot-member table:name="358" table:display="true" table:show-details="true"/>
                <table:data-pilot-member table:name="359" table:display="true" table:show-details="true"/>
                <table:data-pilot-member table:name="368" table:display="true" table:show-details="true"/>
                <table:data-pilot-member table:name="369" table:display="true" table:show-details="true"/>
                <table:data-pilot-member table:name="374" table:display="true" table:show-details="true"/>
                <table:data-pilot-member table:name="383" table:display="true" table:show-details="true"/>
                <table:data-pilot-member table:name="388" table:display="true" table:show-details="true"/>
                <table:data-pilot-member table:name="389" table:display="true" table:show-details="true"/>
                <table:data-pilot-member table:name="398" table:display="true" table:show-details="true"/>
                <table:data-pilot-member table:name="400" table:display="true" table:show-details="true"/>
                <table:data-pilot-member table:name="409" table:display="true" table:show-details="true"/>
                <table:data-pilot-member table:name="412" table:display="true" table:show-details="true"/>
                <table:data-pilot-member table:name="425" table:display="true" table:show-details="true"/>
                <table:data-pilot-member table:name="427" table:display="true" table:show-details="true"/>
                <table:data-pilot-member table:name="428" table:display="true" table:show-details="true"/>
                <table:data-pilot-member table:name="431" table:display="true" table:show-details="true"/>
                <table:data-pilot-member table:name="436" table:display="true" table:show-details="true"/>
                <table:data-pilot-member table:name="445" table:display="true" table:show-details="true"/>
                <table:data-pilot-member table:name="451" table:display="true" table:show-details="true"/>
                <table:data-pilot-member table:name="454" table:display="true" table:show-details="true"/>
                <table:data-pilot-member table:name="455" table:display="true" table:show-details="true"/>
                <table:data-pilot-member table:name="458" table:display="true" table:show-details="true"/>
                <table:data-pilot-member table:name="465" table:display="true" table:show-details="true"/>
                <table:data-pilot-member table:name="478" table:display="true" table:show-details="true"/>
                <table:data-pilot-member table:name="483" table:display="true" table:show-details="true"/>
                <table:data-pilot-member table:name="485" table:display="true" table:show-details="true"/>
                <table:data-pilot-member table:name="490" table:display="true" table:show-details="true"/>
                <table:data-pilot-member table:name="494" table:display="true" table:show-details="true"/>
                <table:data-pilot-member table:name="501" table:display="true" table:show-details="true"/>
                <table:data-pilot-member table:name="503" table:display="true" table:show-details="true"/>
                <table:data-pilot-member table:name="507" table:display="true" table:show-details="true"/>
                <table:data-pilot-member table:name="508" table:display="true" table:show-details="true"/>
                <table:data-pilot-member table:name="509" table:display="true" table:show-details="true"/>
                <table:data-pilot-member table:name="511" table:display="true" table:show-details="true"/>
                <table:data-pilot-member table:name="515" table:display="true" table:show-details="true"/>
                <table:data-pilot-member table:name="523" table:display="true" table:show-details="true"/>
                <table:data-pilot-member table:name="531" table:display="true" table:show-details="true"/>
                <table:data-pilot-member table:name="534" table:display="true" table:show-details="true"/>
                <table:data-pilot-member table:name="539" table:display="true" table:show-details="true"/>
                <table:data-pilot-member table:name="552" table:display="true" table:show-details="true"/>
                <table:data-pilot-member table:name="553" table:display="true" table:show-details="true"/>
                <table:data-pilot-member table:name="588" table:display="true" table:show-details="true"/>
                <table:data-pilot-member table:name="594" table:display="true" table:show-details="true"/>
                <table:data-pilot-member table:name="599" table:display="true" table:show-details="true"/>
                <table:data-pilot-member table:name="600" table:display="true" table:show-details="true"/>
                <table:data-pilot-member table:name="603" table:display="true" table:show-details="true"/>
                <table:data-pilot-member table:name="614" table:display="true" table:show-details="true"/>
                <table:data-pilot-member table:name="616" table:display="true" table:show-details="true"/>
                <table:data-pilot-member table:name="629" table:display="true" table:show-details="true"/>
                <table:data-pilot-member table:name="650" table:display="true" table:show-details="true"/>
                <table:data-pilot-member table:name="655" table:display="true" table:show-details="true"/>
                <table:data-pilot-member table:name="668" table:display="true" table:show-details="true"/>
                <table:data-pilot-member table:name="680" table:display="true" table:show-details="true"/>
                <table:data-pilot-member table:name="681" table:display="true" table:show-details="true"/>
                <table:data-pilot-member table:name="683" table:display="true" table:show-details="true"/>
                <table:data-pilot-member table:name="701" table:display="true" table:show-details="true"/>
                <table:data-pilot-member table:name="705" table:display="true" table:show-details="true"/>
                <table:data-pilot-member table:name="723" table:display="true" table:show-details="true"/>
                <table:data-pilot-member table:name="729" table:display="true" table:show-details="true"/>
                <table:data-pilot-member table:name="732" table:display="true" table:show-details="true"/>
                <table:data-pilot-member table:name="742" table:display="true" table:show-details="true"/>
                <table:data-pilot-member table:name="755" table:display="true" table:show-details="true"/>
                <table:data-pilot-member table:name="756" table:display="true" table:show-details="true"/>
                <table:data-pilot-member table:name="764" table:display="true" table:show-details="true"/>
                <table:data-pilot-member table:name="772" table:display="true" table:show-details="true"/>
                <table:data-pilot-member table:name="784" table:display="true" table:show-details="true"/>
                <table:data-pilot-member table:name="787" table:display="true" table:show-details="true"/>
                <table:data-pilot-member table:name="801" table:display="true" table:show-details="true"/>
                <table:data-pilot-member table:name="807" table:display="true" table:show-details="true"/>
                <table:data-pilot-member table:name="823" table:display="true" table:show-details="true"/>
                <table:data-pilot-member table:name="840" table:display="true" table:show-details="true"/>
                <table:data-pilot-member table:name="844" table:display="true" table:show-details="true"/>
                <table:data-pilot-member table:name="848" table:display="true" table:show-details="true"/>
                <table:data-pilot-member table:name="850" table:display="true" table:show-details="true"/>
                <table:data-pilot-member table:name="854" table:display="true" table:show-details="true"/>
                <table:data-pilot-member table:name="867" table:display="true" table:show-details="true"/>
                <table:data-pilot-member table:name="871" table:display="true" table:show-details="true"/>
                <table:data-pilot-member table:name="875" table:display="true" table:show-details="true"/>
                <table:data-pilot-member table:name="881" table:display="true" table:show-details="true"/>
                <table:data-pilot-member table:name="890" table:display="true" table:show-details="true"/>
                <table:data-pilot-member table:name="891" table:display="true" table:show-details="true"/>
                <table:data-pilot-member table:name="892" table:display="true" table:show-details="true"/>
                <table:data-pilot-member table:name="904" table:display="true" table:show-details="true"/>
                <table:data-pilot-member table:name="915" table:display="true" table:show-details="true"/>
                <table:data-pilot-member table:name="917" table:display="true" table:show-details="true"/>
                <table:data-pilot-member table:name="929" table:display="true" table:show-details="true"/>
                <table:data-pilot-member table:name="949" table:display="true" table:show-details="true"/>
                <table:data-pilot-member table:name="953" table:display="true" table:show-details="true"/>
                <table:data-pilot-member table:name="971" table:display="true" table:show-details="true"/>
                <table:data-pilot-member table:name="985" table:display="true" table:show-details="true"/>
                <table:data-pilot-member table:name="990" table:display="true" table:show-details="true"/>
                <table:data-pilot-member table:name="995" table:display="true" table:show-details="true"/>
                <table:data-pilot-member table:name="1005" table:display="true" table:show-details="true"/>
                <table:data-pilot-member table:name="1008" table:display="true" table:show-details="true"/>
                <table:data-pilot-member table:name="1027" table:display="true" table:show-details="true"/>
                <table:data-pilot-member table:name="1035" table:display="true" table:show-details="true"/>
                <table:data-pilot-member table:name="1043" table:display="true" table:show-details="true"/>
                <table:data-pilot-member table:name="1056" table:display="true" table:show-details="true"/>
                <table:data-pilot-member table:name="1063" table:display="true" table:show-details="true"/>
                <table:data-pilot-member table:name="1073" table:display="true" table:show-details="true"/>
                <table:data-pilot-member table:name="1079" table:display="true" table:show-details="true"/>
                <table:data-pilot-member table:name="1090" table:display="true" table:show-details="true"/>
                <table:data-pilot-member table:name="1091" table:display="true" table:show-details="true"/>
                <table:data-pilot-member table:name="1102" table:display="true" table:show-details="true"/>
                <table:data-pilot-member table:name="1125" table:display="true" table:show-details="true"/>
                <table:data-pilot-member table:name="1126" table:display="true" table:show-details="true"/>
                <table:data-pilot-member table:name="1135" table:display="true" table:show-details="true"/>
                <table:data-pilot-member table:name="1136" table:display="true" table:show-details="true"/>
                <table:data-pilot-member table:name="1140" table:display="true" table:show-details="true"/>
                <table:data-pilot-member table:name="1167" table:display="true" table:show-details="true"/>
                <table:data-pilot-member table:name="1186" table:display="true" table:show-details="true"/>
                <table:data-pilot-member table:name="1195" table:display="true" table:show-details="true"/>
                <table:data-pilot-member table:name="1196" table:display="true" table:show-details="true"/>
                <table:data-pilot-member table:name="1213" table:display="true" table:show-details="true"/>
                <table:data-pilot-member table:name="1214" table:display="true" table:show-details="true"/>
                <table:data-pilot-member table:name="1225" table:display="true" table:show-details="true"/>
                <table:data-pilot-member table:name="1246" table:display="true" table:show-details="true"/>
                <table:data-pilot-member table:name="1258" table:display="true" table:show-details="true"/>
                <table:data-pilot-member table:name="1270" table:display="true" table:show-details="true"/>
                <table:data-pilot-member table:name="1278" table:display="true" table:show-details="true"/>
                <table:data-pilot-member table:name="1310" table:display="true" table:show-details="true"/>
                <table:data-pilot-member table:name="1312" table:display="true" table:show-details="true"/>
                <table:data-pilot-member table:name="1341" table:display="true" table:show-details="true"/>
                <table:data-pilot-member table:name="1352" table:display="true" table:show-details="true"/>
                <table:data-pilot-member table:name="1373" table:display="true" table:show-details="true"/>
                <table:data-pilot-member table:name="1389" table:display="true" table:show-details="true"/>
                <table:data-pilot-member table:name="1403" table:display="true" table:show-details="true"/>
                <table:data-pilot-member table:name="1408" table:display="true" table:show-details="true"/>
                <table:data-pilot-member table:name="1450" table:display="true" table:show-details="true"/>
                <table:data-pilot-member table:name="1479" table:display="true" table:show-details="true"/>
                <table:data-pilot-member table:name="1506" table:display="true" table:show-details="true"/>
                <table:data-pilot-member table:name="1526" table:display="true" table:show-details="true"/>
                <table:data-pilot-member table:name="1543" table:display="true" table:show-details="true"/>
                <table:data-pilot-member table:name="1545" table:display="true" table:show-details="true"/>
                <table:data-pilot-member table:name="1547" table:display="true" table:show-details="true"/>
                <table:data-pilot-member table:name="1548" table:display="true" table:show-details="true"/>
                <table:data-pilot-member table:name="1563" table:display="true" table:show-details="true"/>
                <table:data-pilot-member table:name="1565" table:display="true" table:show-details="true"/>
                <table:data-pilot-member table:name="1570" table:display="true" table:show-details="true"/>
                <table:data-pilot-member table:name="1576" table:display="true" table:show-details="true"/>
                <table:data-pilot-member table:name="1597" table:display="true" table:show-details="true"/>
                <table:data-pilot-member table:name="1605" table:display="true" table:show-details="true"/>
                <table:data-pilot-member table:name="1648" table:display="true" table:show-details="true"/>
                <table:data-pilot-member table:name="1667" table:display="true" table:show-details="true"/>
                <table:data-pilot-member table:name="1710" table:display="true" table:show-details="true"/>
                <table:data-pilot-member table:name="1735" table:display="true" table:show-details="true"/>
                <table:data-pilot-member table:name="1777" table:display="true" table:show-details="true"/>
                <table:data-pilot-member table:name="1780" table:display="true" table:show-details="true"/>
                <table:data-pilot-member table:name="1786" table:display="true" table:show-details="true"/>
                <table:data-pilot-member table:name="1810" table:display="true" table:show-details="true"/>
                <table:data-pilot-member table:name="1817" table:display="true" table:show-details="true"/>
                <table:data-pilot-member table:name="1819" table:display="true" table:show-details="true"/>
                <table:data-pilot-member table:name="1839" table:display="true" table:show-details="true"/>
                <table:data-pilot-member table:name="1840" table:display="true" table:show-details="true"/>
                <table:data-pilot-member table:name="1861" table:display="true" table:show-details="true"/>
                <table:data-pilot-member table:name="1866" table:display="true" table:show-details="true"/>
                <table:data-pilot-member table:name="1880" table:display="true" table:show-details="true"/>
                <table:data-pilot-member table:name="1896" table:display="true" table:show-details="true"/>
                <table:data-pilot-member table:name="1898" table:display="true" table:show-details="true"/>
                <table:data-pilot-member table:name="1899" table:display="true" table:show-details="true"/>
                <table:data-pilot-member table:name="1916" table:display="true" table:show-details="true"/>
                <table:data-pilot-member table:name="1919" table:display="true" table:show-details="true"/>
                <table:data-pilot-member table:name="1920" table:display="true" table:show-details="true"/>
                <table:data-pilot-member table:name="1941" table:display="true" table:show-details="true"/>
                <table:data-pilot-member table:name="1946" table:display="true" table:show-details="true"/>
                <table:data-pilot-member table:name="1951" table:display="true" table:show-details="true"/>
                <table:data-pilot-member table:name="1961" table:display="true" table:show-details="true"/>
                <table:data-pilot-member table:name="1963" table:display="true" table:show-details="true"/>
                <table:data-pilot-member table:name="1978" table:display="true" table:show-details="true"/>
                <table:data-pilot-member table:name="1984" table:display="true" table:show-details="true"/>
                <table:data-pilot-member table:name="2000" table:display="true" table:show-details="true"/>
                <table:data-pilot-member table:name="2017" table:display="true" table:show-details="true"/>
                <table:data-pilot-member table:name="2020" table:display="true" table:show-details="true"/>
                <table:data-pilot-member table:name="2050" table:display="true" table:show-details="true"/>
                <table:data-pilot-member table:name="2061" table:display="true" table:show-details="true"/>
                <table:data-pilot-member table:name="2118" table:display="true" table:show-details="true"/>
                <table:data-pilot-member table:name="2131" table:display="true" table:show-details="true"/>
                <table:data-pilot-member table:name="2141" table:display="true" table:show-details="true"/>
                <table:data-pilot-member table:name="2154" table:display="true" table:show-details="true"/>
                <table:data-pilot-member table:name="2160" table:display="true" table:show-details="true"/>
                <table:data-pilot-member table:name="2219" table:display="true" table:show-details="true"/>
                <table:data-pilot-member table:name="2244" table:display="true" table:show-details="true"/>
                <table:data-pilot-member table:name="2249" table:display="true" table:show-details="true"/>
                <table:data-pilot-member table:name="2257" table:display="true" table:show-details="true"/>
                <table:data-pilot-member table:name="2276" table:display="true" table:show-details="true"/>
                <table:data-pilot-member table:name="2277" table:display="true" table:show-details="true"/>
                <table:data-pilot-member table:name="2308" table:display="true" table:show-details="true"/>
                <table:data-pilot-member table:name="2332" table:display="true" table:show-details="true"/>
                <table:data-pilot-member table:name="2336" table:display="true" table:show-details="true"/>
                <table:data-pilot-member table:name="2357" table:display="true" table:show-details="true"/>
                <table:data-pilot-member table:name="2403" table:display="true" table:show-details="true"/>
                <table:data-pilot-member table:name="2426" table:display="true" table:show-details="true"/>
                <table:data-pilot-member table:name="2505" table:display="true" table:show-details="true"/>
                <table:data-pilot-member table:name="2509" table:display="true" table:show-details="true"/>
                <table:data-pilot-member table:name="2544" table:display="true" table:show-details="true"/>
                <table:data-pilot-member table:name="2553" table:display="true" table:show-details="true"/>
                <table:data-pilot-member table:name="2567" table:display="true" table:show-details="true"/>
                <table:data-pilot-member table:name="2625" table:display="true" table:show-details="true"/>
                <table:data-pilot-member table:name="2626" table:display="true" table:show-details="true"/>
                <table:data-pilot-member table:name="2638" table:display="true" table:show-details="true"/>
                <table:data-pilot-member table:name="2656" table:display="true" table:show-details="true"/>
                <table:data-pilot-member table:name="2684" table:display="true" table:show-details="true"/>
                <table:data-pilot-member table:name="2690" table:display="true" table:show-details="true"/>
                <table:data-pilot-member table:name="2721" table:display="true" table:show-details="true"/>
                <table:data-pilot-member table:name="2750" table:display="true" table:show-details="true"/>
                <table:data-pilot-member table:name="2778" table:display="true" table:show-details="true"/>
                <table:data-pilot-member table:name="2798" table:display="true" table:show-details="true"/>
                <table:data-pilot-member table:name="2829" table:display="true" table:show-details="true"/>
                <table:data-pilot-member table:name="2838" table:display="true" table:show-details="true"/>
                <table:data-pilot-member table:name="2839" table:display="true" table:show-details="true"/>
                <table:data-pilot-member table:name="2874" table:display="true" table:show-details="true"/>
                <table:data-pilot-member table:name="2882" table:display="true" table:show-details="true"/>
                <table:data-pilot-member table:name="2928" table:display="true" table:show-details="true"/>
                <table:data-pilot-member table:name="2943" table:display="true" table:show-details="true"/>
                <table:data-pilot-member table:name="2973" table:display="true" table:show-details="true"/>
                <table:data-pilot-member table:name="3000" table:display="true" table:show-details="true"/>
                <table:data-pilot-member table:name="3072" table:display="true" table:show-details="true"/>
                <table:data-pilot-member table:name="3132" table:display="true" table:show-details="true"/>
                <table:data-pilot-member table:name="3141" table:display="true" table:show-details="true"/>
                <table:data-pilot-member table:name="3177" table:display="true" table:show-details="true"/>
                <table:data-pilot-member table:name="3184" table:display="true" table:show-details="true"/>
                <table:data-pilot-member table:name="3208" table:display="true" table:show-details="true"/>
                <table:data-pilot-member table:name="3231" table:display="true" table:show-details="true"/>
                <table:data-pilot-member table:name="3250" table:display="true" table:show-details="true"/>
                <table:data-pilot-member table:name="3256" table:display="true" table:show-details="true"/>
                <table:data-pilot-member table:name="3262" table:display="true" table:show-details="true"/>
                <table:data-pilot-member table:name="3283" table:display="true" table:show-details="true"/>
                <table:data-pilot-member table:name="3284" table:display="true" table:show-details="true"/>
                <table:data-pilot-member table:name="3297" table:display="true" table:show-details="true"/>
                <table:data-pilot-member table:name="3298" table:display="true" table:show-details="true"/>
                <table:data-pilot-member table:name="3301" table:display="true" table:show-details="true"/>
                <table:data-pilot-member table:name="3331" table:display="true" table:show-details="true"/>
                <table:data-pilot-member table:name="3335" table:display="true" table:show-details="true"/>
                <table:data-pilot-member table:name="3378" table:display="true" table:show-details="true"/>
                <table:data-pilot-member table:name="3380" table:display="true" table:show-details="true"/>
                <table:data-pilot-member table:name="3383" table:display="true" table:show-details="true"/>
                <table:data-pilot-member table:name="3424" table:display="true" table:show-details="true"/>
                <table:data-pilot-member table:name="3439" table:display="true" table:show-details="true"/>
                <table:data-pilot-member table:name="3442" table:display="true" table:show-details="true"/>
                <table:data-pilot-member table:name="3445" table:display="true" table:show-details="true"/>
                <table:data-pilot-member table:name="3470" table:display="true" table:show-details="true"/>
                <table:data-pilot-member table:name="3478" table:display="true" table:show-details="true"/>
                <table:data-pilot-member table:name="3479" table:display="true" table:show-details="true"/>
                <table:data-pilot-member table:name="3543" table:display="true" table:show-details="true"/>
                <table:data-pilot-member table:name="3544" table:display="true" table:show-details="true"/>
                <table:data-pilot-member table:name="3549" table:display="true" table:show-details="true"/>
                <table:data-pilot-member table:name="3578" table:display="true" table:show-details="true"/>
                <table:data-pilot-member table:name="3628" table:display="true" table:show-details="true"/>
                <table:data-pilot-member table:name="3656" table:display="true" table:show-details="true"/>
                <table:data-pilot-member table:name="3676" table:display="true" table:show-details="true"/>
                <table:data-pilot-member table:name="3740" table:display="true" table:show-details="true"/>
                <table:data-pilot-member table:name="3749" table:display="true" table:show-details="true"/>
                <table:data-pilot-member table:name="3821" table:display="true" table:show-details="true"/>
                <table:data-pilot-member table:name="3833" table:display="true" table:show-details="true"/>
                <table:data-pilot-member table:name="3896" table:display="true" table:show-details="true"/>
                <table:data-pilot-member table:name="3898" table:display="true" table:show-details="true"/>
                <table:data-pilot-member table:name="3917" table:display="true" table:show-details="true"/>
                <table:data-pilot-member table:name="3929" table:display="true" table:show-details="true"/>
                <table:data-pilot-member table:name="4071" table:display="true" table:show-details="true"/>
                <table:data-pilot-member table:name="4143" table:display="true" table:show-details="true"/>
                <table:data-pilot-member table:name="4159" table:display="true" table:show-details="true"/>
                <table:data-pilot-member table:name="4173" table:display="true" table:show-details="true"/>
                <table:data-pilot-member table:name="4192" table:display="true" table:show-details="true"/>
                <table:data-pilot-member table:name="4224" table:display="true" table:show-details="true"/>
                <table:data-pilot-member table:name="4232" table:display="true" table:show-details="true"/>
                <table:data-pilot-member table:name="4242" table:display="true" table:show-details="true"/>
                <table:data-pilot-member table:name="4254" table:display="true" table:show-details="true"/>
                <table:data-pilot-member table:name="4276" table:display="true" table:show-details="true"/>
                <table:data-pilot-member table:name="4290" table:display="true" table:show-details="true"/>
                <table:data-pilot-member table:name="4301" table:display="true" table:show-details="true"/>
                <table:data-pilot-member table:name="4311" table:display="true" table:show-details="true"/>
                <table:data-pilot-member table:name="4422" table:display="true" table:show-details="true"/>
                <table:data-pilot-member table:name="4444" table:display="true" table:show-details="true"/>
                <table:data-pilot-member table:name="4468" table:display="true" table:show-details="true"/>
                <table:data-pilot-member table:name="4520" table:display="true" table:show-details="true"/>
                <table:data-pilot-member table:name="4593" table:display="true" table:show-details="true"/>
                <table:data-pilot-member table:name="4595" table:display="true" table:show-details="true"/>
                <table:data-pilot-member table:name="4603" table:display="true" table:show-details="true"/>
                <table:data-pilot-member table:name="4617" table:display="true" table:show-details="true"/>
                <table:data-pilot-member table:name="4667" table:display="true" table:show-details="true"/>
                <table:data-pilot-member table:name="4669" table:display="true" table:show-details="true"/>
                <table:data-pilot-member table:name="4741" table:display="true" table:show-details="true"/>
                <table:data-pilot-member table:name="4819" table:display="true" table:show-details="true"/>
                <table:data-pilot-member table:name="4872" table:display="true" table:show-details="true"/>
                <table:data-pilot-member table:name="4899" table:display="true" table:show-details="true"/>
                <table:data-pilot-member table:name="4903" table:display="true" table:show-details="true"/>
                <table:data-pilot-member table:name="4915" table:display="true" table:show-details="true"/>
                <table:data-pilot-member table:name="4930" table:display="true" table:show-details="true"/>
                <table:data-pilot-member table:name="4938" table:display="true" table:show-details="true"/>
                <table:data-pilot-member table:name="4956" table:display="true" table:show-details="true"/>
                <table:data-pilot-member table:name="4976" table:display="true" table:show-details="true"/>
                <table:data-pilot-member table:name="4977" table:display="true" table:show-details="true"/>
                <table:data-pilot-member table:name="5070" table:display="true" table:show-details="true"/>
                <table:data-pilot-member table:name="5078" table:display="true" table:show-details="true"/>
                <table:data-pilot-member table:name="5212" table:display="true" table:show-details="true"/>
                <table:data-pilot-member table:name="5232" table:display="true" table:show-details="true"/>
                <table:data-pilot-member table:name="5236" table:display="true" table:show-details="true"/>
                <table:data-pilot-member table:name="5238" table:display="true" table:show-details="true"/>
                <table:data-pilot-member table:name="5284" table:display="true" table:show-details="true"/>
                <table:data-pilot-member table:name="5350" table:display="true" table:show-details="true"/>
                <table:data-pilot-member table:name="5394" table:display="true" table:show-details="true"/>
                <table:data-pilot-member table:name="5425" table:display="true" table:show-details="true"/>
                <table:data-pilot-member table:name="5457" table:display="true" table:show-details="true"/>
                <table:data-pilot-member table:name="5473" table:display="true" table:show-details="true"/>
                <table:data-pilot-member table:name="5481" table:display="true" table:show-details="true"/>
                <table:data-pilot-member table:name="5499" table:display="true" table:show-details="true"/>
                <table:data-pilot-member table:name="5534" table:display="true" table:show-details="true"/>
                <table:data-pilot-member table:name="5563" table:display="true" table:show-details="true"/>
                <table:data-pilot-member table:name="5604" table:display="true" table:show-details="true"/>
                <table:data-pilot-member table:name="5625" table:display="true" table:show-details="true"/>
                <table:data-pilot-member table:name="5636" table:display="true" table:show-details="true"/>
                <table:data-pilot-member table:name="5659" table:display="true" table:show-details="true"/>
                <table:data-pilot-member table:name="5693" table:display="true" table:show-details="true"/>
                <table:data-pilot-member table:name="5702" table:display="true" table:show-details="true"/>
                <table:data-pilot-member table:name="5721" table:display="true" table:show-details="true"/>
                <table:data-pilot-member table:name="5726" table:display="true" table:show-details="true"/>
                <table:data-pilot-member table:name="5735" table:display="true" table:show-details="true"/>
                <table:data-pilot-member table:name="5802" table:display="true" table:show-details="true"/>
                <table:data-pilot-member table:name="5814" table:display="true" table:show-details="true"/>
                <table:data-pilot-member table:name="5825" table:display="true" table:show-details="true"/>
                <table:data-pilot-member table:name="5840" table:display="true" table:show-details="true"/>
                <table:data-pilot-member table:name="5849" table:display="true" table:show-details="true"/>
                <table:data-pilot-member table:name="5864" table:display="true" table:show-details="true"/>
                <table:data-pilot-member table:name="5925" table:display="true" table:show-details="true"/>
                <table:data-pilot-member table:name="6001" table:display="true" table:show-details="true"/>
                <table:data-pilot-member table:name="6016" table:display="true" table:show-details="true"/>
                <table:data-pilot-member table:name="6026" table:display="true" table:show-details="true"/>
                <table:data-pilot-member table:name="6039" table:display="true" table:show-details="true"/>
                <table:data-pilot-member table:name="6058" table:display="true" table:show-details="true"/>
                <table:data-pilot-member table:name="6065" table:display="true" table:show-details="true"/>
                <table:data-pilot-member table:name="6092" table:display="true" table:show-details="true"/>
                <table:data-pilot-member table:name="6126" table:display="true" table:show-details="true"/>
                <table:data-pilot-member table:name="6128" table:display="true" table:show-details="true"/>
                <table:data-pilot-member table:name="6181" table:display="true" table:show-details="true"/>
                <table:data-pilot-member table:name="6210" table:display="true" table:show-details="true"/>
                <table:data-pilot-member table:name="6272" table:display="true" table:show-details="true"/>
                <table:data-pilot-member table:name="6297" table:display="true" table:show-details="true"/>
                <table:data-pilot-member table:name="6326" table:display="true" table:show-details="true"/>
                <table:data-pilot-member table:name="6358" table:display="true" table:show-details="true"/>
                <table:data-pilot-member table:name="6399" table:display="true" table:show-details="true"/>
                <table:data-pilot-member table:name="6529" table:display="true" table:show-details="true"/>
                <table:data-pilot-member table:name="6568" table:display="true" table:show-details="true"/>
                <table:data-pilot-member table:name="6606" table:display="true" table:show-details="true"/>
                <table:data-pilot-member table:name="6628" table:display="true" table:show-details="true"/>
                <table:data-pilot-member table:name="6667" table:display="true" table:show-details="true"/>
                <table:data-pilot-member table:name="6680" table:display="true" table:show-details="true"/>
                <table:data-pilot-member table:name="6775" table:display="true" table:show-details="true"/>
                <table:data-pilot-member table:name="6778" table:display="true" table:show-details="true"/>
                <table:data-pilot-member table:name="6835" table:display="true" table:show-details="true"/>
                <table:data-pilot-member table:name="6902" table:display="true" table:show-details="true"/>
                <table:data-pilot-member table:name="6903" table:display="true" table:show-details="true"/>
                <table:data-pilot-member table:name="6904" table:display="true" table:show-details="true"/>
                <table:data-pilot-member table:name="6933" table:display="true" table:show-details="true"/>
                <table:data-pilot-member table:name="6936" table:display="true" table:show-details="true"/>
                <table:data-pilot-member table:name="6998" table:display="true" table:show-details="true"/>
                <table:data-pilot-member table:name="7087" table:display="true" table:show-details="true"/>
                <table:data-pilot-member table:name="7189" table:display="true" table:show-details="true"/>
                <table:data-pilot-member table:name="7256" table:display="true" table:show-details="true"/>
                <table:data-pilot-member table:name="7266" table:display="true" table:show-details="true"/>
                <table:data-pilot-member table:name="7278" table:display="true" table:show-details="true"/>
                <table:data-pilot-member table:name="7292" table:display="true" table:show-details="true"/>
                <table:data-pilot-member table:name="7309" table:display="true" table:show-details="true"/>
                <table:data-pilot-member table:name="7340" table:display="true" table:show-details="true"/>
                <table:data-pilot-member table:name="7351" table:display="true" table:show-details="true"/>
                <table:data-pilot-member table:name="7371" table:display="true" table:show-details="true"/>
                <table:data-pilot-member table:name="7378" table:display="true" table:show-details="true"/>
                <table:data-pilot-member table:name="7385" table:display="true" table:show-details="true"/>
                <table:data-pilot-member table:name="7454" table:display="true" table:show-details="true"/>
                <table:data-pilot-member table:name="7470" table:display="true" table:show-details="true"/>
                <table:data-pilot-member table:name="7499" table:display="true" table:show-details="true"/>
                <table:data-pilot-member table:name="7530" table:display="true" table:show-details="true"/>
                <table:data-pilot-member table:name="7547" table:display="true" table:show-details="true"/>
                <table:data-pilot-member table:name="7591" table:display="true" table:show-details="true"/>
                <table:data-pilot-member table:name="7652" table:display="true" table:show-details="true"/>
                <table:data-pilot-member table:name="7702" table:display="true" table:show-details="true"/>
                <table:data-pilot-member table:name="7707" table:display="true" table:show-details="true"/>
                <table:data-pilot-member table:name="7734" table:display="true" table:show-details="true"/>
                <table:data-pilot-member table:name="7780" table:display="true" table:show-details="true"/>
                <table:data-pilot-member table:name="7783" table:display="true" table:show-details="true"/>
                <table:data-pilot-member table:name="7841" table:display="true" table:show-details="true"/>
                <table:data-pilot-member table:name="7974" table:display="true" table:show-details="true"/>
                <table:data-pilot-member table:name="7982" table:display="true" table:show-details="true"/>
                <table:data-pilot-member table:name="8035" table:display="true" table:show-details="true"/>
                <table:data-pilot-member table:name="8075" table:display="true" table:show-details="true"/>
                <table:data-pilot-member table:name="8077" table:display="true" table:show-details="true"/>
                <table:data-pilot-member table:name="8114" table:display="true" table:show-details="true"/>
                <table:data-pilot-member table:name="8125" table:display="true" table:show-details="true"/>
                <table:data-pilot-member table:name="8183" table:display="true" table:show-details="true"/>
                <table:data-pilot-member table:name="8215" table:display="true" table:show-details="true"/>
                <table:data-pilot-member table:name="8267" table:display="true" table:show-details="true"/>
                <table:data-pilot-member table:name="8292" table:display="true" table:show-details="true"/>
                <table:data-pilot-member table:name="8311" table:display="true" table:show-details="true"/>
                <table:data-pilot-member table:name="8319" table:display="true" table:show-details="true"/>
                <table:data-pilot-member table:name="8334" table:display="true" table:show-details="true"/>
                <table:data-pilot-member table:name="8339" table:display="true" table:show-details="true"/>
                <table:data-pilot-member table:name="8413" table:display="true" table:show-details="true"/>
                <table:data-pilot-member table:name="8414" table:display="true" table:show-details="true"/>
                <table:data-pilot-member table:name="8465" table:display="true" table:show-details="true"/>
                <table:data-pilot-member table:name="8475" table:display="true" table:show-details="true"/>
                <table:data-pilot-member table:name="8484" table:display="true" table:show-details="true"/>
                <table:data-pilot-member table:name="8505" table:display="true" table:show-details="true"/>
                <table:data-pilot-member table:name="8513" table:display="true" table:show-details="true"/>
                <table:data-pilot-member table:name="8534" table:display="true" table:show-details="true"/>
                <table:data-pilot-member table:name="8567" table:display="true" table:show-details="true"/>
                <table:data-pilot-member table:name="8677" table:display="true" table:show-details="true"/>
                <table:data-pilot-member table:name="8707" table:display="true" table:show-details="true"/>
                <table:data-pilot-member table:name="8714" table:display="true" table:show-details="true"/>
                <table:data-pilot-member table:name="8719" table:display="true" table:show-details="true"/>
                <table:data-pilot-member table:name="8750" table:display="true" table:show-details="true"/>
                <table:data-pilot-member table:name="8782" table:display="true" table:show-details="true"/>
                <table:data-pilot-member table:name="8790" table:display="true" table:show-details="true"/>
                <table:data-pilot-member table:name="8793" table:display="true" table:show-details="true"/>
                <table:data-pilot-member table:name="8838" table:display="true" table:show-details="true"/>
                <table:data-pilot-member table:name="8887" table:display="true" table:show-details="true"/>
                <table:data-pilot-member table:name="9069" table:display="true" table:show-details="true"/>
                <table:data-pilot-member table:name="9074" table:display="true" table:show-details="true"/>
                <table:data-pilot-member table:name="9115" table:display="true" table:show-details="true"/>
                <table:data-pilot-member table:name="9144" table:display="true" table:show-details="true"/>
                <table:data-pilot-member table:name="9167" table:display="true" table:show-details="true"/>
                <table:data-pilot-member table:name="9220" table:display="true" table:show-details="true"/>
                <table:data-pilot-member table:name="9226" table:display="true" table:show-details="true"/>
                <table:data-pilot-member table:name="9309" table:display="true" table:show-details="true"/>
                <table:data-pilot-member table:name="9312" table:display="true" table:show-details="true"/>
                <table:data-pilot-member table:name="9461" table:display="true" table:show-details="true"/>
                <table:data-pilot-member table:name="9535" table:display="true" table:show-details="true"/>
                <table:data-pilot-member table:name="9537" table:display="true" table:show-details="true"/>
                <table:data-pilot-member table:name="9574" table:display="true" table:show-details="true"/>
                <table:data-pilot-member table:name="9578" table:display="true" table:show-details="true"/>
                <table:data-pilot-member table:name="9705" table:display="true" table:show-details="true"/>
                <table:data-pilot-member table:name="9797" table:display="true" table:show-details="true"/>
                <table:data-pilot-member table:name="9815" table:display="true" table:show-details="true"/>
                <table:data-pilot-member table:name="9829" table:display="true" table:show-details="true"/>
                <table:data-pilot-member table:name="9838" table:display="true" table:show-details="true"/>
                <table:data-pilot-member table:name="9859" table:display="true" table:show-details="true"/>
                <table:data-pilot-member table:name="9943" table:display="true" table:show-details="true"/>
                <table:data-pilot-member table:name="9981" table:display="true" table:show-details="true"/>
                <table:data-pilot-member table:name="9993" table:display="true" table:show-details="true"/>
                <table:data-pilot-member table:name="10028" table:display="true" table:show-details="true"/>
                <table:data-pilot-member table:name="10084" table:display="true" table:show-details="true"/>
                <table:data-pilot-member table:name="10085" table:display="true" table:show-details="true"/>
                <table:data-pilot-member table:name="10103" table:display="true" table:show-details="true"/>
                <table:data-pilot-member table:name="10104" table:display="true" table:show-details="true"/>
                <table:data-pilot-member table:name="10108" table:display="true" table:show-details="true"/>
                <table:data-pilot-member table:name="10113" table:display="true" table:show-details="true"/>
                <table:data-pilot-member table:name="10128" table:display="true" table:show-details="true"/>
                <table:data-pilot-member table:name="10175" table:display="true" table:show-details="true"/>
                <table:data-pilot-member table:name="10187" table:display="true" table:show-details="true"/>
                <table:data-pilot-member table:name="10200" table:display="true" table:show-details="true"/>
                <table:data-pilot-member table:name="10206" table:display="true" table:show-details="true"/>
                <table:data-pilot-member table:name="10255" table:display="true" table:show-details="true"/>
                <table:data-pilot-member table:name="10295" table:display="true" table:show-details="true"/>
                <table:data-pilot-member table:name="10372" table:display="true" table:show-details="true"/>
                <table:data-pilot-member table:name="10433" table:display="true" table:show-details="true"/>
                <table:data-pilot-member table:name="10441" table:display="true" table:show-details="true"/>
                <table:data-pilot-member table:name="10505" table:display="true" table:show-details="true"/>
                <table:data-pilot-member table:name="10508" table:display="true" table:show-details="true"/>
                <table:data-pilot-member table:name="10541" table:display="true" table:show-details="true"/>
                <table:data-pilot-member table:name="10548" table:display="true" table:show-details="true"/>
                <table:data-pilot-member table:name="10549" table:display="true" table:show-details="true"/>
                <table:data-pilot-member table:name="10617" table:display="true" table:show-details="true"/>
                <table:data-pilot-member table:name="10620" table:display="true" table:show-details="true"/>
                <table:data-pilot-member table:name="10625" table:display="true" table:show-details="true"/>
                <table:data-pilot-member table:name="10719" table:display="true" table:show-details="true"/>
                <table:data-pilot-member table:name="10770" table:display="true" table:show-details="true"/>
                <table:data-pilot-member table:name="10816" table:display="true" table:show-details="true"/>
                <table:data-pilot-member table:name="10845" table:display="true" table:show-details="true"/>
                <table:data-pilot-member table:name="10847" table:display="true" table:show-details="true"/>
                <table:data-pilot-member table:name="10909" table:display="true" table:show-details="true"/>
                <table:data-pilot-member table:name="10929" table:display="true" table:show-details="true"/>
                <table:data-pilot-member table:name="10930" table:display="true" table:show-details="true"/>
                <table:data-pilot-member table:name="10967" table:display="true" table:show-details="true"/>
                <table:data-pilot-member table:name="10978" table:display="true" table:show-details="true"/>
                <table:data-pilot-member table:name="11023" table:display="true" table:show-details="true"/>
                <table:data-pilot-member table:name="11069" table:display="true" table:show-details="true"/>
                <table:data-pilot-member table:name="11107" table:display="true" table:show-details="true"/>
                <table:data-pilot-member table:name="11110" table:display="true" table:show-details="true"/>
                <table:data-pilot-member table:name="11125" table:display="true" table:show-details="true"/>
                <table:data-pilot-member table:name="11131" table:display="true" table:show-details="true"/>
                <table:data-pilot-member table:name="11187" table:display="true" table:show-details="true"/>
                <table:data-pilot-member table:name="11279" table:display="true" table:show-details="true"/>
                <table:data-pilot-member table:name="11318" table:display="true" table:show-details="true"/>
                <table:data-pilot-member table:name="11331" table:display="true" table:show-details="true"/>
                <table:data-pilot-member table:name="11436" table:display="true" table:show-details="true"/>
                <table:data-pilot-member table:name="11437" table:display="true" table:show-details="true"/>
                <table:data-pilot-member table:name="11440" table:display="true" table:show-details="true"/>
                <table:data-pilot-member table:name="11520" table:display="true" table:show-details="true"/>
                <table:data-pilot-member table:name="11558" table:display="true" table:show-details="true"/>
                <table:data-pilot-member table:name="11590" table:display="true" table:show-details="true"/>
                <table:data-pilot-member table:name="11600" table:display="true" table:show-details="true"/>
                <table:data-pilot-member table:name="11621" table:display="true" table:show-details="true"/>
                <table:data-pilot-member table:name="11656" table:display="true" table:show-details="true"/>
                <table:data-pilot-member table:name="11706" table:display="true" table:show-details="true"/>
                <table:data-pilot-member table:name="11744" table:display="true" table:show-details="true"/>
                <table:data-pilot-member table:name="11751" table:display="true" table:show-details="true"/>
                <table:data-pilot-member table:name="11752" table:display="true" table:show-details="true"/>
                <table:data-pilot-member table:name="11807" table:display="true" table:show-details="true"/>
                <table:data-pilot-member table:name="11811" table:display="true" table:show-details="true"/>
                <table:data-pilot-member table:name="11859" table:display="true" table:show-details="true"/>
                <table:data-pilot-member table:name="11968" table:display="true" table:show-details="true"/>
                <table:data-pilot-member table:name="11977" table:display="true" table:show-details="true"/>
                <table:data-pilot-member table:name="11998" table:display="true" table:show-details="true"/>
                <table:data-pilot-member table:name="12009" table:display="true" table:show-details="true"/>
                <table:data-pilot-member table:name="12044" table:display="true" table:show-details="true"/>
                <table:data-pilot-member table:name="12046" table:display="true" table:show-details="true"/>
                <table:data-pilot-member table:name="12084" table:display="true" table:show-details="true"/>
                <table:data-pilot-member table:name="12100" table:display="true" table:show-details="true"/>
                <table:data-pilot-member table:name="12126" table:display="true" table:show-details="true"/>
                <table:data-pilot-member table:name="12133" table:display="true" table:show-details="true"/>
                <table:data-pilot-member table:name="12159" table:display="true" table:show-details="true"/>
                <table:data-pilot-member table:name="12183" table:display="true" table:show-details="true"/>
                <table:data-pilot-member table:name="12197" table:display="true" table:show-details="true"/>
                <table:data-pilot-member table:name="12225" table:display="true" table:show-details="true"/>
                <table:data-pilot-member table:name="12240" table:display="true" table:show-details="true"/>
                <table:data-pilot-member table:name="12246" table:display="true" table:show-details="true"/>
                <table:data-pilot-member table:name="12257" table:display="true" table:show-details="true"/>
                <table:data-pilot-member table:name="12259" table:display="true" table:show-details="true"/>
                <table:data-pilot-member table:name="12277" table:display="true" table:show-details="true"/>
                <table:data-pilot-member table:name="12294" table:display="true" table:show-details="true"/>
                <table:data-pilot-member table:name="12295" table:display="true" table:show-details="true"/>
                <table:data-pilot-member table:name="12301" table:display="true" table:show-details="true"/>
                <table:data-pilot-member table:name="12303" table:display="true" table:show-details="true"/>
                <table:data-pilot-member table:name="12318" table:display="true" table:show-details="true"/>
                <table:data-pilot-member table:name="12375" table:display="true" table:show-details="true"/>
                <table:data-pilot-member table:name="12378" table:display="true" table:show-details="true"/>
                <table:data-pilot-member table:name="12392" table:display="true" table:show-details="true"/>
                <table:data-pilot-member table:name="12424" table:display="true" table:show-details="true"/>
                <table:data-pilot-member table:name="12483" table:display="true" table:show-details="true"/>
                <table:data-pilot-member table:name="12528" table:display="true" table:show-details="true"/>
                <table:data-pilot-member table:name="12597" table:display="true" table:show-details="true"/>
                <table:data-pilot-member table:name="12598" table:display="true" table:show-details="true"/>
                <table:data-pilot-member table:name="12633" table:display="true" table:show-details="true"/>
                <table:data-pilot-member table:name="12687" table:display="true" table:show-details="true"/>
                <table:data-pilot-member table:name="12727" table:display="true" table:show-details="true"/>
                <table:data-pilot-member table:name="12732" table:display="true" table:show-details="true"/>
                <table:data-pilot-member table:name="12733" table:display="true" table:show-details="true"/>
                <table:data-pilot-member table:name="12764" table:display="true" table:show-details="true"/>
                <table:data-pilot-member table:name="12802" table:display="true" table:show-details="true"/>
                <table:data-pilot-member table:name="12821" table:display="true" table:show-details="true"/>
                <table:data-pilot-member table:name="12871" table:display="true" table:show-details="true"/>
                <table:data-pilot-member table:name="12913" table:display="true" table:show-details="true"/>
                <table:data-pilot-member table:name="12959" table:display="true" table:show-details="true"/>
                <table:data-pilot-member table:name="12963" table:display="true" table:show-details="true"/>
                <table:data-pilot-member table:name="12968" table:display="true" table:show-details="true"/>
                <table:data-pilot-member table:name="12996" table:display="true" table:show-details="true"/>
                <table:data-pilot-member table:name="13011" table:display="true" table:show-details="true"/>
                <table:data-pilot-member table:name="13012" table:display="true" table:show-details="true"/>
                <table:data-pilot-member table:name="13030" table:display="true" table:show-details="true"/>
                <table:data-pilot-member table:name="13032" table:display="true" table:show-details="true"/>
                <table:data-pilot-member table:name="13060" table:display="true" table:show-details="true"/>
                <table:data-pilot-member table:name="13070" table:display="true" table:show-details="true"/>
                <table:data-pilot-member table:name="13075" table:display="true" table:show-details="true"/>
                <table:data-pilot-member table:name="13079" table:display="true" table:show-details="true"/>
                <table:data-pilot-member table:name="13083" table:display="true" table:show-details="true"/>
                <table:data-pilot-member table:name="13089" table:display="true" table:show-details="true"/>
                <table:data-pilot-member table:name="13150" table:display="true" table:show-details="true"/>
                <table:data-pilot-member table:name="13151" table:display="true" table:show-details="true"/>
                <table:data-pilot-member table:name="13163" table:display="true" table:show-details="true"/>
                <table:data-pilot-member table:name="13179" table:display="true" table:show-details="true"/>
                <table:data-pilot-member table:name="13201" table:display="true" table:show-details="true"/>
                <table:data-pilot-member table:name="13203" table:display="true" table:show-details="true"/>
                <table:data-pilot-member table:name="13212" table:display="true" table:show-details="true"/>
                <table:data-pilot-member table:name="13227" table:display="true" table:show-details="true"/>
                <table:data-pilot-member table:name="13232" table:display="true" table:show-details="true"/>
                <table:data-pilot-member table:name="13233" table:display="true" table:show-details="true"/>
                <table:data-pilot-member table:name="13237" table:display="true" table:show-details="true"/>
                <table:data-pilot-member table:name="13249" table:display="true" table:show-details="true"/>
                <table:data-pilot-member table:name="13251" table:display="true" table:show-details="true"/>
                <table:data-pilot-member table:name="13262" table:display="true" table:show-details="true"/>
                <table:data-pilot-member table:name="13264" table:display="true" table:show-details="true"/>
                <table:data-pilot-member table:name="13285" table:display="true" table:show-details="true"/>
                <table:data-pilot-member table:name="13289" table:display="true" table:show-details="true"/>
                <table:data-pilot-member table:name="13298" table:display="true" table:show-details="true"/>
                <table:data-pilot-member table:name="13330" table:display="true" table:show-details="true"/>
                <table:data-pilot-member table:name="13344" table:display="true" table:show-details="true"/>
                <table:data-pilot-member table:name="13406" table:display="true" table:show-details="true"/>
                <table:data-pilot-member table:name="13423" table:display="true" table:show-details="true"/>
                <table:data-pilot-member table:name="13469" table:display="true" table:show-details="true"/>
                <table:data-pilot-member table:name="13489" table:display="true" table:show-details="true"/>
                <table:data-pilot-member table:name="13527" table:display="true" table:show-details="true"/>
                <table:data-pilot-member table:name="13542" table:display="true" table:show-details="true"/>
                <table:data-pilot-member table:name="13548" table:display="true" table:show-details="true"/>
                <table:data-pilot-member table:name="13626" table:display="true" table:show-details="true"/>
                <table:data-pilot-member table:name="13630" table:display="true" table:show-details="true"/>
                <table:data-pilot-member table:name="13705" table:display="true" table:show-details="true"/>
                <table:data-pilot-member table:name="13825" table:display="true" table:show-details="true"/>
                <table:data-pilot-member table:name="13845" table:display="true" table:show-details="true"/>
                <table:data-pilot-member table:name="13878" table:display="true" table:show-details="true"/>
                <table:data-pilot-member table:name="13891" table:display="true" table:show-details="true"/>
                <table:data-pilot-member table:name="13938" table:display="true" table:show-details="true"/>
                <table:data-pilot-member table:name="13958" table:display="true" table:show-details="true"/>
                <table:data-pilot-member table:name="13994" table:display="true" table:show-details="true"/>
                <table:data-pilot-member table:name="14003" table:display="true" table:show-details="true"/>
                <table:data-pilot-member table:name="14047" table:display="true" table:show-details="true"/>
                <table:data-pilot-member table:name="14059" table:display="true" table:show-details="true"/>
                <table:data-pilot-member table:name="14108" table:display="true" table:show-details="true"/>
                <table:data-pilot-member table:name="14109" table:display="true" table:show-details="true"/>
                <table:data-pilot-member table:name="14120" table:display="true" table:show-details="true"/>
                <table:data-pilot-member table:name="14135" table:display="true" table:show-details="true"/>
                <table:data-pilot-member table:name="14148" table:display="true" table:show-details="true"/>
                <table:data-pilot-member table:name="14159" table:display="true" table:show-details="true"/>
                <table:data-pilot-member table:name="14183" table:display="true" table:show-details="true"/>
                <table:data-pilot-member table:name="14198" table:display="true" table:show-details="true"/>
                <table:data-pilot-member table:name="14228" table:display="true" table:show-details="true"/>
                <table:data-pilot-member table:name="14238" table:display="true" table:show-details="true"/>
                <table:data-pilot-member table:name="14244" table:display="true" table:show-details="true"/>
                <table:data-pilot-member table:name="14350" table:display="true" table:show-details="true"/>
                <table:data-pilot-member table:name="14512" table:display="true" table:show-details="true"/>
                <table:data-pilot-member table:name="14550" table:display="true" table:show-details="true"/>
                <table:data-pilot-member table:name="14824" table:display="true" table:show-details="true"/>
                <table:data-pilot-member table:name="14845" table:display="true" table:show-details="true"/>
                <table:data-pilot-member table:name="14865" table:display="true" table:show-details="true"/>
                <table:data-pilot-member table:name="14866" table:display="true" table:show-details="true"/>
                <table:data-pilot-member table:name="14976" table:display="true" table:show-details="true"/>
                <table:data-pilot-member table:name="15010" table:display="true" table:show-details="true"/>
                <table:data-pilot-member table:name="15066" table:display="true" table:show-details="true"/>
                <table:data-pilot-member table:name="15102" table:display="true" table:show-details="true"/>
                <table:data-pilot-member table:name="15202" table:display="true" table:show-details="true"/>
                <table:data-pilot-member table:name="15222" table:display="true" table:show-details="true"/>
                <table:data-pilot-member table:name="15286" table:display="true" table:show-details="true"/>
                <table:data-pilot-member table:name="15377" table:display="true" table:show-details="true"/>
                <table:data-pilot-member table:name="15389" table:display="true" table:show-details="true"/>
                <table:data-pilot-member table:name="15413" table:display="true" table:show-details="true"/>
                <table:data-pilot-member table:name="15419" table:display="true" table:show-details="true"/>
                <table:data-pilot-member table:name="15471" table:display="true" table:show-details="true"/>
                <table:data-pilot-member table:name="15622" table:display="true" table:show-details="true"/>
                <table:data-pilot-member table:name="15727" table:display="true" table:show-details="true"/>
                <table:data-pilot-member table:name="15794" table:display="true" table:show-details="true"/>
                <table:data-pilot-member table:name="15805" table:display="true" table:show-details="true"/>
                <table:data-pilot-member table:name="15830" table:display="true" table:show-details="true"/>
                <table:data-pilot-member table:name="15959" table:display="true" table:show-details="true"/>
                <table:data-pilot-member table:name="16404" table:display="true" table:show-details="true"/>
                <table:data-pilot-member table:name="16520" table:display="true" table:show-details="true"/>
                <table:data-pilot-member table:name="16524" table:display="true" table:show-details="true"/>
                <table:data-pilot-member table:name="16557" table:display="true" table:show-details="true"/>
                <table:data-pilot-member table:name="16621" table:display="true" table:show-details="true"/>
                <table:data-pilot-member table:name="16666" table:display="true" table:show-details="true"/>
                <table:data-pilot-member table:name="16667" table:display="true" table:show-details="true"/>
                <table:data-pilot-member table:name="16671" table:display="true" table:show-details="true"/>
                <table:data-pilot-member table:name="16718" table:display="true" table:show-details="true"/>
                <table:data-pilot-member table:name="16802" table:display="true" table:show-details="true"/>
                <table:data-pilot-member table:name="17104" table:display="true" table:show-details="true"/>
                <table:data-pilot-member table:name="17244" table:display="true" table:show-details="true"/>
                <table:data-pilot-member table:name="17411" table:display="true" table:show-details="true"/>
                <table:data-pilot-member table:name="17527" table:display="true" table:show-details="true"/>
                <table:data-pilot-member table:name="17534" table:display="true" table:show-details="true"/>
                <table:data-pilot-member table:name="17627" table:display="true" table:show-details="true"/>
                <table:data-pilot-member table:name="17648" table:display="true" table:show-details="true"/>
                <table:data-pilot-member table:name="17710" table:display="true" table:show-details="true"/>
                <table:data-pilot-member table:name="17759" table:display="true" table:show-details="true"/>
                <table:data-pilot-member table:name="17816" table:display="true" table:show-details="true"/>
                <table:data-pilot-member table:name="17913" table:display="true" table:show-details="true"/>
                <table:data-pilot-member table:name="18206" table:display="true" table:show-details="true"/>
                <table:data-pilot-member table:name="18327" table:display="true" table:show-details="true"/>
                <table:data-pilot-member table:name="18364" table:display="true" table:show-details="true"/>
                <table:data-pilot-member table:name="18550" table:display="true" table:show-details="true"/>
                <table:data-pilot-member table:name="19108" table:display="true" table:show-details="true"/>
                <table:data-pilot-member table:name="19173" table:display="true" table:show-details="true"/>
                <table:data-pilot-member table:name="19296" table:display="true" table:show-details="true"/>
                <table:data-pilot-member table:name="19940" table:display="true" table:show-details="true"/>
                <table:data-pilot-member table:name="20011" table:display="true" table:show-details="true"/>
                <table:data-pilot-member table:name="20195" table:display="true" table:show-details="true"/>
                <table:data-pilot-member table:name="20268" table:display="true" table:show-details="true"/>
                <table:data-pilot-member table:name="20325" table:display="true" table:show-details="true"/>
                <table:data-pilot-member table:name="20448" table:display="true" table:show-details="true"/>
                <table:data-pilot-member table:name="20566" table:display="true" table:show-details="true"/>
                <table:data-pilot-member table:name="20860" table:display="true" table:show-details="true"/>
                <table:data-pilot-member table:name="21194" table:display="true" table:show-details="true"/>
                <table:data-pilot-member table:name="21491" table:display="true" table:show-details="true"/>
                <table:data-pilot-member table:name="21537" table:display="true" table:show-details="true"/>
                <table:data-pilot-member table:name="21895" table:display="true" table:show-details="true"/>
                <table:data-pilot-member table:name="22508" table:display="true" table:show-details="true"/>
                <table:data-pilot-member table:name="22677" table:display="true" table:show-details="true"/>
                <table:data-pilot-member table:name="22830" table:display="true" table:show-details="true"/>
                <table:data-pilot-member table:name="23264" table:display="true" table:show-details="true"/>
                <table:data-pilot-member table:name="23342" table:display="true" table:show-details="true"/>
                <table:data-pilot-member table:name="23395" table:display="true" table:show-details="true"/>
                <table:data-pilot-member table:name="24347" table:display="true" table:show-details="true"/>
                <table:data-pilot-member table:name="24591" table:display="true" table:show-details="true"/>
                <table:data-pilot-member table:name="25100" table:display="true" table:show-details="true"/>
                <table:data-pilot-member table:name="25688" table:display="true" table:show-details="true"/>
                <table:data-pilot-member table:name="26012" table:display="true" table:show-details="true"/>
                <table:data-pilot-member table:name="26613" table:display="true" table:show-details="true"/>
                <table:data-pilot-member table:name="27577" table:display="true" table:show-details="true"/>
                <table:data-pilot-member table:name="29915" table:display="true" table:show-details="true"/>
                <table:data-pilot-member table:name="30485" table:display="true" table:show-details="true"/>
                <table:data-pilot-member table:name="31987" table:display="true" table:show-details="true"/>
                <table:data-pilot-member table:name="33574" table:display="true" table:show-details="true"/>
                <table:data-pilot-member table:name="34814" table:display="true" table:show-details="true"/>
                <table:data-pilot-member table:name="34998" table:display="true" table:show-details="true"/>
                <table:data-pilot-member table:name="35359" table:display="true" table:show-details="true"/>
                <table:data-pilot-member table:name="42125" table:display="true" table:show-details="true"/>
                <table:data-pilot-member table:name="48433" table:display="true" table:show-details="true"/>
                <table:data-pilot-member table:name="66426" table:display="true" table:show-details="true"/>
                <table:data-pilot-member table:name="67341" table:display="true" table:show-details="true"/>
                <table:data-pilot-member table:name="99042" table:display="true" table:show-details="true"/>
                <table:data-pilot-member table:name="100000" table:display="true" table:show-details="true"/>
                <table:data-pilot-member table:name="12389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number:number-style style:name="N122">
      <number:number number:decimal-places="5"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2">00/00/0000</text:date>, <text:time style:data-style-name="N2" text:time-value="0000-00-00T00:00:03.9206295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erto </meta:initial-creator>
    <meta:creation-date>2014-02-01T09:20:48.156249949</meta:creation-date>
    <dc:date>2014-02-02T18:17:25.495282335</dc:date>
    <dc:creator>Roberto </dc:creator>
    <meta:editing-duration>PT9H23M43S</meta:editing-duration>
    <meta:editing-cycles>8</meta:editing-cycles>
    <meta:generator>LibreOffice/4.1.3.2$Linux_X86_64 LibreOffice_project/410m0$Build-2</meta:generator>
    <meta:document-statistic meta:table-count="6" meta:cell-count="5864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4.233cm" svg:height="15.355cm" xlink:href=".." xlink:type="simple" chart:class="chart:bar" chart:style-name="ch1">
        <chart:title svg:x="11.001cm" svg:y="0.443cm" chart:style-name="ch2">
          <text:p>MOBILITY</text:p>
        </chart:title>
        <chart:legend svg:x="56.972cm" svg:y="37.132cm" style:legend-expansion="custom" chartooo:width="24.233cm" chartooo:height="15.355cm" style:legend-expansion-aspect-ratio="1.57818300227939" chart:style-name="ch3"/>
        <chart:plot-area chart:style-name="ch4" table:cell-range-address="'Pivot Table_DATA'.B4:'Pivot Table_DATA'.AA4 'Pivot Table_DATA'.B3:'Pivot Table_DATA'.B3 'Pivot Table_DATA'.B36:'Pivot Table_DATA'.AA36" chart:data-source-has-labels="both" svg:x="0.929cm" svg:y="1.598cm" svg:width="23.303cm" svg:height="13.04cm">
          <chartooo:coordinate-region svg:x="2.106cm" svg:y="1.798cm" svg:width="22.126cm" svg:height="12.193cm"/>
          <chart:axis chart:dimension="x" chart:name="primary-x" chart:style-name="ch5" chartooo:axis-type="auto">
            <chartooo:date-scale/>
            <chart:title svg:x="11.292cm" svg:y="14.795cm" chart:style-name="ch6">
              <text:p>legal move count</text:p>
            </chart:title>
            <chart:categories table:cell-range-address="'Pivot Table_DATA'.B4:'Pivot Table_DATA'.AA4"/>
          </chart:axis>
          <chart:axis chart:dimension="y" chart:name="primary-y" chart:style-name="ch7">
            <chart:title svg:x="0cm" svg:y="8.89cm" chart:style-name="ch8">
              <text:p>frequency</text:p>
            </chart:title>
            <chart:grid chart:style-name="ch9" chart:class="major"/>
          </chart:axis>
          <chart:series chart:style-name="ch10" chart:values-cell-range-address="'Pivot Table_DATA'.B36:'Pivot Table_DATA'.AA36" chart:label-cell-address="'Pivot Table_DATA'.B3:'Pivot Table_DATA'.B3" chart:class="chart:bar">
            <chart:data-point chart:repeated="2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6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'Pivot Table_DATA'.B4:'Pivot Table_DATA'.AA4</svg:desc>
                </draw:g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3">
                <text:p>10</text:p>
              </table:table-cell>
              <table:table-cell office:value-type="float" office:value="14">
                <text:p>10</text:p>
              </table:table-cell>
              <table:table-cell office:value-type="float" office:value="15">
                <text:p>20</text:p>
              </table:table-cell>
              <table:table-cell office:value-type="float" office:value="16">
                <text:p>20</text:p>
              </table:table-cell>
              <table:table-cell office:value-type="float" office:value="17">
                <text:p>20</text:p>
              </table:table-cell>
              <table:table-cell office:value-type="float" office:value="18">
                <text:p>20</text:p>
              </table:table-cell>
              <table:table-cell office:value-type="float" office:value="19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0</text:p>
              </table:table-cell>
              <table:table-cell office:value-type="float" office:value="22">
                <text:p>20</text:p>
              </table:table-cell>
              <table:table-cell office:value-type="float" office:value="23">
                <text:p>20</text:p>
              </table:table-cell>
              <table:table-cell office:value-type="float" office:value="24">
                <text:p>20</text:p>
              </table:table-cell>
              <table:table-cell office:value-type="float" office:value="25">
                <text:p>30</text:p>
              </table:table-cell>
            </table:table-row>
          </table:table-header-rows>
          <table:table-rows>
            <table:table-row>
              <table:table-cell office:value-type="string">
                <text:p>MOBILITY</text:p>
                <draw:g>
                  <svg:desc>'Pivot Table_DATA'.B3:'Pivot Table_DATA'.B3</svg:desc>
                </draw:g>
              </table:table-cell>
              <table:table-cell office:value-type="float" office:value="NaN">
                <text:p>NaN</text:p>
                <draw:g>
                  <svg:desc>'Pivot Table_DATA'.B36:'Pivot Table_DATA'.AA36</svg:desc>
                </draw:g>
              </table:table-cell>
              <table:table-cell office:value-type="float" office:value="23">
                <text:p>23</text:p>
              </table:table-cell>
              <table:table-cell office:value-type="float" office:value="56">
                <text:p>56</text:p>
              </table:table-cell>
              <table:table-cell office:value-type="float" office:value="140">
                <text:p>140</text:p>
              </table:table-cell>
              <table:table-cell office:value-type="float" office:value="412">
                <text:p>412</text:p>
              </table:table-cell>
              <table:table-cell office:value-type="float" office:value="904">
                <text:p>904</text:p>
              </table:table-cell>
              <table:table-cell office:value-type="float" office:value="1840">
                <text:p>1840</text:p>
              </table:table-cell>
              <table:table-cell office:value-type="float" office:value="3284">
                <text:p>3284</text:p>
              </table:table-cell>
              <table:table-cell office:value-type="float" office:value="5534">
                <text:p>5534</text:p>
              </table:table-cell>
              <table:table-cell office:value-type="float" office:value="8183">
                <text:p>8183</text:p>
              </table:table-cell>
              <table:table-cell office:value-type="float" office:value="10508">
                <text:p>10508</text:p>
              </table:table-cell>
              <table:table-cell office:value-type="float" office:value="12259">
                <text:p>12259</text:p>
              </table:table-cell>
              <table:table-cell office:value-type="float" office:value="13237">
                <text:p>13237</text:p>
              </table:table-cell>
              <table:table-cell office:value-type="float" office:value="12159">
                <text:p>12159</text:p>
              </table:table-cell>
              <table:table-cell office:value-type="float" office:value="10541">
                <text:p>10541</text:p>
              </table:table-cell>
              <table:table-cell office:value-type="float" office:value="8075">
                <text:p>8075</text:p>
              </table:table-cell>
              <table:table-cell office:value-type="float" office:value="5721">
                <text:p>5721</text:p>
              </table:table-cell>
              <table:table-cell office:value-type="float" office:value="3578">
                <text:p>3578</text:p>
              </table:table-cell>
              <table:table-cell office:value-type="float" office:value="1920">
                <text:p>1920</text:p>
              </table:table-cell>
              <table:table-cell office:value-type="float" office:value="949">
                <text:p>949</text:p>
              </table:table-cell>
              <table:table-cell office:value-type="float" office:value="431">
                <text:p>431</text:p>
              </table:table-cell>
              <table:table-cell office:value-type="float" office:value="142">
                <text:p>142</text:p>
              </table:table-cell>
              <table:table-cell office:value-type="float" office:value="53">
                <text:p>53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5.943cm" svg:height="21.584cm" xlink:href=".." xlink:type="simple" chart:class="chart:line" chart:style-name="ch1">
        <chart:legend chart:legend-position="end" svg:x="31.08cm" svg:y="10.244cm" style:legend-expansion="high" chart:style-name="ch2"/>
        <chart:plot-area chart:style-name="ch3" table:cell-range-address="AVG_VAR.A1:AVG_VAR.C62" chart:data-source-has-labels="both" svg:x="1.168cm" svg:y="1.859cm" svg:width="28.476cm" svg:height="18.874cm">
          <chartooo:coordinate-region svg:x="1.789cm" svg:y="2.058cm" svg:width="27.761cm" svg:height="18.028cm"/>
          <chart:axis chart:dimension="x" chart:name="primary-x" chart:style-name="ch4" chartooo:axis-type="auto">
            <chartooo:date-scale/>
            <chart:categories table:cell-range-address="AVG_VAR.A2:AVG_VAR.A6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AVG_VAR.B2:AVG_VAR.B62" chart:label-cell-address="AVG_VAR.B1:AVG_VAR.B1" chart:class="chart:line">
            <chart:data-point chart:repeated="61"/>
          </chart:series>
          <chart:series chart:style-name="ch7" chart:values-cell-range-address="AVG_VAR.C2:AVG_VAR.C62" chart:label-cell-address="AVG_VAR.C1:AVG_VAR.C1" chart:class="chart:line">
            <chart:data-point chart:repeated="6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_MOBILITY</text:p>
                <draw:g>
                  <svg:desc>AVG_VAR.B1:AVG_VAR.B1</svg:desc>
                </draw:g>
              </table:table-cell>
              <table:table-cell office:value-type="string">
                <text:p>VARIANCE</text:p>
                <draw:g>
                  <svg:desc>AVG_VAR.C1:AVG_VAR.C1</svg:desc>
                </draw:g>
              </table:table-cell>
            </table:table-row>
          </table:table-header-rows>
          <table:table-rows>
            <table:table-row>
              <table:table-cell office:value-type="float" office:value="60">
                <text:p>60</text:p>
                <draw:g>
                  <svg:desc>AVG_VAR.A2:AVG_VAR.A62</svg:desc>
                </draw:g>
              </table:table-cell>
              <table:table-cell office:value-type="float" office:value="4">
                <text:p>4</text:p>
                <draw:g>
                  <svg:desc>AVG_VAR.B2:AVG_VAR.B62</svg:desc>
                </draw:g>
              </table:table-cell>
              <table:table-cell office:value-type="float" office:value="0">
                <text:p>0</text:p>
                <draw:g>
                  <svg:desc>AVG_VAR.C2:AVG_VAR.C62</svg:desc>
                </draw:g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4.664">
                <text:p>4.664</text:p>
              </table:table-cell>
              <table:table-cell office:value-type="float" office:value="0.223">
                <text:p>0.223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4.362">
                <text:p>4.362</text:p>
              </table:table-cell>
              <table:table-cell office:value-type="float" office:value="1.5653">
                <text:p>1.5653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5.865">
                <text:p>5.865</text:p>
              </table:table-cell>
              <table:table-cell office:value-type="float" office:value="2.0272">
                <text:p>2.0272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5.837">
                <text:p>5.837</text:p>
              </table:table-cell>
              <table:table-cell office:value-type="float" office:value="2.3801">
                <text:p>2.3801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6.736">
                <text:p>6.736</text:p>
              </table:table-cell>
              <table:table-cell office:value-type="float" office:value="2.7284">
                <text:p>2.7284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6.927">
                <text:p>6.927</text:p>
              </table:table-cell>
              <table:table-cell office:value-type="float" office:value="3.4226">
                <text:p>3.4226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7.558">
                <text:p>7.558</text:p>
              </table:table-cell>
              <table:table-cell office:value-type="float" office:value="3.887">
                <text:p>3.887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7.887">
                <text:p>7.887</text:p>
              </table:table-cell>
              <table:table-cell office:value-type="float" office:value="4.5122">
                <text:p>4.512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8.358">
                <text:p>8.358</text:p>
              </table:table-cell>
              <table:table-cell office:value-type="float" office:value="4.8251">
                <text:p>4.8251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8.735">
                <text:p>8.735</text:p>
              </table:table-cell>
              <table:table-cell office:value-type="float" office:value="5.3639">
                <text:p>5.3639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9.077">
                <text:p>9.077</text:p>
              </table:table-cell>
              <table:table-cell office:value-type="float" office:value="5.6481">
                <text:p>5.6481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9.484">
                <text:p>9.484</text:p>
              </table:table-cell>
              <table:table-cell office:value-type="float" office:value="6.1946">
                <text:p>6.1946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9.721">
                <text:p>9.721</text:p>
              </table:table-cell>
              <table:table-cell office:value-type="float" office:value="6.4033">
                <text:p>6.4033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10.121">
                <text:p>10.121</text:p>
              </table:table-cell>
              <table:table-cell office:value-type="float" office:value="6.8055">
                <text:p>6.8055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10.279">
                <text:p>10.279</text:p>
              </table:table-cell>
              <table:table-cell office:value-type="float" office:value="7.0544">
                <text:p>7.0544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10.665">
                <text:p>10.665</text:p>
              </table:table-cell>
              <table:table-cell office:value-type="float" office:value="7.4294">
                <text:p>7.4294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10.75">
                <text:p>10.75</text:p>
              </table:table-cell>
              <table:table-cell office:value-type="float" office:value="7.6013">
                <text:p>7.6013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11.125">
                <text:p>11.125</text:p>
              </table:table-cell>
              <table:table-cell office:value-type="float" office:value="7.9862">
                <text:p>7.986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1.164">
                <text:p>11.164</text:p>
              </table:table-cell>
              <table:table-cell office:value-type="float" office:value="8.1832">
                <text:p>8.1832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11.49">
                <text:p>11.49</text:p>
              </table:table-cell>
              <table:table-cell office:value-type="float" office:value="8.3935">
                <text:p>8.3935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11.474">
                <text:p>11.474</text:p>
              </table:table-cell>
              <table:table-cell office:value-type="float" office:value="8.5675">
                <text:p>8.5675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11.759">
                <text:p>11.759</text:p>
              </table:table-cell>
              <table:table-cell office:value-type="float" office:value="8.8034">
                <text:p>8.8034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11.7">
                <text:p>11.7</text:p>
              </table:table-cell>
              <table:table-cell office:value-type="float" office:value="8.8957">
                <text:p>8.8957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11.942">
                <text:p>11.942</text:p>
              </table:table-cell>
              <table:table-cell office:value-type="float" office:value="9.033">
                <text:p>9.033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11.835">
                <text:p>11.835</text:p>
              </table:table-cell>
              <table:table-cell office:value-type="float" office:value="9.0663">
                <text:p>9.0663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12.035">
                <text:p>12.035</text:p>
              </table:table-cell>
              <table:table-cell office:value-type="float" office:value="9.1976">
                <text:p>9.1976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1.9">
                <text:p>11.9</text:p>
              </table:table-cell>
              <table:table-cell office:value-type="float" office:value="9.1615">
                <text:p>9.1615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12.026">
                <text:p>12.026</text:p>
              </table:table-cell>
              <table:table-cell office:value-type="float" office:value="9.2468">
                <text:p>9.246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1.853">
                <text:p>11.853</text:p>
              </table:table-cell>
              <table:table-cell office:value-type="float" office:value="9.2202">
                <text:p>9.2202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11.935">
                <text:p>11.935</text:p>
              </table:table-cell>
              <table:table-cell office:value-type="float" office:value="9.1771">
                <text:p>9.1771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11.724">
                <text:p>11.724</text:p>
              </table:table-cell>
              <table:table-cell office:value-type="float" office:value="9.1044">
                <text:p>9.1044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11.745">
                <text:p>11.745</text:p>
              </table:table-cell>
              <table:table-cell office:value-type="float" office:value="9.0008">
                <text:p>9.0008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11.501">
                <text:p>11.501</text:p>
              </table:table-cell>
              <table:table-cell office:value-type="float" office:value="8.8811">
                <text:p>8.8811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11.461">
                <text:p>11.461</text:p>
              </table:table-cell>
              <table:table-cell office:value-type="float" office:value="8.6802">
                <text:p>8.6802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11.196">
                <text:p>11.196</text:p>
              </table:table-cell>
              <table:table-cell office:value-type="float" office:value="8.5679">
                <text:p>8.5679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11.093">
                <text:p>11.093</text:p>
              </table:table-cell>
              <table:table-cell office:value-type="float" office:value="8.2876">
                <text:p>8.2876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10.8">
                <text:p>10.8</text:p>
              </table:table-cell>
              <table:table-cell office:value-type="float" office:value="8.0726">
                <text:p>8.0726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0.629">
                <text:p>10.629</text:p>
              </table:table-cell>
              <table:table-cell office:value-type="float" office:value="7.7395">
                <text:p>7.739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0.3">
                <text:p>10.3</text:p>
              </table:table-cell>
              <table:table-cell office:value-type="float" office:value="7.4874">
                <text:p>7.4874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0.072">
                <text:p>10.072</text:p>
              </table:table-cell>
              <table:table-cell office:value-type="float" office:value="7.1478">
                <text:p>7.1478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9.705">
                <text:p>9.705</text:p>
              </table:table-cell>
              <table:table-cell office:value-type="float" office:value="6.8368">
                <text:p>6.8368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9.415">
                <text:p>9.415</text:p>
              </table:table-cell>
              <table:table-cell office:value-type="float" office:value="6.4314">
                <text:p>6.4314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9.025">
                <text:p>9.025</text:p>
              </table:table-cell>
              <table:table-cell office:value-type="float" office:value="6.1128">
                <text:p>6.1128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8.67">
                <text:p>8.67</text:p>
              </table:table-cell>
              <table:table-cell office:value-type="float" office:value="5.6488">
                <text:p>5.6488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8.248">
                <text:p>8.248</text:p>
              </table:table-cell>
              <table:table-cell office:value-type="float" office:value="5.2794">
                <text:p>5.2794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7.837">
                <text:p>7.837</text:p>
              </table:table-cell>
              <table:table-cell office:value-type="float" office:value="4.8133">
                <text:p>4.8133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7.362">
                <text:p>7.362</text:p>
              </table:table-cell>
              <table:table-cell office:value-type="float" office:value="4.4407">
                <text:p>4.4407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6.897">
                <text:p>6.897</text:p>
              </table:table-cell>
              <table:table-cell office:value-type="float" office:value="3.9606">
                <text:p>3.960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6.393">
                <text:p>6.393</text:p>
              </table:table-cell>
              <table:table-cell office:value-type="float" office:value="3.538">
                <text:p>3.538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5.88">
                <text:p>5.88</text:p>
              </table:table-cell>
              <table:table-cell office:value-type="float" office:value="3.0664">
                <text:p>3.066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5.329">
                <text:p>5.329</text:p>
              </table:table-cell>
              <table:table-cell office:value-type="float" office:value="2.6524">
                <text:p>2.6524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4.772">
                <text:p>4.772</text:p>
              </table:table-cell>
              <table:table-cell office:value-type="float" office:value="2.1972">
                <text:p>2.1972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4.168">
                <text:p>4.168</text:p>
              </table:table-cell>
              <table:table-cell office:value-type="float" office:value="1.7921">
                <text:p>1.7921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3.557">
                <text:p>3.557</text:p>
              </table:table-cell>
              <table:table-cell office:value-type="float" office:value="1.3785">
                <text:p>1.378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.916">
                <text:p>2.916</text:p>
              </table:table-cell>
              <table:table-cell office:value-type="float" office:value="0.9809">
                <text:p>0.9809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.267">
                <text:p>2.267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.615">
                <text:p>1.615</text:p>
              </table:table-cell>
              <table:table-cell office:value-type="float" office:value="0.2375">
                <text:p>0.2375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993">
                <text:p>0.993</text:p>
              </table:table-cell>
              <table:table-cell office:value-type="float" office:value="0.0069">
                <text:p>0.0069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6.186cm" svg:height="13.779cm" xlink:href=".." xlink:type="simple" chart:class="chart:bar" chart:style-name="ch1">
        <chart:legend chart:legend-position="end" svg:x="33.288cm" svg:y="6.59cm" style:legend-expansion="high" chart:style-name="ch2"/>
        <chart:plot-area chart:style-name="ch3" table:cell-range-address="MOBILITY_06.B1:MOBILITY_06.B53" chart:data-source-has-labels="row" svg:x="1.173cm" svg:y="1.235cm" svg:width="30.669cm" svg:height="11.849cm">
          <chartooo:coordinate-region svg:x="2.085cm" svg:y="1.435cm" svg:width="29.757cm" svg:height="11.00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MOBILITY_06.B2:MOBILITY_06.B53" chart:label-cell-address="MOBILITY_06.B1:MOBILITY_06.B1" chart:class="chart:bar">
            <chart:data-point chart:repeated="5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REQUENCY</text:p>
                <draw:g>
                  <svg:desc>MOBILITY_06.B1:MOBILITY_06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74112154174738">
                <text:p>0.174112154174738</text:p>
                <draw:g>
                  <svg:desc>MOBILITY_06.B2:MOBILITY_06.B5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25889032772188">
                <text:p>0.2258890327721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33427123243934">
                <text:p>0.2334271232439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18689759186568">
                <text:p>0.2186897591865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90932981604165">
                <text:p>0.1909329816041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63984245356579">
                <text:p>0.1639842453565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404545499995">
                <text:p>0.14045454999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20088799112009">
                <text:p>0.1200887991120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01290129012901">
                <text:p>0.1012901290129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853510956424335">
                <text:p>0.08535109564243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745556566879045">
                <text:p>0.07455565668790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606627391752268">
                <text:p>0.06066273917522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545858298906683">
                <text:p>0.054585829890668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466868072506102">
                <text:p>0.04668680725061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427736875800256">
                <text:p>0.04277368758002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362945178071228">
                <text:p>0.03629451780712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348025289104077">
                <text:p>0.034802528910407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294414821780494">
                <text:p>0.029441482178049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284013605442177">
                <text:p>0.02840136054421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250592719306143">
                <text:p>0.025059271930614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255402160864346">
                <text:p>0.025540216086434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224498779462964">
                <text:p>0.022449877946296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224983243800206">
                <text:p>0.022498324380020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19517416618315">
                <text:p>0.0195174166183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196386410020409">
                <text:p>0.019638641002040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184077312471238">
                <text:p>0.018407731247123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189683460722718">
                <text:p>0.018968346072271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183979111017738">
                <text:p>0.018397911101773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194169901164419">
                <text:p>0.019416990116441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186172607316854">
                <text:p>0.018617260731685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205082032813125">
                <text:p>0.02050820328131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197877172097118">
                <text:p>0.019787717209711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227675132793822">
                <text:p>0.022767513279382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225781281261254">
                <text:p>0.022578128126125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26268668660658">
                <text:p>0.02626866866065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268493972890512">
                <text:p>0.02684939728905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329882470617654">
                <text:p>0.032988247061765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342509603072983">
                <text:p>0.034250960307298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419288050490603">
                <text:p>0.041928805049060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444497789513693">
                <text:p>0.044449778951369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549971496294518">
                <text:p>0.054997149629451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61269803168507">
                <text:p>0.06126980316850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737807378073781">
                <text:p>0.073780737807378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875131269690453">
                <text:p>0.087513126969045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08458069612343">
                <text:p>0.10845806961234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2913">
                <text:p>0.1291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70915231880727">
                <text:p>0.17091523188072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7534">
                <text:p>0.1753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3264">
                <text:p>0.2326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6613">
                <text:p>0.2661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24347">
                <text:p>0.2434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21537">
                <text:p>0.2153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9.075cm" svg:height="17.716cm" xlink:href=".." xlink:type="simple" chart:class="chart:bar" chart:style-name="ch1">
        <chart:legend chart:legend-position="end" svg:x="26.177cm" svg:y="8.559cm" style:legend-expansion="high" chart:style-name="ch2"/>
        <chart:plot-area chart:style-name="ch3" table:cell-range-address="EMPTY_36.A1:EMPTY_36.AA2" chart:data-source-has-labels="both" svg:x="1.031cm" svg:y="1.551cm" svg:width="23.984cm" svg:height="15.391cm">
          <chartooo:coordinate-region svg:x="1.943cm" svg:y="1.751cm" svg:width="23.072cm" svg:height="14.544cm"/>
          <chart:axis chart:dimension="x" chart:name="primary-x" chart:style-name="ch4" chartooo:axis-type="auto">
            <chartooo:date-scale/>
            <chart:categories table:cell-range-address="EMPTY_36.B1:EMPTY_36.AA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EMPTY_36.B2:EMPTY_36.AA2" chart:label-cell-address="EMPTY_36.A2:EMPTY_36.A2" chart:class="chart:bar">
            <chart:data-point chart:repeated="2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6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EMPTY_36.B1:EMPTY_36.AA1</svg:desc>
                </draw:g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3">
                <text:p>10</text:p>
              </table:table-cell>
              <table:table-cell office:value-type="float" office:value="14">
                <text:p>10</text:p>
              </table:table-cell>
              <table:table-cell office:value-type="float" office:value="15">
                <text:p>20</text:p>
              </table:table-cell>
              <table:table-cell office:value-type="float" office:value="16">
                <text:p>20</text:p>
              </table:table-cell>
              <table:table-cell office:value-type="float" office:value="17">
                <text:p>20</text:p>
              </table:table-cell>
              <table:table-cell office:value-type="float" office:value="18">
                <text:p>20</text:p>
              </table:table-cell>
              <table:table-cell office:value-type="float" office:value="19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0</text:p>
              </table:table-cell>
              <table:table-cell office:value-type="float" office:value="22">
                <text:p>20</text:p>
              </table:table-cell>
              <table:table-cell office:value-type="float" office:value="23">
                <text:p>20</text:p>
              </table:table-cell>
              <table:table-cell office:value-type="float" office:value="24">
                <text:p>20</text:p>
              </table:table-cell>
              <table:table-cell office:value-type="float" office:value="25">
                <text:p>30</text:p>
              </table:table-cell>
            </table:table-row>
          </table:table-header-rows>
          <table:table-rows>
            <table:table-row>
              <table:table-cell office:value-type="string">
                <text:p>FREQUENCY</text:p>
                <draw:g>
                  <svg:desc>EMPTY_36.A2:EMPTY_36.A2</svg:desc>
                </draw:g>
              </table:table-cell>
              <table:table-cell office:value-type="float" office:value="0.0000200080032012805">
                <text:p>0.0000200080032012805</text:p>
                <draw:g>
                  <svg:desc>EMPTY_36.B2:EMPTY_36.AA2</svg:desc>
                </draw:g>
              </table:table-cell>
              <table:table-cell office:value-type="float" office:value="0.000290116046418567">
                <text:p>0.000290116046418567</text:p>
              </table:table-cell>
              <table:table-cell office:value-type="float" office:value="0.000670268107242897">
                <text:p>0.000670268107242897</text:p>
              </table:table-cell>
              <table:table-cell office:value-type="float" office:value="0.00183073229291717">
                <text:p>0.00183073229291717</text:p>
              </table:table-cell>
              <table:table-cell office:value-type="float" office:value="0.00436174469787915">
                <text:p>0.00436174469787915</text:p>
              </table:table-cell>
              <table:table-cell office:value-type="float" office:value="0.0103541416566627">
                <text:p>0.0103541416566627</text:p>
              </table:table-cell>
              <table:table-cell office:value-type="float" office:value="0.0205082032813125">
                <text:p>0.0205082032813125</text:p>
              </table:table-cell>
              <table:table-cell office:value-type="float" office:value="0.0391856742697079">
                <text:p>0.0391856742697079</text:p>
              </table:table-cell>
              <table:table-cell office:value-type="float" office:value="0.0636054421768708">
                <text:p>0.0636054421768708</text:p>
              </table:table-cell>
              <table:table-cell office:value-type="float" office:value="0.0911864745898359">
                <text:p>0.0911864745898359</text:p>
              </table:table-cell>
              <table:table-cell office:value-type="float" office:value="0.113355342136855">
                <text:p>0.113355342136855</text:p>
              </table:table-cell>
              <table:table-cell office:value-type="float" office:value="0.13016206482593">
                <text:p>0.13016206482593</text:p>
              </table:table-cell>
              <table:table-cell office:value-type="float" office:value="0.132062825130052">
                <text:p>0.132062825130052</text:p>
              </table:table-cell>
              <table:table-cell office:value-type="float" office:value="0.119817927170868">
                <text:p>0.119817927170868</text:p>
              </table:table-cell>
              <table:table-cell office:value-type="float" office:value="0.0994697879151661">
                <text:p>0.0994697879151661</text:p>
              </table:table-cell>
              <table:table-cell office:value-type="float" office:value="0.0708983593437375">
                <text:p>0.0708983593437375</text:p>
              </table:table-cell>
              <table:table-cell office:value-type="float" office:value="0.0482092837134854">
                <text:p>0.0482092837134854</text:p>
              </table:table-cell>
              <table:table-cell office:value-type="float" office:value="0.028391356542617">
                <text:p>0.028391356542617</text:p>
              </table:table-cell>
              <table:table-cell office:value-type="float" office:value="0.0145058023209284">
                <text:p>0.0145058023209284</text:p>
              </table:table-cell>
              <table:table-cell office:value-type="float" office:value="0.00668267306922769">
                <text:p>0.00668267306922769</text:p>
              </table:table-cell>
              <table:table-cell office:value-type="float" office:value="0.00307122849139656">
                <text:p>0.00307122849139656</text:p>
              </table:table-cell>
              <table:table-cell office:value-type="float" office:value="0.000870348139255702">
                <text:p>0.000870348139255702</text:p>
              </table:table-cell>
              <table:table-cell office:value-type="float" office:value="0.00038015206082433">
                <text:p>0.00038015206082433</text:p>
              </table:table-cell>
              <table:table-cell office:value-type="float" office:value="0.000080032012805122">
                <text:p>0.000080032012805122</text:p>
              </table:table-cell>
              <table:table-cell office:value-type="float" office:value="0.0000100040016006403">
                <text:p>0.0000100040016006403</text:p>
              </table:table-cell>
              <table:table-cell office:value-type="float" office:value="0.0000200080032012805">
                <text:p>0.000020008003201280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